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650e5"/>
    </style:style>
    <style:style style:name="P8" style:family="paragraph" style:parent-style-name="Text_20_body">
      <style:text-properties officeooo:rsid="00cf9bfe" officeooo:paragraph-rsid="0a704d49"/>
    </style:style>
    <style:style style:name="P9" style:family="paragraph" style:parent-style-name="Text_20_body">
      <style:text-properties officeooo:rsid="00cf9bfe" officeooo:paragraph-rsid="00e48d9f"/>
    </style:style>
    <style:style style:name="P10" style:family="paragraph" style:parent-style-name="Text_20_body">
      <style:text-properties officeooo:rsid="005c4409" officeooo:paragraph-rsid="01429a5d"/>
    </style:style>
    <style:style style:name="P11" style:family="paragraph" style:parent-style-name="Text_20_body">
      <style:text-properties officeooo:paragraph-rsid="016e877c"/>
    </style:style>
    <style:style style:name="P12" style:family="paragraph" style:parent-style-name="Text_20_body">
      <style:text-properties officeooo:paragraph-rsid="0044aa9a"/>
    </style:style>
    <style:style style:name="P13" style:family="paragraph" style:parent-style-name="Text_20_body">
      <style:text-properties officeooo:rsid="00572c8a" officeooo:paragraph-rsid="00572c8a"/>
    </style:style>
    <style:style style:name="P14" style:family="paragraph" style:parent-style-name="Text_20_body">
      <style:text-properties officeooo:rsid="00784760" officeooo:paragraph-rsid="00784760"/>
    </style:style>
    <style:style style:name="P15" style:family="paragraph" style:parent-style-name="Text_20_body">
      <style:text-properties officeooo:rsid="0074fefc" officeooo:paragraph-rsid="01be0de1"/>
    </style:style>
    <style:style style:name="P16" style:family="paragraph" style:parent-style-name="Text_20_body">
      <style:text-properties officeooo:rsid="01d768a9" officeooo:paragraph-rsid="01d768a9"/>
    </style:style>
    <style:style style:name="P17" style:family="paragraph" style:parent-style-name="Text_20_body">
      <style:text-properties officeooo:rsid="010f222d" officeooo:paragraph-rsid="010f222d"/>
    </style:style>
    <style:style style:name="P18" style:family="paragraph" style:parent-style-name="Text_20_body">
      <style:text-properties officeooo:rsid="01e5d9e7" officeooo:paragraph-rsid="01e5d9e7"/>
    </style:style>
    <style:style style:name="P19" style:family="paragraph" style:parent-style-name="Text_20_body">
      <style:text-properties officeooo:rsid="0225ea7d" officeooo:paragraph-rsid="0225ea7d"/>
    </style:style>
    <style:style style:name="P20" style:family="paragraph" style:parent-style-name="Text_20_body">
      <style:text-properties officeooo:rsid="027bdee1" officeooo:paragraph-rsid="027c087b"/>
    </style:style>
    <style:style style:name="P21" style:family="paragraph" style:parent-style-name="Text_20_body">
      <style:text-properties officeooo:rsid="02101df8" officeooo:paragraph-rsid="029e0ac5"/>
    </style:style>
    <style:style style:name="P22" style:family="paragraph" style:parent-style-name="Text_20_body">
      <style:text-properties officeooo:rsid="021623f4" officeooo:paragraph-rsid="029ad785"/>
    </style:style>
    <style:style style:name="P23" style:family="paragraph" style:parent-style-name="Text_20_body">
      <style:text-properties officeooo:rsid="021aab3e" officeooo:paragraph-rsid="029c5fa5"/>
    </style:style>
    <style:style style:name="P24" style:family="paragraph" style:parent-style-name="Text_20_body">
      <style:text-properties officeooo:rsid="0239d02e" officeooo:paragraph-rsid="023bad12"/>
    </style:style>
    <style:style style:name="P25" style:family="paragraph" style:parent-style-name="Text_20_body">
      <style:text-properties officeooo:rsid="02b6f0ad" officeooo:paragraph-rsid="02b6f0ad"/>
    </style:style>
    <style:style style:name="P26" style:family="paragraph" style:parent-style-name="Text_20_body">
      <style:text-properties officeooo:rsid="02c96893" officeooo:paragraph-rsid="02c96893"/>
    </style:style>
    <style:style style:name="P27" style:family="paragraph" style:parent-style-name="Text_20_body">
      <style:text-properties officeooo:rsid="02db8c47" officeooo:paragraph-rsid="02db8c47"/>
    </style:style>
    <style:style style:name="P28" style:family="paragraph" style:parent-style-name="Text_20_body">
      <style:text-properties officeooo:rsid="0245dd86" officeooo:paragraph-rsid="0245dd86"/>
    </style:style>
    <style:style style:name="P29" style:family="paragraph" style:parent-style-name="Text_20_body">
      <style:text-properties officeooo:rsid="012921f3" officeooo:paragraph-rsid="012921f3"/>
    </style:style>
    <style:style style:name="P30" style:family="paragraph" style:parent-style-name="Text_20_body">
      <style:text-properties officeooo:rsid="0304829d" officeooo:paragraph-rsid="0304829d"/>
    </style:style>
    <style:style style:name="P31" style:family="paragraph" style:parent-style-name="Text_20_body">
      <style:text-properties officeooo:rsid="031e072c" officeooo:paragraph-rsid="031e072c"/>
    </style:style>
    <style:style style:name="P32" style:family="paragraph" style:parent-style-name="Text_20_body">
      <style:text-properties officeooo:rsid="03286447" officeooo:paragraph-rsid="035fae0d"/>
    </style:style>
    <style:style style:name="P33" style:family="paragraph" style:parent-style-name="Text_20_body">
      <style:text-properties officeooo:rsid="03292593" officeooo:paragraph-rsid="03292593"/>
    </style:style>
    <style:style style:name="P34" style:family="paragraph" style:parent-style-name="Text_20_body">
      <style:text-properties officeooo:rsid="032de29f" officeooo:paragraph-rsid="032de29f"/>
    </style:style>
    <style:style style:name="P35" style:family="paragraph" style:parent-style-name="Text_20_body">
      <style:text-properties officeooo:rsid="0332a3bd" officeooo:paragraph-rsid="0332a3bd"/>
    </style:style>
    <style:style style:name="P36" style:family="paragraph" style:parent-style-name="Text_20_body">
      <style:text-properties officeooo:rsid="0334267a" officeooo:paragraph-rsid="0334267a"/>
    </style:style>
    <style:style style:name="P37" style:family="paragraph" style:parent-style-name="Text_20_body">
      <style:text-properties officeooo:rsid="01505a32" officeooo:paragraph-rsid="01505a32"/>
    </style:style>
    <style:style style:name="P38" style:family="paragraph" style:parent-style-name="Text_20_body">
      <style:text-properties officeooo:rsid="03449aaf" officeooo:paragraph-rsid="03449aaf"/>
    </style:style>
    <style:style style:name="P39" style:family="paragraph" style:parent-style-name="Text_20_body">
      <style:text-properties officeooo:rsid="03454302" officeooo:paragraph-rsid="03454302"/>
    </style:style>
    <style:style style:name="P40" style:family="paragraph" style:parent-style-name="Text_20_body">
      <style:text-properties officeooo:rsid="03587751" officeooo:paragraph-rsid="03587751"/>
    </style:style>
    <style:style style:name="P41" style:family="paragraph" style:parent-style-name="Text_20_body">
      <style:text-properties officeooo:rsid="038204ba" officeooo:paragraph-rsid="038204ba"/>
    </style:style>
    <style:style style:name="P42" style:family="paragraph" style:parent-style-name="Text_20_body">
      <style:text-properties officeooo:rsid="0385428e" officeooo:paragraph-rsid="0385428e"/>
    </style:style>
    <style:style style:name="P43" style:family="paragraph" style:parent-style-name="Text_20_body">
      <style:text-properties officeooo:rsid="03a905fd" officeooo:paragraph-rsid="03a905fd"/>
    </style:style>
    <style:style style:name="P44" style:family="paragraph" style:parent-style-name="Text_20_body">
      <style:text-properties officeooo:rsid="03c2561b" officeooo:paragraph-rsid="03c2561b"/>
    </style:style>
    <style:style style:name="P45" style:family="paragraph" style:parent-style-name="Text_20_body">
      <style:text-properties officeooo:rsid="03c7e696" officeooo:paragraph-rsid="03c7e696"/>
    </style:style>
    <style:style style:name="P46" style:family="paragraph" style:parent-style-name="Text_20_body">
      <style:text-properties officeooo:rsid="03f2892b" officeooo:paragraph-rsid="03f2892b"/>
    </style:style>
    <style:style style:name="P47" style:family="paragraph" style:parent-style-name="Text_20_body">
      <style:text-properties officeooo:rsid="03f2892b" officeooo:paragraph-rsid="03f3175c"/>
    </style:style>
    <style:style style:name="P48" style:family="paragraph" style:parent-style-name="Text_20_body">
      <style:text-properties officeooo:rsid="03f81355" officeooo:paragraph-rsid="03f81355"/>
    </style:style>
    <style:style style:name="P49" style:family="paragraph" style:parent-style-name="Text_20_body">
      <style:text-properties officeooo:rsid="0415fca1" officeooo:paragraph-rsid="0415fca1"/>
    </style:style>
    <style:style style:name="P50" style:family="paragraph" style:parent-style-name="Text_20_body">
      <style:text-properties officeooo:rsid="013aeff9" officeooo:paragraph-rsid="041841b4"/>
    </style:style>
    <style:style style:name="P51" style:family="paragraph" style:parent-style-name="Text_20_body">
      <style:text-properties officeooo:rsid="0139009b" officeooo:paragraph-rsid="041841b4"/>
    </style:style>
    <style:style style:name="P52" style:family="paragraph" style:parent-style-name="Text_20_body">
      <style:text-properties officeooo:rsid="01173875" officeooo:paragraph-rsid="01173875"/>
    </style:style>
    <style:style style:name="P53" style:family="paragraph" style:parent-style-name="Text_20_body">
      <style:text-properties officeooo:rsid="041f2f06" officeooo:paragraph-rsid="041f2f06"/>
    </style:style>
    <style:style style:name="P54" style:family="paragraph" style:parent-style-name="Text_20_body">
      <style:text-properties officeooo:rsid="0420769a" officeooo:paragraph-rsid="0421a6c2"/>
    </style:style>
    <style:style style:name="P55" style:family="paragraph" style:parent-style-name="Text_20_body">
      <style:text-properties officeooo:rsid="0427f302" officeooo:paragraph-rsid="0427f302"/>
    </style:style>
    <style:style style:name="P56" style:family="paragraph" style:parent-style-name="Text_20_body">
      <style:text-properties officeooo:rsid="042d049b" officeooo:paragraph-rsid="042d049b"/>
    </style:style>
    <style:style style:name="P57" style:family="paragraph" style:parent-style-name="Text_20_body">
      <style:text-properties officeooo:rsid="042e66c5" officeooo:paragraph-rsid="042e66c5"/>
    </style:style>
    <style:style style:name="P58" style:family="paragraph" style:parent-style-name="Text_20_body">
      <style:text-properties officeooo:rsid="01893376" officeooo:paragraph-rsid="01893376"/>
    </style:style>
    <style:style style:name="P59" style:family="paragraph" style:parent-style-name="Text_20_body">
      <style:text-properties officeooo:rsid="0434519c" officeooo:paragraph-rsid="0434519c"/>
    </style:style>
    <style:style style:name="P60" style:family="paragraph" style:parent-style-name="Text_20_body">
      <style:text-properties officeooo:rsid="0434519c" officeooo:paragraph-rsid="045e14d8"/>
    </style:style>
    <style:style style:name="P61" style:family="paragraph" style:parent-style-name="Text_20_body">
      <style:text-properties officeooo:rsid="0434519c" officeooo:paragraph-rsid="05575545"/>
    </style:style>
    <style:style style:name="P62" style:family="paragraph" style:parent-style-name="Text_20_body">
      <style:text-properties officeooo:rsid="046a92e0" officeooo:paragraph-rsid="046a92e0"/>
    </style:style>
    <style:style style:name="P63" style:family="paragraph" style:parent-style-name="Text_20_body">
      <style:text-properties officeooo:rsid="047149f5" officeooo:paragraph-rsid="047149f5"/>
    </style:style>
    <style:style style:name="P64" style:family="paragraph" style:parent-style-name="Text_20_body">
      <style:text-properties officeooo:rsid="0485729e" officeooo:paragraph-rsid="0493bc11"/>
    </style:style>
    <style:style style:name="P65" style:family="paragraph" style:parent-style-name="Text_20_body">
      <style:text-properties officeooo:rsid="0485729e" officeooo:paragraph-rsid="04b7ab3f"/>
    </style:style>
    <style:style style:name="P66" style:family="paragraph" style:parent-style-name="Text_20_body">
      <style:text-properties officeooo:rsid="0485729e" officeooo:paragraph-rsid="04df628e"/>
    </style:style>
    <style:style style:name="P67" style:family="paragraph" style:parent-style-name="Text_20_body">
      <style:text-properties officeooo:rsid="04a19a10" officeooo:paragraph-rsid="04a19a10"/>
    </style:style>
    <style:style style:name="P68" style:family="paragraph" style:parent-style-name="Text_20_body">
      <style:text-properties officeooo:rsid="04a2aacd" officeooo:paragraph-rsid="04a2aacd"/>
    </style:style>
    <style:style style:name="P69" style:family="paragraph" style:parent-style-name="Text_20_body">
      <style:text-properties officeooo:rsid="04a9cc4e" officeooo:paragraph-rsid="04a9cc4e"/>
    </style:style>
    <style:style style:name="P70" style:family="paragraph" style:parent-style-name="Text_20_body">
      <style:text-properties officeooo:rsid="04aa37b5" officeooo:paragraph-rsid="04aa37b5"/>
    </style:style>
    <style:style style:name="P71" style:family="paragraph" style:parent-style-name="Text_20_body">
      <style:text-properties officeooo:rsid="03785ea6" officeooo:paragraph-rsid="03785ea6"/>
    </style:style>
    <style:style style:name="P72" style:family="paragraph" style:parent-style-name="Text_20_body">
      <style:text-properties officeooo:rsid="04c7eaf7" officeooo:paragraph-rsid="04c7eaf7"/>
    </style:style>
    <style:style style:name="P73" style:family="paragraph" style:parent-style-name="Text_20_body">
      <style:text-properties officeooo:rsid="04cd3ce6" officeooo:paragraph-rsid="04cd3ce6"/>
    </style:style>
    <style:style style:name="P74" style:family="paragraph" style:parent-style-name="Text_20_body">
      <style:text-properties officeooo:paragraph-rsid="04df628e"/>
    </style:style>
    <style:style style:name="P75" style:family="paragraph" style:parent-style-name="Text_20_body">
      <style:text-properties officeooo:rsid="04f09b80" officeooo:paragraph-rsid="04f09b80"/>
    </style:style>
    <style:style style:name="P76" style:family="paragraph" style:parent-style-name="Text_20_body">
      <style:text-properties officeooo:rsid="05139b38" officeooo:paragraph-rsid="05139b38"/>
    </style:style>
    <style:style style:name="P77" style:family="paragraph" style:parent-style-name="Text_20_body">
      <style:text-properties officeooo:rsid="0520dd5d" officeooo:paragraph-rsid="0520dd5d"/>
    </style:style>
    <style:style style:name="P78" style:family="paragraph" style:parent-style-name="Text_20_body">
      <style:text-properties officeooo:rsid="0520dd5d" officeooo:paragraph-rsid="052e07cf"/>
    </style:style>
    <style:style style:name="P79" style:family="paragraph" style:parent-style-name="Text_20_body">
      <style:text-properties officeooo:rsid="054918e4" officeooo:paragraph-rsid="054918e4"/>
    </style:style>
    <style:style style:name="P80" style:family="paragraph" style:parent-style-name="Text_20_body">
      <style:text-properties officeooo:rsid="0549c5c4" officeooo:paragraph-rsid="0550153c"/>
    </style:style>
    <style:style style:name="P81" style:family="paragraph" style:parent-style-name="Text_20_body">
      <style:text-properties officeooo:rsid="04b086d8" officeooo:paragraph-rsid="04b086d8"/>
    </style:style>
    <style:style style:name="P82" style:family="paragraph" style:parent-style-name="Text_20_body">
      <style:text-properties officeooo:rsid="0568460e" officeooo:paragraph-rsid="0568460e"/>
    </style:style>
    <style:style style:name="P83" style:family="paragraph" style:parent-style-name="Text_20_body">
      <style:text-properties officeooo:rsid="056e1170" officeooo:paragraph-rsid="056e1170"/>
    </style:style>
    <style:style style:name="P84" style:family="paragraph" style:parent-style-name="Text_20_body">
      <style:text-properties officeooo:rsid="05857107" officeooo:paragraph-rsid="058d3272"/>
    </style:style>
    <style:style style:name="P85" style:family="paragraph" style:parent-style-name="Text_20_body">
      <style:text-properties officeooo:rsid="058d3272" officeooo:paragraph-rsid="058d3272"/>
    </style:style>
    <style:style style:name="P86" style:family="paragraph" style:parent-style-name="Text_20_body">
      <style:text-properties officeooo:rsid="059cf3a9" officeooo:paragraph-rsid="059cf3a9"/>
    </style:style>
    <style:style style:name="P87" style:family="paragraph" style:parent-style-name="Text_20_body">
      <style:text-properties officeooo:rsid="05acedbb" officeooo:paragraph-rsid="05acedbb"/>
    </style:style>
    <style:style style:name="P88" style:family="paragraph" style:parent-style-name="Text_20_body">
      <style:text-properties officeooo:rsid="05ae86fc" officeooo:paragraph-rsid="05ae86fc"/>
    </style:style>
    <style:style style:name="P89" style:family="paragraph" style:parent-style-name="Text_20_body">
      <style:text-properties officeooo:rsid="05b40ad6" officeooo:paragraph-rsid="05b40ad6"/>
    </style:style>
    <style:style style:name="P90" style:family="paragraph" style:parent-style-name="Text_20_body">
      <style:text-properties officeooo:rsid="0105182c" officeooo:paragraph-rsid="05c9c875"/>
    </style:style>
    <style:style style:name="P91" style:family="paragraph" style:parent-style-name="Text_20_body">
      <style:text-properties officeooo:rsid="05c2622e" officeooo:paragraph-rsid="05c2622e"/>
    </style:style>
    <style:style style:name="P92" style:family="paragraph" style:parent-style-name="Text_20_body">
      <style:text-properties officeooo:rsid="05c2622e" officeooo:paragraph-rsid="05d0dfb3"/>
    </style:style>
    <style:style style:name="P93" style:family="paragraph" style:parent-style-name="Text_20_body">
      <style:text-properties officeooo:rsid="05d9ee4d" officeooo:paragraph-rsid="05d9ee4d"/>
    </style:style>
    <style:style style:name="P94" style:family="paragraph" style:parent-style-name="Text_20_body">
      <style:text-properties officeooo:rsid="05e904c3" officeooo:paragraph-rsid="05fe07da"/>
    </style:style>
    <style:style style:name="P95" style:family="paragraph" style:parent-style-name="Text_20_body">
      <style:text-properties officeooo:paragraph-rsid="0609692d"/>
    </style:style>
    <style:style style:name="P96" style:family="paragraph" style:parent-style-name="Text_20_body">
      <style:text-properties officeooo:rsid="06239472" officeooo:paragraph-rsid="06239472"/>
    </style:style>
    <style:style style:name="P97" style:family="paragraph" style:parent-style-name="Text_20_body">
      <style:text-properties officeooo:rsid="0647e639" officeooo:paragraph-rsid="065395d9"/>
    </style:style>
    <style:style style:name="P98" style:family="paragraph" style:parent-style-name="Text_20_body">
      <style:text-properties officeooo:rsid="0647e639" officeooo:paragraph-rsid="06595a53"/>
    </style:style>
    <style:style style:name="P99" style:family="paragraph" style:parent-style-name="Text_20_body">
      <style:text-properties officeooo:rsid="059a23ef" officeooo:paragraph-rsid="059a23ef"/>
    </style:style>
    <style:style style:name="P100" style:family="paragraph" style:parent-style-name="Text_20_body">
      <style:text-properties officeooo:rsid="01949150" officeooo:paragraph-rsid="06b835ba"/>
    </style:style>
    <style:style style:name="P101" style:family="paragraph" style:parent-style-name="Text_20_body">
      <style:text-properties officeooo:rsid="01949150" officeooo:paragraph-rsid="06b85a37"/>
    </style:style>
    <style:style style:name="P102" style:family="paragraph" style:parent-style-name="Text_20_body">
      <style:text-properties officeooo:rsid="06b894df" officeooo:paragraph-rsid="06b894df"/>
    </style:style>
    <style:style style:name="P103" style:family="paragraph" style:parent-style-name="Text_20_body">
      <style:text-properties officeooo:rsid="06bc844c" officeooo:paragraph-rsid="06bc844c"/>
    </style:style>
    <style:style style:name="P104" style:family="paragraph" style:parent-style-name="Text_20_body">
      <style:text-properties officeooo:paragraph-rsid="0670a36a"/>
    </style:style>
    <style:style style:name="P105" style:family="paragraph" style:parent-style-name="Text_20_body">
      <style:text-properties officeooo:rsid="06d5424a" officeooo:paragraph-rsid="06d5424a"/>
    </style:style>
    <style:style style:name="P106" style:family="paragraph" style:parent-style-name="Text_20_body">
      <style:text-properties officeooo:rsid="06e7e9f9" officeooo:paragraph-rsid="06e7e9f9"/>
    </style:style>
    <style:style style:name="P107" style:family="paragraph" style:parent-style-name="Text_20_body">
      <style:text-properties officeooo:rsid="06f2165e" officeooo:paragraph-rsid="06f2165e"/>
    </style:style>
    <style:style style:name="P108" style:family="paragraph" style:parent-style-name="Text_20_body">
      <style:text-properties officeooo:rsid="07366f97" officeooo:paragraph-rsid="07366f97"/>
    </style:style>
    <style:style style:name="P109" style:family="paragraph" style:parent-style-name="Text_20_body">
      <style:text-properties officeooo:rsid="0737fc09" officeooo:paragraph-rsid="0737fc09"/>
    </style:style>
    <style:style style:name="P110" style:family="paragraph" style:parent-style-name="Text_20_body">
      <style:text-properties officeooo:rsid="074c8402" officeooo:paragraph-rsid="074c8402"/>
    </style:style>
    <style:style style:name="P111" style:family="paragraph" style:parent-style-name="Text_20_body">
      <style:text-properties officeooo:rsid="06e33656" officeooo:paragraph-rsid="06d19553"/>
    </style:style>
    <style:style style:name="P112" style:family="paragraph" style:parent-style-name="Text_20_body">
      <style:text-properties officeooo:rsid="076b6d8b" officeooo:paragraph-rsid="076b6d8b"/>
    </style:style>
    <style:style style:name="P113" style:family="paragraph" style:parent-style-name="Text_20_body">
      <style:text-properties officeooo:rsid="076b6d8b" officeooo:paragraph-rsid="07839069"/>
    </style:style>
    <style:style style:name="P114" style:family="paragraph" style:parent-style-name="Text_20_body">
      <style:text-properties officeooo:paragraph-rsid="07720ef8"/>
    </style:style>
    <style:style style:name="P115" style:family="paragraph" style:parent-style-name="Text_20_body">
      <style:text-properties officeooo:rsid="0773292d" officeooo:paragraph-rsid="0773292d"/>
    </style:style>
    <style:style style:name="P116" style:family="paragraph" style:parent-style-name="Text_20_body">
      <style:text-properties officeooo:rsid="07870320" officeooo:paragraph-rsid="07870320"/>
    </style:style>
    <style:style style:name="P117" style:family="paragraph" style:parent-style-name="Text_20_body">
      <style:text-properties officeooo:rsid="007e47c2" officeooo:paragraph-rsid="08883027"/>
    </style:style>
    <style:style style:name="P118" style:family="paragraph" style:parent-style-name="Text_20_body">
      <style:text-properties officeooo:rsid="007e47c2" officeooo:paragraph-rsid="08959dae"/>
    </style:style>
    <style:style style:name="P119" style:family="paragraph" style:parent-style-name="Text_20_body">
      <style:text-properties officeooo:rsid="007e47c2" officeooo:paragraph-rsid="08b20e93"/>
    </style:style>
    <style:style style:name="P120" style:family="paragraph" style:parent-style-name="Text_20_body">
      <style:text-properties officeooo:paragraph-rsid="07e9a85a"/>
    </style:style>
    <style:style style:name="P121" style:family="paragraph" style:parent-style-name="Text_20_body">
      <style:text-properties officeooo:rsid="079a0fdd" officeooo:paragraph-rsid="079a0fdd"/>
    </style:style>
    <style:style style:name="P122" style:family="paragraph" style:parent-style-name="Text_20_body">
      <style:text-properties officeooo:rsid="079a0fdd" officeooo:paragraph-rsid="08223aa3"/>
    </style:style>
    <style:style style:name="P123" style:family="paragraph" style:parent-style-name="Text_20_body">
      <style:text-properties officeooo:rsid="074461e5" officeooo:paragraph-rsid="0830fbe2"/>
    </style:style>
    <style:style style:name="P124" style:family="paragraph" style:parent-style-name="Text_20_body">
      <style:text-properties officeooo:rsid="0013cbf1" officeooo:paragraph-rsid="0013cbf1"/>
    </style:style>
    <style:style style:name="P125" style:family="paragraph" style:parent-style-name="Text_20_body">
      <style:text-properties officeooo:rsid="0013cbf1" officeooo:paragraph-rsid="08445c83"/>
    </style:style>
    <style:style style:name="P126" style:family="paragraph" style:parent-style-name="Text_20_body">
      <style:text-properties officeooo:rsid="08389796" officeooo:paragraph-rsid="08389796"/>
    </style:style>
    <style:style style:name="P127" style:family="paragraph" style:parent-style-name="Text_20_body">
      <style:text-properties officeooo:rsid="084b3e7c" officeooo:paragraph-rsid="085bd5bb"/>
    </style:style>
    <style:style style:name="P128" style:family="paragraph" style:parent-style-name="Text_20_body">
      <style:text-properties officeooo:rsid="084e3dc1" officeooo:paragraph-rsid="084e3dc1"/>
    </style:style>
    <style:style style:name="P129" style:family="paragraph" style:parent-style-name="Text_20_body">
      <style:text-properties officeooo:rsid="084e3dc1" officeooo:paragraph-rsid="0851e806"/>
    </style:style>
    <style:style style:name="P130" style:family="paragraph" style:parent-style-name="Text_20_body">
      <style:text-properties officeooo:rsid="085944cf" officeooo:paragraph-rsid="085944cf"/>
    </style:style>
    <style:style style:name="P131" style:family="paragraph" style:parent-style-name="Text_20_body">
      <style:text-properties officeooo:rsid="081d0d0a" officeooo:paragraph-rsid="081d0d0a"/>
    </style:style>
    <style:style style:name="P132" style:family="paragraph" style:parent-style-name="Text_20_body">
      <style:text-properties officeooo:rsid="025ce211" officeooo:paragraph-rsid="0876d76b"/>
    </style:style>
    <style:style style:name="P133" style:family="paragraph" style:parent-style-name="Text_20_body">
      <style:text-properties officeooo:rsid="08a55e19" officeooo:paragraph-rsid="08a55e19"/>
    </style:style>
    <style:style style:name="P134" style:family="paragraph" style:parent-style-name="Text_20_body">
      <style:text-properties officeooo:paragraph-rsid="01860279"/>
    </style:style>
    <style:style style:name="P135" style:family="paragraph" style:parent-style-name="Text_20_body">
      <style:text-properties officeooo:rsid="08d9b0cc" officeooo:paragraph-rsid="090ecf11"/>
    </style:style>
    <style:style style:name="P136" style:family="paragraph" style:parent-style-name="Text_20_body">
      <style:text-properties officeooo:rsid="091296a9" officeooo:paragraph-rsid="091296a9"/>
    </style:style>
    <style:style style:name="P137" style:family="paragraph" style:parent-style-name="Text_20_body">
      <style:text-properties officeooo:rsid="08a35652" officeooo:paragraph-rsid="08a35652"/>
    </style:style>
    <style:style style:name="P138" style:family="paragraph" style:parent-style-name="Text_20_body">
      <style:text-properties officeooo:rsid="00f55772" officeooo:paragraph-rsid="092073bc"/>
    </style:style>
    <style:style style:name="P139" style:family="paragraph" style:parent-style-name="Text_20_body">
      <style:text-properties officeooo:rsid="01f0b655" officeooo:paragraph-rsid="0298673c"/>
    </style:style>
    <style:style style:name="P140" style:family="paragraph" style:parent-style-name="Text_20_body">
      <style:text-properties officeooo:rsid="02221e8a" officeooo:paragraph-rsid="02221e8a"/>
    </style:style>
    <style:style style:name="P141" style:family="paragraph" style:parent-style-name="Text_20_body">
      <style:text-properties officeooo:rsid="022ad0c9" officeooo:paragraph-rsid="02a2d21e"/>
    </style:style>
    <style:style style:name="P142" style:family="paragraph" style:parent-style-name="Text_20_body">
      <style:text-properties officeooo:rsid="022ad0c9" officeooo:paragraph-rsid="093b66cd"/>
    </style:style>
    <style:style style:name="P143" style:family="paragraph" style:parent-style-name="Text_20_body">
      <style:text-properties officeooo:rsid="0235c38d" officeooo:paragraph-rsid="093b66cd"/>
    </style:style>
    <style:style style:name="P144" style:family="paragraph" style:parent-style-name="Text_20_body">
      <style:text-properties officeooo:rsid="06db3385" officeooo:paragraph-rsid="06db3385"/>
    </style:style>
    <style:style style:name="P145" style:family="paragraph" style:parent-style-name="Text_20_body">
      <style:text-properties officeooo:rsid="087f0858" officeooo:paragraph-rsid="087f0858"/>
    </style:style>
    <style:style style:name="P146" style:family="paragraph" style:parent-style-name="Text_20_body">
      <style:text-properties officeooo:rsid="09e765b0" officeooo:paragraph-rsid="09e765b0"/>
    </style:style>
    <style:style style:name="P147" style:family="paragraph" style:parent-style-name="Text_20_body">
      <style:text-properties officeooo:paragraph-rsid="09e94e6b"/>
    </style:style>
    <style:style style:name="P148" style:family="paragraph" style:parent-style-name="Text_20_body">
      <style:text-properties officeooo:rsid="09fe346d" officeooo:paragraph-rsid="09ff0698"/>
    </style:style>
    <style:style style:name="P149" style:family="paragraph" style:parent-style-name="Text_20_body">
      <style:text-properties officeooo:rsid="09fe346d" officeooo:paragraph-rsid="09ff559e"/>
    </style:style>
    <style:style style:name="P150" style:family="paragraph" style:parent-style-name="Text_20_body">
      <style:text-properties officeooo:rsid="09fe346d" officeooo:paragraph-rsid="0a002025"/>
    </style:style>
    <style:style style:name="P151" style:family="paragraph" style:parent-style-name="Text_20_body">
      <style:text-properties officeooo:paragraph-rsid="0a0936c4"/>
    </style:style>
    <style:style style:name="P152" style:family="paragraph" style:parent-style-name="Text_20_body">
      <style:text-properties officeooo:paragraph-rsid="088a6d50"/>
    </style:style>
    <style:style style:name="P153" style:family="paragraph" style:parent-style-name="Text_20_body">
      <style:text-properties officeooo:rsid="0a2e4303" officeooo:paragraph-rsid="0a2e4303"/>
    </style:style>
    <style:style style:name="P154" style:family="paragraph" style:parent-style-name="Text_20_body">
      <style:text-properties officeooo:rsid="0a2fa9d6" officeooo:paragraph-rsid="0a30deb5"/>
    </style:style>
    <style:style style:name="P155" style:family="paragraph" style:parent-style-name="Text_20_body">
      <style:text-properties officeooo:rsid="0a2fa9d6" officeooo:paragraph-rsid="0a34e1b6"/>
    </style:style>
    <style:style style:name="P156" style:family="paragraph" style:parent-style-name="Text_20_body">
      <style:text-properties officeooo:rsid="0a375867" officeooo:paragraph-rsid="0a375867"/>
    </style:style>
    <style:style style:name="P157" style:family="paragraph" style:parent-style-name="Text_20_body">
      <style:text-properties officeooo:rsid="0a38df83" officeooo:paragraph-rsid="0a38df83"/>
    </style:style>
    <style:style style:name="P158" style:family="paragraph" style:parent-style-name="Text_20_body">
      <style:text-properties officeooo:rsid="0963f407" officeooo:paragraph-rsid="0963f407"/>
    </style:style>
    <style:style style:name="P159" style:family="paragraph" style:parent-style-name="Text_20_body">
      <style:text-properties officeooo:rsid="09f9a76f" officeooo:paragraph-rsid="0a608aba"/>
    </style:style>
    <style:style style:name="P160" style:family="paragraph" style:parent-style-name="Text_20_body">
      <style:text-properties officeooo:rsid="09f9a76f" officeooo:paragraph-rsid="0a637001"/>
    </style:style>
    <style:style style:name="P161" style:family="paragraph" style:parent-style-name="Text_20_body">
      <style:text-properties officeooo:rsid="0a580794" officeooo:paragraph-rsid="0a5d0a7c"/>
    </style:style>
    <style:style style:name="P162" style:family="paragraph" style:parent-style-name="Text_20_body">
      <style:text-properties officeooo:paragraph-rsid="0a704d49"/>
    </style:style>
    <style:style style:name="P163" style:family="paragraph" style:parent-style-name="Text_20_body">
      <style:text-properties officeooo:rsid="0a7295c0" officeooo:paragraph-rsid="0a78f59d"/>
    </style:style>
    <style:style style:name="P164" style:family="paragraph" style:parent-style-name="Text_20_body">
      <style:text-properties officeooo:rsid="00f50c8f" officeooo:paragraph-rsid="09267dde"/>
    </style:style>
    <style:style style:name="P165" style:family="paragraph" style:parent-style-name="Table_20_Contents">
      <style:text-properties officeooo:rsid="030a5e91" officeooo:paragraph-rsid="030a5e91"/>
    </style:style>
    <style:style style:name="P166" style:family="paragraph" style:parent-style-name="Table_20_Contents">
      <style:text-properties officeooo:rsid="030b68d9" officeooo:paragraph-rsid="030b68d9"/>
    </style:style>
    <style:style style:name="P167" style:family="paragraph" style:parent-style-name="Table_20_Contents">
      <style:text-properties officeooo:rsid="030dab3d" officeooo:paragraph-rsid="030dab3d"/>
    </style:style>
    <style:style style:name="P168" style:family="paragraph" style:parent-style-name="Table_20_Contents">
      <style:text-properties officeooo:rsid="0312f78f" officeooo:paragraph-rsid="0312f78f"/>
    </style:style>
    <style:style style:name="P169" style:family="paragraph" style:parent-style-name="Table_20_Contents">
      <style:text-properties officeooo:rsid="03168ede" officeooo:paragraph-rsid="03168ede"/>
    </style:style>
    <style:style style:name="P170" style:family="paragraph" style:parent-style-name="Table_20_Contents">
      <style:text-properties officeooo:rsid="03184d4c" officeooo:paragraph-rsid="03184d4c"/>
    </style:style>
    <style:style style:name="P171" style:family="paragraph" style:parent-style-name="Table_20_Contents">
      <style:text-properties officeooo:rsid="031c529c" officeooo:paragraph-rsid="031c529c"/>
    </style:style>
    <style:style style:name="P172" style:family="paragraph" style:parent-style-name="Table_20_Contents">
      <style:text-properties officeooo:rsid="03a9522f" officeooo:paragraph-rsid="03a9522f"/>
    </style:style>
    <style:style style:name="P173" style:family="paragraph" style:parent-style-name="Table_20_Contents">
      <style:text-properties officeooo:rsid="03aa37fd" officeooo:paragraph-rsid="03a9522f"/>
    </style:style>
    <style:style style:name="P174" style:family="paragraph" style:parent-style-name="Table_20_Contents">
      <style:text-properties officeooo:rsid="03ac416c" officeooo:paragraph-rsid="03ac416c"/>
    </style:style>
    <style:style style:name="P175" style:family="paragraph" style:parent-style-name="Table_20_Contents">
      <style:text-properties officeooo:rsid="03b3f227" officeooo:paragraph-rsid="03b3f227"/>
    </style:style>
    <style:style style:name="P176" style:family="paragraph" style:parent-style-name="Table_20_Contents">
      <style:text-properties officeooo:rsid="03bfa2d3" officeooo:paragraph-rsid="03bfa2d3"/>
    </style:style>
    <style:style style:name="P177" style:family="paragraph" style:parent-style-name="Table_20_Contents">
      <style:text-properties officeooo:rsid="040418d2" officeooo:paragraph-rsid="040418d2"/>
    </style:style>
    <style:style style:name="P178" style:family="paragraph" style:parent-style-name="Table_20_Contents">
      <style:text-properties officeooo:rsid="04053f3a" officeooo:paragraph-rsid="04053f3a"/>
    </style:style>
    <style:style style:name="P179" style:family="paragraph" style:parent-style-name="Table_20_Contents">
      <style:text-properties officeooo:rsid="040606ab" officeooo:paragraph-rsid="040606ab"/>
    </style:style>
    <style:style style:name="P180" style:family="paragraph" style:parent-style-name="Table_20_Contents">
      <style:text-properties officeooo:rsid="040976fd" officeooo:paragraph-rsid="040976fd"/>
    </style:style>
    <style:style style:name="P181" style:family="paragraph" style:parent-style-name="Table_20_Contents">
      <style:text-properties officeooo:rsid="0937a86d" officeooo:paragraph-rsid="0937a86d"/>
    </style:style>
    <style:style style:name="P182" style:family="paragraph" style:parent-style-name="Table_20_Contents">
      <style:text-properties officeooo:rsid="0937a86d" officeooo:paragraph-rsid="093b66cd"/>
    </style:style>
    <style:style style:name="P183" style:family="paragraph" style:parent-style-name="Table_20_Contents">
      <style:text-properties officeooo:rsid="0938cfc6" officeooo:paragraph-rsid="0938cfc6"/>
    </style:style>
    <style:style style:name="P184" style:family="paragraph" style:parent-style-name="Table_20_Contents">
      <style:text-properties officeooo:rsid="0938cfc6" officeooo:paragraph-rsid="093b66cd"/>
    </style:style>
    <style:style style:name="P185" style:family="paragraph" style:parent-style-name="Table_20_Contents">
      <style:text-properties officeooo:rsid="0938d448" officeooo:paragraph-rsid="0938d448"/>
    </style:style>
    <style:style style:name="P186" style:family="paragraph" style:parent-style-name="Table_20_Contents">
      <style:text-properties officeooo:rsid="0938d448" officeooo:paragraph-rsid="093b66cd"/>
    </style:style>
    <style:style style:name="P187" style:family="paragraph" style:parent-style-name="Table_20_Contents">
      <style:text-properties officeooo:rsid="093b66cd" officeooo:paragraph-rsid="093b66cd"/>
    </style:style>
    <style:style style:name="P188" style:family="paragraph" style:parent-style-name="Table_20_Contents">
      <style:text-properties officeooo:rsid="093d2d32" officeooo:paragraph-rsid="093d2d32"/>
    </style:style>
    <style:style style:name="P189" style:family="paragraph" style:parent-style-name="Table_20_Contents">
      <style:text-properties officeooo:rsid="093e86c3" officeooo:paragraph-rsid="093e86c3"/>
    </style:style>
    <style:style style:name="P190" style:family="paragraph" style:parent-style-name="Table_20_Contents">
      <style:text-properties officeooo:rsid="093f14cd" officeooo:paragraph-rsid="093f14cd"/>
    </style:style>
    <style:style style:name="P191" style:family="paragraph" style:parent-style-name="Preformatted_20_Text">
      <style:text-properties officeooo:paragraph-rsid="07e9a85a"/>
    </style:style>
    <style:style style:name="P192" style:family="paragraph" style:parent-style-name="Preformatted_20_Text">
      <style:text-properties officeooo:paragraph-rsid="000dfb09"/>
    </style:style>
    <style:style style:name="P193" style:family="paragraph" style:parent-style-name="Preformatted_20_Text">
      <style:text-properties officeooo:paragraph-rsid="07f399ed"/>
    </style:style>
    <style:style style:name="P194" style:family="paragraph" style:parent-style-name="Preformatted_20_Text">
      <style:text-properties officeooo:paragraph-rsid="0804fdf4"/>
    </style:style>
    <style:style style:name="P195"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196" style:family="paragraph" style:parent-style-name="Preformatted_20_Text">
      <style:paragraph-properties fo:margin-top="0in" fo:margin-bottom="0.1965in" style:contextual-spacing="false"/>
    </style:style>
    <style:style style:name="P197" style:family="paragraph" style:parent-style-name="Subtitle">
      <style:text-properties officeooo:paragraph-rsid="000dfb09"/>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Contents_20_Heading">
      <style:paragraph-properties fo:break-before="page"/>
    </style:style>
    <style:style style:name="P202"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03"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04"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05"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06"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07"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08"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09"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10"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11"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12"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13"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14"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15"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16"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17"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18"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19"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officeooo:rsid="091b0cef" officeooo:paragraph-rsid="091b0cef"/>
    </style:style>
    <style:style style:name="P222" style:family="paragraph" style:parent-style-name="Heading_20_1">
      <style:paragraph-properties fo:break-before="page"/>
      <style:text-properties officeooo:rsid="04368d43" officeooo:paragraph-rsid="04368d43"/>
    </style:style>
    <style:style style:name="P223" style:family="paragraph" style:parent-style-name="Heading_20_1" style:list-style-name="">
      <style:paragraph-properties fo:break-before="page"/>
      <style:text-properties officeooo:rsid="0689ef6b" officeooo:paragraph-rsid="0689ef6b"/>
    </style:style>
    <style:style style:name="P224" style:family="paragraph" style:parent-style-name="Heading_20_1">
      <style:paragraph-properties fo:break-before="page"/>
      <style:text-properties officeooo:paragraph-rsid="06cdec97"/>
    </style:style>
    <style:style style:name="P225" style:family="paragraph" style:parent-style-name="Heading_20_1">
      <style:paragraph-properties fo:break-before="page"/>
      <style:text-properties officeooo:paragraph-rsid="03dce3ed"/>
    </style:style>
    <style:style style:name="P226" style:family="paragraph" style:parent-style-name="Heading_20_1" style:list-style-name="">
      <style:paragraph-properties fo:break-before="page"/>
      <style:text-properties officeooo:rsid="08d5035d" officeooo:paragraph-rsid="08d5035d"/>
    </style:style>
    <style:style style:name="P227" style:family="paragraph" style:parent-style-name="Heading_20_1">
      <style:paragraph-properties fo:break-before="page"/>
      <style:text-properties officeooo:paragraph-rsid="00b5668f"/>
    </style:style>
    <style:style style:name="P228" style:family="paragraph" style:parent-style-name="Heading_20_1">
      <style:paragraph-properties fo:break-before="page"/>
      <style:text-properties officeooo:rsid="024df55d" officeooo:paragraph-rsid="024df55d"/>
    </style:style>
    <style:style style:name="P229" style:family="paragraph" style:parent-style-name="Heading_20_1">
      <style:paragraph-properties fo:break-before="page"/>
      <style:text-properties officeooo:rsid="07e9a85a" officeooo:paragraph-rsid="07e9a85a"/>
    </style:style>
    <style:style style:name="P230" style:family="paragraph" style:parent-style-name="Heading_20_2">
      <style:text-properties officeooo:paragraph-rsid="041841b4"/>
    </style:style>
    <style:style style:name="P231" style:family="paragraph" style:parent-style-name="Heading_20_2">
      <style:text-properties officeooo:paragraph-rsid="04ef8016"/>
    </style:style>
    <style:style style:name="P232" style:family="paragraph" style:parent-style-name="Heading_20_2">
      <style:text-properties officeooo:paragraph-rsid="0779b08c"/>
    </style:style>
    <style:style style:name="P233" style:family="paragraph" style:parent-style-name="Heading_20_2">
      <style:paragraph-properties fo:break-before="page"/>
    </style:style>
    <style:style style:name="P234" style:family="paragraph" style:parent-style-name="Text_20_body" style:list-style-name="L1">
      <style:text-properties officeooo:paragraph-rsid="0170bbc5"/>
    </style:style>
    <style:style style:name="P235" style:family="paragraph" style:parent-style-name="Text_20_body" style:list-style-name="L1">
      <style:text-properties officeooo:rsid="01682806" officeooo:paragraph-rsid="0170bbc5"/>
    </style:style>
    <style:style style:name="P236" style:family="paragraph" style:parent-style-name="Text_20_body" style:list-style-name="List_20_1"/>
    <style:style style:name="P237" style:family="paragraph" style:parent-style-name="Text_20_body" style:list-style-name="List_20_1">
      <style:text-properties officeooo:rsid="04a1e624" officeooo:paragraph-rsid="04a1e624"/>
    </style:style>
    <style:style style:name="P238" style:family="paragraph" style:parent-style-name="Text_20_body" style:list-style-name="List_20_1">
      <style:text-properties officeooo:rsid="09766979" officeooo:paragraph-rsid="09766979"/>
    </style:style>
    <style:style style:name="P239" style:family="paragraph" style:parent-style-name="Text_20_body" style:list-style-name="List_20_1">
      <style:text-properties officeooo:rsid="09766979" officeooo:paragraph-rsid="0977cad9"/>
    </style:style>
    <style:style style:name="P240" style:family="paragraph" style:parent-style-name="Text_20_body" style:list-style-name="List_20_1">
      <style:text-properties officeooo:rsid="0972ca69" officeooo:paragraph-rsid="0972ca69"/>
    </style:style>
    <style:style style:name="P241" style:family="paragraph" style:parent-style-name="Text_20_body" style:list-style-name="List_20_1">
      <style:text-properties officeooo:rsid="097154d5" officeooo:paragraph-rsid="0978bac1"/>
    </style:style>
    <style:style style:name="P242" style:family="paragraph" style:parent-style-name="Text_20_body" style:list-style-name="List_20_1">
      <style:text-properties officeooo:rsid="06bcc500" officeooo:paragraph-rsid="06bcc500"/>
    </style:style>
    <style:style style:name="P243" style:family="paragraph" style:parent-style-name="Text_20_body" style:list-style-name="List_20_1">
      <style:text-properties officeooo:rsid="050fc7eb" officeooo:paragraph-rsid="050fc7eb"/>
    </style:style>
    <style:style style:name="P244" style:family="paragraph" style:parent-style-name="Text_20_body" style:list-style-name="List_20_1">
      <style:text-properties officeooo:rsid="074c8402" officeooo:paragraph-rsid="074c8402"/>
    </style:style>
    <style:style style:name="P245" style:family="paragraph" style:parent-style-name="Text_20_body" style:list-style-name="List_20_1">
      <style:text-properties officeooo:rsid="074c8402" officeooo:paragraph-rsid="0761e337"/>
    </style:style>
    <style:style style:name="P246" style:family="paragraph" style:parent-style-name="Text_20_body">
      <style:text-properties officeooo:rsid="03449aaf" officeooo:paragraph-rsid="03449aaf"/>
    </style:style>
    <style:style style:name="P247" style:family="paragraph" style:parent-style-name="Text_20_body">
      <style:text-properties officeooo:rsid="03587751" officeooo:paragraph-rsid="03587751"/>
    </style:style>
    <style:style style:name="P248" style:family="paragraph" style:parent-style-name="Text_20_body">
      <style:text-properties officeooo:rsid="03286447" officeooo:paragraph-rsid="035fae0d"/>
    </style:style>
    <style:style style:name="P249" style:family="paragraph" style:parent-style-name="Text_20_body">
      <style:text-properties officeooo:rsid="04c7eaf7" officeooo:paragraph-rsid="04c7eaf7"/>
    </style:style>
    <style:style style:name="P250" style:family="paragraph" style:parent-style-name="Text_20_body">
      <style:text-properties officeooo:rsid="038204ba" officeooo:paragraph-rsid="038204ba"/>
    </style:style>
    <style:style style:name="P251" style:family="paragraph" style:parent-style-name="Text_20_body">
      <style:text-properties officeooo:rsid="03c2561b" officeooo:paragraph-rsid="03c2561b"/>
    </style:style>
    <style:style style:name="P252" style:family="paragraph" style:parent-style-name="Text_20_body">
      <style:text-properties officeooo:rsid="03f2892b" officeooo:paragraph-rsid="03f2892b"/>
    </style:style>
    <style:style style:name="P253" style:family="paragraph" style:parent-style-name="Text_20_body">
      <style:text-properties officeooo:rsid="0485729e" officeooo:paragraph-rsid="0493bc11"/>
    </style:style>
    <style:style style:name="P254" style:family="paragraph" style:parent-style-name="Text_20_body">
      <style:text-properties officeooo:rsid="04a2aacd" officeooo:paragraph-rsid="04a2aacd"/>
    </style:style>
    <style:style style:name="P255" style:family="paragraph" style:parent-style-name="Text_20_body">
      <style:text-properties officeooo:rsid="04aa37b5" officeooo:paragraph-rsid="04aa37b5"/>
    </style:style>
    <style:style style:name="P256" style:family="paragraph" style:parent-style-name="Text_20_body">
      <style:text-properties officeooo:rsid="04cd3ce6" officeooo:paragraph-rsid="04cd3ce6"/>
    </style:style>
    <style:style style:name="P257" style:family="paragraph" style:parent-style-name="Text_20_body">
      <style:text-properties officeooo:rsid="06d5424a" officeooo:paragraph-rsid="06d5424a"/>
    </style:style>
    <style:style style:name="P258" style:family="paragraph" style:parent-style-name="Text_20_body">
      <style:text-properties officeooo:rsid="00622861" officeooo:paragraph-rsid="00622861"/>
    </style:style>
    <style:style style:name="P259" style:family="paragraph" style:parent-style-name="Text_20_body">
      <style:text-properties officeooo:rsid="0074fefc" officeooo:paragraph-rsid="01be0de1"/>
    </style:style>
    <style:style style:name="P260" style:family="paragraph" style:parent-style-name="Text_20_body">
      <style:text-properties officeooo:rsid="0434519c" officeooo:paragraph-rsid="0434519c"/>
    </style:style>
    <style:style style:name="P261" style:family="paragraph" style:parent-style-name="Text_20_body">
      <style:text-properties officeooo:rsid="0434519c" officeooo:paragraph-rsid="05575545"/>
    </style:style>
    <style:style style:name="P262" style:family="paragraph" style:parent-style-name="Text_20_body">
      <style:text-properties officeooo:rsid="046a92e0" officeooo:paragraph-rsid="046a92e0"/>
    </style:style>
    <style:style style:name="P263" style:family="paragraph" style:parent-style-name="Text_20_body">
      <style:text-properties officeooo:rsid="06b894df" officeooo:paragraph-rsid="06b894df"/>
    </style:style>
    <style:style style:name="P264" style:family="paragraph" style:parent-style-name="Text_20_body">
      <style:text-properties officeooo:rsid="0520dd5d" officeooo:paragraph-rsid="0520dd5d"/>
    </style:style>
    <style:style style:name="P265" style:family="paragraph" style:parent-style-name="Text_20_body">
      <style:text-properties officeooo:rsid="0568460e" officeooo:paragraph-rsid="0568460e"/>
    </style:style>
    <style:style style:name="P266" style:family="paragraph" style:parent-style-name="Text_20_body">
      <style:text-properties officeooo:rsid="056e1170" officeooo:paragraph-rsid="056e1170"/>
    </style:style>
    <style:style style:name="P267" style:family="paragraph" style:parent-style-name="Text_20_body">
      <style:text-properties officeooo:rsid="059a23ef" officeooo:paragraph-rsid="059a23ef"/>
    </style:style>
    <style:style style:name="P268" style:family="paragraph" style:parent-style-name="Text_20_body">
      <style:text-properties officeooo:rsid="05ae86fc" officeooo:paragraph-rsid="05ae86fc"/>
    </style:style>
    <style:style style:name="P269" style:family="paragraph" style:parent-style-name="Text_20_body">
      <style:text-properties officeooo:rsid="05b40ad6" officeooo:paragraph-rsid="05b40ad6"/>
    </style:style>
    <style:style style:name="P270" style:family="paragraph" style:parent-style-name="Text_20_body">
      <style:text-properties officeooo:rsid="08d9b0cc" officeooo:paragraph-rsid="090ecf11"/>
    </style:style>
    <style:style style:name="P271" style:family="paragraph" style:parent-style-name="Text_20_body">
      <style:text-properties officeooo:rsid="05d9ee4d" officeooo:paragraph-rsid="05d9ee4d"/>
    </style:style>
    <style:style style:name="P272" style:family="paragraph" style:parent-style-name="Text_20_body">
      <style:text-properties officeooo:rsid="0647e639" officeooo:paragraph-rsid="06595a53"/>
    </style:style>
    <style:style style:name="P273" style:family="paragraph" style:parent-style-name="Text_20_body">
      <style:text-properties officeooo:rsid="06e33656" officeooo:paragraph-rsid="06d19553"/>
    </style:style>
    <style:style style:name="P274" style:family="paragraph" style:parent-style-name="Text_20_body">
      <style:text-properties officeooo:rsid="06f2165e" officeooo:paragraph-rsid="06f2165e"/>
    </style:style>
    <style:style style:name="P275" style:family="paragraph" style:parent-style-name="Text_20_body">
      <style:text-properties officeooo:rsid="06ffa6bf" officeooo:paragraph-rsid="0b6810ad"/>
    </style:style>
    <style:style style:name="P276" style:family="paragraph" style:parent-style-name="Text_20_body">
      <style:text-properties officeooo:rsid="07366f97" officeooo:paragraph-rsid="07366f97"/>
    </style:style>
    <style:style style:name="P277" style:family="paragraph" style:parent-style-name="Text_20_body">
      <style:text-properties officeooo:rsid="076b6d8b" officeooo:paragraph-rsid="076b6d8b"/>
    </style:style>
    <style:style style:name="P278" style:family="paragraph" style:parent-style-name="Text_20_body">
      <style:text-properties officeooo:rsid="0773292d" officeooo:paragraph-rsid="0773292d"/>
    </style:style>
    <style:style style:name="P279" style:family="paragraph" style:parent-style-name="Text_20_body">
      <style:text-properties officeooo:rsid="081d0d0a" officeooo:paragraph-rsid="081d0d0a"/>
    </style:style>
    <style:style style:name="P280" style:family="paragraph" style:parent-style-name="Text_20_body">
      <style:text-properties officeooo:rsid="084e3dc1" officeooo:paragraph-rsid="084e3dc1"/>
    </style:style>
    <style:style style:name="P281" style:family="paragraph" style:parent-style-name="Text_20_body">
      <style:text-properties officeooo:rsid="025ce211" officeooo:paragraph-rsid="0876d76b"/>
    </style:style>
    <style:style style:name="P282" style:family="paragraph" style:parent-style-name="Text_20_body">
      <style:text-properties officeooo:rsid="09fe346d" officeooo:paragraph-rsid="09ff0698"/>
    </style:style>
    <style:style style:name="P283" style:family="paragraph" style:parent-style-name="Text_20_body">
      <style:text-properties officeooo:rsid="007e47c2" officeooo:paragraph-rsid="08883027"/>
    </style:style>
    <style:style style:name="P284" style:family="paragraph" style:parent-style-name="Text_20_body">
      <style:text-properties officeooo:paragraph-rsid="0b6810ad"/>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7a1d"/>
    </style:style>
    <style:style style:name="T75" style:family="text">
      <style:text-properties officeooo:rsid="012cb69b"/>
    </style:style>
    <style:style style:name="T76" style:family="text">
      <style:text-properties officeooo:rsid="012e7bad"/>
    </style:style>
    <style:style style:name="T77" style:family="text">
      <style:text-properties officeooo:rsid="0130dc92"/>
    </style:style>
    <style:style style:name="T78" style:family="text">
      <style:text-properties officeooo:rsid="013113a1"/>
    </style:style>
    <style:style style:name="T79" style:family="text">
      <style:text-properties officeooo:rsid="01315f54"/>
    </style:style>
    <style:style style:name="T80" style:family="text">
      <style:text-properties officeooo:rsid="01317796"/>
    </style:style>
    <style:style style:name="T81" style:family="text">
      <style:text-properties officeooo:rsid="0132b981"/>
    </style:style>
    <style:style style:name="T82" style:family="text">
      <style:text-properties officeooo:rsid="01349a07"/>
    </style:style>
    <style:style style:name="T83" style:family="text">
      <style:text-properties officeooo:rsid="01398a60"/>
    </style:style>
    <style:style style:name="T84" style:family="text">
      <style:text-properties officeooo:rsid="013b9d42"/>
    </style:style>
    <style:style style:name="T85" style:family="text">
      <style:text-properties officeooo:rsid="013f4b77"/>
    </style:style>
    <style:style style:name="T86" style:family="text">
      <style:text-properties officeooo:rsid="01411c90"/>
    </style:style>
    <style:style style:name="T87" style:family="text">
      <style:text-properties officeooo:rsid="014181cf"/>
    </style:style>
    <style:style style:name="T88" style:family="text">
      <style:text-properties officeooo:rsid="01423f35"/>
    </style:style>
    <style:style style:name="T89" style:family="text">
      <style:text-properties officeooo:rsid="01446902"/>
    </style:style>
    <style:style style:name="T90" style:family="text">
      <style:text-properties officeooo:rsid="014538a4"/>
    </style:style>
    <style:style style:name="T91" style:family="text">
      <style:text-properties officeooo:rsid="01472c12"/>
    </style:style>
    <style:style style:name="T92" style:family="text">
      <style:text-properties officeooo:rsid="014a14df"/>
    </style:style>
    <style:style style:name="T93" style:family="text">
      <style:text-properties officeooo:rsid="01587982"/>
    </style:style>
    <style:style style:name="T94" style:family="text">
      <style:text-properties officeooo:rsid="015941cf"/>
    </style:style>
    <style:style style:name="T95" style:family="text">
      <style:text-properties officeooo:rsid="015f03be"/>
    </style:style>
    <style:style style:name="T96" style:family="text">
      <style:text-properties officeooo:rsid="01602001"/>
    </style:style>
    <style:style style:name="T97" style:family="text">
      <style:text-properties officeooo:rsid="0161aff5"/>
    </style:style>
    <style:style style:name="T98" style:family="text">
      <style:text-properties officeooo:rsid="016645b5"/>
    </style:style>
    <style:style style:name="T99" style:family="text">
      <style:text-properties officeooo:rsid="0044aa9a"/>
    </style:style>
    <style:style style:name="T100" style:family="text">
      <style:text-properties officeooo:rsid="0173299c"/>
    </style:style>
    <style:style style:name="T101" style:family="text">
      <style:text-properties officeooo:rsid="01771d0f"/>
    </style:style>
    <style:style style:name="T102" style:family="text">
      <style:text-properties officeooo:rsid="0177de92"/>
    </style:style>
    <style:style style:name="T103" style:family="text">
      <style:text-properties officeooo:rsid="017967b9"/>
    </style:style>
    <style:style style:name="T104" style:family="text">
      <style:text-properties officeooo:rsid="017ac9ad"/>
    </style:style>
    <style:style style:name="T105" style:family="text">
      <style:text-properties officeooo:rsid="017bc96f"/>
    </style:style>
    <style:style style:name="T106" style:family="text">
      <style:text-properties officeooo:rsid="01823b09"/>
    </style:style>
    <style:style style:name="T107" style:family="text">
      <style:text-properties officeooo:rsid="01838376"/>
    </style:style>
    <style:style style:name="T108" style:family="text">
      <style:text-properties officeooo:rsid="01850993"/>
    </style:style>
    <style:style style:name="T109" style:family="text">
      <style:text-properties officeooo:rsid="01855348"/>
    </style:style>
    <style:style style:name="T110" style:family="text">
      <style:text-properties officeooo:rsid="0186b78b"/>
    </style:style>
    <style:style style:name="T111" style:family="text">
      <style:text-properties officeooo:rsid="018a5a54"/>
    </style:style>
    <style:style style:name="T112" style:family="text">
      <style:text-properties officeooo:rsid="018b4f0d"/>
    </style:style>
    <style:style style:name="T113" style:family="text">
      <style:text-properties officeooo:rsid="01971c36"/>
    </style:style>
    <style:style style:name="T114" style:family="text">
      <style:text-properties officeooo:rsid="0197e627"/>
    </style:style>
    <style:style style:name="T115" style:family="text">
      <style:text-properties style:font-name="Liberation Mono" officeooo:rsid="09cef020" style:font-name-asian="Liberation Mono" style:font-name-complex="Liberation Mono"/>
    </style:style>
    <style:style style:name="T116" style:family="text">
      <style:text-properties style:font-name="Liberation Mono" fo:font-size="10pt" officeooo:rsid="07ececd1" style:font-name-asian="Liberation Mono" style:font-size-asian="10pt" style:font-name-complex="Liberation Mono" style:font-size-complex="10pt"/>
    </style:style>
    <style:style style:name="T117" style:family="text">
      <style:text-properties officeooo:rsid="01aa47c1"/>
    </style:style>
    <style:style style:name="T118" style:family="text">
      <style:text-properties officeooo:rsid="01aade60"/>
    </style:style>
    <style:style style:name="T119" style:family="text">
      <style:text-properties officeooo:rsid="01ae9813"/>
    </style:style>
    <style:style style:name="T120" style:family="text">
      <style:text-properties officeooo:rsid="01b31ba4"/>
    </style:style>
    <style:style style:name="T121" style:family="text">
      <style:text-properties officeooo:rsid="01b70106"/>
    </style:style>
    <style:style style:name="T122" style:family="text">
      <style:text-properties officeooo:rsid="01b7edb7"/>
    </style:style>
    <style:style style:name="T123" style:family="text">
      <style:text-properties officeooo:rsid="01b88fc7"/>
    </style:style>
    <style:style style:name="T124" style:family="text">
      <style:text-properties officeooo:rsid="01b90fff"/>
    </style:style>
    <style:style style:name="T125" style:family="text">
      <style:text-properties officeooo:rsid="01ba6039"/>
    </style:style>
    <style:style style:name="T126" style:family="text">
      <style:text-properties officeooo:rsid="01bc06b6"/>
    </style:style>
    <style:style style:name="T127" style:family="text">
      <style:text-properties officeooo:rsid="01bdacd7"/>
    </style:style>
    <style:style style:name="T128" style:family="text">
      <style:text-properties officeooo:rsid="01bfeb54"/>
    </style:style>
    <style:style style:name="T129" style:family="text">
      <style:text-properties officeooo:rsid="01c1cef9"/>
    </style:style>
    <style:style style:name="T130" style:family="text">
      <style:text-properties officeooo:rsid="01c359b7"/>
    </style:style>
    <style:style style:name="T131" style:family="text">
      <style:text-properties officeooo:rsid="01c36551"/>
    </style:style>
    <style:style style:name="T132" style:family="text">
      <style:text-properties officeooo:rsid="01c46d6b"/>
    </style:style>
    <style:style style:name="T133" style:family="text">
      <style:text-properties officeooo:rsid="01c92150"/>
    </style:style>
    <style:style style:name="T134" style:family="text">
      <style:text-properties officeooo:rsid="01ca95d7"/>
    </style:style>
    <style:style style:name="T135" style:family="text">
      <style:text-properties officeooo:rsid="01cdf59a"/>
    </style:style>
    <style:style style:name="T136" style:family="text">
      <style:text-properties officeooo:rsid="01cf8fe5"/>
    </style:style>
    <style:style style:name="T137" style:family="text">
      <style:text-properties officeooo:rsid="01d28e8a"/>
    </style:style>
    <style:style style:name="T138" style:family="text">
      <style:text-properties officeooo:rsid="01d7a48f"/>
    </style:style>
    <style:style style:name="T139" style:family="text">
      <style:text-properties officeooo:rsid="01dbe17f"/>
    </style:style>
    <style:style style:name="T140" style:family="text">
      <style:text-properties officeooo:rsid="01e21935"/>
    </style:style>
    <style:style style:name="T141" style:family="text">
      <style:text-properties officeooo:rsid="01e6b3c7"/>
    </style:style>
    <style:style style:name="T142" style:family="text">
      <style:text-properties officeooo:rsid="01e9d2c2"/>
    </style:style>
    <style:style style:name="T143" style:family="text">
      <style:text-properties officeooo:rsid="01ea13d0"/>
    </style:style>
    <style:style style:name="T144" style:family="text">
      <style:text-properties officeooo:rsid="01ea3fe2"/>
    </style:style>
    <style:style style:name="T145" style:family="text">
      <style:text-properties officeooo:rsid="01eab319"/>
    </style:style>
    <style:style style:name="T146" style:family="text">
      <style:text-properties officeooo:rsid="01eafb84"/>
    </style:style>
    <style:style style:name="T147" style:family="text">
      <style:text-properties officeooo:rsid="01ec0974"/>
    </style:style>
    <style:style style:name="T148" style:family="text">
      <style:text-properties officeooo:rsid="01ec2f09"/>
    </style:style>
    <style:style style:name="T149" style:family="text">
      <style:text-properties officeooo:rsid="01ec99d8"/>
    </style:style>
    <style:style style:name="T150" style:family="text">
      <style:text-properties officeooo:rsid="01ed069b"/>
    </style:style>
    <style:style style:name="T151" style:family="text">
      <style:text-properties officeooo:rsid="01ed7bc6"/>
    </style:style>
    <style:style style:name="T152" style:family="text">
      <style:text-properties officeooo:rsid="01f025ca"/>
    </style:style>
    <style:style style:name="T153" style:family="text">
      <style:text-properties officeooo:rsid="01f0b655"/>
    </style:style>
    <style:style style:name="T154" style:family="text">
      <style:text-properties officeooo:rsid="01f17128"/>
    </style:style>
    <style:style style:name="T155" style:family="text">
      <style:text-properties officeooo:rsid="01f3c99a"/>
    </style:style>
    <style:style style:name="T156" style:family="text">
      <style:text-properties officeooo:rsid="01f49763"/>
    </style:style>
    <style:style style:name="T157" style:family="text">
      <style:text-properties officeooo:rsid="01f99a8e"/>
    </style:style>
    <style:style style:name="T158" style:family="text">
      <style:text-properties officeooo:rsid="01fa8729"/>
    </style:style>
    <style:style style:name="T159" style:family="text">
      <style:text-properties officeooo:rsid="01fd3dc5"/>
    </style:style>
    <style:style style:name="T160" style:family="text">
      <style:text-properties officeooo:rsid="01ff81ea"/>
    </style:style>
    <style:style style:name="T161" style:family="text">
      <style:text-properties officeooo:rsid="0200e610"/>
    </style:style>
    <style:style style:name="T162" style:family="text">
      <style:text-properties officeooo:rsid="0203f58c"/>
    </style:style>
    <style:style style:name="T163" style:family="text">
      <style:text-properties officeooo:rsid="0204d9b5"/>
    </style:style>
    <style:style style:name="T164" style:family="text">
      <style:text-properties officeooo:rsid="02071bf1"/>
    </style:style>
    <style:style style:name="T165" style:family="text">
      <style:text-properties officeooo:rsid="02079d0b"/>
    </style:style>
    <style:style style:name="T166" style:family="text">
      <style:text-properties officeooo:rsid="02099129"/>
    </style:style>
    <style:style style:name="T167" style:family="text">
      <style:text-properties officeooo:rsid="020b1cb5"/>
    </style:style>
    <style:style style:name="T168" style:family="text">
      <style:text-properties officeooo:rsid="020ca068"/>
    </style:style>
    <style:style style:name="T169" style:family="text">
      <style:text-properties officeooo:rsid="020db8a0"/>
    </style:style>
    <style:style style:name="T170" style:family="text">
      <style:text-properties officeooo:rsid="020f9f40"/>
    </style:style>
    <style:style style:name="T171" style:family="text">
      <style:text-properties officeooo:rsid="021060d1"/>
    </style:style>
    <style:style style:name="T172" style:family="text">
      <style:text-properties officeooo:rsid="02130a40"/>
    </style:style>
    <style:style style:name="T173" style:family="text">
      <style:text-properties officeooo:rsid="021481f2"/>
    </style:style>
    <style:style style:name="T174" style:family="text">
      <style:text-properties officeooo:rsid="021635ed"/>
    </style:style>
    <style:style style:name="T175" style:family="text">
      <style:text-properties officeooo:rsid="0216ed9e"/>
    </style:style>
    <style:style style:name="T176" style:family="text">
      <style:text-properties officeooo:rsid="0217d3d3"/>
    </style:style>
    <style:style style:name="T177" style:family="text">
      <style:text-properties officeooo:rsid="021c08ae"/>
    </style:style>
    <style:style style:name="T178" style:family="text">
      <style:text-properties officeooo:rsid="021e65d5"/>
    </style:style>
    <style:style style:name="T179" style:family="text">
      <style:text-properties officeooo:rsid="021f1dbb"/>
    </style:style>
    <style:style style:name="T180" style:family="text">
      <style:text-properties officeooo:rsid="0220edf3"/>
    </style:style>
    <style:style style:name="T181" style:family="text">
      <style:text-properties officeooo:rsid="0222a41f"/>
    </style:style>
    <style:style style:name="T182" style:family="text">
      <style:text-properties officeooo:rsid="0223eaf4"/>
    </style:style>
    <style:style style:name="T183" style:family="text">
      <style:text-properties officeooo:rsid="02294457"/>
    </style:style>
    <style:style style:name="T184" style:family="text">
      <style:text-properties officeooo:rsid="02296941"/>
    </style:style>
    <style:style style:name="T185" style:family="text">
      <style:text-properties officeooo:rsid="022b04ae"/>
    </style:style>
    <style:style style:name="T186" style:family="text">
      <style:text-properties officeooo:rsid="023016c6"/>
    </style:style>
    <style:style style:name="T187" style:family="text">
      <style:text-properties officeooo:rsid="0230aad9"/>
    </style:style>
    <style:style style:name="T188" style:family="text">
      <style:text-properties officeooo:rsid="02321908"/>
    </style:style>
    <style:style style:name="T189" style:family="text">
      <style:text-properties officeooo:rsid="0232f14f"/>
    </style:style>
    <style:style style:name="T190" style:family="text">
      <style:text-properties officeooo:rsid="02334b90"/>
    </style:style>
    <style:style style:name="T191" style:family="text">
      <style:text-properties officeooo:rsid="02352eb5"/>
    </style:style>
    <style:style style:name="T192" style:family="text">
      <style:text-properties officeooo:rsid="02354c56"/>
    </style:style>
    <style:style style:name="T193" style:family="text">
      <style:text-properties officeooo:rsid="0237e89e"/>
    </style:style>
    <style:style style:name="T194" style:family="text">
      <style:text-properties officeooo:rsid="023bad12"/>
    </style:style>
    <style:style style:name="T195" style:family="text">
      <style:text-properties officeooo:rsid="023cad4e"/>
    </style:style>
    <style:style style:name="T196" style:family="text">
      <style:text-properties officeooo:rsid="023e87fa"/>
    </style:style>
    <style:style style:name="T197" style:family="text">
      <style:text-properties officeooo:rsid="02418f99"/>
    </style:style>
    <style:style style:name="T198" style:family="text">
      <style:text-properties officeooo:rsid="02430a68"/>
    </style:style>
    <style:style style:name="T199" style:family="text">
      <style:text-properties officeooo:rsid="0246bbe1"/>
    </style:style>
    <style:style style:name="T200" style:family="text">
      <style:text-properties officeooo:rsid="0248b7c8"/>
    </style:style>
    <style:style style:name="T201" style:family="text">
      <style:text-properties officeooo:rsid="02527f26"/>
    </style:style>
    <style:style style:name="T202" style:family="text">
      <style:text-properties officeooo:rsid="025ea665"/>
    </style:style>
    <style:style style:name="T203" style:family="text">
      <style:text-properties officeooo:rsid="025fa390"/>
    </style:style>
    <style:style style:name="T204" style:family="text">
      <style:text-properties officeooo:rsid="0265907e"/>
    </style:style>
    <style:style style:name="T205" style:family="text">
      <style:text-properties officeooo:rsid="027c087b"/>
    </style:style>
    <style:style style:name="T206" style:family="text">
      <style:text-properties officeooo:rsid="027d457c"/>
    </style:style>
    <style:style style:name="T207" style:family="text">
      <style:text-properties officeooo:rsid="027fbca2"/>
    </style:style>
    <style:style style:name="T208" style:family="text">
      <style:text-properties officeooo:rsid="02802397"/>
    </style:style>
    <style:style style:name="T209" style:family="text">
      <style:text-properties officeooo:rsid="0280d17d"/>
    </style:style>
    <style:style style:name="T210" style:family="text">
      <style:text-properties officeooo:rsid="0281be93"/>
    </style:style>
    <style:style style:name="T211" style:family="text">
      <style:text-properties officeooo:rsid="0284b32f"/>
    </style:style>
    <style:style style:name="T212" style:family="text">
      <style:text-properties officeooo:rsid="028a56ba"/>
    </style:style>
    <style:style style:name="T213" style:family="text">
      <style:text-properties officeooo:rsid="028ad7df"/>
    </style:style>
    <style:style style:name="T214" style:family="text">
      <style:text-properties officeooo:rsid="028c95fd"/>
    </style:style>
    <style:style style:name="T215" style:family="text">
      <style:text-properties officeooo:rsid="028f1aad"/>
    </style:style>
    <style:style style:name="T216" style:family="text">
      <style:text-properties officeooo:rsid="02904593"/>
    </style:style>
    <style:style style:name="T217" style:family="text">
      <style:text-properties officeooo:rsid="029335e8"/>
    </style:style>
    <style:style style:name="T218" style:family="text">
      <style:text-properties officeooo:rsid="029444b3"/>
    </style:style>
    <style:style style:name="T219" style:family="text">
      <style:text-properties officeooo:rsid="02957b07"/>
    </style:style>
    <style:style style:name="T220" style:family="text">
      <style:text-properties officeooo:rsid="0298673c"/>
    </style:style>
    <style:style style:name="T221" style:family="text">
      <style:text-properties officeooo:rsid="02101df8"/>
    </style:style>
    <style:style style:name="T222" style:family="text">
      <style:text-properties officeooo:rsid="0211fd43"/>
    </style:style>
    <style:style style:name="T223" style:family="text">
      <style:text-properties officeooo:rsid="02a58f42"/>
    </style:style>
    <style:style style:name="T224" style:family="text">
      <style:text-properties officeooo:rsid="02a5a87c"/>
    </style:style>
    <style:style style:name="T225" style:family="text">
      <style:text-properties officeooo:rsid="02380a78"/>
    </style:style>
    <style:style style:name="T226" style:family="text">
      <style:text-properties officeooo:rsid="02ad965b"/>
    </style:style>
    <style:style style:name="T227" style:family="text">
      <style:text-properties officeooo:rsid="02aefab4"/>
    </style:style>
    <style:style style:name="T228" style:family="text">
      <style:text-properties officeooo:rsid="02af1ec5"/>
    </style:style>
    <style:style style:name="T229" style:family="text">
      <style:text-properties officeooo:rsid="02b085f5"/>
    </style:style>
    <style:style style:name="T230" style:family="text">
      <style:text-properties officeooo:rsid="02b4fa48"/>
    </style:style>
    <style:style style:name="T231" style:family="text">
      <style:text-properties officeooo:rsid="02b86df5"/>
    </style:style>
    <style:style style:name="T232" style:family="text">
      <style:text-properties officeooo:rsid="02bbf82d"/>
    </style:style>
    <style:style style:name="T233" style:family="text">
      <style:text-properties officeooo:rsid="02bc52bd"/>
    </style:style>
    <style:style style:name="T234" style:family="text">
      <style:text-properties officeooo:rsid="02becb0f"/>
    </style:style>
    <style:style style:name="T235" style:family="text">
      <style:text-properties officeooo:rsid="02c23986"/>
    </style:style>
    <style:style style:name="T236" style:family="text">
      <style:text-properties officeooo:rsid="02c35813"/>
    </style:style>
    <style:style style:name="T237" style:family="text">
      <style:text-properties officeooo:rsid="02c4cf93"/>
    </style:style>
    <style:style style:name="T238" style:family="text">
      <style:text-properties officeooo:rsid="02ca43b7"/>
    </style:style>
    <style:style style:name="T239" style:family="text">
      <style:text-properties officeooo:rsid="02cc7d40"/>
    </style:style>
    <style:style style:name="T240" style:family="text">
      <style:text-properties officeooo:rsid="02cd34f5"/>
    </style:style>
    <style:style style:name="T241" style:family="text">
      <style:text-properties officeooo:rsid="02d63d2f"/>
    </style:style>
    <style:style style:name="T242" style:family="text">
      <style:text-properties officeooo:rsid="02d6d1ec"/>
    </style:style>
    <style:style style:name="T243" style:family="text">
      <style:text-properties officeooo:rsid="02dd3db4"/>
    </style:style>
    <style:style style:name="T244" style:family="text">
      <style:text-properties officeooo:rsid="02de7394"/>
    </style:style>
    <style:style style:name="T245" style:family="text">
      <style:text-properties officeooo:rsid="02dfd786"/>
    </style:style>
    <style:style style:name="T246" style:family="text">
      <style:text-properties officeooo:rsid="02e14030"/>
    </style:style>
    <style:style style:name="T247" style:family="text">
      <style:text-properties officeooo:rsid="02e167b0"/>
    </style:style>
    <style:style style:name="T248" style:family="text">
      <style:text-properties officeooo:rsid="02ee71e1"/>
    </style:style>
    <style:style style:name="T249" style:family="text">
      <style:text-properties officeooo:rsid="02efd32d"/>
    </style:style>
    <style:style style:name="T250" style:family="text">
      <style:text-properties officeooo:rsid="02f0e5b5"/>
    </style:style>
    <style:style style:name="T251" style:family="text">
      <style:text-properties officeooo:rsid="02f97995"/>
    </style:style>
    <style:style style:name="T252" style:family="text">
      <style:text-properties officeooo:rsid="02fb3d3e"/>
    </style:style>
    <style:style style:name="T253" style:family="text">
      <style:text-properties officeooo:rsid="03011934"/>
    </style:style>
    <style:style style:name="T254" style:family="text">
      <style:text-properties officeooo:rsid="0303087a"/>
    </style:style>
    <style:style style:name="T255" style:family="text">
      <style:text-properties officeooo:rsid="0304abf9"/>
    </style:style>
    <style:style style:name="T256" style:family="text">
      <style:text-properties officeooo:rsid="0304e50f"/>
    </style:style>
    <style:style style:name="T257" style:family="text">
      <style:text-properties officeooo:rsid="03053fb2"/>
    </style:style>
    <style:style style:name="T258" style:family="text">
      <style:text-properties officeooo:rsid="0306c8a9"/>
    </style:style>
    <style:style style:name="T259" style:family="text">
      <style:text-properties officeooo:rsid="030f4176"/>
    </style:style>
    <style:style style:name="T260" style:family="text">
      <style:text-properties officeooo:rsid="030fcc2e"/>
    </style:style>
    <style:style style:name="T261" style:family="text">
      <style:text-properties officeooo:rsid="03120d76"/>
    </style:style>
    <style:style style:name="T262" style:family="text">
      <style:text-properties officeooo:rsid="0312b571"/>
    </style:style>
    <style:style style:name="T263" style:family="text">
      <style:text-properties officeooo:rsid="03214216"/>
    </style:style>
    <style:style style:name="T264" style:family="text">
      <style:text-properties officeooo:rsid="0321e644"/>
    </style:style>
    <style:style style:name="T265" style:family="text">
      <style:text-properties officeooo:rsid="03234eeb"/>
    </style:style>
    <style:style style:name="T266" style:family="text">
      <style:text-properties officeooo:rsid="03247215"/>
    </style:style>
    <style:style style:name="T267" style:family="text">
      <style:text-properties officeooo:rsid="03262506"/>
    </style:style>
    <style:style style:name="T268" style:family="text">
      <style:text-properties officeooo:rsid="0329ef1f"/>
    </style:style>
    <style:style style:name="T269" style:family="text">
      <style:text-properties officeooo:rsid="032a01f3"/>
    </style:style>
    <style:style style:name="T270" style:family="text">
      <style:text-properties officeooo:rsid="032f5a84"/>
    </style:style>
    <style:style style:name="T271" style:family="text">
      <style:text-properties officeooo:rsid="032f6040"/>
    </style:style>
    <style:style style:name="T272" style:family="text">
      <style:text-properties officeooo:rsid="03312ea1"/>
    </style:style>
    <style:style style:name="T273" style:family="text">
      <style:text-properties officeooo:rsid="033607e8"/>
    </style:style>
    <style:style style:name="T274" style:family="text">
      <style:text-properties officeooo:rsid="03392859"/>
    </style:style>
    <style:style style:name="T275" style:family="text">
      <style:text-properties officeooo:rsid="033c3b7d"/>
    </style:style>
    <style:style style:name="T276" style:family="text">
      <style:text-properties officeooo:rsid="0341dd17"/>
    </style:style>
    <style:style style:name="T277" style:family="text">
      <style:text-properties officeooo:rsid="034a9eb2"/>
    </style:style>
    <style:style style:name="T278" style:family="text">
      <style:text-properties officeooo:rsid="0351b729"/>
    </style:style>
    <style:style style:name="T279" style:family="text">
      <style:text-properties officeooo:rsid="035357dd"/>
    </style:style>
    <style:style style:name="T280" style:family="text">
      <style:text-properties officeooo:rsid="0356bdd6"/>
    </style:style>
    <style:style style:name="T281" style:family="text">
      <style:text-properties officeooo:rsid="0356e76d"/>
    </style:style>
    <style:style style:name="T282" style:family="text">
      <style:text-properties officeooo:rsid="035a3e41"/>
    </style:style>
    <style:style style:name="T283" style:family="text">
      <style:text-properties officeooo:rsid="035abeea"/>
    </style:style>
    <style:style style:name="T284" style:family="text">
      <style:text-properties officeooo:rsid="035fae0d"/>
    </style:style>
    <style:style style:name="T285" style:family="text">
      <style:text-properties officeooo:rsid="036079c8"/>
    </style:style>
    <style:style style:name="T286" style:family="text">
      <style:text-properties officeooo:rsid="036316a3"/>
    </style:style>
    <style:style style:name="T287" style:family="text">
      <style:text-properties officeooo:rsid="0364385f"/>
    </style:style>
    <style:style style:name="T288" style:family="text">
      <style:text-properties officeooo:rsid="03663e6c"/>
    </style:style>
    <style:style style:name="T289" style:family="text">
      <style:text-properties officeooo:rsid="03688842"/>
    </style:style>
    <style:style style:name="T290" style:family="text">
      <style:text-properties officeooo:rsid="036a2648"/>
    </style:style>
    <style:style style:name="T291" style:family="text">
      <style:text-properties officeooo:rsid="036bfbee"/>
    </style:style>
    <style:style style:name="T292" style:family="text">
      <style:text-properties officeooo:rsid="036d5695"/>
    </style:style>
    <style:style style:name="T293" style:family="text">
      <style:text-properties officeooo:rsid="037933f4"/>
    </style:style>
    <style:style style:name="T294" style:family="text">
      <style:text-properties officeooo:rsid="037a54f1"/>
    </style:style>
    <style:style style:name="T295" style:family="text">
      <style:text-properties officeooo:rsid="037c2243"/>
    </style:style>
    <style:style style:name="T296" style:family="text">
      <style:text-properties officeooo:rsid="0380138a"/>
    </style:style>
    <style:style style:name="T297" style:family="text">
      <style:text-properties officeooo:rsid="03827a2a"/>
    </style:style>
    <style:style style:name="T298" style:family="text">
      <style:text-properties officeooo:rsid="038562d3"/>
    </style:style>
    <style:style style:name="T299" style:family="text">
      <style:text-properties officeooo:rsid="0385e83b"/>
    </style:style>
    <style:style style:name="T300" style:family="text">
      <style:text-properties officeooo:rsid="03871542"/>
    </style:style>
    <style:style style:name="T301" style:family="text">
      <style:text-properties officeooo:rsid="03887e61"/>
    </style:style>
    <style:style style:name="T302" style:family="text">
      <style:text-properties officeooo:rsid="0399db56"/>
    </style:style>
    <style:style style:name="T303" style:family="text">
      <style:text-properties officeooo:rsid="039a5d77"/>
    </style:style>
    <style:style style:name="T304" style:family="text">
      <style:text-properties officeooo:rsid="039aa9de"/>
    </style:style>
    <style:style style:name="T305" style:family="text">
      <style:text-properties officeooo:rsid="039b5544"/>
    </style:style>
    <style:style style:name="T306" style:family="text">
      <style:text-properties officeooo:rsid="039d046e"/>
    </style:style>
    <style:style style:name="T307" style:family="text">
      <style:text-properties officeooo:rsid="039d8c88"/>
    </style:style>
    <style:style style:name="T308" style:family="text">
      <style:text-properties officeooo:rsid="03aa37fd"/>
    </style:style>
    <style:style style:name="T309" style:family="text">
      <style:text-properties officeooo:rsid="03c39082"/>
    </style:style>
    <style:style style:name="T310" style:family="text">
      <style:text-properties officeooo:rsid="03c64227"/>
    </style:style>
    <style:style style:name="T311" style:family="text">
      <style:text-properties officeooo:rsid="03ce5724"/>
    </style:style>
    <style:style style:name="T312" style:family="text">
      <style:text-properties officeooo:rsid="03ceb8c1"/>
    </style:style>
    <style:style style:name="T313" style:family="text">
      <style:text-properties officeooo:rsid="03d74d24"/>
    </style:style>
    <style:style style:name="T314" style:family="text">
      <style:text-properties officeooo:rsid="04015a0c"/>
    </style:style>
    <style:style style:name="T315" style:family="text">
      <style:text-properties officeooo:rsid="04027bca"/>
    </style:style>
    <style:style style:name="T316" style:family="text">
      <style:text-properties officeooo:rsid="04068c69"/>
    </style:style>
    <style:style style:name="T317" style:family="text">
      <style:text-properties officeooo:rsid="04169014"/>
    </style:style>
    <style:style style:name="T318" style:family="text">
      <style:text-properties officeooo:rsid="04174d44"/>
    </style:style>
    <style:style style:name="T319" style:family="text">
      <style:text-properties officeooo:rsid="013aeff9"/>
    </style:style>
    <style:style style:name="T320" style:family="text">
      <style:text-properties officeooo:rsid="0418a04f"/>
    </style:style>
    <style:style style:name="T321" style:family="text">
      <style:text-properties officeooo:rsid="041a1944"/>
    </style:style>
    <style:style style:name="T322" style:family="text">
      <style:text-properties officeooo:rsid="041bf497"/>
    </style:style>
    <style:style style:name="T323" style:family="text">
      <style:text-properties officeooo:rsid="041d8879"/>
    </style:style>
    <style:style style:name="T324" style:family="text">
      <style:text-properties officeooo:rsid="042126ef"/>
    </style:style>
    <style:style style:name="T325" style:family="text">
      <style:text-properties officeooo:rsid="0421a6c2"/>
    </style:style>
    <style:style style:name="T326" style:family="text">
      <style:text-properties officeooo:rsid="042327a6"/>
    </style:style>
    <style:style style:name="T327" style:family="text">
      <style:text-properties officeooo:rsid="04241498"/>
    </style:style>
    <style:style style:name="T328" style:family="text">
      <style:text-properties officeooo:rsid="042963d7"/>
    </style:style>
    <style:style style:name="T329" style:family="text">
      <style:text-properties officeooo:rsid="042ae82a"/>
    </style:style>
    <style:style style:name="T330" style:family="text">
      <style:text-properties officeooo:rsid="042c522a"/>
    </style:style>
    <style:style style:name="T331" style:family="text">
      <style:text-properties officeooo:rsid="0431e506"/>
    </style:style>
    <style:style style:name="T332" style:family="text">
      <style:text-properties officeooo:rsid="04352ebb"/>
    </style:style>
    <style:style style:name="T333" style:family="text">
      <style:text-properties officeooo:rsid="04357d97"/>
    </style:style>
    <style:style style:name="T334" style:family="text">
      <style:text-properties officeooo:rsid="044e68af"/>
    </style:style>
    <style:style style:name="T335" style:family="text">
      <style:text-properties officeooo:rsid="04507a4e"/>
    </style:style>
    <style:style style:name="T336" style:family="text">
      <style:text-properties officeooo:rsid="0452ae29"/>
    </style:style>
    <style:style style:name="T337" style:family="text">
      <style:text-properties officeooo:rsid="045e14d8"/>
    </style:style>
    <style:style style:name="T338" style:family="text">
      <style:text-properties officeooo:rsid="045f7518"/>
    </style:style>
    <style:style style:name="T339" style:family="text">
      <style:text-properties officeooo:rsid="04636638"/>
    </style:style>
    <style:style style:name="T340" style:family="text">
      <style:text-properties officeooo:rsid="04651884"/>
    </style:style>
    <style:style style:name="T341" style:family="text">
      <style:text-properties officeooo:rsid="04661c5d"/>
    </style:style>
    <style:style style:name="T342" style:family="text">
      <style:text-properties officeooo:rsid="04687fb2"/>
    </style:style>
    <style:style style:name="T343" style:family="text">
      <style:text-properties officeooo:rsid="046ad418"/>
    </style:style>
    <style:style style:name="T344" style:family="text">
      <style:text-properties officeooo:rsid="047149f5"/>
    </style:style>
    <style:style style:name="T345" style:family="text">
      <style:text-properties officeooo:rsid="047621e1"/>
    </style:style>
    <style:style style:name="T346" style:family="text">
      <style:text-properties officeooo:rsid="0482879f"/>
    </style:style>
    <style:style style:name="T347" style:family="text">
      <style:text-properties officeooo:rsid="048476df"/>
    </style:style>
    <style:style style:name="T348" style:family="text">
      <style:text-properties officeooo:rsid="048cf528"/>
    </style:style>
    <style:style style:name="T349" style:family="text">
      <style:text-properties officeooo:rsid="04956b91"/>
    </style:style>
    <style:style style:name="T350" style:family="text">
      <style:text-properties officeooo:rsid="0495defa"/>
    </style:style>
    <style:style style:name="T351" style:family="text">
      <style:text-properties officeooo:rsid="04967ff5"/>
    </style:style>
    <style:style style:name="T352" style:family="text">
      <style:text-properties officeooo:rsid="04971b29"/>
    </style:style>
    <style:style style:name="T353" style:family="text">
      <style:text-properties officeooo:rsid="04986a55"/>
    </style:style>
    <style:style style:name="T354" style:family="text">
      <style:text-properties officeooo:rsid="0498cb32"/>
    </style:style>
    <style:style style:name="T355" style:family="text">
      <style:text-properties officeooo:rsid="049aec1b"/>
    </style:style>
    <style:style style:name="T356" style:family="text">
      <style:text-properties officeooo:rsid="049bce00"/>
    </style:style>
    <style:style style:name="T357" style:family="text">
      <style:text-properties officeooo:rsid="049cdbab"/>
    </style:style>
    <style:style style:name="T358" style:family="text">
      <style:text-properties officeooo:rsid="049dfb72"/>
    </style:style>
    <style:style style:name="T359" style:family="text">
      <style:text-properties officeooo:rsid="049f26d4"/>
    </style:style>
    <style:style style:name="T360" style:family="text">
      <style:text-properties officeooo:rsid="04a3d02a"/>
    </style:style>
    <style:style style:name="T361" style:family="text">
      <style:text-properties officeooo:rsid="04a5e5ed"/>
    </style:style>
    <style:style style:name="T362" style:family="text">
      <style:text-properties officeooo:rsid="04aac86c"/>
    </style:style>
    <style:style style:name="T363" style:family="text">
      <style:text-properties officeooo:rsid="04b3ab15"/>
    </style:style>
    <style:style style:name="T364" style:family="text">
      <style:text-properties officeooo:rsid="04b62cca"/>
    </style:style>
    <style:style style:name="T365" style:family="text">
      <style:text-properties officeooo:rsid="04b7ab3f"/>
    </style:style>
    <style:style style:name="T366" style:family="text">
      <style:text-properties officeooo:rsid="04b84f55"/>
    </style:style>
    <style:style style:name="T367" style:family="text">
      <style:text-properties officeooo:rsid="04ba1dfd"/>
    </style:style>
    <style:style style:name="T368" style:family="text">
      <style:text-properties officeooo:rsid="04bb0747"/>
    </style:style>
    <style:style style:name="T369" style:family="text">
      <style:text-properties officeooo:rsid="04bd782b"/>
    </style:style>
    <style:style style:name="T370" style:family="text">
      <style:text-properties officeooo:rsid="04be5e2f"/>
    </style:style>
    <style:style style:name="T371" style:family="text">
      <style:text-properties officeooo:rsid="04c1e63d"/>
    </style:style>
    <style:style style:name="T372" style:family="text">
      <style:text-properties officeooo:rsid="04c31d50"/>
    </style:style>
    <style:style style:name="T373" style:family="text">
      <style:text-properties officeooo:rsid="04ce0cd1"/>
    </style:style>
    <style:style style:name="T374" style:family="text">
      <style:text-properties officeooo:rsid="04cee24f"/>
    </style:style>
    <style:style style:name="T375" style:family="text">
      <style:text-properties officeooo:rsid="04d6d146"/>
    </style:style>
    <style:style style:name="T376" style:family="text">
      <style:text-properties officeooo:rsid="04df628e"/>
    </style:style>
    <style:style style:name="T377" style:family="text">
      <style:text-properties officeooo:rsid="04f6fc86"/>
    </style:style>
    <style:style style:name="T378" style:family="text">
      <style:text-properties officeooo:rsid="04f7b2f0"/>
    </style:style>
    <style:style style:name="T379" style:family="text">
      <style:text-properties officeooo:rsid="04f8ba46"/>
    </style:style>
    <style:style style:name="T380" style:family="text">
      <style:text-properties officeooo:rsid="04fd1fda"/>
    </style:style>
    <style:style style:name="T381" style:family="text">
      <style:text-properties officeooo:rsid="04fd91c1"/>
    </style:style>
    <style:style style:name="T382" style:family="text">
      <style:text-properties officeooo:rsid="0500204c"/>
    </style:style>
    <style:style style:name="T383" style:family="text">
      <style:text-properties officeooo:rsid="0500fd07"/>
    </style:style>
    <style:style style:name="T384" style:family="text">
      <style:text-properties officeooo:rsid="050252d6"/>
    </style:style>
    <style:style style:name="T385" style:family="text">
      <style:text-properties officeooo:rsid="0504f410"/>
    </style:style>
    <style:style style:name="T386" style:family="text">
      <style:text-properties officeooo:rsid="050593e2"/>
    </style:style>
    <style:style style:name="T387" style:family="text">
      <style:text-properties officeooo:rsid="0506ac56"/>
    </style:style>
    <style:style style:name="T388" style:family="text">
      <style:text-properties officeooo:rsid="050752f7"/>
    </style:style>
    <style:style style:name="T389" style:family="text">
      <style:text-properties officeooo:rsid="0508cb63"/>
    </style:style>
    <style:style style:name="T390" style:family="text">
      <style:text-properties officeooo:rsid="050cdb82"/>
    </style:style>
    <style:style style:name="T391" style:family="text">
      <style:text-properties officeooo:rsid="050eb329"/>
    </style:style>
    <style:style style:name="T392" style:family="text">
      <style:text-properties officeooo:rsid="051068a8"/>
    </style:style>
    <style:style style:name="T393" style:family="text">
      <style:text-properties officeooo:rsid="05144c26"/>
    </style:style>
    <style:style style:name="T394" style:family="text">
      <style:text-properties officeooo:rsid="0515b909"/>
    </style:style>
    <style:style style:name="T395" style:family="text">
      <style:text-properties officeooo:rsid="0516c8b5"/>
    </style:style>
    <style:style style:name="T396" style:family="text">
      <style:text-properties officeooo:rsid="0517bf11"/>
    </style:style>
    <style:style style:name="T397" style:family="text">
      <style:text-properties officeooo:rsid="051939f5"/>
    </style:style>
    <style:style style:name="T398" style:family="text">
      <style:text-properties officeooo:rsid="051adef4"/>
    </style:style>
    <style:style style:name="T399" style:family="text">
      <style:text-properties officeooo:rsid="051b3643"/>
    </style:style>
    <style:style style:name="T400" style:family="text">
      <style:text-properties officeooo:rsid="051bbe1a"/>
    </style:style>
    <style:style style:name="T401" style:family="text">
      <style:text-properties officeooo:rsid="05221df2"/>
    </style:style>
    <style:style style:name="T402" style:family="text">
      <style:text-properties officeooo:rsid="0523eac2"/>
    </style:style>
    <style:style style:name="T403" style:family="text">
      <style:text-properties officeooo:rsid="052587bc"/>
    </style:style>
    <style:style style:name="T404" style:family="text">
      <style:text-properties officeooo:rsid="0527513a"/>
    </style:style>
    <style:style style:name="T405" style:family="text">
      <style:text-properties officeooo:rsid="052f69e2"/>
    </style:style>
    <style:style style:name="T406" style:family="text">
      <style:text-properties officeooo:rsid="05319d4f"/>
    </style:style>
    <style:style style:name="T407" style:family="text">
      <style:text-properties officeooo:rsid="053363c2"/>
    </style:style>
    <style:style style:name="T408" style:family="text">
      <style:text-properties officeooo:rsid="053398a9"/>
    </style:style>
    <style:style style:name="T409" style:family="text">
      <style:text-properties officeooo:rsid="0533e278"/>
    </style:style>
    <style:style style:name="T410" style:family="text">
      <style:text-properties officeooo:rsid="05367f1c"/>
    </style:style>
    <style:style style:name="T411" style:family="text">
      <style:text-properties officeooo:rsid="0538dfbd"/>
    </style:style>
    <style:style style:name="T412" style:family="text">
      <style:text-properties officeooo:rsid="05398465"/>
    </style:style>
    <style:style style:name="T413" style:family="text">
      <style:text-properties officeooo:rsid="053d8c4c"/>
    </style:style>
    <style:style style:name="T414" style:family="text">
      <style:text-properties officeooo:rsid="05493607"/>
    </style:style>
    <style:style style:name="T415" style:family="text">
      <style:text-properties officeooo:rsid="0550153c"/>
    </style:style>
    <style:style style:name="T416" style:family="text">
      <style:text-properties officeooo:rsid="05518315"/>
    </style:style>
    <style:style style:name="T417" style:family="text">
      <style:text-properties officeooo:rsid="05575545"/>
    </style:style>
    <style:style style:name="T418" style:family="text">
      <style:text-properties officeooo:rsid="05582a58"/>
    </style:style>
    <style:style style:name="T419" style:family="text">
      <style:text-properties officeooo:rsid="05587cb5"/>
    </style:style>
    <style:style style:name="T420" style:family="text">
      <style:text-properties officeooo:rsid="0559eafe"/>
    </style:style>
    <style:style style:name="T421" style:family="text">
      <style:text-properties officeooo:rsid="055a3261"/>
    </style:style>
    <style:style style:name="T422" style:family="text">
      <style:text-properties officeooo:rsid="055bbe29"/>
    </style:style>
    <style:style style:name="T423" style:family="text">
      <style:text-properties officeooo:rsid="055e488f"/>
    </style:style>
    <style:style style:name="T424" style:family="text">
      <style:text-properties officeooo:rsid="055fd2f3"/>
    </style:style>
    <style:style style:name="T425" style:family="text">
      <style:text-properties officeooo:rsid="05606a5b"/>
    </style:style>
    <style:style style:name="T426" style:family="text">
      <style:text-properties officeooo:rsid="05627079"/>
    </style:style>
    <style:style style:name="T427" style:family="text">
      <style:text-properties officeooo:rsid="056379cb"/>
    </style:style>
    <style:style style:name="T428" style:family="text">
      <style:text-properties officeooo:rsid="05649792"/>
    </style:style>
    <style:style style:name="T429" style:family="text">
      <style:text-properties officeooo:rsid="05657f5e"/>
    </style:style>
    <style:style style:name="T430" style:family="text">
      <style:text-properties officeooo:rsid="0569cc4f"/>
    </style:style>
    <style:style style:name="T431" style:family="text">
      <style:text-properties officeooo:rsid="056b1880"/>
    </style:style>
    <style:style style:name="T432" style:family="text">
      <style:text-properties officeooo:rsid="056e4367"/>
    </style:style>
    <style:style style:name="T433" style:family="text">
      <style:text-properties officeooo:rsid="056fd3a5"/>
    </style:style>
    <style:style style:name="T434" style:family="text">
      <style:text-properties officeooo:rsid="057485a5"/>
    </style:style>
    <style:style style:name="T435" style:family="text">
      <style:text-properties officeooo:rsid="05758128"/>
    </style:style>
    <style:style style:name="T436" style:family="text">
      <style:text-properties officeooo:rsid="057644fe"/>
    </style:style>
    <style:style style:name="T437" style:family="text">
      <style:text-properties officeooo:rsid="0577df04"/>
    </style:style>
    <style:style style:name="T438" style:family="text">
      <style:text-properties officeooo:rsid="0578dac4"/>
    </style:style>
    <style:style style:name="T439" style:family="text">
      <style:text-properties officeooo:rsid="057a3cee"/>
    </style:style>
    <style:style style:name="T440" style:family="text">
      <style:text-properties officeooo:rsid="057b62dd"/>
    </style:style>
    <style:style style:name="T441" style:family="text">
      <style:text-properties officeooo:rsid="05876157"/>
    </style:style>
    <style:style style:name="T442" style:family="text">
      <style:text-properties officeooo:rsid="05888e4c"/>
    </style:style>
    <style:style style:name="T443" style:family="text">
      <style:text-properties officeooo:rsid="058a010e"/>
    </style:style>
    <style:style style:name="T444" style:family="text">
      <style:text-properties officeooo:rsid="058ad3c0"/>
    </style:style>
    <style:style style:name="T445" style:family="text">
      <style:text-properties officeooo:rsid="058f5365"/>
    </style:style>
    <style:style style:name="T446" style:family="text">
      <style:text-properties officeooo:rsid="0593c0c4"/>
    </style:style>
    <style:style style:name="T447" style:family="text">
      <style:text-properties officeooo:rsid="0596ad17"/>
    </style:style>
    <style:style style:name="T448" style:family="text">
      <style:text-properties officeooo:rsid="0597e3e2"/>
    </style:style>
    <style:style style:name="T449" style:family="text">
      <style:text-properties officeooo:rsid="059fe39f"/>
    </style:style>
    <style:style style:name="T450" style:family="text">
      <style:text-properties officeooo:rsid="05a0a2b6"/>
    </style:style>
    <style:style style:name="T451" style:family="text">
      <style:text-properties officeooo:rsid="05a2e101"/>
    </style:style>
    <style:style style:name="T452" style:family="text">
      <style:text-properties officeooo:rsid="05a44207"/>
    </style:style>
    <style:style style:name="T453" style:family="text">
      <style:text-properties officeooo:rsid="05a5a667"/>
    </style:style>
    <style:style style:name="T454" style:family="text">
      <style:text-properties officeooo:rsid="05a70991"/>
    </style:style>
    <style:style style:name="T455" style:family="text">
      <style:text-properties officeooo:rsid="05af227b"/>
    </style:style>
    <style:style style:name="T456" style:family="text">
      <style:text-properties officeooo:rsid="05b40ad6"/>
    </style:style>
    <style:style style:name="T457" style:family="text">
      <style:text-properties officeooo:rsid="05c2622e"/>
    </style:style>
    <style:style style:name="T458" style:family="text">
      <style:text-properties officeooo:rsid="05ce0c78"/>
    </style:style>
    <style:style style:name="T459" style:family="text">
      <style:text-properties officeooo:rsid="05cf30a3"/>
    </style:style>
    <style:style style:name="T460" style:family="text">
      <style:text-properties officeooo:rsid="05cf7ce4"/>
    </style:style>
    <style:style style:name="T461" style:family="text">
      <style:text-properties officeooo:rsid="05d0dfb3"/>
    </style:style>
    <style:style style:name="T462" style:family="text">
      <style:text-properties officeooo:rsid="05d273df"/>
    </style:style>
    <style:style style:name="T463" style:family="text">
      <style:text-properties officeooo:rsid="05da87cc"/>
    </style:style>
    <style:style style:name="T464" style:family="text">
      <style:text-properties officeooo:rsid="05dab667"/>
    </style:style>
    <style:style style:name="T465" style:family="text">
      <style:text-properties officeooo:rsid="05db69eb"/>
    </style:style>
    <style:style style:name="T466" style:family="text">
      <style:text-properties officeooo:rsid="05de0fc8"/>
    </style:style>
    <style:style style:name="T467" style:family="text">
      <style:text-properties officeooo:rsid="05df37ae"/>
    </style:style>
    <style:style style:name="T468" style:family="text">
      <style:text-properties officeooo:rsid="05e0b7b2"/>
    </style:style>
    <style:style style:name="T469" style:family="text">
      <style:text-properties officeooo:rsid="05e99b14"/>
    </style:style>
    <style:style style:name="T470" style:family="text">
      <style:text-properties officeooo:rsid="05eafd70"/>
    </style:style>
    <style:style style:name="T471" style:family="text">
      <style:text-properties fo:font-style="italic" officeooo:rsid="05eafd70" style:font-style-asian="italic" style:font-style-complex="italic"/>
    </style:style>
    <style:style style:name="T472" style:family="text">
      <style:text-properties fo:font-style="italic" officeooo:rsid="0654514b" style:font-style-asian="italic" style:font-style-complex="italic"/>
    </style:style>
    <style:style style:name="T473" style:family="text">
      <style:text-properties fo:font-style="italic" officeooo:rsid="065095b8" style:font-style-asian="italic" style:font-style-complex="italic"/>
    </style:style>
    <style:style style:name="T474" style:family="text">
      <style:text-properties fo:font-style="italic" officeooo:rsid="064ddb68" style:font-style-asian="italic" style:font-style-complex="italic"/>
    </style:style>
    <style:style style:name="T475" style:family="text">
      <style:text-properties fo:font-style="italic" officeooo:rsid="066288a6" style:font-style-asian="italic" style:font-style-complex="italic"/>
    </style:style>
    <style:style style:name="T476" style:family="text">
      <style:text-properties fo:font-style="italic" officeooo:rsid="066108c2" style:font-style-asian="italic" style:font-style-complex="italic"/>
    </style:style>
    <style:style style:name="T477" style:family="text">
      <style:text-properties fo:font-style="italic" officeooo:rsid="06564f3b" style:font-style-asian="italic" style:font-style-complex="italic"/>
    </style:style>
    <style:style style:name="T478" style:family="text">
      <style:text-properties fo:font-style="italic" officeooo:rsid="06639cb4" style:font-style-asian="italic" style:font-style-complex="italic"/>
    </style:style>
    <style:style style:name="T479" style:family="text">
      <style:text-properties fo:font-style="italic" officeooo:rsid="07679a8d" style:font-style-asian="italic" style:font-style-complex="italic"/>
    </style:style>
    <style:style style:name="T480" style:family="text">
      <style:text-properties fo:font-style="italic" officeooo:rsid="0083b035" style:font-style-asian="italic" style:font-style-complex="italic"/>
    </style:style>
    <style:style style:name="T481" style:family="text">
      <style:text-properties fo:font-style="italic" officeooo:rsid="09aa76f0" style:font-style-asian="italic" style:font-style-complex="italic"/>
    </style:style>
    <style:style style:name="T482" style:family="text">
      <style:text-properties fo:font-style="italic" officeooo:rsid="0a38df83" style:font-style-asian="italic" style:font-style-complex="italic"/>
    </style:style>
    <style:style style:name="T483" style:family="text">
      <style:text-properties fo:font-style="italic" officeooo:rsid="0b19b511"/>
    </style:style>
    <style:style style:name="T484" style:family="text">
      <style:text-properties fo:font-style="italic" officeooo:rsid="0b3b0c0d"/>
    </style:style>
    <style:style style:name="T485" style:family="text">
      <style:text-properties fo:font-style="italic" officeooo:rsid="0b3c8bc2"/>
    </style:style>
    <style:style style:name="T486" style:family="text">
      <style:text-properties fo:font-style="italic" style:text-underline-style="none"/>
    </style:style>
    <style:style style:name="T487" style:family="text">
      <style:text-properties fo:font-style="italic" style:text-underline-style="none" fo:font-weight="normal"/>
    </style:style>
    <style:style style:name="T488" style:family="text">
      <style:text-properties fo:font-style="normal" style:font-style-asian="normal" style:font-style-complex="normal"/>
    </style:style>
    <style:style style:name="T489" style:family="text">
      <style:text-properties fo:font-style="normal" officeooo:rsid="05eafd70" style:font-style-asian="normal" style:font-style-complex="normal"/>
    </style:style>
    <style:style style:name="T490" style:family="text">
      <style:text-properties fo:font-style="normal" officeooo:rsid="05eb2042" style:font-style-asian="normal" style:font-style-complex="normal"/>
    </style:style>
    <style:style style:name="T491" style:family="text">
      <style:text-properties fo:font-style="normal" officeooo:rsid="05edb278" style:font-style-asian="normal" style:font-style-complex="normal"/>
    </style:style>
    <style:style style:name="T492" style:family="text">
      <style:text-properties fo:font-style="normal" officeooo:rsid="05edcd0d" style:font-style-asian="normal" style:font-style-complex="normal"/>
    </style:style>
    <style:style style:name="T493" style:family="text">
      <style:text-properties fo:font-style="normal" officeooo:rsid="05f0c9dc" style:font-style-asian="normal" style:font-style-complex="normal"/>
    </style:style>
    <style:style style:name="T494" style:family="text">
      <style:text-properties fo:font-style="normal" officeooo:rsid="05f53ad7" style:font-style-asian="normal" style:font-style-complex="normal"/>
    </style:style>
    <style:style style:name="T495" style:family="text">
      <style:text-properties fo:font-style="normal" officeooo:rsid="05f63dfe" style:font-style-asian="normal" style:font-style-complex="normal"/>
    </style:style>
    <style:style style:name="T496" style:family="text">
      <style:text-properties fo:font-style="normal" officeooo:rsid="05f73a7d" style:font-style-asian="normal" style:font-style-complex="normal"/>
    </style:style>
    <style:style style:name="T497" style:family="text">
      <style:text-properties fo:font-style="normal" officeooo:rsid="05f873bc" style:font-style-asian="normal" style:font-style-complex="normal"/>
    </style:style>
    <style:style style:name="T498" style:family="text">
      <style:text-properties fo:font-style="normal" officeooo:rsid="05fa58e6" style:font-style-asian="normal" style:font-style-complex="normal"/>
    </style:style>
    <style:style style:name="T499" style:family="text">
      <style:text-properties fo:font-style="normal" officeooo:rsid="05fd1273" style:font-style-asian="normal" style:font-style-complex="normal"/>
    </style:style>
    <style:style style:name="T500" style:family="text">
      <style:text-properties fo:font-style="normal" officeooo:rsid="05fe07da" style:font-style-asian="normal" style:font-style-complex="normal"/>
    </style:style>
    <style:style style:name="T501" style:family="text">
      <style:text-properties fo:font-style="normal" officeooo:rsid="0602305f" style:font-style-asian="normal" style:font-style-complex="normal"/>
    </style:style>
    <style:style style:name="T502" style:family="text">
      <style:text-properties fo:font-style="normal" officeooo:rsid="06031d2d" style:font-style-asian="normal" style:font-style-complex="normal"/>
    </style:style>
    <style:style style:name="T503" style:family="text">
      <style:text-properties fo:font-style="normal" officeooo:rsid="060d078a" style:font-style-asian="normal" style:font-style-complex="normal"/>
    </style:style>
    <style:style style:name="T504" style:family="text">
      <style:text-properties fo:font-style="normal" officeooo:rsid="060d7ed4" style:font-style-asian="normal" style:font-style-complex="normal"/>
    </style:style>
    <style:style style:name="T505" style:family="text">
      <style:text-properties fo:font-style="normal" officeooo:rsid="06167319" style:font-style-asian="normal" style:font-style-complex="normal"/>
    </style:style>
    <style:style style:name="T506" style:family="text">
      <style:text-properties fo:font-style="normal" officeooo:rsid="06191f82" style:font-style-asian="normal" style:font-style-complex="normal"/>
    </style:style>
    <style:style style:name="T507" style:family="text">
      <style:text-properties fo:font-style="normal" officeooo:rsid="0609692d" style:font-style-asian="normal" style:font-style-complex="normal"/>
    </style:style>
    <style:style style:name="T508" style:family="text">
      <style:text-properties fo:font-style="normal" officeooo:rsid="062d582c" style:font-style-asian="normal" style:font-style-complex="normal"/>
    </style:style>
    <style:style style:name="T509" style:family="text">
      <style:text-properties fo:font-style="normal" officeooo:rsid="062ebae2" style:font-style-asian="normal" style:font-style-complex="normal"/>
    </style:style>
    <style:style style:name="T510" style:family="text">
      <style:text-properties fo:font-style="normal" officeooo:rsid="06302953" style:font-style-asian="normal" style:font-style-complex="normal"/>
    </style:style>
    <style:style style:name="T511" style:family="text">
      <style:text-properties fo:font-style="normal" officeooo:rsid="063540ee" style:font-style-asian="normal" style:font-style-complex="normal"/>
    </style:style>
    <style:style style:name="T512" style:family="text">
      <style:text-properties fo:font-style="normal" officeooo:rsid="09a5dbfe" style:font-style-asian="normal" style:font-style-complex="normal"/>
    </style:style>
    <style:style style:name="T513" style:family="text">
      <style:text-properties fo:font-style="normal" officeooo:rsid="09a7fa8e" style:font-style-asian="normal" style:font-style-complex="normal"/>
    </style:style>
    <style:style style:name="T514" style:family="text">
      <style:text-properties fo:font-style="normal" style:text-underline-style="none"/>
    </style:style>
    <style:style style:name="T515" style:family="text">
      <style:text-properties fo:font-style="normal" style:text-underline-style="none" fo:font-weight="normal"/>
    </style:style>
    <style:style style:name="T516" style:family="text">
      <style:text-properties officeooo:rsid="060f1c39"/>
    </style:style>
    <style:style style:name="T517" style:family="text">
      <style:text-properties officeooo:rsid="060fcba1"/>
    </style:style>
    <style:style style:name="T518" style:family="text">
      <style:text-properties officeooo:rsid="061400e9"/>
    </style:style>
    <style:style style:name="T519" style:family="text">
      <style:text-properties officeooo:rsid="0648bcf3"/>
    </style:style>
    <style:style style:name="T520" style:family="text">
      <style:text-properties officeooo:rsid="0648dfce"/>
    </style:style>
    <style:style style:name="T521" style:family="text">
      <style:text-properties officeooo:rsid="06726ff3"/>
    </style:style>
    <style:style style:name="T522" style:family="text">
      <style:text-properties officeooo:rsid="0673de9f"/>
    </style:style>
    <style:style style:name="T523" style:family="text">
      <style:text-properties officeooo:rsid="0674d442"/>
    </style:style>
    <style:style style:name="T524" style:family="text">
      <style:text-properties officeooo:rsid="0675e1be"/>
    </style:style>
    <style:style style:name="T525" style:family="text">
      <style:text-properties officeooo:rsid="0675f455"/>
    </style:style>
    <style:style style:name="T526" style:family="text">
      <style:text-properties officeooo:rsid="0677b619"/>
    </style:style>
    <style:style style:name="T527" style:family="text">
      <style:text-properties officeooo:rsid="067a0454"/>
    </style:style>
    <style:style style:name="T528" style:family="text">
      <style:text-properties officeooo:rsid="067d2965"/>
    </style:style>
    <style:style style:name="T529" style:family="text">
      <style:text-properties officeooo:rsid="067e9a59"/>
    </style:style>
    <style:style style:name="T530" style:family="text">
      <style:text-properties officeooo:rsid="067f2ccc"/>
    </style:style>
    <style:style style:name="T531" style:family="text">
      <style:text-properties officeooo:rsid="067f55df"/>
    </style:style>
    <style:style style:name="T532" style:family="text">
      <style:text-properties officeooo:rsid="068d605c"/>
    </style:style>
    <style:style style:name="T533" style:family="text">
      <style:text-properties officeooo:rsid="068e3a17"/>
    </style:style>
    <style:style style:name="T534" style:family="text">
      <style:text-properties officeooo:rsid="0693226b"/>
    </style:style>
    <style:style style:name="T535" style:family="text">
      <style:text-properties officeooo:rsid="069b22a3"/>
    </style:style>
    <style:style style:name="T536" style:family="text">
      <style:text-properties officeooo:rsid="069ca377"/>
    </style:style>
    <style:style style:name="T537" style:family="text">
      <style:text-properties officeooo:rsid="069e1ee0"/>
    </style:style>
    <style:style style:name="T538" style:family="text">
      <style:text-properties officeooo:rsid="06a152d1"/>
    </style:style>
    <style:style style:name="T539" style:family="text">
      <style:text-properties officeooo:rsid="06a15494"/>
    </style:style>
    <style:style style:name="T540" style:family="text">
      <style:text-properties officeooo:rsid="06a3427e"/>
    </style:style>
    <style:style style:name="T541" style:family="text">
      <style:text-properties officeooo:rsid="06a71e6e"/>
    </style:style>
    <style:style style:name="T542" style:family="text">
      <style:text-properties officeooo:rsid="06aa5e23"/>
    </style:style>
    <style:style style:name="T543" style:family="text">
      <style:text-properties officeooo:rsid="06bcc500"/>
    </style:style>
    <style:style style:name="T544" style:family="text">
      <style:text-properties officeooo:rsid="06c1c09c"/>
    </style:style>
    <style:style style:name="T545" style:family="text">
      <style:text-properties officeooo:rsid="06c36daf"/>
    </style:style>
    <style:style style:name="T546" style:family="text">
      <style:text-properties officeooo:rsid="06cb2390"/>
    </style:style>
    <style:style style:name="T547" style:family="text">
      <style:text-properties officeooo:rsid="06cbb799"/>
    </style:style>
    <style:style style:name="T548" style:family="text">
      <style:text-properties officeooo:rsid="06dc8c69"/>
    </style:style>
    <style:style style:name="T549" style:family="text">
      <style:text-properties officeooo:rsid="06de1950"/>
    </style:style>
    <style:style style:name="T550" style:family="text">
      <style:text-properties officeooo:rsid="06dfac83"/>
    </style:style>
    <style:style style:name="T551" style:family="text">
      <style:text-properties officeooo:rsid="06f3cf35"/>
    </style:style>
    <style:style style:name="T552" style:family="text">
      <style:text-properties officeooo:rsid="06f57335"/>
    </style:style>
    <style:style style:name="T553" style:family="text">
      <style:text-properties officeooo:rsid="06f5e785"/>
    </style:style>
    <style:style style:name="T554" style:family="text">
      <style:text-properties officeooo:rsid="06f60fe8"/>
    </style:style>
    <style:style style:name="T555" style:family="text">
      <style:text-properties officeooo:rsid="06fa000e"/>
    </style:style>
    <style:style style:name="T556" style:family="text">
      <style:text-properties officeooo:rsid="06fb9dab"/>
    </style:style>
    <style:style style:name="T557" style:family="text">
      <style:text-properties officeooo:rsid="07077fae"/>
    </style:style>
    <style:style style:name="T558" style:family="text">
      <style:text-properties officeooo:rsid="070786ea"/>
    </style:style>
    <style:style style:name="T559" style:family="text">
      <style:text-properties officeooo:rsid="07086120"/>
    </style:style>
    <style:style style:name="T560" style:family="text">
      <style:text-properties officeooo:rsid="070b703f"/>
    </style:style>
    <style:style style:name="T561" style:family="text">
      <style:text-properties officeooo:rsid="070beed8"/>
    </style:style>
    <style:style style:name="T562" style:family="text">
      <style:text-properties officeooo:rsid="070ea457"/>
    </style:style>
    <style:style style:name="T563" style:family="text">
      <style:text-properties officeooo:rsid="070ed534"/>
    </style:style>
    <style:style style:name="T564" style:family="text">
      <style:text-properties officeooo:rsid="0716b956"/>
    </style:style>
    <style:style style:name="T565" style:family="text">
      <style:text-properties officeooo:rsid="0717b08b"/>
    </style:style>
    <style:style style:name="T566" style:family="text">
      <style:text-properties officeooo:rsid="071eb694"/>
    </style:style>
    <style:style style:name="T567" style:family="text">
      <style:text-properties officeooo:rsid="0721d4e5"/>
    </style:style>
    <style:style style:name="T568" style:family="text">
      <style:text-properties officeooo:rsid="07255b27"/>
    </style:style>
    <style:style style:name="T569" style:family="text">
      <style:text-properties officeooo:rsid="072965e5"/>
    </style:style>
    <style:style style:name="T570" style:family="text">
      <style:text-properties officeooo:rsid="072a0b85"/>
    </style:style>
    <style:style style:name="T571" style:family="text">
      <style:text-properties officeooo:rsid="072eb332"/>
    </style:style>
    <style:style style:name="T572" style:family="text">
      <style:text-properties officeooo:rsid="072f0d70"/>
    </style:style>
    <style:style style:name="T573" style:family="text">
      <style:text-properties officeooo:rsid="0732d7c4"/>
    </style:style>
    <style:style style:name="T574" style:family="text">
      <style:text-properties officeooo:rsid="073500d5"/>
    </style:style>
    <style:style style:name="T575" style:family="text">
      <style:text-properties officeooo:rsid="07397c53"/>
    </style:style>
    <style:style style:name="T576" style:family="text">
      <style:text-properties officeooo:rsid="073ac8ae"/>
    </style:style>
    <style:style style:name="T577" style:family="text">
      <style:text-properties officeooo:rsid="073ad432"/>
    </style:style>
    <style:style style:name="T578" style:family="text">
      <style:text-properties officeooo:rsid="073e81ed"/>
    </style:style>
    <style:style style:name="T579" style:family="text">
      <style:text-properties officeooo:rsid="073f920b"/>
    </style:style>
    <style:style style:name="T580" style:family="text">
      <style:text-properties officeooo:rsid="0745f522"/>
    </style:style>
    <style:style style:name="T581" style:family="text">
      <style:text-properties officeooo:rsid="0748f8df"/>
    </style:style>
    <style:style style:name="T582" style:family="text">
      <style:text-properties officeooo:rsid="07490b61"/>
    </style:style>
    <style:style style:name="T583" style:family="text">
      <style:text-properties officeooo:rsid="07496e8e"/>
    </style:style>
    <style:style style:name="T584" style:family="text">
      <style:text-properties officeooo:rsid="074a5f6f"/>
    </style:style>
    <style:style style:name="T585" style:family="text">
      <style:text-properties officeooo:rsid="074ae3cd"/>
    </style:style>
    <style:style style:name="T586" style:family="text">
      <style:text-properties officeooo:rsid="074d3972"/>
    </style:style>
    <style:style style:name="T587" style:family="text">
      <style:text-properties officeooo:rsid="074e9d8e"/>
    </style:style>
    <style:style style:name="T588" style:family="text">
      <style:text-properties officeooo:rsid="07532ec3"/>
    </style:style>
    <style:style style:name="T589" style:family="text">
      <style:text-properties officeooo:rsid="0755de1e"/>
    </style:style>
    <style:style style:name="T590" style:family="text">
      <style:text-properties officeooo:rsid="0757f1f8"/>
    </style:style>
    <style:style style:name="T591" style:family="text">
      <style:text-properties officeooo:rsid="075f749a"/>
    </style:style>
    <style:style style:name="T592" style:family="text">
      <style:text-properties officeooo:rsid="076b4c5e"/>
    </style:style>
    <style:style style:name="T593" style:family="text">
      <style:text-properties officeooo:rsid="076c1800"/>
    </style:style>
    <style:style style:name="T594" style:family="text">
      <style:text-properties officeooo:rsid="076d06f4"/>
    </style:style>
    <style:style style:name="T595" style:family="text">
      <style:text-properties officeooo:rsid="076deac2"/>
    </style:style>
    <style:style style:name="T596" style:family="text">
      <style:text-properties officeooo:rsid="07720ef8"/>
    </style:style>
    <style:style style:name="T597" style:family="text">
      <style:text-properties officeooo:rsid="07839069"/>
    </style:style>
    <style:style style:name="T598" style:family="text">
      <style:text-properties officeooo:rsid="0788a9e5"/>
    </style:style>
    <style:style style:name="T599" style:family="text">
      <style:text-properties officeooo:rsid="078a9045"/>
    </style:style>
    <style:style style:name="T600" style:family="text">
      <style:text-properties officeooo:rsid="07905caf"/>
    </style:style>
    <style:style style:name="T601" style:family="text">
      <style:text-properties officeooo:rsid="07943f2b"/>
    </style:style>
    <style:style style:name="T602" style:family="text">
      <style:text-properties officeooo:rsid="07951dcf"/>
    </style:style>
    <style:style style:name="T603" style:family="text">
      <style:text-properties officeooo:rsid="0795471f"/>
    </style:style>
    <style:style style:name="T604" style:family="text">
      <style:text-properties officeooo:rsid="079bf079"/>
    </style:style>
    <style:style style:name="T605" style:family="text">
      <style:text-properties officeooo:rsid="07a383cc"/>
    </style:style>
    <style:style style:name="T606" style:family="text">
      <style:text-properties officeooo:rsid="07a3cd9d"/>
    </style:style>
    <style:style style:name="T607" style:family="text">
      <style:text-properties officeooo:rsid="07a4a28d"/>
    </style:style>
    <style:style style:name="T608" style:family="text">
      <style:text-properties officeooo:rsid="07a55250"/>
    </style:style>
    <style:style style:name="T609" style:family="text">
      <style:text-properties officeooo:rsid="07a5adb6"/>
    </style:style>
    <style:style style:name="T610" style:family="text">
      <style:text-properties officeooo:rsid="07a789e0"/>
    </style:style>
    <style:style style:name="T611" style:family="text">
      <style:text-properties officeooo:rsid="07a7b9fb"/>
    </style:style>
    <style:style style:name="T612" style:family="text">
      <style:text-properties officeooo:rsid="07aac8b8"/>
    </style:style>
    <style:style style:name="T613" style:family="text">
      <style:text-properties officeooo:rsid="07ececd1"/>
    </style:style>
    <style:style style:name="T614" style:family="text">
      <style:text-properties officeooo:rsid="07ee08f0"/>
    </style:style>
    <style:style style:name="T615" style:family="text">
      <style:text-properties officeooo:rsid="07f0c7af"/>
    </style:style>
    <style:style style:name="T616" style:family="text">
      <style:text-properties officeooo:rsid="07f11795"/>
    </style:style>
    <style:style style:name="T617" style:family="text">
      <style:text-properties officeooo:rsid="07f399ed"/>
    </style:style>
    <style:style style:name="T618" style:family="text">
      <style:text-properties officeooo:rsid="0804fdf4"/>
    </style:style>
    <style:style style:name="T619" style:family="text">
      <style:text-properties officeooo:rsid="080be5df"/>
    </style:style>
    <style:style style:name="T620" style:family="text">
      <style:text-properties officeooo:rsid="0816885d"/>
    </style:style>
    <style:style style:name="T621" style:family="text">
      <style:text-properties officeooo:rsid="08181aab"/>
    </style:style>
    <style:style style:name="T622" style:family="text">
      <style:text-properties officeooo:rsid="08223aa3"/>
    </style:style>
    <style:style style:name="T623" style:family="text">
      <style:text-properties officeooo:rsid="08252f22"/>
    </style:style>
    <style:style style:name="T624" style:family="text">
      <style:text-properties officeooo:rsid="0826378c"/>
    </style:style>
    <style:style style:name="T625" style:family="text">
      <style:text-properties officeooo:rsid="0829a164"/>
    </style:style>
    <style:style style:name="T626" style:family="text">
      <style:text-properties officeooo:rsid="082c7481"/>
    </style:style>
    <style:style style:name="T627" style:family="text">
      <style:text-properties officeooo:rsid="0839dff1"/>
    </style:style>
    <style:style style:name="T628" style:family="text">
      <style:text-properties officeooo:rsid="083b28fc"/>
    </style:style>
    <style:style style:name="T629" style:family="text">
      <style:text-properties officeooo:rsid="0840b3db"/>
    </style:style>
    <style:style style:name="T630" style:family="text">
      <style:text-properties officeooo:rsid="0842919b"/>
    </style:style>
    <style:style style:name="T631" style:family="text">
      <style:text-properties officeooo:rsid="0843f687"/>
    </style:style>
    <style:style style:name="T632" style:family="text">
      <style:text-properties officeooo:rsid="08445c83"/>
    </style:style>
    <style:style style:name="T633" style:family="text">
      <style:text-properties officeooo:rsid="08461956"/>
    </style:style>
    <style:style style:name="T634" style:family="text">
      <style:text-properties officeooo:rsid="0847ee24"/>
    </style:style>
    <style:style style:name="T635" style:family="text">
      <style:text-properties officeooo:rsid="08494b7f"/>
    </style:style>
    <style:style style:name="T636" style:family="text">
      <style:text-properties officeooo:rsid="084d0825"/>
    </style:style>
    <style:style style:name="T637" style:family="text">
      <style:text-properties officeooo:rsid="084d96dd"/>
    </style:style>
    <style:style style:name="T638" style:family="text">
      <style:text-properties officeooo:rsid="0851e806"/>
    </style:style>
    <style:style style:name="T639" style:family="text">
      <style:text-properties officeooo:rsid="085b74bb"/>
    </style:style>
    <style:style style:name="T640" style:family="text">
      <style:text-properties officeooo:rsid="085bd5bb"/>
    </style:style>
    <style:style style:name="T641" style:family="text">
      <style:text-properties officeooo:rsid="085dc765"/>
    </style:style>
    <style:style style:name="T642" style:family="text">
      <style:text-properties officeooo:rsid="085eb4b6"/>
    </style:style>
    <style:style style:name="T643" style:family="text">
      <style:text-properties officeooo:rsid="0860b14f"/>
    </style:style>
    <style:style style:name="T644" style:family="text">
      <style:text-properties officeooo:rsid="086102e8"/>
    </style:style>
    <style:style style:name="T645" style:family="text">
      <style:text-properties officeooo:rsid="0863dd0f"/>
    </style:style>
    <style:style style:name="T646" style:family="text">
      <style:text-properties officeooo:rsid="0868df91"/>
    </style:style>
    <style:style style:name="T647" style:family="text">
      <style:text-properties officeooo:rsid="0872a87e"/>
    </style:style>
    <style:style style:name="T648" style:family="text">
      <style:text-properties officeooo:rsid="08733d81"/>
    </style:style>
    <style:style style:name="T649" style:family="text">
      <style:text-properties officeooo:rsid="087ad54b"/>
    </style:style>
    <style:style style:name="T650" style:family="text">
      <style:text-properties officeooo:rsid="087df8d5"/>
    </style:style>
    <style:style style:name="T651" style:family="text">
      <style:text-properties officeooo:rsid="087e9151"/>
    </style:style>
    <style:style style:name="T652" style:family="text">
      <style:text-properties officeooo:rsid="088449a1"/>
    </style:style>
    <style:style style:name="T653" style:family="text">
      <style:text-properties officeooo:rsid="0885ea40"/>
    </style:style>
    <style:style style:name="T654" style:family="text">
      <style:text-properties officeooo:rsid="0886a13f"/>
    </style:style>
    <style:style style:name="T655" style:family="text">
      <style:text-properties officeooo:rsid="08873434"/>
    </style:style>
    <style:style style:name="T656" style:family="text">
      <style:text-properties officeooo:rsid="08883027"/>
    </style:style>
    <style:style style:name="T657" style:family="text">
      <style:text-properties officeooo:rsid="08895dd7"/>
    </style:style>
    <style:style style:name="T658" style:family="text">
      <style:text-properties officeooo:rsid="0891e029"/>
    </style:style>
    <style:style style:name="T659" style:family="text">
      <style:text-properties officeooo:rsid="089329f1"/>
    </style:style>
    <style:style style:name="T660" style:family="text">
      <style:text-properties officeooo:rsid="0894bac1"/>
    </style:style>
    <style:style style:name="T661" style:family="text">
      <style:text-properties officeooo:rsid="08959dae"/>
    </style:style>
    <style:style style:name="T662" style:family="text">
      <style:text-properties officeooo:rsid="08985ed7"/>
    </style:style>
    <style:style style:name="T663" style:family="text">
      <style:text-properties officeooo:rsid="089ad563"/>
    </style:style>
    <style:style style:name="T664" style:family="text">
      <style:text-properties officeooo:rsid="089e8092"/>
    </style:style>
    <style:style style:name="T665" style:family="text">
      <style:text-properties officeooo:rsid="089f6580"/>
    </style:style>
    <style:style style:name="T666" style:family="text">
      <style:text-properties officeooo:rsid="08a0a910"/>
    </style:style>
    <style:style style:name="T667" style:family="text">
      <style:text-properties officeooo:rsid="08a74a2b"/>
    </style:style>
    <style:style style:name="T668" style:family="text">
      <style:text-properties officeooo:rsid="08a8ce58"/>
    </style:style>
    <style:style style:name="T669" style:family="text">
      <style:text-properties officeooo:rsid="08aa7fdb"/>
    </style:style>
    <style:style style:name="T670" style:family="text">
      <style:text-properties officeooo:rsid="08ac36f9"/>
    </style:style>
    <style:style style:name="T671" style:family="text">
      <style:text-properties officeooo:rsid="08ada366"/>
    </style:style>
    <style:style style:name="T672" style:family="text">
      <style:text-properties officeooo:rsid="08b20e93"/>
    </style:style>
    <style:style style:name="T673" style:family="text">
      <style:text-properties officeooo:rsid="08b2caa9"/>
    </style:style>
    <style:style style:name="T674" style:family="text">
      <style:text-properties officeooo:rsid="08b3d60b"/>
    </style:style>
    <style:style style:name="T675" style:family="text">
      <style:text-properties officeooo:rsid="08b51ec2"/>
    </style:style>
    <style:style style:name="T676" style:family="text">
      <style:text-properties officeooo:rsid="08b60e97"/>
    </style:style>
    <style:style style:name="T677" style:family="text">
      <style:text-properties officeooo:rsid="08b63841"/>
    </style:style>
    <style:style style:name="T678" style:family="text">
      <style:text-properties officeooo:rsid="08b9357d"/>
    </style:style>
    <style:style style:name="T679" style:family="text">
      <style:text-properties officeooo:rsid="08c008ba"/>
    </style:style>
    <style:style style:name="T680" style:family="text">
      <style:text-properties officeooo:rsid="01860279"/>
    </style:style>
    <style:style style:name="T681" style:family="text">
      <style:text-properties officeooo:rsid="08dcb52c"/>
    </style:style>
    <style:style style:name="T682" style:family="text">
      <style:text-properties officeooo:rsid="08e6e0b4"/>
    </style:style>
    <style:style style:name="T683" style:family="text">
      <style:text-properties officeooo:rsid="08ef8f1c"/>
    </style:style>
    <style:style style:name="T684" style:family="text">
      <style:text-properties officeooo:rsid="08efbc62"/>
    </style:style>
    <style:style style:name="T685" style:family="text">
      <style:text-properties officeooo:rsid="09010056"/>
    </style:style>
    <style:style style:name="T686" style:family="text">
      <style:text-properties officeooo:rsid="090365a1"/>
    </style:style>
    <style:style style:name="T687" style:family="text">
      <style:text-properties officeooo:rsid="0903c58d"/>
    </style:style>
    <style:style style:name="T688" style:family="text">
      <style:text-properties officeooo:rsid="090d68a3"/>
    </style:style>
    <style:style style:name="T689" style:family="text">
      <style:text-properties officeooo:rsid="090ec2a2"/>
    </style:style>
    <style:style style:name="T690" style:family="text">
      <style:text-properties officeooo:rsid="0910166a"/>
    </style:style>
    <style:style style:name="T691" style:family="text">
      <style:text-properties officeooo:rsid="09134e2c"/>
    </style:style>
    <style:style style:name="T692" style:family="text">
      <style:text-properties officeooo:rsid="091845af"/>
    </style:style>
    <style:style style:name="T693" style:family="text">
      <style:text-properties officeooo:rsid="091c2019"/>
    </style:style>
    <style:style style:name="T694" style:family="text">
      <style:text-properties officeooo:rsid="091d89e9"/>
    </style:style>
    <style:style style:name="T695" style:family="text">
      <style:text-properties officeooo:rsid="091f5982"/>
    </style:style>
    <style:style style:name="T696" style:family="text">
      <style:text-properties officeooo:rsid="092073bc"/>
    </style:style>
    <style:style style:name="T697" style:family="text">
      <style:text-properties officeooo:rsid="09207558"/>
    </style:style>
    <style:style style:name="T698" style:family="text">
      <style:text-properties officeooo:rsid="092252ac"/>
    </style:style>
    <style:style style:name="T699" style:family="text">
      <style:text-properties officeooo:rsid="092544be"/>
    </style:style>
    <style:style style:name="T700" style:family="text">
      <style:text-properties officeooo:rsid="09267dde"/>
    </style:style>
    <style:style style:name="T701" style:family="text">
      <style:text-properties officeooo:rsid="0927a96e"/>
    </style:style>
    <style:style style:name="T702" style:family="text">
      <style:text-properties officeooo:rsid="0927eeb2"/>
    </style:style>
    <style:style style:name="T703" style:family="text">
      <style:text-properties officeooo:rsid="09297c17"/>
    </style:style>
    <style:style style:name="T704" style:family="text">
      <style:text-properties officeooo:rsid="092ce9e0"/>
    </style:style>
    <style:style style:name="T705" style:family="text">
      <style:text-properties officeooo:rsid="0930220f"/>
    </style:style>
    <style:style style:name="T706" style:family="text">
      <style:text-properties officeooo:rsid="093120ea"/>
    </style:style>
    <style:style style:name="T707" style:family="text">
      <style:text-properties officeooo:rsid="09326ae1"/>
    </style:style>
    <style:style style:name="T708" style:family="text">
      <style:text-properties officeooo:rsid="0933aa33"/>
    </style:style>
    <style:style style:name="T709" style:family="text">
      <style:text-properties officeooo:rsid="093461d1"/>
    </style:style>
    <style:style style:name="T710" style:family="text">
      <style:text-properties officeooo:rsid="093e86c3"/>
    </style:style>
    <style:style style:name="T711" style:family="text">
      <style:text-properties officeooo:rsid="0940a5a7"/>
    </style:style>
    <style:style style:name="T712" style:family="text">
      <style:text-properties officeooo:rsid="0941c1bd"/>
    </style:style>
    <style:style style:name="T713" style:family="text">
      <style:text-properties officeooo:rsid="0942ea36"/>
    </style:style>
    <style:style style:name="T714" style:family="text">
      <style:text-properties officeooo:rsid="0942f50e"/>
    </style:style>
    <style:style style:name="T715" style:family="text">
      <style:text-properties officeooo:rsid="0944db3e"/>
    </style:style>
    <style:style style:name="T716" style:family="text">
      <style:text-properties officeooo:rsid="094c779d"/>
    </style:style>
    <style:style style:name="T717" style:family="text">
      <style:text-properties officeooo:rsid="095342a8"/>
    </style:style>
    <style:style style:name="T718" style:family="text">
      <style:text-properties officeooo:rsid="0954bb14"/>
    </style:style>
    <style:style style:name="T719" style:family="text">
      <style:text-properties officeooo:rsid="0957b951"/>
    </style:style>
    <style:style style:name="T720" style:family="text">
      <style:text-properties officeooo:rsid="095a00aa"/>
    </style:style>
    <style:style style:name="T721" style:family="text">
      <style:text-properties officeooo:rsid="095bfc28"/>
    </style:style>
    <style:style style:name="T722" style:family="text">
      <style:text-properties officeooo:rsid="095d1694"/>
    </style:style>
    <style:style style:name="T723" style:family="text">
      <style:text-properties officeooo:rsid="095f6a82"/>
    </style:style>
    <style:style style:name="T724" style:family="text">
      <style:text-properties officeooo:rsid="0960a946"/>
    </style:style>
    <style:style style:name="T725" style:family="text">
      <style:text-properties officeooo:rsid="0960e8f1"/>
    </style:style>
    <style:style style:name="T726" style:family="text">
      <style:text-properties officeooo:rsid="09628dac"/>
    </style:style>
    <style:style style:name="T727" style:family="text">
      <style:text-properties officeooo:rsid="0964ec69"/>
    </style:style>
    <style:style style:name="T728" style:family="text">
      <style:text-properties officeooo:rsid="0966467c"/>
    </style:style>
    <style:style style:name="T729" style:family="text">
      <style:text-properties officeooo:rsid="09676efd"/>
    </style:style>
    <style:style style:name="T730" style:family="text">
      <style:text-properties officeooo:rsid="09692a09"/>
    </style:style>
    <style:style style:name="T731" style:family="text">
      <style:text-properties officeooo:rsid="0969df95"/>
    </style:style>
    <style:style style:name="T732" style:family="text">
      <style:text-properties officeooo:rsid="096c4b2d"/>
    </style:style>
    <style:style style:name="T733" style:family="text">
      <style:text-properties officeooo:rsid="096d8451"/>
    </style:style>
    <style:style style:name="T734" style:family="text">
      <style:text-properties officeooo:rsid="0978bac1"/>
    </style:style>
    <style:style style:name="T735" style:family="text">
      <style:text-properties officeooo:rsid="097ec191"/>
    </style:style>
    <style:style style:name="T736" style:family="text">
      <style:text-properties officeooo:rsid="0981183f"/>
    </style:style>
    <style:style style:name="T737" style:family="text">
      <style:text-properties officeooo:rsid="09822dd2"/>
    </style:style>
    <style:style style:name="T738" style:family="text">
      <style:text-properties officeooo:rsid="0983395d"/>
    </style:style>
    <style:style style:name="T739" style:family="text">
      <style:text-properties officeooo:rsid="09852348"/>
    </style:style>
    <style:style style:name="T740" style:family="text">
      <style:text-properties officeooo:rsid="098f7b81"/>
    </style:style>
    <style:style style:name="T741" style:family="text">
      <style:text-properties officeooo:rsid="0990344d"/>
    </style:style>
    <style:style style:name="T742" style:family="text">
      <style:text-properties officeooo:rsid="0991607c"/>
    </style:style>
    <style:style style:name="T743" style:family="text">
      <style:text-properties officeooo:rsid="099266fb"/>
    </style:style>
    <style:style style:name="T744" style:family="text">
      <style:text-properties officeooo:rsid="09964d99"/>
    </style:style>
    <style:style style:name="T745" style:family="text">
      <style:text-properties officeooo:rsid="099725a7"/>
    </style:style>
    <style:style style:name="T746" style:family="text">
      <style:text-properties officeooo:rsid="0997e16b"/>
    </style:style>
    <style:style style:name="T747" style:family="text">
      <style:text-properties officeooo:rsid="099bf6df"/>
    </style:style>
    <style:style style:name="T748" style:family="text">
      <style:text-properties officeooo:rsid="099d20b9"/>
    </style:style>
    <style:style style:name="T749" style:family="text">
      <style:text-properties officeooo:rsid="099eebe9"/>
    </style:style>
    <style:style style:name="T750" style:family="text">
      <style:text-properties officeooo:rsid="099fe1e4"/>
    </style:style>
    <style:style style:name="T751" style:family="text">
      <style:text-properties officeooo:rsid="09a55c73"/>
    </style:style>
    <style:style style:name="T752" style:family="text">
      <style:text-properties officeooo:rsid="09b749db"/>
    </style:style>
    <style:style style:name="T753" style:family="text">
      <style:text-properties officeooo:rsid="09ba2175"/>
    </style:style>
    <style:style style:name="T754" style:family="text">
      <style:text-properties officeooo:rsid="09c05277"/>
    </style:style>
    <style:style style:name="T755" style:family="text">
      <style:text-properties officeooo:rsid="09c17b4a"/>
    </style:style>
    <style:style style:name="T756" style:family="text">
      <style:text-properties officeooo:rsid="09c467c6"/>
    </style:style>
    <style:style style:name="T757" style:family="text">
      <style:text-properties officeooo:rsid="09cd102e"/>
    </style:style>
    <style:style style:name="T758" style:family="text">
      <style:text-properties officeooo:rsid="09d0ee9f"/>
    </style:style>
    <style:style style:name="T759" style:family="text">
      <style:text-properties officeooo:rsid="09d103bc"/>
    </style:style>
    <style:style style:name="T760" style:family="text">
      <style:text-properties officeooo:rsid="09d1be19"/>
    </style:style>
    <style:style style:name="T761" style:family="text">
      <style:text-properties officeooo:rsid="09d39fe4"/>
    </style:style>
    <style:style style:name="T762" style:family="text">
      <style:text-properties officeooo:rsid="09df2b08"/>
    </style:style>
    <style:style style:name="T763" style:family="text">
      <style:text-properties officeooo:rsid="09e25464"/>
    </style:style>
    <style:style style:name="T764" style:family="text">
      <style:text-properties officeooo:rsid="09e2e5fe"/>
    </style:style>
    <style:style style:name="T765" style:family="text">
      <style:text-properties officeooo:rsid="09e94e6b"/>
    </style:style>
    <style:style style:name="T766" style:family="text">
      <style:text-properties officeooo:rsid="09f26f4d"/>
    </style:style>
    <style:style style:name="T767" style:family="text">
      <style:text-properties officeooo:rsid="09f44cd8"/>
    </style:style>
    <style:style style:name="T768" style:family="text">
      <style:text-properties officeooo:rsid="09f6b5d8"/>
    </style:style>
    <style:style style:name="T769" style:family="text">
      <style:text-properties officeooo:rsid="09febe64"/>
    </style:style>
    <style:style style:name="T770" style:family="text">
      <style:text-properties officeooo:rsid="09ff0698"/>
    </style:style>
    <style:style style:name="T771" style:family="text">
      <style:text-properties officeooo:rsid="09ff559e"/>
    </style:style>
    <style:style style:name="T772" style:family="text">
      <style:text-properties officeooo:rsid="09ff7c43"/>
    </style:style>
    <style:style style:name="T773" style:family="text">
      <style:text-properties officeooo:rsid="0a002025"/>
    </style:style>
    <style:style style:name="T774" style:family="text">
      <style:text-properties officeooo:rsid="0a013e55"/>
    </style:style>
    <style:style style:name="T775" style:family="text">
      <style:text-properties officeooo:rsid="0a040070"/>
    </style:style>
    <style:style style:name="T776" style:family="text">
      <style:text-properties officeooo:rsid="0a08e20d"/>
    </style:style>
    <style:style style:name="T777" style:family="text">
      <style:text-properties officeooo:rsid="0a0a2238"/>
    </style:style>
    <style:style style:name="T778" style:family="text">
      <style:text-properties officeooo:rsid="0a0ad29b"/>
    </style:style>
    <style:style style:name="T779" style:family="text">
      <style:text-properties officeooo:rsid="0a0d4740"/>
    </style:style>
    <style:style style:name="T780" style:family="text">
      <style:text-properties officeooo:rsid="0a0e565e"/>
    </style:style>
    <style:style style:name="T781" style:family="text">
      <style:text-properties officeooo:rsid="0a0ffcb9"/>
    </style:style>
    <style:style style:name="T782" style:family="text">
      <style:text-properties officeooo:rsid="0a1fe9e9"/>
    </style:style>
    <style:style style:name="T783" style:family="text">
      <style:text-properties officeooo:rsid="0a21d607"/>
    </style:style>
    <style:style style:name="T784" style:family="text">
      <style:text-properties officeooo:rsid="0a22486f"/>
    </style:style>
    <style:style style:name="T785" style:family="text">
      <style:text-properties officeooo:rsid="0a22d882"/>
    </style:style>
    <style:style style:name="T786" style:family="text">
      <style:text-properties officeooo:rsid="0a24603e"/>
    </style:style>
    <style:style style:name="T787" style:family="text">
      <style:text-properties officeooo:rsid="0a2572a7"/>
    </style:style>
    <style:style style:name="T788" style:family="text">
      <style:text-properties officeooo:rsid="0a274997"/>
    </style:style>
    <style:style style:name="T789" style:family="text">
      <style:text-properties officeooo:rsid="0a290560"/>
    </style:style>
    <style:style style:name="T790" style:family="text">
      <style:text-properties officeooo:rsid="0a29f84d"/>
    </style:style>
    <style:style style:name="T791" style:family="text">
      <style:text-properties officeooo:rsid="0a2ea055"/>
    </style:style>
    <style:style style:name="T792" style:family="text">
      <style:text-properties officeooo:rsid="0a339edd"/>
    </style:style>
    <style:style style:name="T793" style:family="text">
      <style:text-properties officeooo:rsid="0a35afa5"/>
    </style:style>
    <style:style style:name="T794" style:family="text">
      <style:text-properties officeooo:rsid="0a37b845"/>
    </style:style>
    <style:style style:name="T795" style:family="text">
      <style:text-properties officeooo:rsid="0a38df83"/>
    </style:style>
    <style:style style:name="T796" style:family="text">
      <style:text-properties officeooo:rsid="0a392e43"/>
    </style:style>
    <style:style style:name="T797" style:family="text">
      <style:text-properties officeooo:rsid="0a3b949f"/>
    </style:style>
    <style:style style:name="T798" style:family="text">
      <style:text-properties officeooo:rsid="0a4b7082"/>
    </style:style>
    <style:style style:name="T799" style:family="text">
      <style:text-properties officeooo:rsid="0a4d5198"/>
    </style:style>
    <style:style style:name="T800" style:family="text">
      <style:text-properties officeooo:rsid="0a4e10be"/>
    </style:style>
    <style:style style:name="T801" style:family="text">
      <style:text-properties officeooo:rsid="0a4e7f76"/>
    </style:style>
    <style:style style:name="T802" style:family="text">
      <style:text-properties officeooo:rsid="0a53aa82"/>
    </style:style>
    <style:style style:name="T803" style:family="text">
      <style:text-properties officeooo:rsid="0a595387"/>
    </style:style>
    <style:style style:name="T804" style:family="text">
      <style:text-properties officeooo:rsid="0a5b3d4f"/>
    </style:style>
    <style:style style:name="T805" style:family="text">
      <style:text-properties officeooo:rsid="0a5d0a7c"/>
    </style:style>
    <style:style style:name="T806" style:family="text">
      <style:text-properties officeooo:rsid="0a5d8e62"/>
    </style:style>
    <style:style style:name="T807" style:family="text">
      <style:text-properties officeooo:rsid="0a637001"/>
    </style:style>
    <style:style style:name="T808" style:family="text">
      <style:text-properties officeooo:rsid="0a67d9c1"/>
    </style:style>
    <style:style style:name="T809" style:family="text">
      <style:text-properties officeooo:rsid="0a6dea27"/>
    </style:style>
    <style:style style:name="T810" style:family="text">
      <style:text-properties officeooo:rsid="0a704d49"/>
    </style:style>
    <style:style style:name="T811" style:family="text">
      <style:text-properties officeooo:rsid="0a7237ae"/>
    </style:style>
    <style:style style:name="T812" style:family="text">
      <style:text-properties officeooo:rsid="0a7261fb"/>
    </style:style>
    <style:style style:name="T813" style:family="text">
      <style:text-properties officeooo:rsid="0a7389a6"/>
    </style:style>
    <style:style style:name="T814" style:family="text">
      <style:text-properties officeooo:rsid="0a73d5ce"/>
    </style:style>
    <style:style style:name="T815" style:family="text">
      <style:text-properties officeooo:rsid="0a73d93d"/>
    </style:style>
    <style:style style:name="T816" style:family="text">
      <style:text-properties officeooo:rsid="0a75b0fd"/>
    </style:style>
    <style:style style:name="T817" style:family="text">
      <style:text-properties officeooo:rsid="0a7665a4"/>
    </style:style>
    <style:style style:name="T818" style:family="text">
      <style:text-properties officeooo:rsid="0a76f96c"/>
    </style:style>
    <style:style style:name="T819" style:family="text">
      <style:text-properties officeooo:rsid="0a78f59d"/>
    </style:style>
    <style:style style:name="T820" style:family="text">
      <style:text-properties officeooo:rsid="0a7a5b42"/>
    </style:style>
    <style:style style:name="T821" style:family="text">
      <style:text-properties officeooo:rsid="0a7aea08"/>
    </style:style>
    <style:style style:name="T822" style:family="text">
      <style:text-properties officeooo:rsid="0a7bccc4"/>
    </style:style>
    <style:style style:name="T823" style:family="text">
      <style:text-properties officeooo:rsid="0a7d8215"/>
    </style:style>
    <style:style style:name="T824" style:family="text">
      <style:text-properties officeooo:rsid="0a82a647"/>
    </style:style>
    <style:style style:name="T825" style:family="text">
      <style:text-properties officeooo:rsid="0a8f68ce"/>
    </style:style>
    <style:style style:name="T826" style:family="text">
      <style:text-properties officeooo:rsid="0a90dc85"/>
    </style:style>
    <style:style style:name="T827" style:family="text">
      <style:text-properties officeooo:rsid="0a94328b"/>
    </style:style>
    <style:style style:name="T828" style:family="text">
      <style:text-properties fo:color="#5918bb" loext:opacity="100%" fo:font-weight="bold"/>
    </style:style>
    <style:style style:name="T829" style:family="text">
      <style:text-properties fo:color="#5918bb" loext:opacity="100%" fo:font-weight="bold" officeooo:rsid="0aaca6f7"/>
    </style:style>
    <style:style style:name="T830" style:family="text">
      <style:text-properties fo:color="#5918bb" loext:opacity="100%" fo:font-weight="bold" officeooo:rsid="0ab11429"/>
    </style:style>
    <style:style style:name="T831" style:family="text">
      <style:text-properties fo:color="#5918bb" loext:opacity="100%" fo:font-weight="bold" officeooo:rsid="0ab21314"/>
    </style:style>
    <style:style style:name="T832" style:family="text">
      <style:text-properties fo:color="#5918bb" loext:opacity="100%" fo:font-weight="bold" officeooo:rsid="0ab3ac3c"/>
    </style:style>
    <style:style style:name="T833" style:family="text">
      <style:text-properties fo:color="#5918bb" loext:opacity="100%" fo:font-weight="bold" officeooo:rsid="0ab4e259"/>
    </style:style>
    <style:style style:name="T834" style:family="text">
      <style:text-properties fo:color="#5918bb" loext:opacity="100%" fo:font-weight="bold" officeooo:rsid="0aba10de"/>
    </style:style>
    <style:style style:name="T835" style:family="text">
      <style:text-properties fo:color="#5918bb" loext:opacity="100%" fo:font-weight="bold" officeooo:rsid="0abc076f"/>
    </style:style>
    <style:style style:name="T836" style:family="text">
      <style:text-properties fo:color="#5918bb" loext:opacity="100%" fo:font-weight="bold" officeooo:rsid="0ac7bab2"/>
    </style:style>
    <style:style style:name="T837" style:family="text">
      <style:text-properties fo:color="#5918bb" loext:opacity="100%" fo:font-weight="bold" officeooo:rsid="0acb0aef"/>
    </style:style>
    <style:style style:name="T838" style:family="text">
      <style:text-properties fo:color="#5918bb" loext:opacity="100%" fo:font-weight="bold" officeooo:rsid="0acce26f"/>
    </style:style>
    <style:style style:name="T839" style:family="text">
      <style:text-properties fo:color="#5918bb" loext:opacity="100%" fo:font-weight="bold" officeooo:rsid="0ad066f3"/>
    </style:style>
    <style:style style:name="T840" style:family="text">
      <style:text-properties fo:color="#5918bb" loext:opacity="100%" fo:font-weight="bold" officeooo:rsid="0ad17453"/>
    </style:style>
    <style:style style:name="T841" style:family="text">
      <style:text-properties fo:color="#5918bb" loext:opacity="100%" fo:font-weight="bold" officeooo:rsid="0b19b511"/>
    </style:style>
    <style:style style:name="T842" style:family="text">
      <style:text-properties fo:color="#5918bb" loext:opacity="100%" fo:font-weight="bold" officeooo:rsid="0b3c8bc2"/>
    </style:style>
    <style:style style:name="T843" style:family="text">
      <style:text-properties fo:color="#5918bb" loext:opacity="100%" officeooo:rsid="0b3c8bc2"/>
    </style:style>
    <style:style style:name="T844" style:family="text">
      <style:text-properties style:text-underline-style="none"/>
    </style:style>
    <style:style style:name="T845" style:family="text">
      <style:text-properties fo:color="#cbcbcb" loext:opacity="100%"/>
    </style:style>
    <style:style style:name="T846" style:family="text">
      <style:text-properties fo:color="#cbcbcb" loext:opacity="100%" fo:font-weight="normal"/>
    </style:style>
    <style:style style:name="T847" style:family="text">
      <style:text-properties fo:color="#cbcbcb" loext:opacity="100%" fo:font-style="normal" fo:font-weight="normal"/>
    </style:style>
    <style:style style:name="T848" style:family="text">
      <style:text-properties fo:color="#cbcbcb" loext:opacity="100%" fo:font-style="normal" style:text-underline-style="none" fo:font-weight="normal"/>
    </style:style>
    <style:style style:name="T849" style:family="text">
      <style:text-properties fo:color="#cbcbcb" loext:opacity="100%" officeooo:rsid="0aaca6f7"/>
    </style:style>
    <style:style style:name="T850" style:family="text">
      <style:text-properties fo:color="#cbcbcb" loext:opacity="100%" fo:language="zxx" fo:country="none" fo:font-style="normal" style:text-underline-style="none" fo:font-weight="normal" officeooo:rsid="0b3c8bc2" fo:background-color="transparent" loext:char-shading-value="0"/>
    </style:style>
    <style:style style:name="T851" style:family="text">
      <style:text-properties fo:color="#cbcbcb" loext:opacity="100%" fo:language="zxx" fo:country="none" fo:font-style="normal" style:text-underline-style="none" officeooo:rsid="0b3c8bc2" fo:background-color="transparent" loext:char-shading-value="0"/>
    </style:style>
    <style:style style:name="T852" style:family="text">
      <style:text-properties fo:color="#cbcbcb" loext:opacity="100%" fo:language="zxx" fo:country="none" fo:font-style="normal" fo:font-weight="normal" officeooo:rsid="0b3c8bc2" fo:background-color="transparent" loext:char-shading-value="0"/>
    </style:style>
    <style:style style:name="T853" style:family="text">
      <style:text-properties fo:color="#cbcbcb" loext:opacity="100%" fo:language="zxx" fo:country="none" style:text-underline-style="none" fo:font-weight="normal" officeooo:rsid="0b3c8bc2" fo:background-color="transparent" loext:char-shading-value="0"/>
    </style:style>
    <style:style style:name="T854" style:family="text">
      <style:text-properties fo:color="#cbcbcb" loext:opacity="100%" officeooo:rsid="0ab11429"/>
    </style:style>
    <style:style style:name="T855" style:family="text">
      <style:text-properties fo:color="#cbcbcb" loext:opacity="100%" officeooo:rsid="0ab21314"/>
    </style:style>
    <style:style style:name="T856" style:family="text">
      <style:text-properties fo:color="#cbcbcb" loext:opacity="100%" officeooo:rsid="0ab3ac3c"/>
    </style:style>
    <style:style style:name="T857" style:family="text">
      <style:text-properties fo:color="#cbcbcb" loext:opacity="100%" officeooo:rsid="0ab4e259"/>
    </style:style>
    <style:style style:name="T858" style:family="text">
      <style:text-properties fo:color="#cbcbcb" loext:opacity="100%" officeooo:rsid="0aba10de"/>
    </style:style>
    <style:style style:name="T859" style:family="text">
      <style:text-properties fo:color="#cbcbcb" loext:opacity="100%" officeooo:rsid="0abc076f"/>
    </style:style>
    <style:style style:name="T860" style:family="text">
      <style:text-properties fo:color="#cbcbcb" loext:opacity="100%" officeooo:rsid="0ac42af0"/>
    </style:style>
    <style:style style:name="T861" style:family="text">
      <style:text-properties fo:color="#cbcbcb" loext:opacity="100%" officeooo:rsid="0ac47e44"/>
    </style:style>
    <style:style style:name="T862" style:family="text">
      <style:text-properties fo:color="#cbcbcb" loext:opacity="100%" officeooo:rsid="0ac638ec"/>
    </style:style>
    <style:style style:name="T863" style:family="text">
      <style:text-properties fo:color="#cbcbcb" loext:opacity="100%" officeooo:rsid="0ac7bab2"/>
    </style:style>
    <style:style style:name="T864" style:family="text">
      <style:text-properties fo:color="#cbcbcb" loext:opacity="100%" officeooo:rsid="0acb0aef"/>
    </style:style>
    <style:style style:name="T865" style:family="text">
      <style:text-properties fo:color="#cbcbcb" loext:opacity="100%" officeooo:rsid="0acce26f"/>
    </style:style>
    <style:style style:name="T866" style:family="text">
      <style:text-properties fo:color="#cbcbcb" loext:opacity="100%" officeooo:rsid="0ad066f3"/>
    </style:style>
    <style:style style:name="T867" style:family="text">
      <style:text-properties fo:color="#cbcbcb" loext:opacity="100%" officeooo:rsid="0ad17453"/>
    </style:style>
    <style:style style:name="T868" style:family="text">
      <style:text-properties fo:color="#cbcbcb" loext:opacity="100%" officeooo:rsid="0b19b511"/>
    </style:style>
    <style:style style:name="T869" style:family="text">
      <style:text-properties fo:color="#cbcbcb" loext:opacity="100%" officeooo:rsid="0b3b0c0d"/>
    </style:style>
    <style:style style:name="T870" style:family="text">
      <style:text-properties fo:color="#cbcbcb" loext:opacity="100%" officeooo:rsid="0b3c8bc2"/>
    </style:style>
    <style:style style:name="T871" style:family="text">
      <style:text-properties fo:color="#cbcbcb" loext:opacity="100%" officeooo:rsid="0b4016d8"/>
    </style:style>
    <style:style style:name="T872" style:family="text">
      <style:text-properties fo:color="#ff8000" loext:opacity="100%" fo:font-weight="bold"/>
    </style:style>
    <style:style style:name="T873" style:family="text">
      <style:text-properties fo:color="#ff8000" loext:opacity="100%" fo:font-weight="bold" officeooo:rsid="0aaca6f7"/>
    </style:style>
    <style:style style:name="T874" style:family="text">
      <style:text-properties fo:color="#ff8000" loext:opacity="100%" fo:font-weight="bold" officeooo:rsid="0ab11429"/>
    </style:style>
    <style:style style:name="T875" style:family="text">
      <style:text-properties fo:color="#ff8000" loext:opacity="100%" fo:font-weight="bold" officeooo:rsid="0ab21314"/>
    </style:style>
    <style:style style:name="T876" style:family="text">
      <style:text-properties fo:color="#ff8000" loext:opacity="100%" fo:font-weight="bold" officeooo:rsid="0ad066f3"/>
    </style:style>
    <style:style style:name="T877" style:family="text">
      <style:text-properties fo:color="#ff8000" loext:opacity="100%" fo:font-weight="bold" officeooo:rsid="0b19b511"/>
    </style:style>
    <style:style style:name="T878" style:family="text">
      <style:text-properties fo:color="#ff8000" loext:opacity="100%" fo:font-weight="bold" officeooo:rsid="0b3c8bc2"/>
    </style:style>
    <style:style style:name="T879" style:family="text">
      <style:text-properties fo:color="#ff8000" loext:opacity="100%" officeooo:rsid="0b3c8bc2"/>
    </style:style>
    <style:style style:name="T880" style:family="text">
      <style:text-properties fo:color="#000000" loext:opacity="100%"/>
    </style:style>
    <style:style style:name="T881" style:family="text">
      <style:text-properties fo:color="#000000" loext:opacity="100%" officeooo:rsid="0aa4b8e8"/>
    </style:style>
    <style:style style:name="T882" style:family="text">
      <style:text-properties fo:color="#000000" loext:opacity="100%" officeooo:rsid="0b19b511"/>
    </style:style>
    <style:style style:name="T883" style:family="text">
      <style:text-properties fo:color="#000000" loext:opacity="100%" fo:font-style="italic" officeooo:rsid="0b3c8bc2"/>
    </style:style>
    <style:style style:name="T884" style:family="text">
      <style:text-properties fo:color="#000000" loext:opacity="100%" fo:language="zxx" fo:country="none" fo:font-style="italic" officeooo:rsid="0b3c8bc2"/>
    </style:style>
    <style:style style:name="T885" style:family="text">
      <style:text-properties fo:color="#000000" loext:opacity="100%" officeooo:rsid="0b3c8bc2"/>
    </style:style>
    <style:style style:name="T886" style:family="text">
      <style:text-properties fo:color="#000000" loext:opacity="100%" style:text-underline-style="solid" style:text-underline-width="auto" style:text-underline-color="font-color" officeooo:rsid="0b3c8bc2"/>
    </style:style>
    <style:style style:name="T887" style:family="text">
      <style:text-properties fo:color="#2c5dcd" loext:opacity="100%"/>
    </style:style>
    <style:style style:name="T888" style:family="text">
      <style:text-properties fo:color="#2c5dcd" loext:opacity="100%" fo:font-weight="bold"/>
    </style:style>
    <style:style style:name="T889" style:family="text">
      <style:text-properties fo:color="#2c5dcd" loext:opacity="100%" fo:font-weight="bold" officeooo:rsid="0aaca6f7"/>
    </style:style>
    <style:style style:name="T890" style:family="text">
      <style:text-properties fo:color="#2c5dcd" loext:opacity="100%" fo:font-weight="bold" officeooo:rsid="0ab11429"/>
    </style:style>
    <style:style style:name="T891" style:family="text">
      <style:text-properties fo:color="#2c5dcd" loext:opacity="100%" fo:font-weight="bold" officeooo:rsid="0ab21314"/>
    </style:style>
    <style:style style:name="T892" style:family="text">
      <style:text-properties fo:color="#2c5dcd" loext:opacity="100%" fo:font-weight="bold" officeooo:rsid="0aba10de"/>
    </style:style>
    <style:style style:name="T893" style:family="text">
      <style:text-properties fo:color="#2c5dcd" loext:opacity="100%" fo:font-weight="bold" officeooo:rsid="0abc076f"/>
    </style:style>
    <style:style style:name="T894" style:family="text">
      <style:text-properties fo:color="#2c5dcd" loext:opacity="100%" fo:font-weight="bold" officeooo:rsid="0ac7bab2"/>
    </style:style>
    <style:style style:name="T895" style:family="text">
      <style:text-properties fo:color="#2c5dcd" loext:opacity="100%" fo:font-weight="bold" officeooo:rsid="0acb0aef"/>
    </style:style>
    <style:style style:name="T896" style:family="text">
      <style:text-properties fo:color="#2c5dcd" loext:opacity="100%" fo:font-weight="bold" officeooo:rsid="0acce26f"/>
    </style:style>
    <style:style style:name="T897" style:family="text">
      <style:text-properties fo:color="#2c5dcd" loext:opacity="100%" fo:font-weight="bold" officeooo:rsid="0ad17453"/>
    </style:style>
    <style:style style:name="T898" style:family="text">
      <style:text-properties fo:color="#2c5dcd" loext:opacity="100%" fo:font-weight="bold" officeooo:rsid="0b19b511"/>
    </style:style>
    <style:style style:name="T899" style:family="text">
      <style:text-properties fo:color="#2c5dcd" loext:opacity="100%" fo:font-weight="bold" officeooo:rsid="0b3c8bc2"/>
    </style:style>
    <style:style style:name="T900" style:family="text">
      <style:text-properties fo:color="#2c5dcd" loext:opacity="100%" officeooo:rsid="0aaca6f7"/>
    </style:style>
    <style:style style:name="T901" style:family="text">
      <style:text-properties fo:color="#2c5dcd" loext:opacity="100%" officeooo:rsid="0ab11429"/>
    </style:style>
    <style:style style:name="T902" style:family="text">
      <style:text-properties fo:color="#2c5dcd" loext:opacity="100%" officeooo:rsid="0ab21314"/>
    </style:style>
    <style:style style:name="T903" style:family="text">
      <style:text-properties fo:color="#2c5dcd" loext:opacity="100%" officeooo:rsid="0ab3ac3c"/>
    </style:style>
    <style:style style:name="T904" style:family="text">
      <style:text-properties fo:color="#2c5dcd" loext:opacity="100%" officeooo:rsid="0ab4e259"/>
    </style:style>
    <style:style style:name="T905" style:family="text">
      <style:text-properties fo:color="#2c5dcd" loext:opacity="100%" officeooo:rsid="0aba10de"/>
    </style:style>
    <style:style style:name="T906" style:family="text">
      <style:text-properties fo:color="#2c5dcd" loext:opacity="100%" officeooo:rsid="0abc076f"/>
    </style:style>
    <style:style style:name="T907" style:family="text">
      <style:text-properties fo:color="#2c5dcd" loext:opacity="100%" officeooo:rsid="0ac7bab2"/>
    </style:style>
    <style:style style:name="T908" style:family="text">
      <style:text-properties fo:color="#2c5dcd" loext:opacity="100%" officeooo:rsid="0acb0aef"/>
    </style:style>
    <style:style style:name="T909" style:family="text">
      <style:text-properties fo:color="#2c5dcd" loext:opacity="100%" officeooo:rsid="0acce26f"/>
    </style:style>
    <style:style style:name="T910" style:family="text">
      <style:text-properties fo:color="#2c5dcd" loext:opacity="100%" officeooo:rsid="0ad066f3"/>
    </style:style>
    <style:style style:name="T911" style:family="text">
      <style:text-properties fo:color="#2c5dcd" loext:opacity="100%" officeooo:rsid="0ad17453"/>
    </style:style>
    <style:style style:name="T912" style:family="text">
      <style:text-properties fo:color="#2c5dcd" loext:opacity="100%" officeooo:rsid="0b19b511"/>
    </style:style>
    <style:style style:name="T913" style:family="text">
      <style:text-properties fo:color="#2c5dcd" loext:opacity="100%" officeooo:rsid="0b3c8bc2"/>
    </style:style>
    <style:style style:name="T914" style:family="text">
      <style:text-properties fo:color="#0080ff" loext:opacity="100%"/>
    </style:style>
    <style:style style:name="T915" style:family="text">
      <style:text-properties fo:color="#0080ff" loext:opacity="100%" officeooo:rsid="0aaa6d3f"/>
    </style:style>
    <style:style style:name="T916" style:family="text">
      <style:text-properties fo:color="#0080ff" loext:opacity="100%" officeooo:rsid="0aaca6f7"/>
    </style:style>
    <style:style style:name="T917" style:family="text">
      <style:text-properties fo:color="#0080ff" loext:opacity="100%" officeooo:rsid="0ab11429"/>
    </style:style>
    <style:style style:name="T918" style:family="text">
      <style:text-properties fo:color="#0080ff" loext:opacity="100%" officeooo:rsid="0ab21314"/>
    </style:style>
    <style:style style:name="T919" style:family="text">
      <style:text-properties fo:color="#0080ff" loext:opacity="100%" officeooo:rsid="0ab3ac3c"/>
    </style:style>
    <style:style style:name="T920" style:family="text">
      <style:text-properties fo:color="#0080ff" loext:opacity="100%" officeooo:rsid="0ab4e259"/>
    </style:style>
    <style:style style:name="T921" style:family="text">
      <style:text-properties fo:color="#0080ff" loext:opacity="100%" fo:font-style="normal" style:text-underline-style="none" fo:font-weight="normal"/>
    </style:style>
    <style:style style:name="T922" style:family="text">
      <style:text-properties fo:color="#0080ff" loext:opacity="100%" fo:font-style="normal" fo:font-weight="normal"/>
    </style:style>
    <style:style style:name="T923" style:family="text">
      <style:text-properties fo:color="#0080ff" loext:opacity="100%" officeooo:rsid="0aba10de"/>
    </style:style>
    <style:style style:name="T924" style:family="text">
      <style:text-properties fo:color="#0080ff" loext:opacity="100%" officeooo:rsid="0abc076f"/>
    </style:style>
    <style:style style:name="T925" style:family="text">
      <style:text-properties fo:color="#0080ff" loext:opacity="100%" officeooo:rsid="0ac370ae"/>
    </style:style>
    <style:style style:name="T926" style:family="text">
      <style:text-properties fo:color="#0080ff" loext:opacity="100%" officeooo:rsid="0ac42af0"/>
    </style:style>
    <style:style style:name="T927" style:family="text">
      <style:text-properties fo:color="#0080ff" loext:opacity="100%" officeooo:rsid="0ac47e44"/>
    </style:style>
    <style:style style:name="T928" style:family="text">
      <style:text-properties fo:color="#0080ff" loext:opacity="100%" officeooo:rsid="0ac638ec"/>
    </style:style>
    <style:style style:name="T929" style:family="text">
      <style:text-properties fo:color="#0080ff" loext:opacity="100%" officeooo:rsid="0ac7bab2"/>
    </style:style>
    <style:style style:name="T930" style:family="text">
      <style:text-properties fo:color="#0080ff" loext:opacity="100%" officeooo:rsid="0acb0aef"/>
    </style:style>
    <style:style style:name="T931" style:family="text">
      <style:text-properties fo:color="#0080ff" loext:opacity="100%" officeooo:rsid="0acce26f"/>
    </style:style>
    <style:style style:name="T932" style:family="text">
      <style:text-properties fo:color="#0080ff" loext:opacity="100%" officeooo:rsid="0ad066f3"/>
    </style:style>
    <style:style style:name="T933" style:family="text">
      <style:text-properties fo:color="#0080ff" loext:opacity="100%" fo:font-style="italic"/>
    </style:style>
    <style:style style:name="T934" style:family="text">
      <style:text-properties fo:color="#0080ff" loext:opacity="100%" fo:font-style="italic" officeooo:rsid="0ad066f3"/>
    </style:style>
    <style:style style:name="T935" style:family="text">
      <style:text-properties fo:color="#0080ff" loext:opacity="100%" fo:font-style="italic" fo:font-weight="normal"/>
    </style:style>
    <style:style style:name="T936" style:family="text">
      <style:text-properties fo:color="#0080ff" loext:opacity="100%" fo:font-style="italic" style:text-underline-style="none" fo:font-weight="normal"/>
    </style:style>
    <style:style style:name="T937" style:family="text">
      <style:text-properties fo:color="#0080ff" loext:opacity="100%" fo:font-style="italic" officeooo:rsid="0b002c61"/>
    </style:style>
    <style:style style:name="T938" style:family="text">
      <style:text-properties fo:color="#0080ff" loext:opacity="100%" fo:font-style="italic" officeooo:rsid="0b006bbd"/>
    </style:style>
    <style:style style:name="T939" style:family="text">
      <style:text-properties fo:color="#0080ff" loext:opacity="100%" fo:language="zxx" fo:country="none" fo:font-style="normal" style:text-underline-style="none" fo:font-weight="normal" officeooo:rsid="0b3c8bc2" fo:background-color="transparent" loext:char-shading-value="0"/>
    </style:style>
    <style:style style:name="T940" style:family="text">
      <style:text-properties fo:color="#0080ff" loext:opacity="100%" fo:language="zxx" fo:country="none" fo:font-style="normal" style:text-underline-style="none" officeooo:rsid="0b3c8bc2" fo:background-color="transparent" loext:char-shading-value="0"/>
    </style:style>
    <style:style style:name="T941" style:family="text">
      <style:text-properties fo:color="#0080ff" loext:opacity="100%" fo:language="zxx" fo:country="none" fo:font-style="normal" fo:font-weight="normal" officeooo:rsid="0b3c8bc2" fo:background-color="transparent" loext:char-shading-value="0"/>
    </style:style>
    <style:style style:name="T942" style:family="text">
      <style:text-properties fo:color="#0080ff" loext:opacity="100%" fo:language="zxx" fo:country="none" style:text-underline-style="none" fo:font-weight="normal" officeooo:rsid="0b3c8bc2" fo:background-color="transparent" loext:char-shading-value="0"/>
    </style:style>
    <style:style style:name="T943" style:family="text">
      <style:text-properties fo:color="#0080ff" loext:opacity="100%" fo:font-weight="normal"/>
    </style:style>
    <style:style style:name="T944" style:family="text">
      <style:text-properties fo:color="#0080ff" loext:opacity="100%" officeooo:rsid="0ad17453"/>
    </style:style>
    <style:style style:name="T945" style:family="text">
      <style:text-properties fo:language="zxx" fo:country="none" fo:font-style="normal" style:text-underline-style="none" fo:font-weight="normal" officeooo:rsid="0b3c8bc2" fo:background-color="transparent" loext:char-shading-value="0"/>
    </style:style>
    <style:style style:name="T946" style:family="text">
      <style:text-properties fo:language="zxx" fo:country="none" officeooo:rsid="0b3c8bc2"/>
    </style:style>
    <style:style style:name="T947" style:family="text">
      <style:text-properties style:use-window-font-color="true" loext:opacity="0%" fo:language="zxx" fo:country="none" fo:font-style="normal" style:text-underline-style="none" fo:font-weight="normal" officeooo:rsid="0b3c8bc2" fo:background-color="transparent" loext:char-shading-value="0"/>
    </style:style>
    <style:style style:name="T948" style:family="text">
      <style:text-properties style:use-window-font-color="true" loext:opacity="0%" officeooo:rsid="0b3c8bc2"/>
    </style:style>
    <style:style style:name="T949" style:family="text">
      <style:text-properties officeooo:rsid="0aaca6f7"/>
    </style:style>
    <style:style style:name="T950" style:family="text">
      <style:text-properties officeooo:rsid="0ab11429"/>
    </style:style>
    <style:style style:name="T951" style:family="text">
      <style:text-properties officeooo:rsid="0ab21314"/>
    </style:style>
    <style:style style:name="T952" style:family="text">
      <style:text-properties officeooo:rsid="0ab3ac3c"/>
    </style:style>
    <style:style style:name="T953" style:family="text">
      <style:text-properties officeooo:rsid="0ab4e259"/>
    </style:style>
    <style:style style:name="T954" style:family="text">
      <style:text-properties officeooo:rsid="0aba10de"/>
    </style:style>
    <style:style style:name="T955" style:family="text">
      <style:text-properties fo:font-weight="bold" officeooo:rsid="0b19b511"/>
    </style:style>
    <style:style style:name="T956" style:family="text">
      <style:text-properties officeooo:rsid="0abc076f"/>
    </style:style>
    <style:style style:name="T957" style:family="text">
      <style:text-properties officeooo:rsid="0ac7bab2"/>
    </style:style>
    <style:style style:name="T958" style:family="text">
      <style:text-properties officeooo:rsid="0acb0aef"/>
    </style:style>
    <style:style style:name="T959" style:family="text">
      <style:text-properties officeooo:rsid="0acce26f"/>
    </style:style>
    <style:style style:name="T960" style:family="text">
      <style:text-properties officeooo:rsid="0ad066f3"/>
    </style:style>
    <style:style style:name="T961" style:family="text">
      <style:text-properties officeooo:rsid="0ad17453"/>
    </style:style>
    <style:style style:name="T962" style:family="text">
      <style:text-properties officeooo:rsid="0ad5cea2"/>
    </style:style>
    <style:style style:name="T963" style:family="text">
      <style:text-properties fo:color="#00cc66" loext:opacity="100%"/>
    </style:style>
    <style:style style:name="T964" style:family="text">
      <style:text-properties fo:color="#00cc66" loext:opacity="100%" officeooo:rsid="0b3c8bc2"/>
    </style:style>
    <style:style style:name="T965" style:family="text">
      <style:text-properties fo:color="#c5060b" loext:opacity="100%" fo:font-weight="bold"/>
    </style:style>
    <style:style style:name="T966" style:family="text">
      <style:text-properties fo:color="#c5060b" loext:opacity="100%" fo:font-weight="bold" officeooo:rsid="0b3c8bc2"/>
    </style:style>
    <style:style style:name="T967" style:family="text">
      <style:text-properties fo:color="#c5060b" loext:opacity="100%" officeooo:rsid="0b3c8bc2"/>
    </style:style>
    <style:style style:name="T968" style:family="text">
      <style:text-properties officeooo:rsid="0af237df"/>
    </style:style>
    <style:style style:name="T969" style:family="text">
      <style:text-properties officeooo:rsid="0b033fef"/>
    </style:style>
    <style:style style:name="T970" style:family="text">
      <style:text-properties officeooo:rsid="0b0cb686"/>
    </style:style>
    <style:style style:name="T971" style:family="text">
      <style:text-properties officeooo:rsid="0b116f7b"/>
    </style:style>
    <style:style style:name="T972" style:family="text">
      <style:text-properties officeooo:rsid="0b17f1a6"/>
    </style:style>
    <style:style style:name="T973" style:family="text">
      <style:text-properties officeooo:rsid="0b1887be"/>
    </style:style>
    <style:style style:name="T974" style:family="text">
      <style:text-properties officeooo:rsid="0b19b511"/>
    </style:style>
    <style:style style:name="T975" style:family="text">
      <style:text-properties officeooo:rsid="0b1b5fdf"/>
    </style:style>
    <style:style style:name="T976" style:family="text">
      <style:text-properties officeooo:rsid="0b3b0c0d"/>
    </style:style>
    <style:style style:name="T977" style:family="text">
      <style:text-properties officeooo:rsid="0b3c8bc2"/>
    </style:style>
    <style:style style:name="T978" style:family="text">
      <style:text-properties officeooo:rsid="0b4016d8"/>
    </style:style>
    <style:style style:name="T979" style:family="text">
      <style:text-properties officeooo:rsid="0b4684b3"/>
    </style:style>
    <style:style style:name="T980" style:family="text">
      <style:text-properties officeooo:rsid="0b5ad447"/>
    </style:style>
    <style:style style:name="T981" style:family="text">
      <style:text-properties officeooo:rsid="0b5c4f7c"/>
    </style:style>
    <style:style style:name="T982" style:family="text">
      <style:text-properties officeooo:rsid="0b5d4a46"/>
    </style:style>
    <style:style style:name="T983" style:family="text">
      <style:text-properties officeooo:rsid="070d2c24"/>
    </style:style>
    <style:style style:name="T984" style:family="text">
      <style:text-properties officeooo:rsid="0711c414"/>
    </style:style>
    <style:style style:name="T985" style:family="text">
      <style:text-properties officeooo:rsid="0b62a5ce"/>
    </style:style>
    <style:style style:name="T986" style:family="text">
      <style:text-properties officeooo:rsid="06ffa6bf"/>
    </style:style>
    <style:style style:name="T987" style:family="text">
      <style:text-properties officeooo:rsid="0b659b8a"/>
    </style:style>
    <style:style style:name="T988" style:family="text">
      <style:text-properties officeooo:rsid="0b6810ad"/>
    </style:style>
    <style:style style:name="T989" style:family="text">
      <style:text-properties officeooo:rsid="0b6989eb"/>
    </style:style>
    <style:style style:name="T990" style:family="text">
      <style:text-properties fo:color="#318495" loext:opacity="100%" officeooo:rsid="0b3c8bc2"/>
    </style:style>
    <style:style style:name="fr1" style:family="graphic" style:parent-style-name="Frame">
      <style:graphic-properties style:wrap="parallel" style:number-wrapped-paragraphs="no-limit" style:vertical-pos="top" style:vertical-rel="baseline" style:horizontal-pos="from-left" style:horizontal-rel="paragraph" fo:background-color="#ffffff" style:background-transparency="0%" draw:fill="solid" draw:fill-color="#ffffff"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fffff" style:background-transparency="0%" draw:fill="solid" draw:fill-color="#ffffff" draw:opacity="100%"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94">a</text:span> <text:span text:style-name="T93">50 year</text:span><text:span text:style-name="T809">s</text:span><text:span text:style-name="T93"> old foundation</text:span></text:p>
      <text:p text:style-name="Text_20_body"/>
      <text:p text:style-name="Text_20_body"/>
      <text:p text:style-name="Text_20_body"/>
      <text:p text:style-name="P197">An <text:span text:style-name="T49">i</text:span>ntroduction to everyone who<text:span text:style-name="T4">m</text:span> never <text:span text:style-name="T1">interfaced</text:span> a compiler <text:span text:style-name="T50">before</text:span>.</text:p>
      <text:p text:style-name="P192"/>
      <text:p text:style-name="P192"/>
      <text:p text:style-name="P192"/>
      <text:p text:style-name="P195">1st Editio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 text:c="4"/>Copyright (C) <text:s/><text:span text:style-name="T116">2022</text:span> <text:s/><text:span text:style-name="T613">Andy F</text:span><text:span text:style-name="T614">r</text:span><text:span text:style-name="T613">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93"><text:s text:c="4"/>with no Invariant Sections, <text:span text:style-name="T618">two</text:span> Front-Cover Text<text:span text:style-name="T618">s</text:span><text:span text:style-name="T615">: "</text:span><text:span text:style-name="T616">The C Programming Language,</text:span></text:p>
      <text:p text:style-name="P194"><text:span text:style-name="T617"><text:s text:c="4"/></text:span><text:span text:style-name="T616">a 50 year old foundation</text:span><text:span text:style-name="T615">"</text:span><text:span text:style-name="T618">, "An introduction to everyone whom never interfaced a</text:span></text:p>
      <text:p text:style-name="P194"><text:span text:style-name="T618"><text:s text:c="4"/>compiler before</text:span><text:span text:style-name="T619">.</text:span><text:span text:style-name="T618">"</text:span>, and no Back-Cover Texts.</text:p>
      <text:p text:style-name="Preformatted_20_Text"><text:s text:c="4"/>A copy of the license is included in the section entitled "GNU</text:p>
      <text:p text:style-name="P196"><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1">Table of Contents</text:p>
          </text:index-title>
          <text:p text:style-name="P198"><text:a xlink:type="simple" xlink:href="#__RefHeading___Toc106_3572798900" text:style-name="Index_20_Link" text:visited-style-name="Index_20_Link">Foreword<text:tab/>4</text:a></text:p>
          <text:p text:style-name="P198"><text:a xlink:type="simple" xlink:href="#__RefHeading___Toc122_3572798900" text:style-name="Index_20_Link" text:visited-style-name="Index_20_Link">Explanation of terms<text:tab/>5</text:a></text:p>
          <text:p text:style-name="P199"><text:a xlink:type="simple" xlink:href="#__RefHeading___Toc130_3572798900" text:style-name="Index_20_Link" text:visited-style-name="Index_20_Link">Compiler<text:tab/>5</text:a></text:p>
          <text:p text:style-name="P199"><text:a xlink:type="simple" xlink:href="#__RefHeading___Toc132_3572798900" text:style-name="Index_20_Link" text:visited-style-name="Index_20_Link">Assembly language<text:tab/>5</text:a></text:p>
          <text:p text:style-name="P199"><text:a xlink:type="simple" xlink:href="#__RefHeading___Toc665_1590455357" text:style-name="Index_20_Link" text:visited-style-name="Index_20_Link">Syntax<text:tab/>5</text:a></text:p>
          <text:p text:style-name="P198"><text:a xlink:type="simple" xlink:href="#__RefHeading___Toc443_369106283" text:style-name="Index_20_Link" text:visited-style-name="Index_20_Link">Set up<text:tab/>6</text:a></text:p>
          <text:p text:style-name="P199"><text:a xlink:type="simple" xlink:href="#__RefHeading___Toc11621_2597454596" text:style-name="Index_20_Link" text:visited-style-name="Index_20_Link">Compiler<text:tab/>6</text:a></text:p>
          <text:p text:style-name="P199"><text:a xlink:type="simple" xlink:href="#__RefHeading___Toc11623_2597454596" text:style-name="Index_20_Link" text:visited-style-name="Index_20_Link">Editor<text:tab/>6</text:a></text:p>
          <text:p text:style-name="P198"><text:a xlink:type="simple" xlink:href="#__RefHeading___Toc112_3572798900" text:style-name="Index_20_Link" text:visited-style-name="Index_20_Link">main()<text:tab/>7</text:a></text:p>
          <text:p text:style-name="P198"><text:a xlink:type="simple" xlink:href="#__RefHeading___Toc114_3572798900" text:style-name="Index_20_Link" text:visited-style-name="Index_20_Link">Types and variables<text:tab/>8</text:a></text:p>
          <text:p text:style-name="P199"><text:a xlink:type="simple" xlink:href="#__RefHeading___Toc4324_63016137" text:style-name="Index_20_Link" text:visited-style-name="Index_20_Link">Variables<text:tab/>8</text:a></text:p>
          <text:p text:style-name="P199"><text:a xlink:type="simple" xlink:href="#__RefHeading___Toc1527_630985852" text:style-name="Index_20_Link" text:visited-style-name="Index_20_Link">Types<text:tab/>8</text:a></text:p>
          <text:p text:style-name="P200"><text:a xlink:type="simple" xlink:href="#__RefHeading___Toc2198_55192689" text:style-name="Index_20_Link" text:visited-style-name="Index_20_Link">Integer<text:tab/>8</text:a></text:p>
          <text:p text:style-name="P200"><text:a xlink:type="simple" xlink:href="#__RefHeading___Toc13840_1215096393" text:style-name="Index_20_Link" text:visited-style-name="Index_20_Link">Binary shenanigans<text:tab/>9</text:a></text:p>
          <text:p text:style-name="P200"><text:a xlink:type="simple" xlink:href="#__RefHeading___Toc2200_55192689" text:style-name="Index_20_Link" text:visited-style-name="Index_20_Link">Float<text:tab/>10</text:a></text:p>
          <text:p text:style-name="P200"><text:a xlink:type="simple" xlink:href="#__RefHeading___Toc2202_55192689" text:style-name="Index_20_Link" text:visited-style-name="Index_20_Link">Void<text:tab/>10</text:a></text:p>
          <text:p text:style-name="P199"><text:a xlink:type="simple" xlink:href="#__RefHeading___Toc5757_1474682834" text:style-name="Index_20_Link" text:visited-style-name="Index_20_Link">Constants<text:tab/>10</text:a></text:p>
          <text:p text:style-name="P198"><text:a xlink:type="simple" xlink:href="#__RefHeading___Toc116_3572798900" text:style-name="Index_20_Link" text:visited-style-name="Index_20_Link">Functions<text:tab/>11</text:a></text:p>
          <text:p text:style-name="P198"><text:a xlink:type="simple" xlink:href="#__RefHeading___Toc445_369106283" text:style-name="Index_20_Link" text:visited-style-name="Index_20_Link">Operators 101<text:tab/>12</text:a></text:p>
          <text:p text:style-name="P198"><text:a xlink:type="simple" xlink:href="#__RefHeading___Toc118_3572798900" text:style-name="Index_20_Link" text:visited-style-name="Index_20_Link">Conditions<text:tab/>14</text:a></text:p>
          <text:p text:style-name="P199"><text:a xlink:type="simple" xlink:href="#__RefHeading___Toc2690_55192689" text:style-name="Index_20_Link" text:visited-style-name="Index_20_Link">Basic checks<text:tab/>14</text:a></text:p>
          <text:p text:style-name="P199"><text:a xlink:type="simple" xlink:href="#__RefHeading___Toc2692_55192689" text:style-name="Index_20_Link" text:visited-style-name="Index_20_Link">Switch<text:tab/>15</text:a></text:p>
          <text:p text:style-name="P199"><text:a xlink:type="simple" xlink:href="#__RefHeading___Toc2694_55192689" text:style-name="Index_20_Link" text:visited-style-name="Index_20_Link">Operators<text:tab/>16</text:a></text:p>
          <text:p text:style-name="P199"><text:a xlink:type="simple" xlink:href="#__RefHeading___Toc2696_55192689" text:style-name="Index_20_Link" text:visited-style-name="Index_20_Link">Boolean<text:tab/>16</text:a></text:p>
          <text:p text:style-name="P199"><text:a xlink:type="simple" xlink:href="#__RefHeading___Toc2698_55192689" text:style-name="Index_20_Link" text:visited-style-name="Index_20_Link">Multiple conditions and more operators<text:tab/>17</text:a></text:p>
          <text:p text:style-name="P198"><text:a xlink:type="simple" xlink:href="#__RefHeading___Toc4326_63016137" text:style-name="Index_20_Link" text:visited-style-name="Index_20_Link">Loops<text:tab/>18</text:a></text:p>
          <text:p text:style-name="P199"><text:a xlink:type="simple" xlink:href="#__RefHeading___Toc5482_1474682834" text:style-name="Index_20_Link" text:visited-style-name="Index_20_Link">controlling the loop<text:tab/>19</text:a></text:p>
          <text:p text:style-name="P198"><text:a xlink:type="simple" xlink:href="#__RefHeading___Toc8072_3578794143" text:style-name="Index_20_Link" text:visited-style-name="Index_20_Link">Simple text<text:tab/>21</text:a></text:p>
          <text:p text:style-name="P198"><text:a xlink:type="simple" xlink:href="#__RefHeading___Toc7530_1255930186" text:style-name="Index_20_Link" text:visited-style-name="Index_20_Link">Arrays<text:tab/>22</text:a></text:p>
          <text:p text:style-name="P198"><text:a xlink:type="simple" xlink:href="#__RefHeading___Toc134_3572798900" text:style-name="Index_20_Link" text:visited-style-name="Index_20_Link">Comments<text:tab/>23</text:a></text:p>
          <text:p text:style-name="P198"><text:a xlink:type="simple" xlink:href="#__RefHeading___Toc669_1590455357" text:style-name="Index_20_Link" text:visited-style-name="Index_20_Link">Formatting<text:tab/>25</text:a></text:p>
          <text:p text:style-name="P198"><text:a xlink:type="simple" xlink:href="#__RefHeading___Toc2751_55192689" text:style-name="Index_20_Link" text:visited-style-name="Index_20_Link">Include<text:tab/>28</text:a></text:p>
          <text:p text:style-name="P199"><text:a xlink:type="simple" xlink:href="#__RefHeading___Toc2753_55192689" text:style-name="Index_20_Link" text:visited-style-name="Index_20_Link">Header madness<text:tab/>28</text:a></text:p>
          <text:p text:style-name="P199"><text:a xlink:type="simple" xlink:href="#__RefHeading___Toc5484_1474682834" text:style-name="Index_20_Link" text:visited-style-name="Index_20_Link">Definition vs Declaration<text:tab/>29</text:a></text:p>
          <text:p text:style-name="P198"><text:a xlink:type="simple" xlink:href="#__RefHeading___Toc14104_230769630" text:style-name="Index_20_Link" text:visited-style-name="Index_20_Link">Namespaces<text:tab/>31</text:a></text:p>
          <text:p text:style-name="P199"><text:a xlink:type="simple" xlink:href="#__RefHeading___Toc14112_230769630" text:style-name="Index_20_Link" text:visited-style-name="Index_20_Link">all global variables go to hell, no exceptions<text:tab/>31</text:a></text:p>
          <text:p text:style-name="P198"><text:a xlink:type="simple" xlink:href="#__RefHeading___Toc124_3572798900" text:style-name="Index_20_Link" text:visited-style-name="Index_20_Link">Pointers<text:tab/>33</text:a></text:p>
          <text:p text:style-name="P198"><text:a xlink:type="simple" xlink:href="#__RefHeading___Toc137_3572798900" text:style-name="Index_20_Link" text:visited-style-name="Index_20_Link">Memory, please<text:tab/>34</text:a></text:p>
          <text:p text:style-name="P198"><text:a xlink:type="simple" xlink:href="#__RefHeading___Toc139_3572798900" text:style-name="Index_20_Link" text:visited-style-name="Index_20_Link">Structures<text:tab/>36</text:a></text:p>
          <text:p text:style-name="P198"><text:a xlink:type="simple" xlink:href="#__RefHeading___Toc8382_1255930186" text:style-name="Index_20_Link" text:visited-style-name="Index_20_Link">Enumerators<text:tab/>38</text:a></text:p>
          <text:p text:style-name="P198"><text:a xlink:type="simple" xlink:href="#__RefHeading___Toc2206_55192689" text:style-name="Index_20_Link" text:visited-style-name="Index_20_Link">Casting<text:tab/>39</text:a></text:p>
          <text:p text:style-name="P199"><text:a xlink:type="simple" xlink:href="#__RefHeading___Toc9104_399436805" text:style-name="Index_20_Link" text:visited-style-name="Index_20_Link">implicit conversion<text:tab/>39</text:a></text:p>
          <text:p text:style-name="P198"><text:a xlink:type="simple" xlink:href="#__RefHeading___Toc126_3572798900" text:style-name="Index_20_Link" text:visited-style-name="Index_20_Link">Errors are friends, not food<text:tab/>40</text:a></text:p>
          <text:p text:style-name="P198"><text:a xlink:type="simple" xlink:href="#__RefHeading___Toc108_3572798900" text:style-name="Index_20_Link" text:visited-style-name="Index_20_Link">Standards<text:tab/>41</text:a></text:p>
          <text:p text:style-name="P198"><text:a xlink:type="simple" xlink:href="#__RefHeading___Toc1533_630985852" text:style-name="Index_20_Link" text:visited-style-name="Index_20_Link">Roads to Rome<text:tab/>43</text:a></text:p>
          <text:p text:style-name="P198"><text:a xlink:type="simple" xlink:href="#__RefHeading___Toc1531_630985852" text:style-name="Index_20_Link" text:visited-style-name="Index_20_Link">Optional end topics<text:tab/>45</text:a></text:p>
          <text:p text:style-name="P199"><text:soft-page-break/><text:a xlink:type="simple" xlink:href="#__RefHeading___Toc1548_630985852" text:style-name="Index_20_Link" text:visited-style-name="Index_20_Link">Undefined behavior and co<text:tab/>45</text:a></text:p>
          <text:p text:style-name="P199"><text:a xlink:type="simple" xlink:href="#__RefHeading___Toc9106_399436805" text:style-name="Index_20_Link" text:visited-style-name="Index_20_Link">goto: chaos &gt;:D<text:tab/>45</text:a></text:p>
          <text:p text:style-name="P199"><text:a xlink:type="simple" xlink:href="#__RefHeading___Toc9361_1622695651" text:style-name="Index_20_Link" text:visited-style-name="Index_20_Link">C and strings<text:tab/>47</text:a></text:p>
          <text:p text:style-name="P198"><text:a xlink:type="simple" xlink:href="#__RefHeading___Toc17470_1215096393" text:style-name="Index_20_Link" text:visited-style-name="Index_20_Link">What happens now?<text:tab/>50</text:a></text:p>
          <text:p text:style-name="P198"><text:a xlink:type="simple" xlink:href="#__RefHeading___Toc9363_1622695651" text:style-name="Index_20_Link" text:visited-style-name="Index_20_Link">GNU Free Documentation License<text:tab/>51</text:a></text:p>
        </text:index-body>
      </text:table-of-content>
      <text:p text:style-name="Text_20_body"/>
      <text:h text:style-name="P220" text:outline-level="1"><text:bookmark-start text:name="__RefHeading___Toc106_3572798900"/>Foreword<text:bookmark-end text:name="__RefHeading___Toc106_3572798900"/></text:h>
      <text:p text:style-name="P2">This book is for people who never programmed before <text:span text:style-name="T95">but want to learn it and the way machines operate in general</text:span>.</text:p>
      <text:p text:style-name="P1">The year at the time of writing this is 2022. C is now 50 years old. <text:span text:style-name="T96">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1"><text:span text:style-name="T13">However C is featured in this book for just </text:span><text:span text:style-name="T14">two</text:span><text:span text:style-name="T13"> reason</text:span><text:span text:style-name="T14">s</text:span><text:span text:style-name="T13">:</text:span></text:p>
      <text:list xml:id="list829081806" text:style-name="L1">
        <text:list-item>
          <text:p text:style-name="P234"><text:span text:style-name="T98">I</text:span><text:span text:style-name="T97">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35">Simplistic and minimal language design, making it ideal for beginners in the low-level realm.</text:p>
        </text:list-item>
      </text:list>
      <text:p text:style-name="P12"><text:span text:style-name="T99">So if you are interested in finding out how </text:span><text:span text:style-name="T100">machines and </text:span><text:span text:style-name="T99">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620">'s</text:span><text:span text:style-name="T20"> </text:span><text:span text:style-name="T620">borrow checking</text:span><text:span text:style-name="T621"> for example</text:span><text:span text:style-name="T20">.</text:span></text:p>
      <text:p text:style-name="P3">While <text:span text:style-name="T101">other</text:span> mentioned languages are fine/good for production, they are not good for teaching programming and software basics <text:span text:style-name="T102">especially in regards to low-level</text:span>.</text:p>
      <text:h text:style-name="P221"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93">.</text:span><text:span text:style-name="T22"> </text:span><text:span text:style-name="T693">Y</text:span><text:span text:style-name="T22">ou and the machine are speaking in different languages and the compiler is the </text:span><text:span text:style-name="T23">metaphoric</text:span><text:span text:style-name="T22"> man in the middle. </text:span><text:span text:style-name="T103">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3">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4">if your goal is to program in a somewhat </text:span><text:span text:style-name="T105">conventional way.</text:span></text:p>
      <text:h text:style-name="Heading_20_2" text:outline-level="2"><text:bookmark-start text:name="__RefHeading___Toc665_1590455357"/>Syntax<text:bookmark-end text:name="__RefHeading___Toc665_1590455357"/></text:h>
      <text:p text:style-name="P134"><text:span text:style-name="T680">Syntax describes how text and symbols convey meaning </text:span><text:span text:style-name="T110">to a reader</text:span><text:span text:style-name="T680">.</text:span><text:span text:style-name="T695"> This reader can also be a program such as the compiler.</text:span><text:span text:style-name="T680"><text:line-break/></text:span><text:span text:style-name="T204">Put simply in the context of programming: syntax describes where you need to put what for</text:span><text:span text:style-name="T694"> your code to be valid.</text:span><text:span text:style-name="T827"> This will soon be visualized to you.</text:span></text:p>
      <text:h text:style-name="P220"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text:span><text:span text:style-name="T824">ugh</text:span><text:span text:style-name="T52">. </text:span><text:span text:style-name="T810">Keep in mind, this book is written mainly for Linux and the gcc compiler.</text:span></text:p>
      <text:h text:style-name="Heading_20_2" text:outline-level="2"><text:bookmark-start text:name="__RefHeading___Toc11621_2597454596"/>Compiler<text:bookmark-end text:name="__RefHeading___Toc11621_2597454596"/></text:h>
      <text:p text:style-name="P162"><text:span text:style-name="T56">W</text:span><text:span text:style-name="T53">hat you need </text:span><text:span text:style-name="T57">at the very least</text:span><text:span text:style-name="T53"> is a compiler.</text:span></text:p>
      <text:p text:style-name="P7"><text:span text:style-name="T53">On Linux that would be gcc for example, </text:span><text:span text:style-name="T59">available via your package manager</text:span><text:span text:style-name="T811">. In most cases it should already be installed. Try </text:span><text:span text:style-name="Source_20_Text"><text:span text:style-name="T811">gcc</text:span></text:span><text:span text:style-name="T811"> in console, if the output is something like</text:span><text:span text:style-name="T813">:</text:span><text:span text:style-name="T811"><text:line-break/></text:span><text:span text:style-name="Source_20_Text"><text:span text:style-name="T811">gcc: fatal error: no input files<text:line-break/></text:span></text:span><text:span text:style-name="T811">then you have it.</text:span><text:span text:style-name="T812"> If not try the following commands:</text:span><text:span text:style-name="T53"><text:line-break/></text:span><text:span text:style-name="T106">Debian and Debian-based: </text:span><text:span text:style-name="Source_20_Text"><text:span text:style-name="T58">sudo apt install gcc<text:line-break/></text:span></text:span><text:span text:style-name="T107">Arch and Arch-based: </text:span><text:span text:style-name="Source_20_Text"><text:span text:style-name="T107">sudo pacman -</text:span></text:span><text:span text:style-name="Source_20_Text"><text:span text:style-name="T108">S gcc<text:line-break/></text:span></text:span><text:span text:style-name="T109">Fedora: </text:span><text:span text:style-name="Source_20_Text"><text:span text:style-name="T109">sudo dnf install gcc</text:span></text:span></text:p>
      <text:p text:style-name="P9"><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11623_2597454596"/>Editor<text:bookmark-end text:name="__RefHeading___Toc11623_2597454596"/></text:h>
      <text:p text:style-name="P163">A good editor is the next thing on the list.<text:line-break/>Most Linux distros come with a very basic editor already<text:span text:style-name="T814">. For example "gedit"</text:span><text:span text:style-name="T819">,</text:span><text:span text:style-name="T814"> "mousepad"</text:span><text:span text:style-name="T819"> or "kate"</text:span><text:span text:style-name="T814">. Find your editor and make sure it has a feature called "syntax highlighting"</text:span><text:span text:style-name="T815"> and that it is enabled</text:span><text:span text:style-name="T814">.</text:span><text:span text:style-name="T816"> If you don't have any editor with syntax highlighting, install one </text:span><text:span text:style-name="T818">of the aforementioned ones </text:span><text:span text:style-name="T816">via </text:span><text:span text:style-name="T817">your </text:span><text:span text:style-name="T816">package manager</text:span><text:span text:style-name="T820"> or find one on you</text:span><text:span text:style-name="T821">r</text:span><text:span text:style-name="T820"> own.</text:span></text:p>
      <text:p text:style-name="P163"><text:span text:style-name="T822">On Windows</text:span><text:span text:style-name="T823">, ditch </text:span>notepad.exe <text:span text:style-name="T823">and get "Notepad++" or "Visual Studio Code" i guess. I would go with Notepad++ if i were glued to a Windows only PC.</text:span></text:p>
      <text:h text:style-name="P220"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64"><text:span text:style-name="T700">T</text:span><text:span text:style-name="T699">he following </text:span><text:span text:style-name="T700">is a listing. T</text:span><text:span text:style-name="T699">he numbers at the beginning</text:span><text:span text:style-name="T700"> are line-numbers and they help keep track of what happens where.</text:span><text:span text:style-name="T701"> They are </text:span><text:span text:style-name="T702">just a visual tool and </text:span><text:span text:style-name="T701">not part of the code.</text:span><text:span text:style-name="T700"> </text:span><text:span text:style-name="T703">Now t</text:span><text:span text:style-name="T700">ype the code into your "main.c":</text:span></text:p>
      <text:p text:style-name="P164"><draw:frame draw:style-name="fr1" draw:name="Frame1" text:anchor-type="as-char" svg:width="6.6598in" draw:z-index="0"><draw:text-box fo:min-height="0.8862in"><text:p text:style-name="P202"><text:span text:style-name="Source_20_Text"><text:span text:style-name="T914">1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 text:style-name="T880">(</text:span></text:span><text:span text:style-name="Source_20_Text"><text:span text:style-name="T881"> </text:span></text:span><text:span text:style-name="Source_20_Text"><text:span text:style-name="T880">)</text:span></text:span></text:p><text:p text:style-name="P203"><text:span text:style-name="Source_20_Text"><text:span text:style-name="T914">2 <text:s/></text:span></text:span><text:span text:style-name="Source_20_Text">{</text:span></text:p><text:p text:style-name="P202"><text:span text:style-name="Source_20_Text"><text:span text:style-name="T914">3</text:span></text:span><text:span text:style-name="Source_20_Text"><text:span text:style-name="T915"> <text:s/></text:span></text:span><text:span text:style-name="Source_20_Text"><text:span text:style-name="T925"><text:s text:c="4"/></text:span></text:span><text:span text:style-name="Source_20_Text"><text:span text:style-name="T888">return</text:span></text:span><text:span text:style-name="Source_20_Text"><text:span text:style-name="T845"> </text:span></text:span><text:span text:style-name="Source_20_Text"><text:span text:style-name="T828">0</text:span></text:span><text:span text:style-name="Source_20_Text"><text:span text:style-name="T880">;</text:span></text:span></text:p><text:p text:style-name="P203"><text:span text:style-name="Source_20_Text"><text:span text:style-name="T914">4 <text:s/></text:span></text:span><text:span text:style-name="Source_20_Text">}</text:span></text:p></draw:text-box></draw:frame></text:p>
      <text:p text:style-name="P90">These are the things pretty much <text:span text:style-name="T825">e</text:span><text:span text:style-name="T826">very</text:span> C program has<text:span text:style-name="T704"> at minimum</text:span>.</text:p>
      <text:p text:style-name="P138"><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line-break/></text:span><text:span text:style-name="T696">Every program begins it execution in this main-function and it will execute by going from the top to the bottom of that function. Once the end of the main-function is reached, the program ends.</text:span><text:span text:style-name="T68"><text:line-break/></text:span><text:span text:style-name="T458">What exactly types are and what it means to return from a function will be covered soon</text:span><text:span text:style-name="T459"> but to get started,</text:span><text:span text:style-name="T457"> compile this with gcc, </text:span><text:span text:style-name="T460">by </text:span><text:span text:style-name="T457">typ</text:span><text:span text:style-name="T460">ing</text:span><text:span text:style-name="T457"> this into a terminal:</text:span></text:p>
      <text:p text:style-name="P91"><text:span text:style-name="Source_20_Text">gcc main.c -o my_app</text:span></text:p>
      <text:p text:style-name="P92"><text:span text:style-name="T461">If the compilation succeeded, you have created your first "binary file" or "executable file"</text:span><text:span text:style-name="T462">.<text:line-break/></text:span><text:span text:style-name="T697">It does basically nothing but that</text:span><text:span text:style-name="T698">'</text:span><text:span text:style-name="T697">s good enough for now.</text:span></text:p>
      <text:h text:style-name="P220" text:outline-level="1"><text:bookmark-start text:name="__RefHeading___Toc114_3572798900"/><text:span text:style-name="T69">Types and v</text:span>ariables<text:bookmark-end text:name="__RefHeading___Toc114_3572798900"/></text:h>
      <text:h text:style-name="P230" text:outline-level="2"><text:bookmark-start text:name="__RefHeading___Toc4324_63016137"/>Variables<text:bookmark-end text:name="__RefHeading___Toc4324_63016137"/></text:h>
      <text:p text:style-name="P51">To save values we need variables and to declare them <text:span text:style-name="T83">we have to give them </text:span><text:span text:style-name="T241">a type and </text:span><text:span text:style-name="T83">a name.</text:span></text:p>
      <text:p text:style-name="P51"><draw:frame draw:style-name="fr1" draw:name="Frame3" text:anchor-type="as-char" svg:width="6.6598in" draw:z-index="1"><draw:text-box fo:min-height="0.8862in"><text:p text:style-name="P204"><text:span text:style-name="Source_20_Text"><text:span text:style-name="T916">1 <text:s/></text:span></text:span><text:span text:style-name="Source_20_Text"><text:span text:style-name="T829">int</text:span></text:span><text:span text:style-name="Source_20_Text"><text:span text:style-name="T849"> </text:span></text:span><text:span text:style-name="Source_20_Text"><text:span text:style-name="T873">main</text:span></text:span><text:span text:style-name="Source_20_Text"><text:span text:style-name="T949">(</text:span></text:span><text:span text:style-name="Source_20_Text"><text:span text:style-name="T849"> </text:span></text:span><text:span text:style-name="Source_20_Text"><text:span text:style-name="T949">)</text:span></text:span></text:p><text:p text:style-name="P204"><text:span text:style-name="Source_20_Text"><text:span text:style-name="T916">2 <text:s/></text:span></text:span><text:span text:style-name="Source_20_Text"><text:span text:style-name="T949">{</text:span></text:span></text:p><text:p text:style-name="P204"><text:span text:style-name="Source_20_Text"><text:span text:style-name="T916">3 <text:s/></text:span></text:span><text:span text:style-name="Source_20_Text"><text:span text:style-name="T926"><text:s/></text:span></text:span><text:span text:style-name="Source_20_Text"><text:span text:style-name="T860"><text:s text:c="3"/></text:span></text:span><text:span text:style-name="Source_20_Text"><text:span text:style-name="T829">int</text:span></text:span><text:span text:style-name="Source_20_Text"><text:span text:style-name="T849"> </text:span></text:span><text:span text:style-name="Source_20_Text"><text:span text:style-name="T949">my_id;</text:span></text:span></text:p><text:p text:style-name="P204"><text:span text:style-name="Source_20_Text"><text:span text:style-name="T916">4 <text:s/></text:span></text:span><text:span text:style-name="Source_20_Text"><text:span text:style-name="T926"><text:s/></text:span></text:span><text:span text:style-name="Source_20_Text"><text:span text:style-name="T860"><text:s text:c="3"/></text:span></text:span><text:span text:style-name="Source_20_Text"><text:span text:style-name="T829">int</text:span></text:span><text:span text:style-name="Source_20_Text"><text:span text:style-name="T849"> </text:span></text:span><text:span text:style-name="Source_20_Text"><text:span text:style-name="T949">counter</text:span></text:span><text:span text:style-name="Source_20_Text"><text:span text:style-name="T849"> </text:span></text:span><text:span text:style-name="Source_20_Text"><text:span text:style-name="T900">=</text:span></text:span><text:span text:style-name="Source_20_Text"><text:span text:style-name="T849"> </text:span></text:span><text:span text:style-name="Source_20_Text"><text:span text:style-name="T829">0</text:span></text:span><text:span text:style-name="Source_20_Text"><text:span text:style-name="T949">;</text:span></text:span></text:p><text:p text:style-name="P204"><text:span text:style-name="Source_20_Text"><text:span text:style-name="T914">5 <text:s/></text:span></text:span></text:p><text:p text:style-name="P204"><text:span text:style-name="Source_20_Text"><text:span text:style-name="T916">6 <text:s/></text:span></text:span><text:span text:style-name="Source_20_Text"><text:span text:style-name="T926"><text:s/></text:span></text:span><text:span text:style-name="Source_20_Text"><text:span text:style-name="T860"><text:s text:c="3"/></text:span></text:span><text:span text:style-name="Source_20_Text"><text:span text:style-name="T889">return</text:span></text:span><text:span text:style-name="Source_20_Text"><text:span text:style-name="T849"> </text:span></text:span><text:span text:style-name="Source_20_Text"><text:span text:style-name="T829">0</text:span></text:span><text:span text:style-name="Source_20_Text"><text:span text:style-name="T949">;</text:span></text:span></text:p><text:p text:style-name="P204"><text:span text:style-name="Source_20_Text"><text:span text:style-name="T916">7 <text:s/></text:span></text:span><text:span text:style-name="Source_20_Text"><text:span text:style-name="T949">}</text:span></text:span></text:p></draw:text-box></draw:frame></text:p>
      <text:p text:style-name="P50"><text:span text:style-name="T319">Here we declare the variable “my_id”. </text:span><text:span text:style-name="T140">After that</text:span><text:span text:style-name="T84"> we can save numbers in it.<text:line-break/></text:span><text:span text:style-name="T85">In case of “counter” we not just declare the variable but also in the same line define it</text:span><text:span text:style-name="T242">, by giving it a value</text:span><text:span text:style-name="T85">.<text:line-break/></text:span><text:span text:style-name="T166">It is very important to choose short yet fitting names</text:span><text:span text:style-name="T167">, depending on their purposes</text:span><text:span text:style-name="T166">.</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7">The previously mentioned type “int” is the most common type in <text:span text:style-name="T70">overall </text:span>programming <text:span text:style-name="T71">and represents a number. </text:span><text:span text:style-name="T72">Its full name is “integer”, but don’t </text:span><text:span text:style-name="T74">type</text:span><text:span text:style-name="T72"> that in your program.<text:line-break/></text:span><text:span text:style-name="T75">There are many </text:span><text:span text:style-name="T77">similar types </text:span><text:span text:style-name="T78">like</text:span><text:span text:style-name="T76"> “unsigned int”, “short” </text:span><text:span text:style-name="T79">and </text:span><text:span text:style-name="T76">“char”, </text:span><text:span text:style-name="T79">which are all numbers.<text:line-break/></text:span><text:span text:style-name="T80">Another unique type is float, </text:span><text:span text:style-name="T81">able to save </text:span><text:span text:style-name="T82">fractions.</text:span></text:p>
      <text:p text:style-name="P18"><text:span text:style-name="T141">"B</text:span>ut why do we need types in the first place?<text:span text:style-name="T142"> Wouldn't things be much simpler without them?</text:span>"<text:line-break/><text:span text:style-name="T143">Short answer: No.<text:line-break/></text:span><text:span text:style-name="T144">Long answer: Hell, no.</text:span><text:span text:style-name="T145"> </text:span><text:span text:style-name="T146">Types exist so that every developer and the compiler know</text:span><text:span text:style-name="T162"> </text:span><text:span text:style-name="T146">what exactly your plan regarding that variable</text:span><text:span text:style-name="T163"> is</text:span><text:span text:style-name="T146">.<text:line-break/></text:span><text:span text:style-name="T147">Numbers are not all equal. Some are bigger or smaller</text:span><text:span text:style-name="T148"> than the average integer.</text:span><text:span text:style-name="T149"> If </text:span><text:span text:style-name="T705">you </text:span><text:span text:style-name="T149">just need to store a number within a range of 0 to 100 then there is really no issue most of the time with any kind of integer.</text:span><text:span text:style-name="T150"> Now what happens if you need to store numbers </text:span><text:span text:style-name="T152">as big as</text:span><text:span text:style-name="T150"> </text:span><text:span text:style-name="T151">214748364</text:span><text:span text:style-name="T213">7</text:span><text:span text:style-name="T151">?</text:span></text:p>
      <text:p text:style-name="P18"><text:span text:style-name="Source_20_Text">int a = 214748364</text:span><text:span text:style-name="Source_20_Text"><text:span text:style-name="T212">7</text:span></text:span><text:span text:style-name="Source_20_Text">;</text:span></text:p>
      <text:p text:style-name="P139">I compiled and ran this<text:span text:style-name="T155"> and</text:span> <text:span text:style-name="T156">"</text:span>a<text:span text:style-name="T156">"</text:span> was<text:span text:style-name="T229"> indeed</text:span> 214748364<text:span text:style-name="T214">7</text:span><text:span text:style-name="T215">, yay</text:span>.<text:line-break/><text:span text:style-name="T216">However it </text:span><text:span text:style-name="T708">was</text:span><text:span text:style-name="T216"> -1</text:span><text:span text:style-name="T217"> on </text:span><text:span text:style-name="T219">a fictional machine, that</text:span><text:span text:style-name="T217"> i now call "</text:span><text:span text:style-name="T218">Special</text:span><text:span text:style-name="T217">Machine"</text:span><text:span text:style-name="T154">.<text:line-break/></text:span><text:span text:style-name="T706">This is because "SpecialMachine" does not support this code</text:span><text:span text:style-name="T707"> and so it had to endure an</text:span><text:span text:style-name="T157"> integer overflow.</text:span><text:span text:style-name="T158"> This mean</text:span><text:span text:style-name="T164">s</text:span><text:span text:style-name="T158"> i added a value to </text:span><text:span text:style-name="T165">"</text:span><text:span text:style-name="T158">a</text:span><text:span text:style-name="T165">"</text:span><text:span text:style-name="T158"> that is too high and as a result the variable flipped it's value on the head.<text:line-break/></text:span><text:span text:style-name="T159">This is because of the way binary numbers work and i will demonstrate it with a</text:span><text:span text:style-name="T168">n</text:span><text:span text:style-name="T159"> 8-bit value</text:span><text:span text:style-name="T160"> instead of an integer</text:span><text:span text:style-name="T169">,</text:span><text:span text:style-name="T161"> because </text:span><text:span text:style-name="T169">it</text:span><text:span text:style-name="T161"> has </text:span><text:span text:style-name="T709">32</text:span><text:span text:style-name="T161">-bit</text:span><text:span text:style-name="T170"> in </text:span><text:span text:style-name="T220">the</text:span><text:span text:style-name="T170"> case</text:span><text:span text:style-name="T220"> of </text:span><text:span text:style-name="T217">"</text:span><text:span text:style-name="T218">Special</text:span><text:span text:style-name="T217">Machine"</text:span><text:span text:style-name="T161">.</text:span></text:p>
      <text:h text:style-name="Heading_20_3" text:outline-level="3"><text:bookmark-start text:name="__RefHeading___Toc13840_1215096393"/><text:soft-page-break/>Binary shenanigans<text:bookmark-end text:name="__RefHeading___Toc13840_1215096393"/></text:h>
      <text:p text:style-name="P21"><text:span text:style-name="T221">When we assign 0 to </text:span><text:span text:style-name="T172">"num"</text:span><text:span text:style-name="Source_20_Text"><text:span text:style-name="T172"><text:line-break/></text:span></text:span><text:span text:style-name="Source_20_Text"><text:span text:style-name="T222">unsigned char num = 0;<text:line-break/></text:span></text:span>the binary representation<text:span text:style-name="T173"> for it</text:span> looks like this:<text:line-break/><text:span text:style-name="T171">0 0 0 0 0 0 0 0</text:span></text:p>
      <text:p text:style-name="P22">We now add 1 to <text:span text:style-name="T176">"</text:span>num<text:span text:style-name="T176">"<text:line-break/></text:span><text:span text:style-name="Source_20_Text">num = num + 1;<text:line-break/></text:span><text:span text:style-name="T175">and it changes as follows:<text:line-break/></text:span><text:span text:style-name="T174">0 0 0 0 0 0 0 1</text:span></text:p>
      <text:p text:style-name="P23">Now when we add more<text:line-break/><text:span text:style-name="Source_20_Text">num = num + </text:span><text:span text:style-name="Source_20_Text"><text:span text:style-name="T178">7</text:span></text:span><text:span text:style-name="Source_20_Text">;<text:line-break/></text:span>it changes again:<text:line-break/><text:span text:style-name="T177">0 0 0 0 </text:span><text:span text:style-name="T180">1 0</text:span><text:span text:style-name="T177"> </text:span><text:span text:style-name="T180">0</text:span><text:span text:style-name="T177"> </text:span><text:span text:style-name="T179">0</text:span></text:p>
      <text:p text:style-name="P140">Each bit in this byte sequence represents a specific number<text:span text:style-name="T181">.</text:span><text:span text:style-name="T182">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181"/>
          </table:table-cell>
          <table:table-cell table:style-name="Table4.A1" office:value-type="string">
            <text:p text:style-name="P181">8th bit</text:p>
          </table:table-cell>
          <table:table-cell table:style-name="Table4.A1" office:value-type="string">
            <text:p text:style-name="P181">7th bit</text:p>
          </table:table-cell>
          <table:table-cell table:style-name="Table4.A1" office:value-type="string">
            <text:p text:style-name="P181">6th bit</text:p>
          </table:table-cell>
          <table:table-cell table:style-name="Table4.A1" office:value-type="string">
            <text:p text:style-name="P181">5th bit</text:p>
          </table:table-cell>
          <table:table-cell table:style-name="Table4.A1" office:value-type="string">
            <text:p text:style-name="P181">4th bit</text:p>
          </table:table-cell>
          <table:table-cell table:style-name="Table4.A1" office:value-type="string">
            <text:p text:style-name="P181">3rd bit</text:p>
          </table:table-cell>
          <table:table-cell table:style-name="Table4.A1" office:value-type="string">
            <text:p text:style-name="P181">2nd bit</text:p>
          </table:table-cell>
          <table:table-cell table:style-name="Table4.A1" office:value-type="string">
            <text:p text:style-name="P181">1st bit</text:p>
          </table:table-cell>
        </table:table-row>
        <table:table-row table:style-name="TableLine94652959545360">
          <table:table-cell table:style-name="Table4.A1" office:value-type="string">
            <text:p text:style-name="P183">decimal representation</text:p>
          </table:table-cell>
          <table:table-cell table:style-name="Table4.A1" office:value-type="string">
            <text:p text:style-name="P185">128</text:p>
          </table:table-cell>
          <table:table-cell table:style-name="Table4.A1" office:value-type="string">
            <text:p text:style-name="P185">64</text:p>
          </table:table-cell>
          <table:table-cell table:style-name="Table4.A1" office:value-type="string">
            <text:p text:style-name="P185">32</text:p>
          </table:table-cell>
          <table:table-cell table:style-name="Table4.A1" office:value-type="string">
            <text:p text:style-name="P185">16</text:p>
          </table:table-cell>
          <table:table-cell table:style-name="Table4.A1" office:value-type="string">
            <text:p text:style-name="P185">8</text:p>
          </table:table-cell>
          <table:table-cell table:style-name="Table4.A1" office:value-type="string">
            <text:p text:style-name="P185">4</text:p>
          </table:table-cell>
          <table:table-cell table:style-name="Table4.A1" office:value-type="string">
            <text:p text:style-name="P185">2</text:p>
          </table:table-cell>
          <table:table-cell table:style-name="Table4.A1" office:value-type="string">
            <text:p text:style-name="P185">1</text:p>
          </table:table-cell>
        </table:table-row>
        <table:table-row table:style-name="TableLine94652959593488">
          <table:table-cell table:style-name="Table4.A1" office:value-type="string">
            <text:p text:style-name="P183">binary value</text:p>
          </table:table-cell>
          <table:table-cell table:style-name="Table4.A1" office:value-type="string">
            <text:p text:style-name="P185">0</text:p>
          </table:table-cell>
          <table:table-cell table:style-name="Table4.A1" office:value-type="string">
            <text:p text:style-name="P185">1</text:p>
          </table:table-cell>
          <table:table-cell table:style-name="Table4.A1" office:value-type="string">
            <text:p text:style-name="P185">0</text:p>
          </table:table-cell>
          <table:table-cell table:style-name="Table4.A1" office:value-type="string">
            <text:p text:style-name="P185">1</text:p>
          </table:table-cell>
          <table:table-cell table:style-name="Table4.A1" office:value-type="string">
            <text:p text:style-name="P185">0</text:p>
          </table:table-cell>
          <table:table-cell table:style-name="Table4.A1" office:value-type="string">
            <text:p text:style-name="P185">0</text:p>
          </table:table-cell>
          <table:table-cell table:style-name="Table4.A1" office:value-type="string">
            <text:p text:style-name="P185">0</text:p>
          </table:table-cell>
          <table:table-cell table:style-name="Table4.A1" office:value-type="string">
            <text:p text:style-name="P185">1</text:p>
          </table:table-cell>
        </table:table-row>
      </table:table>
      <text:p text:style-name="P19"/>
      <text:p text:style-name="P19"><text:span text:style-name="T183">64 + 16 + 1</text:span><text:span text:style-name="T184"> = 81</text:span></text:p>
      <text:p text:style-name="P141">Make sure to understand this information before proceeding.<text:line-break/><text:span text:style-name="T185">Now you might ask yourself "Alright but where exactly do the negative numbers come in?"<text:line-break/></text:span><text:span text:style-name="T186">Negative numbers are represented in a slightly different way</text:span><text:span text:style-name="T187"> but first of all the ability to represent negative number</text:span><text:span text:style-name="T223">s</text:span><text:span text:style-name="T187"> is the difference between an "unsigned int" and a</text:span><text:span text:style-name="T224">n</text:span><text:span text:style-name="T187"> "int" or "signed int"</text:span><text:span text:style-name="T188">.</text:span><text:span text:style-name="T189"> The sign bit is used as an off/on flag for the question "Is the current value negative?"</text:span><text:span text:style-name="T191"> and it is the leftmost bit</text:span><text:span text:style-name="T192"> in the sequence</text:span><text:span text:style-name="T190">.</text:span></text:p>
      <text:p text:style-name="P142"/>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182"/>
          </table:table-cell>
          <table:table-cell table:style-name="Table5.A1" office:value-type="string">
            <text:p text:style-name="P187">8th bit (negative)</text:p>
          </table:table-cell>
          <table:table-cell table:style-name="Table5.A1" office:value-type="string">
            <text:p text:style-name="P182">7th bit</text:p>
          </table:table-cell>
          <table:table-cell table:style-name="Table5.A1" office:value-type="string">
            <text:p text:style-name="P182">6th bit</text:p>
          </table:table-cell>
          <table:table-cell table:style-name="Table5.A1" office:value-type="string">
            <text:p text:style-name="P182">5th bit</text:p>
          </table:table-cell>
          <table:table-cell table:style-name="Table5.A1" office:value-type="string">
            <text:p text:style-name="P182">4th bit</text:p>
          </table:table-cell>
          <table:table-cell table:style-name="Table5.A1" office:value-type="string">
            <text:p text:style-name="P182">3rd bit</text:p>
          </table:table-cell>
          <table:table-cell table:style-name="Table5.A1" office:value-type="string">
            <text:p text:style-name="P182">2nd bit</text:p>
          </table:table-cell>
          <table:table-cell table:style-name="Table5.A1" office:value-type="string">
            <text:p text:style-name="P182">1st bit</text:p>
          </table:table-cell>
        </table:table-row>
        <table:table-row table:style-name="TableLine94652959629424">
          <table:table-cell table:style-name="Table5.A1" office:value-type="string">
            <text:p text:style-name="P184">decimal representation</text:p>
          </table:table-cell>
          <table:table-cell table:style-name="Table5.A1" office:value-type="string">
            <text:p text:style-name="P188">(* -1)</text:p>
          </table:table-cell>
          <table:table-cell table:style-name="Table5.A1" office:value-type="string">
            <text:p text:style-name="P186">64</text:p>
          </table:table-cell>
          <table:table-cell table:style-name="Table5.A1" office:value-type="string">
            <text:p text:style-name="P186">32</text:p>
          </table:table-cell>
          <table:table-cell table:style-name="Table5.A1" office:value-type="string">
            <text:p text:style-name="P186">16</text:p>
          </table:table-cell>
          <table:table-cell table:style-name="Table5.A1" office:value-type="string">
            <text:p text:style-name="P186">8</text:p>
          </table:table-cell>
          <table:table-cell table:style-name="Table5.A1" office:value-type="string">
            <text:p text:style-name="P186">4</text:p>
          </table:table-cell>
          <table:table-cell table:style-name="Table5.A1" office:value-type="string">
            <text:p text:style-name="P186">2</text:p>
          </table:table-cell>
          <table:table-cell table:style-name="Table5.A1" office:value-type="string">
            <text:p text:style-name="P186">1</text:p>
          </table:table-cell>
        </table:table-row>
        <table:table-row table:style-name="TableLine94652959631088">
          <table:table-cell table:style-name="Table5.A1" office:value-type="string">
            <text:p text:style-name="P184">binary value<text:span text:style-name="T710"> (</text:span><text:span text:style-name="T713">x</text:span><text:span text:style-name="T710">)</text:span></text:p>
          </table:table-cell>
          <table:table-cell table:style-name="Table5.A1" office:value-type="string">
            <text:p text:style-name="P186">0</text:p>
          </table:table-cell>
          <table:table-cell table:style-name="Table5.A1" office:value-type="string">
            <text:p text:style-name="P190">0</text:p>
          </table:table-cell>
          <table:table-cell table:style-name="Table5.A1" office:value-type="string">
            <text:p text:style-name="P190">1</text:p>
          </table:table-cell>
          <table:table-cell table:style-name="Table5.A1" office:value-type="string">
            <text:p text:style-name="P190">1</text:p>
          </table:table-cell>
          <table:table-cell table:style-name="Table5.A1" office:value-type="string">
            <text:p text:style-name="P190">0</text:p>
          </table:table-cell>
          <table:table-cell table:style-name="Table5.A1" office:value-type="string">
            <text:p text:style-name="P190">1</text:p>
          </table:table-cell>
          <table:table-cell table:style-name="Table5.A1" office:value-type="string">
            <text:p text:style-name="P186">0</text:p>
          </table:table-cell>
          <table:table-cell table:style-name="Table5.A1" office:value-type="string">
            <text:p text:style-name="P186">1</text:p>
          </table:table-cell>
        </table:table-row>
        <table:table-row table:style-name="TableLine94652959632528">
          <table:table-cell table:style-name="Table5.A1" office:value-type="string">
            <text:p text:style-name="P189">binary value (<text:span text:style-name="T713">y</text:span>)</text:p>
          </table:table-cell>
          <table:table-cell table:style-name="Table5.A1" office:value-type="string">
            <text:p text:style-name="P190">1</text:p>
          </table:table-cell>
          <table:table-cell table:style-name="Table5.A1" office:value-type="string">
            <text:p text:style-name="P190">0</text:p>
          </table:table-cell>
          <table:table-cell table:style-name="Table5.A1" office:value-type="string">
            <text:p text:style-name="P190">1</text:p>
          </table:table-cell>
          <table:table-cell table:style-name="Table5.A1" office:value-type="string">
            <text:p text:style-name="P190">1</text:p>
          </table:table-cell>
          <table:table-cell table:style-name="Table5.A1" office:value-type="string">
            <text:p text:style-name="P190">0</text:p>
          </table:table-cell>
          <table:table-cell table:style-name="Table5.A1" office:value-type="string">
            <text:p text:style-name="P190">1</text:p>
          </table:table-cell>
          <table:table-cell table:style-name="Table5.A1" office:value-type="string">
            <text:p text:style-name="P190">0</text:p>
          </table:table-cell>
          <table:table-cell table:style-name="Table5.A1" office:value-type="string">
            <text:p text:style-name="P190">1</text:p>
          </table:table-cell>
        </table:table-row>
      </table:table>
      <text:p text:style-name="P143"/>
      <text:p text:style-name="P143"><text:span text:style-name="T713">x</text:span><text:span text:style-name="T711">)</text:span><text:span text:style-name="T193"> 32 + 16 + 4 + 1 = 53<text:line-break/></text:span><text:span text:style-name="T713">y</text:span><text:span text:style-name="T711">)</text:span><text:span text:style-name="T193"> </text:span><text:span text:style-name="T712">-1 * (</text:span><text:span text:style-name="T193">32 + 16 + 4 + 1</text:span><text:span text:style-name="T712">)</text:span><text:span text:style-name="T193"> = </text:span><text:span text:style-name="T225">-</text:span><text:span text:style-name="T193">53</text:span></text:p>
      <text:p text:style-name="P24">With that in mind we can now answer the question <text:span text:style-name="T197">"W</text:span>hy is<text:line-break/><text:span text:style-name="Source_20_Text">a = </text:span><text:span text:style-name="Source_20_Text"><text:span text:style-name="T153">214748364</text:span></text:span><text:span text:style-name="Source_20_Text"><text:span text:style-name="T228">7</text:span></text:span><text:span text:style-name="Source_20_Text"><text:span text:style-name="T194">;<text:line-break/></text:span></text:span><text:span text:style-name="T195">resulting in </text:span><text:span text:style-name="T714">"</text:span><text:span text:style-name="T195">a</text:span><text:span text:style-name="T714">"</text:span><text:span text:style-name="T195"> being -</text:span><text:span text:style-name="T227">1</text:span><text:span text:style-name="T196"> on </text:span><text:span text:style-name="T226">'SpecialMachine'</text:span><text:span text:style-name="T198">?"</text:span></text:p>
      <text:p text:style-name="P28"><text:soft-page-break/>Because the bits flip over<text:span text:style-name="T199"> and represent something they weren't supposed to.<text:line-break/></text:span><text:span text:style-name="T200">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55">Floats are used to store fractions.<text:line-break/><text:span text:style-name="T328">There are two types: "float" and "double".<text:line-break/></text:span><text:span text:style-name="T329">Double having double the size of a float and with that can store twice the precision.<text:line-break/></text:span><text:span text:style-name="T330">What exactly i mean by precision is covered later.</text:span></text:p>
      <text:p text:style-name="P56">All you need to know now is that it stores fractions and that you use a point as a comma:</text:p>
      <text:p text:style-name="P57"><text:span text:style-name="Source_20_Text">float my_float = 22.05;</text:span></text:p>
      <text:h text:style-name="Heading_20_3" text:outline-level="3"><text:bookmark-start text:name="__RefHeading___Toc2202_55192689"/>Void<text:bookmark-end text:name="__RefHeading___Toc2202_55192689"/></text:h>
      <text:p text:style-name="P49">This type tell<text:span text:style-name="T715">s</text:span> everyone, that it<text:span text:style-name="T317"> itself</text:span> <text:span text:style-name="T317">is </text:span>not a thing.<text:line-break/><text:span text:style-name="T320">One does not simply </text:span><text:span text:style-name="T318">declare a variable</text:span><text:span text:style-name="T320"> wit</text:span><text:span text:style-name="T321">h</text:span><text:span text:style-name="T320"> the type being void.<text:line-break/></text:span><text:span text:style-name="T322">"Is that a joke?"<text:line-break/>Well, no</text:span><text:span text:style-name="T323"> but i promise it's going to be important later.</text:span></text:p>
      <text:h text:style-name="Heading_20_2" text:outline-level="2"><text:bookmark-start text:name="__RefHeading___Toc5757_1474682834"/>Constants<text:bookmark-end text:name="__RefHeading___Toc5757_1474682834"/></text:h>
      <text:p text:style-name="P79">They are like variables but immutable<text:span text:style-name="T414">. To declare a constant put "const" at the beginning.</text:span></text:p>
      <text:p text:style-name="P79"><draw:frame draw:style-name="fr2" draw:name="Frame2" text:anchor-type="as-char" svg:y="-1.5728in" svg:width="6.6598in" draw:z-index="2"><draw:text-box fo:min-height="0.8862in"><text:p text:style-name="P205"><text:span text:style-name="Source_20_Text"><text:span text:style-name="T917">1 <text:s/></text:span></text:span><text:span text:style-name="Source_20_Text"><text:span text:style-name="T890">const</text:span></text:span><text:span text:style-name="Source_20_Text"><text:span text:style-name="T854"> </text:span></text:span><text:span text:style-name="Source_20_Text"><text:span text:style-name="T830">int</text:span></text:span><text:span text:style-name="Source_20_Text"><text:span text:style-name="T854"> </text:span></text:span><text:span text:style-name="Source_20_Text"><text:span text:style-name="T950">SPECIAL_NUMBER</text:span></text:span><text:span text:style-name="Source_20_Text"><text:span text:style-name="T854"> </text:span></text:span><text:span text:style-name="Source_20_Text"><text:span text:style-name="T901">=</text:span></text:span><text:span text:style-name="Source_20_Text"><text:span text:style-name="T854"> </text:span></text:span><text:span text:style-name="Source_20_Text"><text:span text:style-name="T830">7</text:span></text:span><text:span text:style-name="Source_20_Text"><text:span text:style-name="T950">;</text:span></text:span></text:p><text:p text:style-name="P205"><text:span text:style-name="Source_20_Text"><text:span text:style-name="T914">2 <text:s/></text:span></text:span></text:p><text:p text:style-name="P205"><text:span text:style-name="Source_20_Text"><text:span text:style-name="T917">3 <text:s/></text:span></text:span><text:span text:style-name="Source_20_Text"><text:span text:style-name="T830">int</text:span></text:span><text:span text:style-name="Source_20_Text"><text:span text:style-name="T854"> </text:span></text:span><text:span text:style-name="Source_20_Text"><text:span text:style-name="T874">main</text:span></text:span><text:span text:style-name="Source_20_Text"><text:span text:style-name="T950">(</text:span></text:span><text:span text:style-name="Source_20_Text"><text:span text:style-name="T854"> </text:span></text:span><text:span text:style-name="Source_20_Text"><text:span text:style-name="T950">)</text:span></text:span></text:p><text:p text:style-name="P205"><text:span text:style-name="Source_20_Text"><text:span text:style-name="T917">4 <text:s/></text:span></text:span><text:span text:style-name="Source_20_Text"><text:span text:style-name="T950">{</text:span></text:span></text:p><text:p text:style-name="P205"><text:span text:style-name="Source_20_Text"><text:span text:style-name="T917">5 <text:s/></text:span></text:span><text:span text:style-name="Source_20_Text"><text:span text:style-name="T927"><text:s/></text:span></text:span><text:span text:style-name="Source_20_Text"><text:span text:style-name="T861"><text:s text:c="3"/></text:span></text:span><text:span text:style-name="Source_20_Text"><text:span text:style-name="T830">int</text:span></text:span><text:span text:style-name="Source_20_Text"><text:span text:style-name="T854"> </text:span></text:span><text:span text:style-name="Source_20_Text"><text:span text:style-name="T950">a</text:span></text:span><text:span text:style-name="Source_20_Text"><text:span text:style-name="T854"> </text:span></text:span><text:span text:style-name="Source_20_Text"><text:span text:style-name="T901">=</text:span></text:span><text:span text:style-name="Source_20_Text"><text:span text:style-name="T854"> </text:span></text:span><text:span text:style-name="Source_20_Text"><text:span text:style-name="T950">SPECIAL_NUMBER;</text:span></text:span></text:p><text:p text:style-name="P205"><text:span text:style-name="Source_20_Text"><text:span text:style-name="T917">6 <text:s/></text:span></text:span><text:span text:style-name="Source_20_Text"><text:span text:style-name="T950">}</text:span></text:span></text:p></draw:text-box></draw:frame></text:p>
      <text:p text:style-name="P80"><text:span text:style-name="T415">As you can see declaration and usage are quite simple.</text:span><text:span text:style-name="T416"> Please use uppercase names for constants, so you can tell them apart from a variable later on.</text:span></text:p>
      <text:p text:style-name="P80"/>
      <text:h text:style-name="P220" text:outline-level="1"><text:bookmark-start text:name="__RefHeading___Toc116_3572798900"/>Functions<text:bookmark-end text:name="__RefHeading___Toc116_3572798900"/></text:h>
      <text:p text:style-name="P27">A function is a sequence<text:span text:style-name="T243">, that you can call at any moment.</text:span><text:span text:style-name="T244"> You can define a function in a way so that it takes data and returns data.</text:span><text:span text:style-name="T246"> Data taken by a function is called arguments or parameters.</text:span><text:span text:style-name="T686"> The parameters are only copies of the original data.</text:span><text:span text:style-name="T246"> You can give a function as many parameters as you like but a function can only return one value.</text:span><text:span text:style-name="T245"> </text:span><text:span text:style-name="T244">To call a function</text:span><text:span text:style-name="T246"> write it's name and </text:span><text:span text:style-name="T247">put parentheses next to it.</text:span></text:p>
      <text:p text:style-name="P27"><draw:frame draw:style-name="fr1" draw:name="Frame4" text:anchor-type="as-char" svg:width="6.6598in" draw:z-index="3"><draw:text-box fo:min-height="0.8862in"><text:p text:style-name="P206"><text:span text:style-name="Source_20_Text"><text:span text:style-name="T918"><text:s/>1 <text:s/></text:span></text:span><text:span text:style-name="Source_20_Text"><text:span text:style-name="T831">int</text:span></text:span><text:span text:style-name="Source_20_Text"><text:span text:style-name="T855"> </text:span></text:span><text:span text:style-name="Source_20_Text"><text:span text:style-name="T875">add</text:span></text:span><text:span text:style-name="Source_20_Text"><text:span text:style-name="T951">(</text:span></text:span><text:span text:style-name="Source_20_Text"><text:span text:style-name="T855"> </text:span></text:span><text:span text:style-name="Source_20_Text"><text:span text:style-name="T831">int</text:span></text:span><text:span text:style-name="Source_20_Text"><text:span text:style-name="T855"> </text:span></text:span><text:span text:style-name="Source_20_Text"><text:span text:style-name="T951">a,</text:span></text:span><text:span text:style-name="Source_20_Text"><text:span text:style-name="T855"> </text:span></text:span><text:span text:style-name="Source_20_Text"><text:span text:style-name="T831">int</text:span></text:span><text:span text:style-name="Source_20_Text"><text:span text:style-name="T855"> </text:span></text:span><text:span text:style-name="Source_20_Text"><text:span text:style-name="T951">b</text:span></text:span><text:span text:style-name="Source_20_Text"><text:span text:style-name="T855"> </text:span></text:span><text:span text:style-name="Source_20_Text"><text:span text:style-name="T951">)</text:span></text:span></text:p><text:p text:style-name="P206"><text:span text:style-name="Source_20_Text"><text:span text:style-name="T918"><text:s/>2 <text:s/></text:span></text:span><text:span text:style-name="Source_20_Text"><text:span text:style-name="T951">{</text:span></text:span></text:p><text:p text:style-name="P206"><text:span text:style-name="Source_20_Text"><text:span text:style-name="T918"><text:s/>3 <text:s/></text:span></text:span><text:span text:style-name="Source_20_Text"><text:span text:style-name="T927"><text:s/></text:span></text:span><text:span text:style-name="Source_20_Text"><text:span text:style-name="T861"><text:s text:c="3"/></text:span></text:span><text:span text:style-name="Source_20_Text"><text:span text:style-name="T891">return</text:span></text:span><text:span text:style-name="Source_20_Text"><text:span text:style-name="T855"> </text:span></text:span><text:span text:style-name="Source_20_Text"><text:span text:style-name="T951">a</text:span></text:span><text:span text:style-name="Source_20_Text"><text:span text:style-name="T855"> </text:span></text:span><text:span text:style-name="Source_20_Text"><text:span text:style-name="T902">+</text:span></text:span><text:span text:style-name="Source_20_Text"><text:span text:style-name="T855"> </text:span></text:span><text:span text:style-name="Source_20_Text"><text:span text:style-name="T951">b;</text:span></text:span></text:p><text:p text:style-name="P206"><text:span text:style-name="Source_20_Text"><text:span text:style-name="T918"><text:s/>4 <text:s/></text:span></text:span><text:span text:style-name="Source_20_Text"><text:span text:style-name="T951">}</text:span></text:span></text:p><text:p text:style-name="P206"><text:span text:style-name="Source_20_Text"><text:span text:style-name="T914"><text:s/>5 <text:s/></text:span></text:span></text:p><text:p text:style-name="P206"><text:span text:style-name="Source_20_Text"><text:span text:style-name="T918"><text:s/>6 <text:s/></text:span></text:span><text:span text:style-name="Source_20_Text"><text:span text:style-name="T831">int</text:span></text:span><text:span text:style-name="Source_20_Text"><text:span text:style-name="T855"> </text:span></text:span><text:span text:style-name="Source_20_Text"><text:span text:style-name="T875">main</text:span></text:span><text:span text:style-name="Source_20_Text"><text:span text:style-name="T951">(</text:span></text:span><text:span text:style-name="Source_20_Text"><text:span text:style-name="T855"> </text:span></text:span><text:span text:style-name="Source_20_Text"><text:span text:style-name="T951">)</text:span></text:span></text:p><text:p text:style-name="P206"><text:span text:style-name="Source_20_Text"><text:span text:style-name="T918"><text:s/>7 <text:s/></text:span></text:span><text:span text:style-name="Source_20_Text"><text:span text:style-name="T951">{</text:span></text:span></text:p><text:p text:style-name="P206"><text:span text:style-name="Source_20_Text"><text:span text:style-name="T918"><text:s/>8 <text:s/></text:span></text:span><text:span text:style-name="Source_20_Text"><text:span text:style-name="T927"><text:s/></text:span></text:span><text:span text:style-name="Source_20_Text"><text:span text:style-name="T861"><text:s text:c="3"/></text:span></text:span><text:span text:style-name="Source_20_Text"><text:span text:style-name="T831">int</text:span></text:span><text:span text:style-name="Source_20_Text"><text:span text:style-name="T855"> </text:span></text:span><text:span text:style-name="Source_20_Text"><text:span text:style-name="T951">sum</text:span></text:span><text:span text:style-name="Source_20_Text"><text:span text:style-name="T855"> </text:span></text:span><text:span text:style-name="Source_20_Text"><text:span text:style-name="T902">=</text:span></text:span><text:span text:style-name="Source_20_Text"><text:span text:style-name="T855"> </text:span></text:span><text:span text:style-name="Source_20_Text"><text:span text:style-name="T951">add(</text:span></text:span><text:span text:style-name="Source_20_Text"><text:span text:style-name="T831">10</text:span></text:span><text:span text:style-name="Source_20_Text"><text:span text:style-name="T951">,</text:span></text:span><text:span text:style-name="Source_20_Text"><text:span text:style-name="T855"> </text:span></text:span><text:span text:style-name="Source_20_Text"><text:span text:style-name="T831">5</text:span></text:span><text:span text:style-name="Source_20_Text"><text:span text:style-name="T951">);</text:span></text:span></text:p><text:p text:style-name="P206"><text:span text:style-name="Source_20_Text"><text:span text:style-name="T918"><text:s/>9 <text:s/></text:span></text:span><text:span text:style-name="Source_20_Text"><text:span text:style-name="T927"><text:s/></text:span></text:span><text:span text:style-name="Source_20_Text"><text:span text:style-name="T861"><text:s text:c="3"/></text:span></text:span><text:span text:style-name="Source_20_Text"><text:span text:style-name="T891">return</text:span></text:span><text:span text:style-name="Source_20_Text"><text:span text:style-name="T855"> </text:span></text:span><text:span text:style-name="Source_20_Text"><text:span text:style-name="T831">0</text:span></text:span><text:span text:style-name="Source_20_Text"><text:span text:style-name="T951">;</text:span></text:span></text:p><text:p text:style-name="P206"><text:span text:style-name="Source_20_Text"><text:span text:style-name="T918">10 <text:s/></text:span></text:span><text:span text:style-name="Source_20_Text"><text:span text:style-name="T951">}</text:span></text:span></text:p></draw:text-box></draw:frame></text:p>
      <text:p text:style-name="P52"><text:span text:style-name="T248">As a side-note: </text:span><text:span text:style-name="T73">we return a number from main to tell the operating system,</text:span><text:span text:style-name="T249"> which is practically calling our main function,</text:span><text:span text:style-name="T73"> </text:span><text:span text:style-name="T251">if</text:span><text:span text:style-name="T73"> our program ran as expected</text:span><text:span text:style-name="T251"> or had some trouble</text:span><text:span text:style-name="T73">.<text:line-break/></text:span><text:span text:style-name="T250">A zero means everything is </text:span><text:span text:style-name="T252">a</text:span><text:span text:style-name="T250">-OK.</text:span></text:p>
      <text:p text:style-name="P53">Now is the time to tell you that the type "void" is not a joke.<text:line-break/>If you need a function, that does not return a value<text:span text:style-name="T687"> or take param</text:span><text:span text:style-name="T716">e</text:span><text:span text:style-name="T687">ters</text:span> you use "void".</text:p>
      <text:p text:style-name="P54"><text:span text:style-name="Source_20_Text"><text:span text:style-name="T324">void</text:span></text:span><text:span text:style-name="Source_20_Text"> my_fun(</text:span><text:span text:style-name="Source_20_Text"><text:span text:style-name="T687"> void </text:span></text:span><text:span text:style-name="Source_20_Text">)<text:line-break/>{ ... }</text:span></text:p>
      <text:p text:style-name="P54"><text:span text:style-name="T325">This also allows you to define the function without </text:span><text:span text:style-name="T326">having to </text:span><text:span text:style-name="T325">us</text:span><text:span text:style-name="T326">e</text:span><text:span text:style-name="T325"> the "return" keyword</text:span><text:span text:style-name="T327"> but you can still use it in case you need to quit </text:span><text:span text:style-name="T347">from </text:span><text:span text:style-name="T346">a </text:span><text:span text:style-name="T327">function early.</text:span><text:line-break/></text:p>
      <text:h text:style-name="P220" text:outline-level="1"><text:bookmark-start text:name="__RefHeading___Toc445_369106283"/>Operators<text:span text:style-name="T275"> 101</text:span><text:bookmark-end text:name="__RefHeading___Toc445_369106283"/></text:h>
      <text:p text:style-name="P29">Now that we have landed on th<text:span text:style-name="T717">e C</text:span> planet we can truly explore the caves.<text:line-break/><text:span text:style-name="T253">So far you have only seen the very basic usage of + and =<text:line-break/></text:span><text:span text:style-name="T254">but there is much more to these operators.</text:span></text:p>
      <text:p text:style-name="P30">Previously i have shown you something like this:<text:line-break/><text:span text:style-name="Source_20_Text">a = a + 5;</text:span><text:line-break/><text:span text:style-name="T255">but writing it like this can get very tedious.<text:line-break/></text:span><text:span text:style-name="T256">That's why we can and will also write like so:<text:line-break/></text:span><text:span text:style-name="Source_20_Text"><text:span text:style-name="T256">a += 5;<text:line-break/></text:span></text:span><text:span text:style-name="T256">this is much more quick</text:span><text:span text:style-name="T257"> and very common</text:span><text:span text:style-name="T258"> and in fact works with every arithmetic operator</text:span><text:span text:style-name="T256">.</text:span></text:p>
      <text:p text:style-name="P31">Here are all common arithmetic operators:</text:p>
      <table:table table:name="Table1" table:style-name="Table1">
        <table:table-column table:style-name="Table1.A"/>
        <table:table-column table:style-name="Table1.B"/>
        <table:table-column table:style-name="Table1.C"/>
        <table:table-row table:style-name="TableLine94652959663136">
          <table:table-cell table:style-name="Table1.A1" office:value-type="string">
            <text:p text:style-name="P165">Operator<text:span text:style-name="T260"> with Example</text:span></text:p>
          </table:table-cell>
          <table:table-cell table:style-name="Table1.A1" office:value-type="string">
            <text:p text:style-name="P165">Effect</text:p>
          </table:table-cell>
          <table:table-cell table:style-name="Table1.A1" office:value-type="string">
            <text:p text:style-name="P171">Name</text:p>
          </table:table-cell>
        </table:table-row>
        <table:table-row table:style-name="TableLine94652959740400">
          <table:table-cell table:style-name="Table1.A1" office:value-type="string">
            <text:p text:style-name="P165"><text:span text:style-name="T259">a </text:span>+<text:span text:style-name="T259"> b</text:span></text:p>
          </table:table-cell>
          <table:table-cell table:style-name="Table1.A1" office:value-type="string">
            <text:p text:style-name="P167">adds two values</text:p>
          </table:table-cell>
          <table:table-cell table:style-name="Table1.A1" office:value-type="string">
            <text:p text:style-name="P171">addition</text:p>
          </table:table-cell>
        </table:table-row>
        <table:table-row table:style-name="TableLine94652959740672">
          <table:table-cell table:style-name="Table1.A1" office:value-type="string">
            <text:p text:style-name="P166"><text:span text:style-name="T259">a </text:span>-<text:span text:style-name="T259"> b</text:span></text:p>
          </table:table-cell>
          <table:table-cell table:style-name="Table1.A1" office:value-type="string">
            <text:p text:style-name="P167">subtract<text:span text:style-name="T262">s</text:span><text:span text:style-name="T261"> b from a</text:span></text:p>
          </table:table-cell>
          <table:table-cell table:style-name="Table1.A1" office:value-type="string">
            <text:p text:style-name="P171">subtraction</text:p>
          </table:table-cell>
        </table:table-row>
        <table:table-row table:style-name="TableLine94652959741440">
          <table:table-cell table:style-name="Table1.A1" office:value-type="string">
            <text:p text:style-name="P166"><text:span text:style-name="T259">a </text:span>*<text:span text:style-name="T259"> b</text:span></text:p>
          </table:table-cell>
          <table:table-cell table:style-name="Table1.A1" office:value-type="string">
            <text:p text:style-name="P168">multiplicate two values</text:p>
          </table:table-cell>
          <table:table-cell table:style-name="Table1.A1" office:value-type="string">
            <text:p text:style-name="P171">product</text:p>
          </table:table-cell>
        </table:table-row>
        <table:table-row table:style-name="TableLine94652959742304">
          <table:table-cell table:style-name="Table1.A1" office:value-type="string">
            <text:p text:style-name="P166"><text:span text:style-name="T259">a </text:span>/<text:span text:style-name="T259"> b</text:span></text:p>
          </table:table-cell>
          <table:table-cell table:style-name="Table1.A1" office:value-type="string">
            <text:p text:style-name="P169">divide a by b</text:p>
          </table:table-cell>
          <table:table-cell table:style-name="Table1.A1" office:value-type="string">
            <text:p text:style-name="P171">division</text:p>
          </table:table-cell>
        </table:table-row>
        <table:table-row table:style-name="TableLine94652959743120">
          <table:table-cell table:style-name="Table1.A1" office:value-type="string">
            <text:p text:style-name="P166"><text:span text:style-name="T259">a </text:span>%<text:span text:style-name="T259"> b</text:span></text:p>
          </table:table-cell>
          <table:table-cell table:style-name="Table1.A1" office:value-type="string">
            <text:p text:style-name="P170">the remainder of a divided by b</text:p>
          </table:table-cell>
          <table:table-cell table:style-name="Table1.A1" office:value-type="string">
            <text:p text:style-name="P171">modulo</text:p>
          </table:table-cell>
        </table:table-row>
      </table:table>
      <text:p text:style-name="Text_20_body"/>
      <text:p text:style-name="Text_20_body">I<text:span text:style-name="T263">t is also common that a variable needs to</text:span><text:span text:style-name="T718"> be</text:span><text:span text:style-name="T263"> reduced or </text:span><text:span text:style-name="T265">increased</text:span><text:span text:style-name="T263"> by 1.<text:line-break/></text:span><text:span text:style-name="T264">This is called decrementing and incrementing and comes with it's own operators.<text:line-break/></text:span><text:span text:style-name="T265">++ for in</text:span><text:span text:style-name="T266">crementing and<text:line-break/>-- for decrementing.<text:line-break/></text:span><text:span text:style-name="T267">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07"><text:span text:style-name="Source_20_Text"><text:span text:style-name="T919">1 <text:s/></text:span></text:span><text:span text:style-name="Source_20_Text"><text:span text:style-name="T832">int</text:span></text:span><text:span text:style-name="Source_20_Text"><text:span text:style-name="T856"> </text:span></text:span><text:span text:style-name="Source_20_Text"><text:span text:style-name="T952">num</text:span></text:span><text:span text:style-name="Source_20_Text"><text:span text:style-name="T856"> </text:span></text:span><text:span text:style-name="Source_20_Text"><text:span text:style-name="T903">=</text:span></text:span><text:span text:style-name="Source_20_Text"><text:span text:style-name="T856"> </text:span></text:span><text:span text:style-name="Source_20_Text"><text:span text:style-name="T832">0</text:span></text:span><text:span text:style-name="Source_20_Text"><text:span text:style-name="T952">;</text:span></text:span></text:p><text:p text:style-name="P207"><text:span text:style-name="Source_20_Text"><text:span text:style-name="T919">2 <text:s/></text:span></text:span><text:span text:style-name="Source_20_Text"><text:span text:style-name="T952">num</text:span></text:span><text:span text:style-name="Source_20_Text"><text:span text:style-name="T903">++</text:span></text:span><text:span text:style-name="Source_20_Text"><text:span text:style-name="T952">;</text:span></text:span></text:p><text:p text:style-name="P207"><text:span text:style-name="Source_20_Text"><text:span text:style-name="T919">3 <text:s/></text:span></text:span><text:span text:style-name="Source_20_Text"><text:span text:style-name="T903">++</text:span></text:span><text:span text:style-name="Source_20_Text"><text:span text:style-name="T952">num;</text:span></text:span></text:p></draw:text-box></draw:frame></text:p>
      <text:p text:style-name="P33">Line 02 and 03 are both valid and do something slightly different.<text:line-break/><text:span text:style-name="T268">The difference is that every time you do increment "num"</text:span><text:span text:style-name="T269"> you also </text:span><text:span text:style-name="T719">get </text:span><text:span text:style-name="T269">the result</text:span><text:span text:style-name="T719"> returned</text:span><text:span text:style-name="T269">.</text:span></text:p>
      <text:p text:style-name="P33"><draw:frame draw:style-name="fr1" draw:name="Frame6" text:anchor-type="as-char" svg:width="6.6598in" draw:z-index="5"><draw:text-box fo:min-height="0.4618in"><text:p text:style-name="P208"><text:span text:style-name="Source_20_Text"><text:span text:style-name="T920">1 <text:s/></text:span></text:span><text:span text:style-name="Source_20_Text"><text:span text:style-name="T833">int</text:span></text:span><text:span text:style-name="Source_20_Text"><text:span text:style-name="T857"> </text:span></text:span><text:span text:style-name="Source_20_Text"><text:span text:style-name="T953">num</text:span></text:span><text:span text:style-name="Source_20_Text"><text:span text:style-name="T857"> </text:span></text:span><text:span text:style-name="Source_20_Text"><text:span text:style-name="T904">=</text:span></text:span><text:span text:style-name="Source_20_Text"><text:span text:style-name="T857"> </text:span></text:span><text:span text:style-name="Source_20_Text"><text:span text:style-name="T833">0</text:span></text:span><text:span text:style-name="Source_20_Text"><text:span text:style-name="T953">;</text:span></text:span></text:p><text:p text:style-name="P208"><text:span text:style-name="Source_20_Text"><text:span text:style-name="T920">2 <text:s/></text:span></text:span><text:span text:style-name="Source_20_Text"><text:span text:style-name="T833">int</text:span></text:span><text:span text:style-name="Source_20_Text"><text:span text:style-name="T857"> </text:span></text:span><text:span text:style-name="Source_20_Text"><text:span text:style-name="T953">before</text:span></text:span><text:span text:style-name="Source_20_Text"><text:span text:style-name="T857"> </text:span></text:span><text:span text:style-name="Source_20_Text"><text:span text:style-name="T904">=</text:span></text:span><text:span text:style-name="Source_20_Text"><text:span text:style-name="T857"> </text:span></text:span><text:span text:style-name="Source_20_Text"><text:span text:style-name="T953">num</text:span></text:span><text:span text:style-name="Source_20_Text"><text:span text:style-name="T904">++</text:span></text:span><text:span text:style-name="Source_20_Text"><text:span text:style-name="T953">;</text:span></text:span></text:p><text:p text:style-name="P208"><text:span text:style-name="Source_20_Text"><text:span text:style-name="T920">3 <text:s/></text:span></text:span><text:span text:style-name="Source_20_Text"><text:span text:style-name="T833">int</text:span></text:span><text:span text:style-name="Source_20_Text"><text:span text:style-name="T857"> </text:span></text:span><text:span text:style-name="Source_20_Text"><text:span text:style-name="T953">after</text:span></text:span><text:span text:style-name="Source_20_Text"><text:span text:style-name="T857"> </text:span></text:span><text:span text:style-name="Source_20_Text"><text:span text:style-name="T904">=</text:span></text:span><text:span text:style-name="Source_20_Text"><text:span text:style-name="T857"> </text:span></text:span><text:span text:style-name="Source_20_Text"><text:span text:style-name="T904">++</text:span></text:span><text:span text:style-name="Source_20_Text"><text:span text:style-name="T953">num;</text:span></text:span></text:p></draw:text-box></draw:frame></text:p>
      <text:p text:style-name="P34">When the increment operator is on the right side like in line 02, then we first assign the value of "num" to "before" and then increment "num".<text:span text:style-name="T270"> If the operator is on the right side it's done the other way around.<text:line-break/></text:span><text:span text:style-name="T271">So after this, this is how the variables look like:<text:line-break/></text:span><text:soft-page-break/><text:span text:style-name="T272">num : 2<text:line-break/>before : 0<text:line-break/>after : 2</text:span></text:p>
      <text:p text:style-name="P35">As mentioned though, this will rarely come up but keep it in mind just in case.</text:p>
      <text:p text:style-name="P36">Now for the next wave of operators<text:span text:style-name="T273">,</text:span> i think it is fitting to move to the next topic<text:span text:style-name="T720">.</text:span></text:p>
      <text:h text:style-name="P220"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7"><text:span text:style-name="T722">"Do you know </text:span><text:span text:style-name="T721">the way</text:span><text:span text:style-name="T722">?"</text:span><text:span text:style-name="T721"> -your Compiler</text:span><text:span text:style-name="T274"><text:line-break/></text:span><text:span text:style-name="T276">One of the most common concerns for programmers is to control the operation of the program and to react to different states and cases.</text:span><text:span text:style-name="T723"> This is also called "control flow" because we will now manipulate the way our program runs</text:span><text:span text:style-name="T726"> or flows</text:span><text:span text:style-name="T723">. Remember normall</text:span><text:span text:style-name="T725">y</text:span><text:span text:style-name="T723"> it goes from top to bottom but we can manually change that here.</text:span></text:p>
      <text:p text:style-name="P38"><text:span text:style-name="T724">This</text:span> is a simple example<text:span text:style-name="T286">, in which we have a number and want to set it to 1 if it is not already, otherwise it should become zero</text:span>:</text:p>
      <text:p text:style-name="P38"><draw:frame draw:style-name="fr1" draw:name="Frame7" text:anchor-type="as-char" svg:width="6.6598in" draw:z-index="6"><draw:text-box fo:min-height="0.4618in"><text:p text:style-name="P209"><text:span text:style-name="Source_20_Text"><text:span text:style-name="T923"><text:s/>1 <text:s/></text:span></text:span><text:span text:style-name="Source_20_Text"><text:span text:style-name="T834">int</text:span></text:span><text:span text:style-name="Source_20_Text"><text:span text:style-name="T858"> </text:span></text:span><text:span text:style-name="Source_20_Text"><text:span text:style-name="T954">num</text:span></text:span><text:span text:style-name="Source_20_Text"><text:span text:style-name="T858"> </text:span></text:span><text:span text:style-name="Source_20_Text"><text:span text:style-name="T905">=</text:span></text:span><text:span text:style-name="Source_20_Text"><text:span text:style-name="T858"> </text:span></text:span><text:span text:style-name="Source_20_Text"><text:span text:style-name="T834">0</text:span></text:span><text:span text:style-name="Source_20_Text"><text:span text:style-name="T954">;</text:span></text:span></text:p><text:p text:style-name="P209"><text:span text:style-name="Source_20_Text"><text:span text:style-name="T914"><text:s/>2 <text:s/></text:span></text:span></text:p><text:p text:style-name="P209"><text:span text:style-name="Source_20_Text"><text:span text:style-name="T923"><text:s/>3 <text:s/></text:span></text:span><text:span text:style-name="Source_20_Text"><text:span text:style-name="T892">if</text:span></text:span><text:span text:style-name="Source_20_Text"><text:span text:style-name="T858"> </text:span></text:span><text:span text:style-name="Source_20_Text"><text:span text:style-name="T954">(num</text:span></text:span><text:span text:style-name="Source_20_Text"><text:span text:style-name="T858"> </text:span></text:span><text:span text:style-name="Source_20_Text"><text:span text:style-name="T905">!=</text:span></text:span><text:span text:style-name="Source_20_Text"><text:span text:style-name="T858"> </text:span></text:span><text:span text:style-name="Source_20_Text"><text:span text:style-name="T834">1</text:span></text:span><text:span text:style-name="Source_20_Text"><text:span text:style-name="T954">)</text:span></text:span></text:p><text:p text:style-name="P209"><text:span text:style-name="Source_20_Text"><text:span text:style-name="T923"><text:s/>4 <text:s/></text:span></text:span><text:span text:style-name="Source_20_Text"><text:span text:style-name="T954">{</text:span></text:span></text:p><text:p text:style-name="P209"><text:span text:style-name="Source_20_Text"><text:span text:style-name="T923"><text:s/>5 <text:s/></text:span></text:span><text:span text:style-name="Source_20_Text"><text:span text:style-name="T928"><text:s/></text:span></text:span><text:span text:style-name="Source_20_Text"><text:span text:style-name="T862"><text:s text:c="3"/></text:span></text:span><text:span text:style-name="Source_20_Text"><text:span text:style-name="T954">num</text:span></text:span><text:span text:style-name="Source_20_Text"><text:span text:style-name="T858"> </text:span></text:span><text:span text:style-name="Source_20_Text"><text:span text:style-name="T905">=</text:span></text:span><text:span text:style-name="Source_20_Text"><text:span text:style-name="T858"> </text:span></text:span><text:span text:style-name="Source_20_Text"><text:span text:style-name="T834">1</text:span></text:span><text:span text:style-name="Source_20_Text"><text:span text:style-name="T954">;</text:span></text:span></text:p><text:p text:style-name="P209"><text:span text:style-name="Source_20_Text"><text:span text:style-name="T923"><text:s/>6 <text:s/></text:span></text:span><text:span text:style-name="Source_20_Text"><text:span text:style-name="T954">}</text:span></text:span></text:p><text:p text:style-name="P209"><text:span text:style-name="Source_20_Text"><text:span text:style-name="T914"><text:s/>7 <text:s/></text:span></text:span></text:p><text:p text:style-name="P209"><text:span text:style-name="Source_20_Text"><text:span text:style-name="T923"><text:s/>8 <text:s/></text:span></text:span><text:span text:style-name="Source_20_Text"><text:span text:style-name="T892">if</text:span></text:span><text:span text:style-name="Source_20_Text"><text:span text:style-name="T858"> </text:span></text:span><text:span text:style-name="Source_20_Text"><text:span text:style-name="T954">(num</text:span></text:span><text:span text:style-name="Source_20_Text"><text:span text:style-name="T858"> </text:span></text:span><text:span text:style-name="Source_20_Text"><text:span text:style-name="T905">==</text:span></text:span><text:span text:style-name="Source_20_Text"><text:span text:style-name="T858"> </text:span></text:span><text:span text:style-name="Source_20_Text"><text:span text:style-name="T834">1</text:span></text:span><text:span text:style-name="Source_20_Text"><text:span text:style-name="T954">)</text:span></text:span></text:p><text:p text:style-name="P209"><text:span text:style-name="Source_20_Text"><text:span text:style-name="T923"><text:s/>9 <text:s/></text:span></text:span><text:span text:style-name="Source_20_Text"><text:span text:style-name="T954">{</text:span></text:span></text:p><text:p text:style-name="P209"><text:span text:style-name="Source_20_Text"><text:span text:style-name="T923">10 <text:s/></text:span></text:span><text:span text:style-name="Source_20_Text"><text:span text:style-name="T928"><text:s/></text:span></text:span><text:span text:style-name="Source_20_Text"><text:span text:style-name="T862"><text:s text:c="3"/></text:span></text:span><text:span text:style-name="Source_20_Text"><text:span text:style-name="T954">num</text:span></text:span><text:span text:style-name="Source_20_Text"><text:span text:style-name="T858"> </text:span></text:span><text:span text:style-name="Source_20_Text"><text:span text:style-name="T905">=</text:span></text:span><text:span text:style-name="Source_20_Text"><text:span text:style-name="T858"> </text:span></text:span><text:span text:style-name="Source_20_Text"><text:span text:style-name="T834">0</text:span></text:span><text:span text:style-name="Source_20_Text"><text:span text:style-name="T954">;</text:span></text:span></text:p><text:p text:style-name="P209"><text:span text:style-name="Source_20_Text"><text:span text:style-name="T923">11 <text:s/></text:span></text:span><text:span text:style-name="Source_20_Text"><text:span text:style-name="T954">}</text:span></text:span></text:p></draw:text-box></draw:frame></text:p>
      <text:p text:style-name="P39"><text:span text:style-name="T277">"num" is set to zero, then in line 03 we check if </text:span><text:span text:style-name="T278">"</text:span><text:span text:style-name="T277">num</text:span><text:span text:style-name="T278">"</text:span><text:span text:style-name="T277"> is</text:span><text:span text:style-name="T278"> not equal to one.<text:line-break/>Since zero and one are not equal, this will execute and "num" is now </text:span><text:span text:style-name="T279">1<text:line-break/></text:span><text:span text:style-name="T287">but we have a problem.</text:span><text:span text:style-name="T279"><text:line-break/></text:span><text:span text:style-name="T280">In line 08 </text:span><text:span text:style-name="T281">it </text:span><text:span text:style-name="T280">is checked to be equal to 1 and as a result set back to 0.</text:span></text:p>
      <text:p text:style-name="P40">So how can we check these two cases, without setting "num"<text:span text:style-name="T282"> to 1 and</text:span> back to <text:span text:style-name="T288">0</text:span><text:span text:style-name="T283">?</text:span></text:p>
      <text:p text:style-name="P40"><draw:frame draw:style-name="fr1" draw:name="Frame8" text:anchor-type="as-char" svg:width="6.6598in" draw:z-index="7"><draw:text-box fo:min-height="0.4618in"><text:p text:style-name="P210"><text:span text:style-name="Source_20_Text"><text:span text:style-name="T924"><text:s/>1 <text:s/></text:span></text:span><text:span text:style-name="Source_20_Text"><text:span text:style-name="T835">int</text:span></text:span><text:span text:style-name="Source_20_Text"><text:span text:style-name="T859"> </text:span></text:span><text:span text:style-name="Source_20_Text"><text:span text:style-name="T956">num</text:span></text:span><text:span text:style-name="Source_20_Text"><text:span text:style-name="T859"> </text:span></text:span><text:span text:style-name="Source_20_Text"><text:span text:style-name="T906">=</text:span></text:span><text:span text:style-name="Source_20_Text"><text:span text:style-name="T859"> </text:span></text:span><text:span text:style-name="Source_20_Text"><text:span text:style-name="T835">0</text:span></text:span><text:span text:style-name="Source_20_Text"><text:span text:style-name="T956">;</text:span></text:span></text:p><text:p text:style-name="P210"><text:span text:style-name="Source_20_Text"><text:span text:style-name="T914"><text:s/>2 <text:s/></text:span></text:span></text:p><text:p text:style-name="P210"><text:span text:style-name="Source_20_Text"><text:span text:style-name="T924"><text:s/>3 <text:s/></text:span></text:span><text:span text:style-name="Source_20_Text"><text:span text:style-name="T893">if</text:span></text:span><text:span text:style-name="Source_20_Text"><text:span text:style-name="T859"> </text:span></text:span><text:span text:style-name="Source_20_Text"><text:span text:style-name="T956">(num</text:span></text:span><text:span text:style-name="Source_20_Text"><text:span text:style-name="T859"> </text:span></text:span><text:span text:style-name="Source_20_Text"><text:span text:style-name="T906">!=</text:span></text:span><text:span text:style-name="Source_20_Text"><text:span text:style-name="T859"> </text:span></text:span><text:span text:style-name="Source_20_Text"><text:span text:style-name="T835">1</text:span></text:span><text:span text:style-name="Source_20_Text"><text:span text:style-name="T956">)</text:span></text:span></text:p><text:p text:style-name="P210"><text:span text:style-name="Source_20_Text"><text:span text:style-name="T924"><text:s/>4 <text:s/></text:span></text:span><text:span text:style-name="Source_20_Text"><text:span text:style-name="T956">{</text:span></text:span></text:p><text:p text:style-name="P210"><text:span text:style-name="Source_20_Text"><text:span text:style-name="T924"><text:s/>5 <text:s/></text:span></text:span><text:span text:style-name="Source_20_Text"><text:span text:style-name="T928"><text:s/></text:span></text:span><text:span text:style-name="Source_20_Text"><text:span text:style-name="T862"><text:s text:c="3"/></text:span></text:span><text:span text:style-name="Source_20_Text"><text:span text:style-name="T956">num</text:span></text:span><text:span text:style-name="Source_20_Text"><text:span text:style-name="T859"> </text:span></text:span><text:span text:style-name="Source_20_Text"><text:span text:style-name="T906">=</text:span></text:span><text:span text:style-name="Source_20_Text"><text:span text:style-name="T859"> </text:span></text:span><text:span text:style-name="Source_20_Text"><text:span text:style-name="T835">1</text:span></text:span><text:span text:style-name="Source_20_Text"><text:span text:style-name="T956">;</text:span></text:span></text:p><text:p text:style-name="P210"><text:span text:style-name="Source_20_Text"><text:span text:style-name="T924"><text:s/>6 <text:s/></text:span></text:span><text:span text:style-name="Source_20_Text"><text:span text:style-name="T956">}</text:span></text:span></text:p><text:p text:style-name="P210"><text:span text:style-name="Source_20_Text"><text:span text:style-name="T924"><text:s/>7 <text:s/></text:span></text:span><text:span text:style-name="Source_20_Text"><text:span text:style-name="T893">else</text:span></text:span></text:p><text:p text:style-name="P210"><text:span text:style-name="Source_20_Text"><text:span text:style-name="T924"><text:s/>8 <text:s/></text:span></text:span><text:span text:style-name="Source_20_Text"><text:span text:style-name="T956">{</text:span></text:span></text:p><text:p text:style-name="P210"><text:span text:style-name="Source_20_Text"><text:span text:style-name="T924"><text:s/>9 <text:s/></text:span></text:span><text:span text:style-name="Source_20_Text"><text:span text:style-name="T928"><text:s text:c="4"/></text:span></text:span><text:span text:style-name="Source_20_Text"><text:span text:style-name="T956">num</text:span></text:span><text:span text:style-name="Source_20_Text"><text:span text:style-name="T859"> </text:span></text:span><text:span text:style-name="Source_20_Text"><text:span text:style-name="T906">=</text:span></text:span><text:span text:style-name="Source_20_Text"><text:span text:style-name="T859"> </text:span></text:span><text:span text:style-name="Source_20_Text"><text:span text:style-name="T835">0</text:span></text:span><text:span text:style-name="Source_20_Text"><text:span text:style-name="T956">;</text:span></text:span></text:p><text:p text:style-name="P210"><text:span text:style-name="Source_20_Text"><text:span text:style-name="T924">10 <text:s/></text:span></text:span><text:span text:style-name="Source_20_Text"><text:span text:style-name="T956">}</text:span></text:span></text:p></draw:text-box></draw:frame></text:p>
      <text:p text:style-name="P32"><text:span text:style-name="T284">This makes much more sense to write</text:span><text:span text:style-name="T289">. N</text:span><text:span text:style-name="T285">ot only do we not need to explicitly check against the opposite case but now we also don't accidentally play value ping-pong with "num".<text:line-break/></text:span><text:soft-page-break/><text:span text:style-name="T290">So we check for "num" to be not 1 and react accordingly.</text:span><text:span text:style-name="T291"> Now what if we also need to check</text:span><text:span text:style-name="T292"> a special case</text:span><text:span text:style-name="T291"> </text:span><text:span text:style-name="T292">in which</text:span><text:span text:style-name="T291"> "num" is 43?</text:span></text:p>
      <text:p text:style-name="P32"><draw:frame draw:style-name="fr1" draw:name="Frame9" text:anchor-type="as-char" svg:width="6.6598in" draw:z-index="8"><draw:text-box fo:min-height="0.4618in"><text:p text:style-name="P211"><text:span text:style-name="Source_20_Text"><text:span text:style-name="T929"><text:s/>1 <text:s/></text:span></text:span><text:span text:style-name="Source_20_Text"><text:span text:style-name="T836">int</text:span></text:span><text:span text:style-name="Source_20_Text"><text:span text:style-name="T863"> </text:span></text:span><text:span text:style-name="Source_20_Text"><text:span text:style-name="T957">num</text:span></text:span><text:span text:style-name="Source_20_Text"><text:span text:style-name="T863"> </text:span></text:span><text:span text:style-name="Source_20_Text"><text:span text:style-name="T907">=</text:span></text:span><text:span text:style-name="Source_20_Text"><text:span text:style-name="T863"> </text:span></text:span><text:span text:style-name="Source_20_Text"><text:span text:style-name="T836">0</text:span></text:span><text:span text:style-name="Source_20_Text"><text:span text:style-name="T957">;</text:span></text:span></text:p><text:p text:style-name="P211"><text:span text:style-name="Source_20_Text"><text:span text:style-name="T914"><text:s/>2 <text:s/></text:span></text:span></text:p><text:p text:style-name="P211"><text:span text:style-name="Source_20_Text"><text:s/>3 <text:s/></text:span><text:span text:style-name="Source_20_Text"><text:span text:style-name="T894">if</text:span></text:span><text:span text:style-name="Source_20_Text"><text:span text:style-name="T863"> </text:span></text:span><text:span text:style-name="Source_20_Text"><text:span text:style-name="T957">(num</text:span></text:span><text:span text:style-name="Source_20_Text"><text:span text:style-name="T863"> </text:span></text:span><text:span text:style-name="Source_20_Text"><text:span text:style-name="T907">==</text:span></text:span><text:span text:style-name="Source_20_Text"><text:span text:style-name="T863"> </text:span></text:span><text:span text:style-name="Source_20_Text"><text:span text:style-name="T836">43</text:span></text:span><text:span text:style-name="Source_20_Text"><text:span text:style-name="T957">)</text:span></text:span></text:p><text:p text:style-name="P211"><text:span text:style-name="Source_20_Text"><text:span text:style-name="T929"><text:s/>4 <text:s/></text:span></text:span><text:span text:style-name="Source_20_Text"><text:span text:style-name="T957">{</text:span></text:span></text:p><text:p text:style-name="P211"><text:span text:style-name="Source_20_Text"><text:span text:style-name="T929"><text:s/>5 <text:s/></text:span></text:span><text:span text:style-name="Source_20_Text"><text:span text:style-name="T863"><text:s text:c="4"/></text:span></text:span><text:span text:style-name="Source_20_Text"><text:span text:style-name="T957">num</text:span></text:span><text:span text:style-name="Source_20_Text"><text:span text:style-name="T863"> </text:span></text:span><text:span text:style-name="Source_20_Text"><text:span text:style-name="T907">=</text:span></text:span><text:span text:style-name="Source_20_Text"><text:span text:style-name="T863"> </text:span></text:span><text:span text:style-name="Source_20_Text"><text:span text:style-name="T836">-43</text:span></text:span><text:span text:style-name="Source_20_Text"><text:span text:style-name="T957">;</text:span></text:span></text:p><text:p text:style-name="P211"><text:span text:style-name="Source_20_Text"><text:span text:style-name="T929"><text:s/>6 <text:s/></text:span></text:span><text:span text:style-name="Source_20_Text"><text:span text:style-name="T957">}</text:span></text:span></text:p><text:p text:style-name="P211"><text:span text:style-name="Source_20_Text"><text:s/>7 <text:s/></text:span><text:span text:style-name="Source_20_Text"><text:span text:style-name="T894">else</text:span></text:span><text:span text:style-name="Source_20_Text"><text:span text:style-name="T863"> </text:span></text:span><text:span text:style-name="Source_20_Text"><text:span text:style-name="T894">if</text:span></text:span><text:span text:style-name="Source_20_Text"><text:span text:style-name="T863"> </text:span></text:span><text:span text:style-name="Source_20_Text"><text:span text:style-name="T957">(num</text:span></text:span><text:span text:style-name="Source_20_Text"><text:span text:style-name="T863"> </text:span></text:span><text:span text:style-name="Source_20_Text"><text:span text:style-name="T907">!=</text:span></text:span><text:span text:style-name="Source_20_Text"><text:span text:style-name="T863"> </text:span></text:span><text:span text:style-name="Source_20_Text"><text:span text:style-name="T836">1</text:span></text:span><text:span text:style-name="Source_20_Text"><text:span text:style-name="T957">)</text:span></text:span></text:p><text:p text:style-name="P211"><text:span text:style-name="Source_20_Text"><text:span text:style-name="T929"><text:s/>8 <text:s/></text:span></text:span><text:span text:style-name="Source_20_Text"><text:span text:style-name="T957">{</text:span></text:span></text:p><text:p text:style-name="P211"><text:span text:style-name="Source_20_Text"><text:span text:style-name="T929"><text:s/>9 <text:s/></text:span></text:span><text:span text:style-name="Source_20_Text"><text:span text:style-name="T863"><text:s text:c="4"/></text:span></text:span><text:span text:style-name="Source_20_Text"><text:span text:style-name="T957">num</text:span></text:span><text:span text:style-name="Source_20_Text"><text:span text:style-name="T863"> </text:span></text:span><text:span text:style-name="Source_20_Text"><text:span text:style-name="T907">=</text:span></text:span><text:span text:style-name="Source_20_Text"><text:span text:style-name="T863"> </text:span></text:span><text:span text:style-name="Source_20_Text"><text:span text:style-name="T836">1</text:span></text:span><text:span text:style-name="Source_20_Text"><text:span text:style-name="T957">;</text:span></text:span></text:p><text:p text:style-name="P211"><text:span text:style-name="Source_20_Text"><text:span text:style-name="T929">10 <text:s/></text:span></text:span><text:span text:style-name="Source_20_Text"><text:span text:style-name="T957">}</text:span></text:span></text:p><text:p text:style-name="P211"><text:span text:style-name="Source_20_Text"><text:span text:style-name="T929">11 <text:s/></text:span></text:span><text:span text:style-name="Source_20_Text"><text:span text:style-name="T894">else</text:span></text:span></text:p><text:p text:style-name="P211"><text:span text:style-name="Source_20_Text"><text:span text:style-name="T929">12 <text:s/></text:span></text:span><text:span text:style-name="Source_20_Text"><text:span text:style-name="T957">{</text:span></text:span></text:p><text:p text:style-name="P211"><text:span text:style-name="Source_20_Text"><text:span text:style-name="T929">13 <text:s/></text:span></text:span><text:span text:style-name="Source_20_Text"><text:span text:style-name="T863"><text:s text:c="4"/></text:span></text:span><text:span text:style-name="Source_20_Text"><text:span text:style-name="T957">num</text:span></text:span><text:span text:style-name="Source_20_Text"><text:span text:style-name="T863"> </text:span></text:span><text:span text:style-name="Source_20_Text"><text:span text:style-name="T907">=</text:span></text:span><text:span text:style-name="Source_20_Text"><text:span text:style-name="T863"> </text:span></text:span><text:span text:style-name="Source_20_Text"><text:span text:style-name="T836">0</text:span></text:span><text:span text:style-name="Source_20_Text"><text:span text:style-name="T957">;</text:span></text:span></text:p><text:p text:style-name="P211"><text:span text:style-name="Source_20_Text"><text:span text:style-name="T929">14 <text:s/></text:span></text:span><text:span text:style-name="Source_20_Text"><text:span text:style-name="T957">}</text:span></text:span></text:p></draw:text-box></draw:frame></text:p>
      <text:p text:style-name="P71">Yup, you can chain an if onto an else<text:span text:style-name="T293"> and you can do that as often as you like</text:span><text:span text:style-name="T294">. Keep in mind, that in such a chain there is </text:span><text:span text:style-name="T296">only </text:span><text:span text:style-name="T294">one beginning "if" and only one or none ending "else"</text:span><text:span text:style-name="T295"> branches</text:span><text:span text:style-name="T294">.</text:span></text:p>
      <text:p text:style-name="P72">By the way the brackets for if are optional as long as you have just one statement.</text:p>
      <text:p text:style-name="P72"><draw:frame draw:style-name="fr1" draw:name="Frame10" text:anchor-type="as-char" svg:width="6.6598in" draw:z-index="9"><draw:text-box fo:min-height="0.4618in"><text:p text:style-name="P212"><text:span text:style-name="Source_20_Text"><text:span text:style-name="T930">1 <text:s/></text:span></text:span><text:span text:style-name="Source_20_Text"><text:span text:style-name="T895">if</text:span></text:span><text:span text:style-name="Source_20_Text"><text:span text:style-name="T864"> </text:span></text:span><text:span text:style-name="Source_20_Text"><text:span text:style-name="T958">(a</text:span></text:span><text:span text:style-name="Source_20_Text"><text:span text:style-name="T864"> </text:span></text:span><text:span text:style-name="Source_20_Text"><text:span text:style-name="T908">==</text:span></text:span><text:span text:style-name="Source_20_Text"><text:span text:style-name="T864"> </text:span></text:span><text:span text:style-name="Source_20_Text"><text:span text:style-name="T837">10</text:span></text:span><text:span text:style-name="Source_20_Text"><text:span text:style-name="T958">)</text:span></text:span></text:p><text:p text:style-name="P212"><text:span text:style-name="Source_20_Text"><text:span text:style-name="T930">2 <text:s/></text:span></text:span><text:span text:style-name="Source_20_Text"><text:span text:style-name="T864"><text:s text:c="4"/></text:span></text:span><text:span text:style-name="Source_20_Text"><text:span text:style-name="T958">b</text:span></text:span><text:span text:style-name="Source_20_Text"><text:span text:style-name="T908">++</text:span></text:span><text:span text:style-name="Source_20_Text"><text:span text:style-name="T958">;</text:span></text:span></text:p><text:p text:style-name="P212"><text:span text:style-name="Source_20_Text"><text:span text:style-name="T930">3 <text:s/></text:span></text:span><text:span text:style-name="Source_20_Text"><text:span text:style-name="T895">else</text:span></text:span></text:p><text:p text:style-name="P212"><text:span text:style-name="Source_20_Text"><text:span text:style-name="T930">4 <text:s/></text:span></text:span><text:span text:style-name="Source_20_Text"><text:span text:style-name="T864"><text:s text:c="4"/></text:span></text:span><text:span text:style-name="Source_20_Text"><text:span text:style-name="T958">c</text:span></text:span><text:span text:style-name="Source_20_Text"><text:span text:style-name="T908">--</text:span></text:span><text:span text:style-name="Source_20_Text"><text:span text:style-name="T958">;</text:span></text:span></text:p></draw:text-box></draw:frame></text:p>
      <text:p text:style-name="P158">Some discourage that format, i do not.</text:p>
      <text:h text:style-name="Heading_20_2" text:outline-level="2"><text:bookmark-start text:name="__RefHeading___Toc2692_55192689"/>Switch<text:bookmark-end text:name="__RefHeading___Toc2692_55192689"/></text:h>
      <text:p text:style-name="P41">Now you may have already seen the running scheme of ergonomics baked into C and conditions are no exception for that. If we now have to check if "num" is 68, 43, 101 or 7<text:span text:style-name="T297"> we instead use switches.</text:span></text:p>
      <text:p text:style-name="P41"><text:soft-page-break/><draw:frame draw:style-name="fr1" draw:name="Frame11" text:anchor-type="as-char" svg:width="6.6598in" draw:z-index="10"><draw:text-box fo:min-height="0.4618in"><text:p text:style-name="P213"><text:span text:style-name="Source_20_Text"><text:span text:style-name="T931"><text:s/>1 <text:s/></text:span></text:span><text:span text:style-name="Source_20_Text"><text:span text:style-name="T838">int</text:span></text:span><text:span text:style-name="Source_20_Text"><text:span text:style-name="T865"> </text:span></text:span><text:span text:style-name="Source_20_Text"><text:span text:style-name="T959">num</text:span></text:span><text:span text:style-name="Source_20_Text"><text:span text:style-name="T865"> </text:span></text:span><text:span text:style-name="Source_20_Text"><text:span text:style-name="T909">=</text:span></text:span><text:span text:style-name="Source_20_Text"><text:span text:style-name="T865"> </text:span></text:span><text:span text:style-name="Source_20_Text"><text:span text:style-name="T838">0</text:span></text:span><text:span text:style-name="Source_20_Text"><text:span text:style-name="T959">;</text:span></text:span></text:p><text:p text:style-name="P213"><text:span text:style-name="Source_20_Text"><text:span text:style-name="T914"><text:s/>2 <text:s/></text:span></text:span></text:p><text:p text:style-name="P213"><text:span text:style-name="Source_20_Text"><text:span text:style-name="T931"><text:s/>3 <text:s/></text:span></text:span><text:span text:style-name="Source_20_Text"><text:span text:style-name="T896">switch</text:span></text:span><text:span text:style-name="Source_20_Text"><text:span text:style-name="T865"> </text:span></text:span><text:span text:style-name="Source_20_Text"><text:span text:style-name="T959">(num)</text:span></text:span></text:p><text:p text:style-name="P213"><text:span text:style-name="Source_20_Text"><text:span text:style-name="T931"><text:s/>4 <text:s/></text:span></text:span><text:span text:style-name="Source_20_Text"><text:span text:style-name="T959">{</text:span></text:span></text:p><text:p text:style-name="P213"><text:span text:style-name="Source_20_Text"><text:span text:style-name="T931"><text:s/>5 <text:s/></text:span></text:span><text:span text:style-name="Source_20_Text"><text:span text:style-name="T865"><text:s text:c="4"/></text:span></text:span><text:span text:style-name="Source_20_Text"><text:span text:style-name="T896">case</text:span></text:span><text:span text:style-name="Source_20_Text"><text:span text:style-name="T865"> </text:span></text:span><text:span text:style-name="Source_20_Text"><text:span text:style-name="T838">0</text:span></text:span><text:span text:style-name="Source_20_Text"><text:span text:style-name="T959">:</text:span></text:span></text:p><text:p text:style-name="P213"><text:span text:style-name="Source_20_Text"><text:span text:style-name="T931"><text:s/>6 <text:s/></text:span></text:span><text:span text:style-name="Source_20_Text"><text:span text:style-name="T865"><text:s text:c="8"/></text:span></text:span><text:span text:style-name="Source_20_Text"><text:span text:style-name="T959">num</text:span></text:span><text:span text:style-name="Source_20_Text"><text:span text:style-name="T865"> </text:span></text:span><text:span text:style-name="Source_20_Text"><text:span text:style-name="T909">=</text:span></text:span><text:span text:style-name="Source_20_Text"><text:span text:style-name="T865"> </text:span></text:span><text:span text:style-name="Source_20_Text"><text:span text:style-name="T838">1</text:span></text:span><text:span text:style-name="Source_20_Text"><text:span text:style-name="T959">;</text:span></text:span></text:p><text:p text:style-name="P213"><text:span text:style-name="Source_20_Text"><text:span text:style-name="T931"><text:s/>7 <text:s/></text:span></text:span><text:span text:style-name="Source_20_Text"><text:span text:style-name="T865"><text:s text:c="8"/></text:span></text:span><text:span text:style-name="Source_20_Text"><text:span text:style-name="T896">break</text:span></text:span><text:span text:style-name="Source_20_Text"><text:span text:style-name="T959">;</text:span></text:span></text:p><text:p text:style-name="P213"><text:span text:style-name="Source_20_Text"><text:span text:style-name="T914"><text:s/>8 <text:s/></text:span></text:span></text:p><text:p text:style-name="P213"><text:span text:style-name="Source_20_Text"><text:span text:style-name="T931"><text:s/>9 <text:s/></text:span></text:span><text:span text:style-name="Source_20_Text"><text:span text:style-name="T865"><text:s text:c="4"/></text:span></text:span><text:span text:style-name="Source_20_Text"><text:span text:style-name="T896">case</text:span></text:span><text:span text:style-name="Source_20_Text"><text:span text:style-name="T865"> </text:span></text:span><text:span text:style-name="Source_20_Text"><text:span text:style-name="T838">1</text:span></text:span><text:span text:style-name="Source_20_Text"><text:span text:style-name="T959">:</text:span></text:span></text:p><text:p text:style-name="P213"><text:span text:style-name="Source_20_Text"><text:span text:style-name="T931">10 <text:s/></text:span></text:span><text:span text:style-name="Source_20_Text"><text:span text:style-name="T865"><text:s text:c="8"/></text:span></text:span><text:span text:style-name="Source_20_Text"><text:span text:style-name="T959">num</text:span></text:span><text:span text:style-name="Source_20_Text"><text:span text:style-name="T865"> </text:span></text:span><text:span text:style-name="Source_20_Text"><text:span text:style-name="T909">=</text:span></text:span><text:span text:style-name="Source_20_Text"><text:span text:style-name="T865"> </text:span></text:span><text:span text:style-name="Source_20_Text"><text:span text:style-name="T838">6</text:span></text:span><text:span text:style-name="Source_20_Text"><text:span text:style-name="T959">;</text:span></text:span></text:p><text:p text:style-name="P213"><text:span text:style-name="Source_20_Text"><text:span text:style-name="T931">11 <text:s/></text:span></text:span><text:span text:style-name="Source_20_Text"><text:span text:style-name="T865"><text:s text:c="8"/></text:span></text:span><text:span text:style-name="Source_20_Text"><text:span text:style-name="T896">break</text:span></text:span><text:span text:style-name="Source_20_Text"><text:span text:style-name="T959">;</text:span></text:span></text:p><text:p text:style-name="P213"><text:span text:style-name="Source_20_Text"><text:span text:style-name="T914">12 <text:s/></text:span></text:span></text:p><text:p text:style-name="P213"><text:span text:style-name="Source_20_Text"><text:span text:style-name="T931">13 <text:s/></text:span></text:span><text:span text:style-name="Source_20_Text"><text:span text:style-name="T865"><text:s text:c="4"/></text:span></text:span><text:span text:style-name="Source_20_Text"><text:span text:style-name="T896">case</text:span></text:span><text:span text:style-name="Source_20_Text"><text:span text:style-name="T865"> </text:span></text:span><text:span text:style-name="Source_20_Text"><text:span text:style-name="T838">43</text:span></text:span><text:span text:style-name="Source_20_Text"><text:span text:style-name="T959">:</text:span></text:span></text:p><text:p text:style-name="P213"><text:span text:style-name="Source_20_Text"><text:span text:style-name="T931">14 <text:s/></text:span></text:span><text:span text:style-name="Source_20_Text"><text:span text:style-name="T865"><text:s text:c="8"/></text:span></text:span><text:span text:style-name="Source_20_Text"><text:span text:style-name="T959">num</text:span></text:span><text:span text:style-name="Source_20_Text"><text:span text:style-name="T865"> </text:span></text:span><text:span text:style-name="Source_20_Text"><text:span text:style-name="T909">=</text:span></text:span><text:span text:style-name="Source_20_Text"><text:span text:style-name="T865"> </text:span></text:span><text:span text:style-name="Source_20_Text"><text:span text:style-name="T838">9</text:span></text:span><text:span text:style-name="Source_20_Text"><text:span text:style-name="T959">;</text:span></text:span></text:p><text:p text:style-name="P213"><text:span text:style-name="Source_20_Text"><text:span text:style-name="T931">15 <text:s/></text:span></text:span><text:span text:style-name="Source_20_Text"><text:span text:style-name="T865"><text:s text:c="8"/></text:span></text:span><text:span text:style-name="Source_20_Text"><text:span text:style-name="T896">break</text:span></text:span><text:span text:style-name="Source_20_Text"><text:span text:style-name="T959">;</text:span></text:span></text:p><text:p text:style-name="P213"><text:span text:style-name="Source_20_Text"><text:span text:style-name="T914">16 <text:s/></text:span></text:span></text:p><text:p text:style-name="P213"><text:span text:style-name="Source_20_Text"><text:span text:style-name="T931">17 <text:s/></text:span></text:span><text:span text:style-name="Source_20_Text"><text:span text:style-name="T865"><text:s text:c="4"/></text:span></text:span><text:span text:style-name="Source_20_Text"><text:span text:style-name="T896">default</text:span></text:span><text:span text:style-name="Source_20_Text"><text:span text:style-name="T909">:</text:span></text:span></text:p><text:p text:style-name="P213"><text:span text:style-name="Source_20_Text"><text:span text:style-name="T931">18 <text:s/></text:span></text:span><text:span text:style-name="Source_20_Text"><text:span text:style-name="T865"><text:s text:c="8"/></text:span></text:span><text:span text:style-name="Source_20_Text"><text:span text:style-name="T959">num</text:span></text:span><text:span text:style-name="Source_20_Text"><text:span text:style-name="T865"> </text:span></text:span><text:span text:style-name="Source_20_Text"><text:span text:style-name="T909">=</text:span></text:span><text:span text:style-name="Source_20_Text"><text:span text:style-name="T865"> </text:span></text:span><text:span text:style-name="Source_20_Text"><text:span text:style-name="T838">0</text:span></text:span><text:span text:style-name="Source_20_Text"><text:span text:style-name="T959">;</text:span></text:span></text:p><text:p text:style-name="P213"><text:span text:style-name="Source_20_Text"><text:span text:style-name="T931">19 <text:s/></text:span></text:span><text:span text:style-name="Source_20_Text"><text:span text:style-name="T865"><text:s text:c="8"/></text:span></text:span><text:span text:style-name="Source_20_Text"><text:span text:style-name="T896">break</text:span></text:span><text:span text:style-name="Source_20_Text"><text:span text:style-name="T959">;</text:span></text:span></text:p><text:p text:style-name="P213"><text:span text:style-name="Source_20_Text"><text:span text:style-name="T931">20 <text:s/></text:span></text:span><text:span text:style-name="Source_20_Text"><text:span text:style-name="T959">}</text:span></text:span></text:p></draw:text-box></draw:frame></text:p>
      <text:p text:style-name="P42">Much better to write and read.<text:span text:style-name="T298"> Use</text:span><text:span text:style-name="T302"> switches</text:span><text:span text:style-name="T298"> when appropriate</text:span><text:span text:style-name="T299"> and with care</text:span><text:span text:style-name="T298">.</text:span><text:span text:style-name="T300"> </text:span><text:span text:style-name="T303">Every case must be ended with "break" if you want to do just one thing. </text:span><text:span text:style-name="T304">If the break is not set, then the next case will run</text:span><text:span text:style-name="T727"> aswell</text:span><text:span text:style-name="T305">. S</text:span><text:span text:style-name="T304">o f</text:span><text:span text:style-name="T300">orgetting the break statement in one case</text:span><text:span text:style-name="T305"> and </text:span><text:span text:style-name="T306">you</text:span><text:span text:style-name="T300"> </text:span><text:span text:style-name="T301">can </text:span><text:span text:style-name="T306">prepare for </text:span><text:span text:style-name="T300">unforeseen consequences</text:span><text:span text:style-name="T307"> down the line</text:span><text:span text:style-name="T300">.</text:span><text:span text:style-name="T728"> The "default" branch works like the "else"</text:span><text:span text:style-name="T729"> branch</text:span><text:span text:style-name="T728"> above.</text:span></text:p>
      <text:h text:style-name="Heading_20_2" text:outline-level="2"><text:bookmark-start text:name="__RefHeading___Toc2694_55192689"/>Operators<text:bookmark-end text:name="__RefHeading___Toc2694_55192689"/></text:h>
      <text:p text:style-name="P43">Now as promised<text:span text:style-name="T730">, finally</text:span> all the operators:</text:p>
      <table:table table:name="Table2" table:style-name="Table2">
        <table:table-column table:style-name="Table2.A"/>
        <table:table-column table:style-name="Table2.B"/>
        <table:table-row table:style-name="TableLine94652959903040">
          <table:table-cell table:style-name="Table2.A1" office:value-type="string">
            <text:p text:style-name="P172">Operator with<text:span text:style-name="T308"> Example</text:span></text:p>
          </table:table-cell>
          <table:table-cell table:style-name="Table2.A1" office:value-type="string">
            <text:p text:style-name="P173">Effect</text:p>
          </table:table-cell>
        </table:table-row>
        <table:table-row table:style-name="TableLine94652959865264">
          <table:table-cell table:style-name="Table2.A1" office:value-type="string">
            <text:p text:style-name="P174">a == b</text:p>
          </table:table-cell>
          <table:table-cell table:style-name="Table2.A1" office:value-type="string">
            <text:p text:style-name="P176">a equal to b</text:p>
          </table:table-cell>
        </table:table-row>
        <table:table-row table:style-name="TableLine94652959864240">
          <table:table-cell table:style-name="Table2.A1" office:value-type="string">
            <text:p text:style-name="P175">a != b</text:p>
          </table:table-cell>
          <table:table-cell table:style-name="Table2.A1" office:value-type="string">
            <text:p text:style-name="P176">a not equal to b</text:p>
          </table:table-cell>
        </table:table-row>
        <table:table-row table:style-name="TableLine94652959867744">
          <table:table-cell table:style-name="Table2.A1" office:value-type="string">
            <text:p text:style-name="P175">a &lt; b</text:p>
          </table:table-cell>
          <table:table-cell table:style-name="Table2.A1" office:value-type="string">
            <text:p text:style-name="P176">a smaller than b</text:p>
          </table:table-cell>
        </table:table-row>
        <table:table-row table:style-name="TableLine94652959865664">
          <table:table-cell table:style-name="Table2.A1" office:value-type="string">
            <text:p text:style-name="P175">a &gt; b</text:p>
          </table:table-cell>
          <table:table-cell table:style-name="Table2.A1" office:value-type="string">
            <text:p text:style-name="P176">a bigger than b</text:p>
          </table:table-cell>
        </table:table-row>
        <table:table-row table:style-name="TableLine94652959796800">
          <table:table-cell table:style-name="Table2.A1" office:value-type="string">
            <text:p text:style-name="P175">a &lt;= b</text:p>
          </table:table-cell>
          <table:table-cell table:style-name="Table2.A1" office:value-type="string">
            <text:p text:style-name="P176">a smaller or equal to b</text:p>
          </table:table-cell>
        </table:table-row>
        <table:table-row table:style-name="TableLine94652959867216">
          <table:table-cell table:style-name="Table2.A1" office:value-type="string">
            <text:p text:style-name="P175">a &gt;= b</text:p>
          </table:table-cell>
          <table:table-cell table:style-name="Table2.A1" office:value-type="string">
            <text:p text:style-name="P176">a bigger or equal to b</text:p>
          </table:table-cell>
        </table:table-row>
      </table:table>
      <text:p text:style-name="P43"/>
      <text:h text:style-name="Heading_20_2" text:outline-level="2"><text:bookmark-start text:name="__RefHeading___Toc2696_55192689"/>Boolean<text:bookmark-end text:name="__RefHeading___Toc2696_55192689"/></text:h>
      <text:p text:style-name="P44">The boolean type i so far have not brought up, because it <text:span text:style-name="T731">did</text:span> not always exist<text:span text:style-name="T731"> </text:span>in the C language and even now it just exists as a band<text:span text:style-name="T309">-</text:span>aid-patch.<text:span text:style-name="T310"> It is not usable just like that. You have to import it, as seen below.</text:span></text:p>
      <text:p text:style-name="P44"><text:soft-page-break/><draw:frame draw:style-name="fr1" draw:name="Frame12" text:anchor-type="as-char" svg:width="6.6598in" draw:z-index="11"><draw:text-box fo:min-height="0.4618in"><text:p text:style-name="P214"><text:span text:style-name="Source_20_Text"><text:span text:style-name="T932">1 <text:s/>#include</text:span></text:span><text:span text:style-name="Source_20_Text"><text:span text:style-name="T866"> </text:span></text:span><text:span text:style-name="Source_20_Text"><text:span text:style-name="T934">&lt;stdbool.h&gt;</text:span></text:span></text:p><text:p text:style-name="P214"><text:span text:style-name="Source_20_Text"><text:span text:style-name="T914">2 <text:s/></text:span></text:span></text:p><text:p text:style-name="P214"><text:span text:style-name="Source_20_Text">3 <text:s/></text:span><text:span text:style-name="Source_20_Text"><text:span text:style-name="T839">int</text:span></text:span><text:span text:style-name="Source_20_Text"><text:span text:style-name="T866"> </text:span></text:span><text:span text:style-name="Source_20_Text"><text:span text:style-name="T876">main</text:span></text:span><text:span text:style-name="Source_20_Text"><text:span text:style-name="T960">(</text:span></text:span><text:span text:style-name="Source_20_Text"><text:span text:style-name="T866"> </text:span></text:span><text:span text:style-name="Source_20_Text"><text:span text:style-name="T960">)</text:span></text:span></text:p><text:p text:style-name="P214"><text:span text:style-name="Source_20_Text"><text:span text:style-name="T932">4 <text:s/></text:span></text:span><text:span text:style-name="Source_20_Text"><text:span text:style-name="T960">{</text:span></text:span></text:p><text:p text:style-name="P214"><text:span text:style-name="Source_20_Text"><text:span text:style-name="T932">5 <text:s/></text:span></text:span><text:span text:style-name="Source_20_Text"><text:span text:style-name="T866"><text:s text:c="4"/></text:span></text:span><text:span text:style-name="Source_20_Text"><text:span text:style-name="T839">bool</text:span></text:span><text:span text:style-name="Source_20_Text"><text:span text:style-name="T866"> </text:span></text:span><text:span text:style-name="Source_20_Text"><text:span text:style-name="T960">my_first_bool</text:span></text:span><text:span text:style-name="Source_20_Text"><text:span text:style-name="T866"> </text:span></text:span><text:span text:style-name="Source_20_Text"><text:span text:style-name="T910">=</text:span></text:span><text:span text:style-name="Source_20_Text"><text:span text:style-name="T866"> </text:span></text:span><text:span text:style-name="Source_20_Text"><text:span text:style-name="T839">false</text:span></text:span><text:span text:style-name="Source_20_Text"><text:span text:style-name="T960">;</text:span></text:span></text:p><text:p text:style-name="P214"><text:span text:style-name="Source_20_Text"><text:span text:style-name="T932">6 <text:s/></text:span></text:span><text:span text:style-name="Source_20_Text"><text:span text:style-name="T960">}</text:span></text:span></text:p></draw:text-box></draw:frame></text:p>
      <text:p text:style-name="P45">What exactly "include" does will be explained later so don't worry. All that you need to know now is that you can import functionality from somewhere else via "include".<text:line-break/><text:span text:style-name="T311">In this case we include "stdbool.h" which is a file from the C standard</text:span><text:span text:style-name="T732"> library</text:span><text:span text:style-name="T311">, that brings us the boolean type</text:span><text:span text:style-name="T312"> and it's values "true" and "false"</text:span><text:span text:style-name="T311">.<text:line-break/></text:span><text:span text:style-name="T313">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6">Sometimes multiple cases shall lead to the same outcome and for that case we <text:span text:style-name="T733">have </text:span>special operators.</text:p>
      <text:p text:style-name="P46"><draw:frame draw:style-name="fr1" draw:name="Frame13" text:anchor-type="as-char" svg:width="6.6598in" draw:z-index="12"><draw:text-box fo:min-height="0.4618in"><text:p text:style-name="P215"><text:span text:style-name="Source_20_Text"><text:span text:style-name="T944"><text:s/>1 <text:s/></text:span></text:span><text:span text:style-name="Source_20_Text"><text:span text:style-name="T840">int</text:span></text:span><text:span text:style-name="Source_20_Text"><text:span text:style-name="T867"> </text:span></text:span><text:span text:style-name="Source_20_Text"><text:span text:style-name="T961">num</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22</text:span></text:span><text:span text:style-name="Source_20_Text"><text:span text:style-name="T961">;</text:span></text:span></text:p><text:p text:style-name="P215"><text:span text:style-name="Source_20_Text"><text:span text:style-name="T944"><text:s/>2 <text:s/></text:span></text:span><text:span text:style-name="Source_20_Text"><text:span text:style-name="T840">bool</text:span></text:span><text:span text:style-name="Source_20_Text"><text:span text:style-name="T867"> </text:span></text:span><text:span text:style-name="Source_20_Text"><text:span text:style-name="T961">num_even</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false</text:span></text:span><text:span text:style-name="Source_20_Text"><text:span text:style-name="T961">;</text:span></text:span></text:p><text:p text:style-name="P215"><text:span text:style-name="Source_20_Text"><text:s/>3 <text:s/></text:span><text:span text:style-name="Source_20_Text"><text:span text:style-name="T840">bool</text:span></text:span><text:span text:style-name="Source_20_Text"><text:span text:style-name="T867"> </text:span></text:span><text:span text:style-name="Source_20_Text"><text:span text:style-name="T961">something_is_not_right</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false</text:span></text:span><text:span text:style-name="Source_20_Text"><text:span text:style-name="T961">;</text:span></text:span></text:p><text:p text:style-name="P215"><text:span text:style-name="Source_20_Text"><text:span text:style-name="T914"><text:s/>4 <text:s/></text:span></text:span></text:p><text:p text:style-name="P215"><text:span text:style-name="Source_20_Text"><text:s/>5 <text:s/></text:span><text:span text:style-name="Source_20_Text"><text:span text:style-name="T897">if</text:span></text:span><text:span text:style-name="Source_20_Text"><text:span text:style-name="T867"> </text:span></text:span><text:span text:style-name="Source_20_Text"><text:span text:style-name="T961">((num</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2</text:span></text:span><text:span text:style-name="Source_20_Text"><text:span text:style-name="T961">)</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0</text:span></text:span><text:span text:style-name="Source_20_Text"><text:span text:style-name="T961">)</text:span></text:span></text:p><text:p text:style-name="P215"><text:span text:style-name="Source_20_Text"><text:span text:style-name="T944"><text:s/>6 <text:s/></text:span></text:span><text:span text:style-name="Source_20_Text"><text:span text:style-name="T961">{</text:span></text:span></text:p><text:p text:style-name="P215"><text:span text:style-name="Source_20_Text"><text:span text:style-name="T944"><text:s/>7 <text:s/></text:span></text:span><text:span text:style-name="Source_20_Text"><text:span text:style-name="T867"><text:s text:c="4"/></text:span></text:span><text:span text:style-name="Source_20_Text"><text:span text:style-name="T961">num_even</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true</text:span></text:span><text:span text:style-name="Source_20_Text"><text:span text:style-name="T961">;</text:span></text:span></text:p><text:p text:style-name="P215"><text:span text:style-name="Source_20_Text"><text:span text:style-name="T944"><text:s/>8 <text:s/></text:span></text:span><text:span text:style-name="Source_20_Text"><text:span text:style-name="T961">}</text:span></text:span></text:p><text:p text:style-name="P215"><text:span text:style-name="Source_20_Text"><text:span text:style-name="T914"><text:s/>9 <text:s/></text:span></text:span></text:p><text:p text:style-name="P215"><text:span text:style-name="Source_20_Text">10 <text:s/></text:span><text:span text:style-name="Source_20_Text"><text:span text:style-name="T897">if</text:span></text:span><text:span text:style-name="Source_20_Text"><text:span text:style-name="T867"> </text:span></text:span><text:span text:style-name="Source_20_Text"><text:span text:style-name="T961">(num</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23</text:span></text:span><text:span text:style-name="Source_20_Text"><text:span text:style-name="T867"> </text:span></text:span><text:span text:style-name="Source_20_Text"><text:span text:style-name="T911">&amp;&amp;</text:span></text:span><text:span text:style-name="Source_20_Text"><text:span text:style-name="T867"> </text:span></text:span><text:span text:style-name="Source_20_Text"><text:span text:style-name="T961">num_even</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true</text:span></text:span><text:span text:style-name="Source_20_Text"><text:span text:style-name="T961">)</text:span></text:span></text:p><text:p text:style-name="P215"><text:span text:style-name="Source_20_Text"><text:span text:style-name="T944">11 <text:s/></text:span></text:span><text:span text:style-name="Source_20_Text"><text:span text:style-name="T961">{</text:span></text:span></text:p><text:p text:style-name="P215"><text:span text:style-name="Source_20_Text"><text:span text:style-name="T944">12 <text:s/></text:span></text:span><text:span text:style-name="Source_20_Text"><text:span text:style-name="T867"><text:s text:c="4"/></text:span></text:span><text:span text:style-name="Source_20_Text"><text:span text:style-name="T961">something_is_not_right</text:span></text:span><text:span text:style-name="Source_20_Text"><text:span text:style-name="T867"> </text:span></text:span><text:span text:style-name="Source_20_Text"><text:span text:style-name="T911">=</text:span></text:span><text:span text:style-name="Source_20_Text"><text:span text:style-name="T867"> </text:span></text:span><text:span text:style-name="Source_20_Text"><text:span text:style-name="T840">true</text:span></text:span><text:span text:style-name="Source_20_Text"><text:span text:style-name="T961">;</text:span></text:span></text:p><text:p text:style-name="P215"><text:span text:style-name="Source_20_Text"><text:span text:style-name="T944">13 <text:s/></text:span></text:span><text:span text:style-name="Source_20_Text"><text:span text:style-name="T961">}</text:span></text:span></text:p></draw:text-box></draw:frame></text:p>
      <text:p text:style-name="P48">In line 10 we check if "num" is 23 <text:span text:style-name="T315">AND </text:span>check if <text:span text:style-name="T962">"</text:span>num_even<text:span text:style-name="T962">"</text:span> is true<text:span text:style-name="T314">.</text:span></text:p>
      <table:table table:name="Table3" table:style-name="Table3">
        <table:table-column table:style-name="Table3.A"/>
        <table:table-column table:style-name="Table3.B"/>
        <table:table-row table:style-name="TableLine94652959868016">
          <table:table-cell table:style-name="Table3.A1" office:value-type="string">
            <text:p text:style-name="P178">Operator with Example</text:p>
          </table:table-cell>
          <table:table-cell table:style-name="Table3.A1" office:value-type="string">
            <text:p text:style-name="P179">Effect</text:p>
          </table:table-cell>
        </table:table-row>
        <table:table-row table:style-name="TableLine94652959135776">
          <table:table-cell table:style-name="Table3.A1" office:value-type="string">
            <text:p text:style-name="P177">a &amp;&amp; b</text:p>
          </table:table-cell>
          <table:table-cell table:style-name="Table3.A1" office:value-type="string">
            <text:p text:style-name="P179"><text:span text:style-name="T316">is</text:span> a and b<text:span text:style-name="T316"> true?</text:span></text:p>
          </table:table-cell>
        </table:table-row>
        <table:table-row table:style-name="TableLine94652959686736">
          <table:table-cell table:style-name="Table3.A1" office:value-type="string">
            <text:p text:style-name="P177">a || b</text:p>
          </table:table-cell>
          <table:table-cell table:style-name="Table3.A1" office:value-type="string">
            <text:p text:style-name="P179"><text:span text:style-name="T316">is</text:span> a or b<text:span text:style-name="T316"> true?</text:span></text:p>
          </table:table-cell>
        </table:table-row>
        <table:table-row table:style-name="TableLine94652959978096">
          <table:table-cell table:style-name="Table3.A1" office:value-type="string">
            <text:p text:style-name="P177">!a</text:p>
          </table:table-cell>
          <table:table-cell table:style-name="Table3.A1" office:value-type="string">
            <text:p text:style-name="P180">is a not true?</text:p>
          </table:table-cell>
        </table:table-row>
      </table:table>
      <text:p text:style-name="P47"/>
      <text:h text:style-name="P222" text:outline-level="1"><text:bookmark-start text:name="__RefHeading___Toc4326_63016137"/>Loops<text:bookmark-end text:name="__RefHeading___Toc4326_63016137"/></text:h>
      <text:p text:style-name="P64">Important for a lot of things<text:span text:style-name="T348">.</text:span><text:span text:style-name="T349"> It the upcoming example we have 3 integers</text:span><text:span text:style-name="T350">, all set to 1</text:span><text:span text:style-name="T349">.</text:span><text:span text:style-name="T351"> In line 07 we start a loop.</text:span><text:span text:style-name="T352"> This loop runs as long as "a" is smaller than 100.</text:span><text:span text:style-name="T355"> Within every run of that loop we store the value of "b" in "c", then "a" in "b" and then we calculate a new "a" from adding "b" and "c".</text:span><text:span text:style-name="T356"> Thanks to the starting values of those 3 variables we can ensure that the "a" will increase over time and the loop eventually exits.<text:line-break/></text:span><text:span text:style-name="T357">By the way what exactly is calculated here will be revealed in the next chapter</text:span><text:span text:style-name="T358">, which will prove the importance of that</text:span><text:span text:style-name="T359"> chapter</text:span><text:span text:style-name="T358">.</text:span></text:p>
      <text:p text:style-name="P64"><draw:frame draw:style-name="fr1" draw:name="Frame14" text:anchor-type="as-char" svg:width="6.6598in" draw:z-index="13"><draw:text-box fo:min-height="0.4618in"><text:p text:style-name="P216"><text:span text:style-name="Source_20_Text"><text:span text:style-name="T914"><text:s/>1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2 <text:s/></text:span></text:span><text:span text:style-name="Source_20_Text">{</text:span></text:p><text:p text:style-name="P216"><text:span text:style-name="Source_20_Text"><text:span text:style-name="T914"><text:s/>3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4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6 <text:s/></text:span></text:span></text:p><text:p text:style-name="P216"><text:span text:style-name="Source_20_Text"><text:span text:style-name="T914"><text:s/>7 <text:s/></text:span></text:span><text:span text:style-name="Source_20_Text"><text:span text:style-name="T845"><text:s text:c="4"/></text:span></text:span><text:span text:style-name="Source_20_Text"><text:span text:style-name="T888">while</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100</text:span></text:span><text:span text:style-name="Source_20_Text">)</text:span></text:p><text:p text:style-name="P216"><text:span text:style-name="Source_20_Text"><text:span text:style-name="T914"><text:s/>8 <text:s/></text:span></text:span><text:span text:style-name="Source_20_Text"><text:span text:style-name="T845"><text:s text:c="4"/></text:span></text:span><text:span text:style-name="Source_20_Text">{</text:span></text:p><text:p text:style-name="P216"><text:span text:style-name="Source_20_Text"><text:span text:style-name="T914"><text:s/>9 <text:s/></text:span></text:span><text:span text:style-name="Source_20_Text"><text:span text:style-name="T845"><text:s text:c="8"/></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p><text:p text:style-name="P216"><text:span text:style-name="Source_20_Text"><text:span text:style-name="T914">10 <text:s/></text:span></text:span><text:span text:style-name="Source_20_Text"><text:span text:style-name="T845"><text:s text:c="8"/></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a;</text:span></text:p><text:p text:style-name="P216"><text:span text:style-name="Source_20_Text"><text:span text:style-name="T914">11 <text:s/></text:span></text:span><text:span text:style-name="Source_20_Text"><text:span text:style-name="T845"><text:s text:c="8"/></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p><text:p text:style-name="P216"><text:span text:style-name="Source_20_Text"><text:span text:style-name="T914">12 <text:s/></text:span></text:span><text:span text:style-name="Source_20_Text"><text:span text:style-name="T845"><text:s text:c="4"/></text:span></text:span><text:span text:style-name="Source_20_Text">}</text:span></text:p><text:p text:style-name="P216"><text:span text:style-name="Source_20_Text"><text:span text:style-name="T914">13 <text:s/></text:span></text:span><text:span text:style-name="Source_20_Text">}</text:span></text:p></draw:text-box></draw:frame></text:p>
      <text:p text:style-name="P81">A loop has a head (line 07) and a body (lines 08 - 12).</text:p>
      <text:p text:style-name="P67">There are 3 kinds of loops in C:</text:p>
      <text:list xml:id="list1621271432" text:style-name="List_20_1">
        <text:list-item>
          <text:p text:style-name="P237">while</text:p>
        </text:list-item>
        <text:list-item>
          <text:p text:style-name="P237">do while</text:p>
        </text:list-item>
        <text:list-item>
          <text:p text:style-name="P237">for</text:p>
        </text:list-item>
      </text:list>
      <text:p text:style-name="P68">"do while" loops<text:span text:style-name="T360"> are similar to "while".</text:span><text:span text:style-name="T361"> The difference is, that the loop first runs it's body and then it checks the condition in the head or in this case foot.</text:span></text:p>
      <text:p text:style-name="P68"><text:soft-page-break/><draw:frame draw:style-name="fr1" draw:name="Frame15" text:anchor-type="as-char" svg:width="6.6598in" draw:z-index="14"><draw:text-box fo:min-height="0.4618in"><text:p text:style-name="P216"><text:span text:style-name="Source_20_Text"><text:span text:style-name="T914"><text:s/>1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2 <text:s/></text:span></text:span><text:span text:style-name="Source_20_Text">{</text:span></text:p><text:p text:style-name="P216"><text:span text:style-name="Source_20_Text"><text:span text:style-name="T914"><text:s/>3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4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6 <text:s/></text:span></text:span></text:p><text:p text:style-name="P216"><text:span text:style-name="Source_20_Text"><text:span text:style-name="T914"><text:s/>7 <text:s/></text:span></text:span><text:span text:style-name="Source_20_Text"><text:span text:style-name="T845"><text:s text:c="4"/></text:span></text:span><text:span text:style-name="Source_20_Text"><text:span text:style-name="T888">do</text:span></text:span></text:p><text:p text:style-name="P216"><text:span text:style-name="Source_20_Text"><text:span text:style-name="T914"><text:s/>8 <text:s/></text:span></text:span><text:span text:style-name="Source_20_Text"><text:span text:style-name="T845"><text:s text:c="4"/></text:span></text:span><text:span text:style-name="Source_20_Text">{</text:span></text:p><text:p text:style-name="P216"><text:span text:style-name="Source_20_Text"><text:span text:style-name="T914"><text:s/>9 <text:s/></text:span></text:span><text:span text:style-name="Source_20_Text"><text:span text:style-name="T845"><text:s text:c="8"/></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p><text:p text:style-name="P216"><text:span text:style-name="Source_20_Text"><text:span text:style-name="T914">10 <text:s/></text:span></text:span><text:span text:style-name="Source_20_Text"><text:span text:style-name="T845"><text:s text:c="8"/></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a;</text:span></text:p><text:p text:style-name="P216"><text:span text:style-name="Source_20_Text"><text:span text:style-name="T914">11 <text:s/></text:span></text:span><text:span text:style-name="Source_20_Text"><text:span text:style-name="T845"><text:s text:c="8"/></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p><text:p text:style-name="P216"><text:span text:style-name="Source_20_Text"><text:span text:style-name="T914">12 <text:s/></text:span></text:span><text:span text:style-name="Source_20_Text"><text:span text:style-name="T845"><text:s text:c="4"/></text:span></text:span><text:span text:style-name="Source_20_Text">}</text:span></text:p><text:p text:style-name="P216"><text:span text:style-name="Source_20_Text"><text:span text:style-name="T914">13 <text:s/></text:span></text:span><text:span text:style-name="Source_20_Text"><text:span text:style-name="T845"><text:s text:c="4"/></text:span></text:span><text:span text:style-name="Source_20_Text"><text:span text:style-name="T888">while</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100</text:span></text:span><text:span text:style-name="Source_20_Text">);</text:span></text:p><text:p text:style-name="P216"><text:span text:style-name="Source_20_Text"><text:span text:style-name="T914">14 <text:s/></text:span></text:span><text:span text:style-name="Source_20_Text">}</text:span></text:p></draw:text-box></draw:frame></text:p>
      <text:p text:style-name="P69">In my experience, this is <text:span text:style-name="T363">the</text:span> least used loop but definitely not useless. You will know when you need it.</text:p>
      <text:p text:style-name="P70">"for" loops on<text:span text:style-name="T364"> the</text:span> other hand are the most used loop, at least for me.<text:span text:style-name="T362"> A for loop has bit more complex header, in which you have one statement that runs before the loop starts, the condition and a statement that runs after each time the loop body ran.</text:span></text:p>
      <text:p text:style-name="P70"><draw:frame draw:style-name="fr1" draw:name="Frame16" text:anchor-type="as-char" svg:width="6.6598in" draw:z-index="15"><draw:text-box fo:min-height="0.4618in"><text:p text:style-name="P216"><text:span text:style-name="Source_20_Text"><text:span text:style-name="T914"><text:s/>1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2 <text:s/></text:span></text:span><text:span text:style-name="Source_20_Text">{</text:span></text:p><text:p text:style-name="P216"><text:span text:style-name="Source_20_Text"><text:span text:style-name="T914"><text:s/>3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i;</text:span></text:p><text:p text:style-name="P216"><text:span text:style-name="Source_20_Text"><text:span text:style-name="T914"><text:s/>4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6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7 <text:s/></text:span></text:span></text:p><text:p text:style-name="P216"><text:span text:style-name="Source_20_Text"><text:span text:style-name="T914"><text:s/>8 <text:s/></text:span></text:span><text:span text:style-name="Source_20_Text"><text:span text:style-name="T845"><text:s text:c="4"/></text:span></text:span><text:span text:style-name="Source_20_Text"><text:span text:style-name="T888">for</text:span></text:span><text:span text:style-name="Source_20_Text"><text:span text:style-name="T845"> </text:span></text:span><text:span text:style-name="Source_20_Text">(i</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text:span text:style-name="Source_20_Text"><text:span text:style-name="T845"> </text:span></text:span><text:span text:style-name="Source_20_Text">i</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3</text:span></text:span><text:span text:style-name="Source_20_Text">;</text:span><text:span text:style-name="Source_20_Text"><text:span text:style-name="T845"> </text:span></text:span><text:span text:style-name="Source_20_Text">i</text:span><text:span text:style-name="Source_20_Text"><text:span text:style-name="T887">++</text:span></text:span><text:span text:style-name="Source_20_Text">)</text:span></text:p><text:p text:style-name="P216"><text:span text:style-name="Source_20_Text"><text:span text:style-name="T914"><text:s/>9 <text:s/></text:span></text:span><text:span text:style-name="Source_20_Text"><text:span text:style-name="T845"><text:s text:c="4"/></text:span></text:span><text:span text:style-name="Source_20_Text">{</text:span></text:p><text:p text:style-name="P216"><text:span text:style-name="Source_20_Text"><text:span text:style-name="T914">10 <text:s/></text:span></text:span><text:span text:style-name="Source_20_Text"><text:span text:style-name="T845"><text:s text:c="8"/></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p><text:p text:style-name="P216"><text:span text:style-name="Source_20_Text"><text:span text:style-name="T914">11 <text:s/></text:span></text:span><text:span text:style-name="Source_20_Text"><text:span text:style-name="T845"><text:s text:c="8"/></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a;</text:span></text:p><text:p text:style-name="P216"><text:span text:style-name="Source_20_Text"><text:span text:style-name="T914">12 <text:s/></text:span></text:span><text:span text:style-name="Source_20_Text"><text:span text:style-name="T845"><text:s text:c="8"/></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p><text:p text:style-name="P216"><text:span text:style-name="Source_20_Text"><text:span text:style-name="T914">13 <text:s/></text:span></text:span><text:span text:style-name="Source_20_Text"><text:span text:style-name="T845"><text:s text:c="4"/></text:span></text:span><text:span text:style-name="Source_20_Text">}</text:span></text:p><text:p text:style-name="P216"><text:span text:style-name="Source_20_Text"><text:span text:style-name="T914">14 <text:s/></text:span></text:span><text:span text:style-name="Source_20_Text">}</text:span></text:p></draw:text-box></draw:frame></text:p>
      <text:p text:style-name="P65"><text:span text:style-name="T366">Before </text:span><text:span text:style-name="T365">this for loop </text:span><text:span text:style-name="T366">runs </text:span><text:span text:style-name="T365">we </text:span><text:span text:style-name="T968">set</text:span><text:span text:style-name="T365"> the integer i </text:span><text:span text:style-name="T968">to</text:span><text:span text:style-name="T365"> 0.</text:span><text:span text:style-name="T367"> Separate that statement with a semicolon to put the condition and after that comes the statement that runs after every loop run.<text:line-break/></text:span><text:span text:style-name="T368">So we practically just made a counter variable for this very loop.<text:line-break/></text:span><text:span text:style-name="T369">The name "i" is absolutely the standard for </text:span><text:span text:style-name="T370">a counter in a for loop</text:span><text:span text:style-name="T369">. No one will complain about it because "i" stands for iterator</text:span><text:span text:style-name="T371"> and is </text:span><text:span text:style-name="T372">VERY</text:span><text:span text:style-name="T371"> common</text:span><text:span text:style-name="T369">.</text:span></text:p>
      <text:h text:style-name="Heading_20_2" text:outline-level="2"><text:bookmark-start text:name="__RefHeading___Toc5482_1474682834"/>controlling the loop<text:bookmark-end text:name="__RefHeading___Toc5482_1474682834"/></text:h>
      <text:p text:style-name="P73">You can control how the loop behaves in more complex situations with two nice keywords "<text:span text:style-name="T353">continue</text:span>" and "<text:span text:style-name="T354">break</text:span>".<text:line-break/><text:soft-page-break/><text:span text:style-name="T373">"continue" will end the current run of a loop, to skip to the next one.<text:line-break/></text:span><text:span text:style-name="T374">"break" will completely stop the loop overall.<text:line-break/></text:span><text:span text:style-name="T375">This could look like so:</text:span></text:p>
      <text:p text:style-name="P73"><draw:frame draw:style-name="fr1" draw:name="Frame17" text:anchor-type="as-char" svg:width="6.6598in" draw:z-index="16"><draw:text-box fo:min-height="0.4618in"><text:p text:style-name="P216"><text:span text:style-name="Source_20_Text"><text:span text:style-name="T914"><text:s/>1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2 <text:s/></text:span></text:span><text:span text:style-name="Source_20_Text">{</text:span></text:p><text:p text:style-name="P216"><text:span text:style-name="Source_20_Text"><text:span text:style-name="T914"><text:s/>3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i;</text:span></text:p><text:p text:style-name="P216"><text:span text:style-name="Source_20_Text"><text:span text:style-name="T914"><text:s/>4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6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7 <text:s/></text:span></text:span></text:p><text:p text:style-name="P216"><text:span text:style-name="Source_20_Text"><text:span text:style-name="T914"><text:s/>8 <text:s/></text:span></text:span><text:span text:style-name="Source_20_Text"><text:span text:style-name="T845"><text:s text:c="4"/></text:span></text:span><text:span text:style-name="Source_20_Text"><text:span text:style-name="T888">for</text:span></text:span><text:span text:style-name="Source_20_Text"><text:span text:style-name="T845"> </text:span></text:span><text:span text:style-name="Source_20_Text">(i</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text:span text:style-name="Source_20_Text"><text:span text:style-name="T845"> </text:span></text:span><text:span text:style-name="Source_20_Text">i</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3</text:span></text:span><text:span text:style-name="Source_20_Text">;</text:span><text:span text:style-name="Source_20_Text"><text:span text:style-name="T845"> </text:span></text:span><text:span text:style-name="Source_20_Text">i</text:span><text:span text:style-name="Source_20_Text"><text:span text:style-name="T887">++</text:span></text:span><text:span text:style-name="Source_20_Text">)</text:span></text:p><text:p text:style-name="P216"><text:span text:style-name="Source_20_Text"><text:span text:style-name="T914"><text:s/>9 <text:s/></text:span></text:span><text:span text:style-name="Source_20_Text"><text:span text:style-name="T845"><text:s text:c="4"/></text:span></text:span><text:span text:style-name="Source_20_Text">{</text:span></text:p><text:p text:style-name="P216"><text:span text:style-name="Source_20_Text"><text:span text:style-name="T914">10 <text:s/></text:span></text:span><text:span text:style-name="Source_20_Text"><text:span text:style-name="T845"><text:s text:c="8"/></text:span></text:span><text:span text:style-name="Source_20_Text"><text:span text:style-name="T888">if</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0</text:span></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0</text:span></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0</text:span></text:span><text:span text:style-name="Source_20_Text">)</text:span></text:p><text:p text:style-name="P216"><text:span text:style-name="Source_20_Text"><text:span text:style-name="T914">11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12 <text:s/></text:span></text:span><text:span text:style-name="Source_20_Text"><text:span text:style-name="T845"><text:s text:c="8"/></text:span></text:span></text:p><text:p text:style-name="P216"><text:span text:style-name="Source_20_Text"><text:span text:style-name="T914">13 <text:s/></text:span></text:span><text:span text:style-name="Source_20_Text"><text:span text:style-name="T845"><text:s text:c="8"/></text:span></text:span><text:span text:style-name="Source_20_Text"><text:span text:style-name="T888">if</text:span></text:span><text:span text:style-name="Source_20_Text"><text:span text:style-name="T845"> </text:span></text:span><text:span text:style-name="Source_20_Text">(i</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0</text:span></text:span><text:span text:style-name="Source_20_Text">)</text:span></text:p><text:p text:style-name="P216"><text:span text:style-name="Source_20_Text"><text:span text:style-name="T914">14 <text:s/></text:span></text:span><text:span text:style-name="Source_20_Text"><text:span text:style-name="T845"><text:s text:c="12"/></text:span></text:span><text:span text:style-name="Source_20_Text"><text:span text:style-name="T888">continue</text:span></text:span><text:span text:style-name="Source_20_Text">;</text:span></text:p><text:p text:style-name="P216"><text:span text:style-name="Source_20_Text"><text:span text:style-name="T914">15 <text:s/></text:span></text:span><text:span text:style-name="Source_20_Text"><text:span text:style-name="T845"><text:s text:c="8"/></text:span></text:span></text:p><text:p text:style-name="P216"><text:span text:style-name="Source_20_Text"><text:span text:style-name="T914">16 <text:s/></text:span></text:span><text:span text:style-name="Source_20_Text"><text:span text:style-name="T845"><text:s text:c="8"/></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p><text:p text:style-name="P216"><text:span text:style-name="Source_20_Text"><text:span text:style-name="T914">17 <text:s/></text:span></text:span><text:span text:style-name="Source_20_Text"><text:span text:style-name="T845"><text:s text:c="8"/></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a;</text:span></text:p><text:p text:style-name="P216"><text:span text:style-name="Source_20_Text"><text:span text:style-name="T914">18 <text:s/></text:span></text:span><text:span text:style-name="Source_20_Text"><text:span text:style-name="T845"><text:s text:c="8"/></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p><text:p text:style-name="P216"><text:span text:style-name="Source_20_Text"><text:span text:style-name="T914">19 <text:s/></text:span></text:span><text:span text:style-name="Source_20_Text"><text:span text:style-name="T845"><text:s text:c="4"/></text:span></text:span><text:span text:style-name="Source_20_Text">}</text:span></text:p><text:p text:style-name="P216"><text:span text:style-name="Source_20_Text"><text:span text:style-name="T914">20 <text:s/></text:span></text:span><text:span text:style-name="Source_20_Text">}</text:span></text:p></draw:text-box></draw:frame></text:p>
      <text:p text:style-name="P74"><text:span text:style-name="T376">It's kind of a nonsensical example but it's good enough for demonstration.<text:line-break/></text:span>¯\_( ツ )_/¯</text:p>
      <text:p text:style-name="P66"/>
      <text:h text:style-name="P223"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532">I think the best way to learn the basic usage of this feature is to look and try</text:span><text:span text:style-name="T533"> it out yourself</text:span><text:span text:style-name="T532">:</text:span><text:bookmark-end text:name="__RefHeading___Toc8074_3578794143"/></text:p>
      <text:p text:style-name="Text_20_body"><draw:frame draw:style-name="fr1" draw:name="Frame18" text:anchor-type="as-char" svg:width="6.6598in" draw:z-index="17"><draw:text-box fo:min-height="0.4618in"><text:p text:style-name="P216"><text:span text:style-name="Source_20_Text"><text:span text:style-name="T914"><text:s/>1 <text:s/>#include</text:span></text:span><text:span text:style-name="Source_20_Text"><text:span text:style-name="T845"> </text:span></text:span><text:span text:style-name="Source_20_Text"><text:span text:style-name="T933">&lt;stdio.h&gt;</text:span></text:span></text:p><text:p text:style-name="P216"><text:span text:style-name="Source_20_Text"><text:span text:style-name="T914"><text:s/>2 <text:s/></text:span></text:span></text:p><text:p text:style-name="P216"><text:span text:style-name="Source_20_Text"><text:s/>3 <text:s/></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span text:style-name="Source_20_Text"><text:span text:style-name="T845"> </text:span></text:span><text:span text:style-name="Source_20_Text">)</text:span></text:p><text:p text:style-name="P216"><text:span text:style-name="Source_20_Text"><text:span text:style-name="T914"><text:s/>4 <text:s/></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myin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44</text:span></text:span><text:span text:style-name="Source_20_Text">;</text:span></text:p><text:p text:style-name="P216"><text:span text:style-name="Source_20_Text"><text:span text:style-name="T914"><text:s/>6 <text:s/></text:span></text:span></text:p><text:p text:style-name="P216"><text:span text:style-name="Source_20_Text"><text:span text:style-name="T914"><text:s/>7 <text:s/></text:span></text:span><text:span text:style-name="Source_20_Text"><text:span text:style-name="T845"><text:s text:c="4"/></text:span></text:span><text:span text:style-name="Source_20_Text">printf(</text:span><text:span text:style-name="Source_20_Text"><text:span text:style-name="T963">"Hello world</text:span></text:span><text:span text:style-name="Source_20_Text"><text:span text:style-name="T965">\n</text:span></text:span><text:span text:style-name="Source_20_Text"><text:span text:style-name="T963">"</text:span></text:span><text:span text:style-name="Source_20_Text">);</text:span></text:p><text:p text:style-name="P216"><text:span text:style-name="Source_20_Text"><text:span text:style-name="T914"><text:s/>8 <text:s/></text:span></text:span><text:span text:style-name="Source_20_Text"><text:span text:style-name="T845"><text:s text:c="4"/></text:span></text:span><text:span text:style-name="Source_20_Text">printf(</text:span><text:span text:style-name="Source_20_Text"><text:span text:style-name="T963">"Hello int: %i</text:span></text:span><text:span text:style-name="Source_20_Text"><text:span text:style-name="T965">\n</text:span></text:span><text:span text:style-name="Source_20_Text"><text:span text:style-name="T963">"</text:span></text:span><text:span text:style-name="Source_20_Text">,</text:span><text:span text:style-name="Source_20_Text"><text:span text:style-name="T845"> </text:span></text:span><text:span text:style-name="Source_20_Text"><text:span text:style-name="T828">66</text:span></text:span><text:span text:style-name="Source_20_Text">);</text:span></text:p><text:p text:style-name="P216"><text:span text:style-name="Source_20_Text"><text:span text:style-name="T914"><text:s/>9 <text:s/></text:span></text:span><text:span text:style-name="Source_20_Text"><text:span text:style-name="T845"><text:s text:c="4"/></text:span></text:span><text:span text:style-name="Source_20_Text">printf(</text:span><text:span text:style-name="Source_20_Text"><text:span text:style-name="T963">"Hello int variable: %i</text:span></text:span><text:span text:style-name="Source_20_Text"><text:span text:style-name="T965">\n</text:span></text:span><text:span text:style-name="Source_20_Text"><text:span text:style-name="T963">"</text:span></text:span><text:span text:style-name="Source_20_Text">,</text:span><text:span text:style-name="Source_20_Text"><text:span text:style-name="T845"> </text:span></text:span><text:span text:style-name="Source_20_Text">myint);</text:span></text:p><text:p text:style-name="P216"><text:span text:style-name="Source_20_Text"><text:span text:style-name="T914">10 <text:s/></text:span></text:span><text:span text:style-name="Source_20_Text"><text:span text:style-name="T845"><text:s text:c="4"/></text:span></text:span><text:span text:style-name="Source_20_Text">printf(</text:span><text:span text:style-name="Source_20_Text"><text:span text:style-name="T963">"Hello string: %s</text:span></text:span><text:span text:style-name="Source_20_Text"><text:span text:style-name="T965">\n</text:span></text:span><text:span text:style-name="Source_20_Text"><text:span text:style-name="T963">"</text:span></text:span><text:span text:style-name="Source_20_Text">,</text:span><text:span text:style-name="Source_20_Text"><text:span text:style-name="T845"> </text:span></text:span><text:span text:style-name="Source_20_Text"><text:span text:style-name="T963">"hi, i'm a string"</text:span></text:span><text:span text:style-name="Source_20_Text">);</text:span></text:p><text:p text:style-name="P216"><text:span text:style-name="Source_20_Text"><text:span text:style-name="T914">11 <text:s/></text:span></text:span><text:span text:style-name="Source_20_Text"><text:span text:style-name="T845"><text:s text:c="4"/></text:span></text:span><text:span text:style-name="Source_20_Text">printf(</text:span><text:span text:style-name="Source_20_Text"><text:span text:style-name="T963">"hi i am a </text:span></text:span><text:span text:style-name="Source_20_Text"><text:span text:style-name="T965">\"</text:span></text:span><text:span text:style-name="Source_20_Text"><text:span text:style-name="T963">real</text:span></text:span><text:span text:style-name="Source_20_Text"><text:span text:style-name="T965">\"</text:span></text:span><text:span text:style-name="Source_20_Text"><text:span text:style-name="T963"> boy</text:span></text:span><text:span text:style-name="Source_20_Text"><text:span text:style-name="T965">\n</text:span></text:span><text:span text:style-name="Source_20_Text"><text:span text:style-name="T963">"</text:span></text:span><text:span text:style-name="Source_20_Text">);</text:span></text:p><text:p text:style-name="P216"><text:span text:style-name="Source_20_Text"><text:span text:style-name="T914">12 <text:s/></text:span></text:span><text:span text:style-name="Source_20_Text">}</text:span></text:p></draw:text-box></draw:frame></text:p>
      <text:p text:style-name="Text_20_body"><text:bookmark-start text:name="__RefHeading___Toc8078_3578794143"/><text:span text:style-name="T541">Quick facts</text:span><text:span text:style-name="T534">:</text:span><text:bookmark-end text:name="__RefHeading___Toc8078_3578794143"/></text:p>
      <text:list xml:id="list150244115540025" text:continue-numbering="true" text:style-name="List_20_1">
        <text:list-item>
          <text:p text:style-name="P238">a string is a sequence of characters</text:p>
        </text:list-item>
        <text:list-item>
          <text:p text:style-name="P239">a character is a letter<text:span text:style-name="T538"> like</text:span>: 'a'</text:p>
        </text:list-item>
        <text:list-item>
          <text:p text:style-name="P240">the first string in the printf function is the format string</text:p>
        </text:list-item>
        <text:list-item>
          <text:p text:style-name="P240">the format string defines the format of the output</text:p>
        </text:list-item>
        <text:list-item>
          <text:p text:style-name="P240">every parameter after the format string feeds the given format</text:p>
        </text:list-item>
        <text:list-item>
          <text:p text:style-name="P241">backslash and the next character in code represent one character in program<text:span text:style-name="T734"> and are called "</text:span><text:span text:style-name="T540">escape characters</text:span><text:span text:style-name="T734">"</text:span></text:p>
        </text:list-item>
        <text:list-item>
          <text:p text:style-name="P236"><text:bookmark-start text:name="__RefHeading___Toc8080_3578794143"/><text:span text:style-name="T539">'</text:span>\n<text:span text:style-name="T539">'</text:span> is a line break<text:bookmark-end text:name="__RefHeading___Toc8080_3578794143"/></text:p>
        </text:list-item>
        <text:list-item>
          <text:p text:style-name="P236"><text:bookmark-start text:name="__RefHeading___Toc8082_3578794143"/>"%i" means you insert an integer there<text:bookmark-end text:name="__RefHeading___Toc8082_3578794143"/></text:p>
        </text:list-item>
        <text:list-item>
          <text:p text:style-name="P236"><text:bookmark-start text:name="__RefHeading___Toc8084_3578794143"/>"%s" means you insert a string there<text:bookmark-end text:name="__RefHeading___Toc8084_3578794143"/></text:p>
        </text:list-item>
        <text:list-item>
          <text:p text:style-name="P236"><text:bookmark-start text:name="__RefHeading___Toc8090_3578794143"/>to print a " in such a text write \"<text:span text:style-name="T535"> for example</text:span><text:span text:style-name="T536">:</text:span><text:span text:style-name="T535"> </text:span><text:span text:style-name="Source_20_Text"><text:span text:style-name="T535">printf("hi</text:span></text:span><text:span text:style-name="Source_20_Text"><text:span text:style-name="T537">,</text:span></text:span><text:span text:style-name="Source_20_Text"><text:span text:style-name="T535">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542"> Just keep the usage of "printf" in mind.</text:span><text:bookmark-end text:name="__RefHeading___Toc8098_3578794143"/></text:p>
      <text:h text:style-name="P224" text:outline-level="1"><text:bookmark-start text:name="__RefHeading___Toc7530_1255930186"/>Arrays<text:bookmark-end text:name="__RefHeading___Toc7530_1255930186"/></text:h>
      <text:p text:style-name="P105">An array is way to hold a lot of variables in one name.</text:p>
      <text:p text:style-name="P105"><draw:frame draw:style-name="fr1" draw:name="Frame19" text:anchor-type="as-char" svg:width="6.6598in" draw:z-index="18"><draw:text-box fo:min-height="0.4618in"><text:p text:style-name="P216"><text:span text:style-name="Source_20_Text"><text:span text:style-name="T914"><text:s/>1 <text:s/>#include</text:span></text:span><text:span text:style-name="Source_20_Text"><text:span text:style-name="T845"> </text:span></text:span><text:span text:style-name="Source_20_Text"><text:span text:style-name="T933">&lt;stdio.h&gt;</text:span></text:span></text:p><text:p text:style-name="P216"><text:span text:style-name="Source_20_Text"><text:span text:style-name="T914"><text:s/>2 <text:s/></text:span></text:span></text:p><text:p text:style-name="P216"><text:span text:style-name="Source_20_Text"><text:span text:style-name="T914"><text:s/>3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span text:style-name="Source_20_Text"><text:span text:style-name="T845"> </text:span></text:span><text:span text:style-name="Source_20_Text">)</text:span></text:p><text:p text:style-name="P216"><text:span text:style-name="Source_20_Text"><text:span text:style-name="T914"><text:s/>4 <text:s/></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i;</text:span></text:p><text:p text:style-name="P216"><text:span text:style-name="Source_20_Text"><text:span text:style-name="T914"><text:s/>6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rray[</text:span><text:span text:style-name="Source_20_Text"><text:span text:style-name="T828">4</text:span></text:span><text:span text:style-name="Source_20_Text">];</text:span></text:p><text:p text:style-name="P216"><text:span text:style-name="Source_20_Text"><text:span text:style-name="T914"><text:s/>7 <text:s/></text:span></text:span><text:span text:style-name="Source_20_Text"><text:span text:style-name="T845"><text:s text:c="4"/></text:span></text:span></text:p><text:p text:style-name="P216"><text:span text:style-name="Source_20_Text"><text:span text:style-name="T914"><text:s/>8 <text:s/></text:span></text:span><text:span text:style-name="Source_20_Text"><text:span text:style-name="T845"><text:s text:c="4"/></text:span></text:span><text:span text:style-name="Source_20_Text">array[</text:span><text:span text:style-name="Source_20_Text"><text:span text:style-name="T828">0</text:span></text:span><text:span text:style-name="Source_20_Tex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9 <text:s/></text:span></text:span><text:span text:style-name="Source_20_Text"><text:span text:style-name="T845"><text:s text:c="4"/></text:span></text:span><text:span text:style-name="Source_20_Text">array[</text:span><text:span text:style-name="Source_20_Text"><text:span text:style-name="T828">1</text:span></text:span><text:span text:style-name="Source_20_Tex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10 <text:s/></text:span></text:span><text:span text:style-name="Source_20_Text"><text:span text:style-name="T845"><text:s text:c="4"/></text:span></text:span><text:span text:style-name="Source_20_Text">array[</text:span><text:span text:style-name="Source_20_Text"><text:span text:style-name="T828">2</text:span></text:span><text:span text:style-name="Source_20_Tex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2</text:span></text:span><text:span text:style-name="Source_20_Text">;</text:span></text:p><text:p text:style-name="P216"><text:span text:style-name="Source_20_Text"><text:span text:style-name="T914">11 <text:s/></text:span></text:span><text:span text:style-name="Source_20_Text"><text:span text:style-name="T845"><text:s text:c="4"/></text:span></text:span><text:span text:style-name="Source_20_Text">array[</text:span><text:span text:style-name="Source_20_Text"><text:span text:style-name="T828">3</text:span></text:span><text:span text:style-name="Source_20_Tex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3</text:span></text:span><text:span text:style-name="Source_20_Text">;</text:span></text:p><text:p text:style-name="P216"><text:span text:style-name="Source_20_Text"><text:span text:style-name="T914">12 <text:s/></text:span></text:span><text:span text:style-name="Source_20_Text"><text:span text:style-name="T845"><text:s text:c="4"/></text:span></text:span></text:p><text:p text:style-name="P216"><text:span text:style-name="Source_20_Text"><text:span text:style-name="T914">13 <text:s/></text:span></text:span><text:span text:style-name="Source_20_Text"><text:span text:style-name="T845"><text:s text:c="4"/></text:span></text:span><text:span text:style-name="Source_20_Text"><text:span text:style-name="T888">for</text:span></text:span><text:span text:style-name="Source_20_Text"><text:span text:style-name="T845"> </text:span></text:span><text:span text:style-name="Source_20_Text">(i</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text:span text:style-name="Source_20_Text"><text:span text:style-name="T845"> </text:span></text:span><text:span text:style-name="Source_20_Text">i</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4</text:span></text:span><text:span text:style-name="Source_20_Text">;</text:span><text:span text:style-name="Source_20_Text"><text:span text:style-name="T845"> </text:span></text:span><text:span text:style-name="Source_20_Text">i</text:span><text:span text:style-name="Source_20_Text"><text:span text:style-name="T887">++</text:span></text:span><text:span text:style-name="Source_20_Text">)</text:span></text:p><text:p text:style-name="P216"><text:span text:style-name="Source_20_Text"><text:span text:style-name="T914">14 <text:s/></text:span></text:span><text:span text:style-name="Source_20_Text"><text:span text:style-name="T845"><text:s text:c="4"/></text:span></text:span><text:span text:style-name="Source_20_Text">{</text:span></text:p><text:p text:style-name="P216"><text:span text:style-name="Source_20_Text"><text:span text:style-name="T914">15 <text:s/></text:span></text:span><text:span text:style-name="Source_20_Text"><text:span text:style-name="T845"><text:s text:c="8"/></text:span></text:span><text:span text:style-name="Source_20_Text">printf(</text:span><text:span text:style-name="Source_20_Text"><text:span text:style-name="T963">"i: %i; val: %i</text:span></text:span><text:span text:style-name="Source_20_Text"><text:span text:style-name="T965">\n</text:span></text:span><text:span text:style-name="Source_20_Text"><text:span text:style-name="T963">"</text:span></text:span><text:span text:style-name="Source_20_Text">,</text:span><text:span text:style-name="Source_20_Text"><text:span text:style-name="T845"> </text:span></text:span><text:span text:style-name="Source_20_Text">i,</text:span><text:span text:style-name="Source_20_Text"><text:span text:style-name="T845"> </text:span></text:span><text:span text:style-name="Source_20_Text">array[i]);</text:span></text:p><text:p text:style-name="P216"><text:span text:style-name="Source_20_Text"><text:span text:style-name="T914">16 <text:s/></text:span></text:span><text:span text:style-name="Source_20_Text"><text:span text:style-name="T845"><text:s text:c="4"/></text:span></text:span><text:span text:style-name="Source_20_Text">}</text:span></text:p><text:p text:style-name="P216"><text:span text:style-name="Source_20_Text"><text:span text:style-name="T914">17 <text:s/></text:span></text:span><text:span text:style-name="Source_20_Text">}</text:span></text:p></draw:text-box></draw:frame></text:p>
      <text:p text:style-name="P144">In line 05 declared and in lines 07 - 10 defined.<text:span text:style-name="T548"> When a 4 is given the declaration it means the array holds 4 units.</text:span><text:span text:style-name="T549"> Since the first element is addressed by 0, the last element will be with a 3</text:span><text:span text:style-name="T550"> in this case</text:span><text:span text:style-name="T549">.<text:line-break/></text:span><text:span text:style-name="T735">When accessing a value of an array, see the number in brackets as an offset.</text:span></text:p>
      <text:p text:style-name="P105"/>
      <text:h text:style-name="P220" text:outline-level="1"><text:bookmark-start text:name="__RefHeading___Toc134_3572798900"/>Comments<text:bookmark-end text:name="__RefHeading___Toc134_3572798900"/></text:h>
      <text:p text:style-name="P10">Comments are very important.<text:line-break/>The difference between readable code and obfuscated nonsense is the usage of comments.<text:line-break/><text:span text:style-name="T25">A beginner might falsely assume that his </text:span><text:span text:style-name="T86">exercise</text:span><text:span text:style-name="T25"> programs are very simplistic </text:span><text:span text:style-name="T87">and</text:span><text:span text:style-name="T25"> can be understood </text:span><text:span text:style-name="T88">instantly </text:span><text:span text:style-name="T25">whenever needed. He is right, because his programs are a single file with 30 lines of code.</text:span></text:p>
      <text:p text:style-name="P10"><text:span text:style-name="T25">In actual programs you will end up with multiple files or maybe even multiple directories with multiple files each, </text:span><text:span text:style-name="T91">a</text:span><text:span text:style-name="T89">llowing </text:span><text:span text:style-name="T25">summarized line-count </text:span><text:span text:style-name="T90">to </text:span><text:span text:style-name="T25">climb into the millions.<text:line-break/></text:span><text:span text:style-name="T26">Everyone who knows the Linux kernel will know, that I am not hyperbolic about this.<text:line-break/></text:span><text:span text:style-name="T92">Introducing a new member into the team and making him read this</text:span><text:span text:style-name="T736">,</text:span><text:span text:style-name="T92">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16"><text:span text:style-name="Source_20_Text"><text:span text:style-name="T914"><text:s/>1 <text:s/>#include</text:span></text:span><text:span text:style-name="Source_20_Text"><text:span text:style-name="T845"> </text:span></text:span><text:span text:style-name="Source_20_Text"><text:span text:style-name="T933">&lt;stdio.h&gt;</text:span></text:span></text:p><text:p text:style-name="P216"><text:span text:style-name="Source_20_Text"><text:span text:style-name="T914"><text:s/>2 <text:s/></text:span></text:span></text:p><text:p text:style-name="P216"><text:span text:style-name="Source_20_Text"><text:span text:style-name="T914"><text:s/>3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4 <text:s/></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i;</text:span></text:p><text:p text:style-name="P216"><text:span text:style-name="Source_20_Text"><text:span text:style-name="T914"><text:s/>6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7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8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text:s/>9 <text:s/></text:span></text:span></text:p><text:p text:style-name="P216"><text:span text:style-name="Source_20_Text"><text:span text:style-name="T914">10 <text:s/></text:span></text:span><text:span text:style-name="Source_20_Text"><text:span text:style-name="T845"><text:s text:c="4"/></text:span></text:span><text:span text:style-name="Source_20_Text"><text:span text:style-name="T933">// calculate 5th fibonacci number</text:span></text:span><text:span text:style-name="Source_20_Text"><text:span text:style-name="T938"> and</text:span></text:span><text:span text:style-name="Source_20_Text"><text:span text:style-name="T937"> print</text:span></text:span></text:p><text:p text:style-name="P216"><text:span text:style-name="Source_20_Text"><text:span text:style-name="T933">11 <text:s/></text:span></text:span><text:span text:style-name="Source_20_Text"><text:span text:style-name="T845"><text:s text:c="4"/></text:span></text:span><text:span text:style-name="Source_20_Text"><text:span text:style-name="T888">for</text:span></text:span><text:span text:style-name="Source_20_Text"><text:span text:style-name="T845"> </text:span></text:span><text:span text:style-name="Source_20_Text">(i</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text:span text:style-name="Source_20_Text"><text:span text:style-name="T845"> </text:span></text:span><text:span text:style-name="Source_20_Text">i</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5</text:span></text:span><text:span text:style-name="Source_20_Text">;</text:span><text:span text:style-name="Source_20_Text"><text:span text:style-name="T845"> </text:span></text:span><text:span text:style-name="Source_20_Text">i</text:span><text:span text:style-name="Source_20_Text"><text:span text:style-name="T887">++</text:span></text:span><text:span text:style-name="Source_20_Text">)</text:span></text:p><text:p text:style-name="P216"><text:span text:style-name="Source_20_Text"><text:span text:style-name="T914">12 <text:s/></text:span></text:span><text:span text:style-name="Source_20_Text"><text:span text:style-name="T845"><text:s text:c="4"/></text:span></text:span><text:span text:style-name="Source_20_Text">{</text:span></text:p><text:p text:style-name="P216"><text:span text:style-name="Source_20_Text"><text:span text:style-name="T914">13 <text:s/></text:span></text:span><text:span text:style-name="Source_20_Text"><text:span text:style-name="T845"><text:s text:c="8"/></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p><text:p text:style-name="P216"><text:span text:style-name="Source_20_Text"><text:span text:style-name="T914">14 <text:s/></text:span></text:span><text:span text:style-name="Source_20_Text"><text:span text:style-name="T845"><text:s text:c="8"/></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a;</text:span></text:p><text:p text:style-name="P216"><text:span text:style-name="Source_20_Text"><text:span text:style-name="T914">15 <text:s/></text:span></text:span><text:span text:style-name="Source_20_Text"><text:span text:style-name="T845"><text:s text:c="8"/></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p><text:p text:style-name="P216"><text:span text:style-name="Source_20_Text"><text:span text:style-name="T914">16 <text:s/></text:span></text:span><text:span text:style-name="Source_20_Text"><text:span text:style-name="T845"><text:s text:c="4"/></text:span></text:span><text:span text:style-name="Source_20_Text">}</text:span></text:p><text:p text:style-name="P216"><text:span text:style-name="Source_20_Text"><text:span text:style-name="T914">17 <text:s/></text:span></text:span><text:span text:style-name="Source_20_Text"><text:span text:style-name="T845"><text:s text:c="4"/></text:span></text:span></text:p><text:p text:style-name="P216"><text:span text:style-name="Source_20_Text"><text:span text:style-name="T914">18 <text:s/></text:span></text:span><text:span text:style-name="Source_20_Text"><text:span text:style-name="T845"><text:s text:c="4"/></text:span></text:span><text:span text:style-name="Source_20_Text">printf(</text:span><text:span text:style-name="Source_20_Text"><text:span text:style-name="T963">"fib num: %i</text:span></text:span><text:span text:style-name="Source_20_Text"><text:span text:style-name="T965">\n</text:span></text:span><text:span text:style-name="Source_20_Text"><text:span text:style-name="T963">"</text:span></text:span><text:span text:style-name="Source_20_Text">,</text:span><text:span text:style-name="Source_20_Text"><text:span text:style-name="T845"> </text:span></text:span><text:span text:style-name="Source_20_Text">a);</text:span></text:p><text:p text:style-name="P216"><text:span text:style-name="Source_20_Text"><text:span text:style-name="T914">19 <text:s/></text:span></text:span><text:span text:style-name="Source_20_Text">}</text:span></text:p></draw:text-box></draw:frame></text:p>
      <text:p text:style-name="P15"><text:span text:style-name="T119">See in line </text:span><text:span text:style-name="T969">10</text:span><text:span text:style-name="T119"> we have </text:span><text:span text:style-name="T121">a "//" and then </text:span><text:span text:style-name="T119">one quick statement on what the developer did here</text:span><text:span text:style-name="T122">.<text:line-break/></text:span><text:span text:style-name="T123">If you put a "//" in your line everything after that will be a comment. The compiler will not care what you say there.<text:line-break/></text:span><text:span text:style-name="T126">You can also use "/*" to declare a whole section of a comment everything after that even spanning over as many lines, as you like is a comment. Just remember to close this comment with the complimentary "*/"</text:span><text:span text:style-name="T127">.</text:span></text:p>
      <text:p text:style-name="P15"><text:span text:style-name="T128">Anyway, t</text:span><text:span text:style-name="T124">hanks to that comment</text:span><text:span text:style-name="T120"> we don't have to think what could happen </text:span><text:span text:style-name="T125">t</text:span><text:span text:style-name="T120">here</text:span><text:span text:style-name="T129"> and just read</text:span><text:span text:style-name="T130"> it</text:span><text:span text:style-name="T129">.<text:line-break/></text:span><text:span text:style-name="T131">This saves a lot of time</text:span><text:span text:style-name="T132"> and should be used thoroughly.</text:span><text:line-break/>But please keep yourself from explaining <text:span text:style-name="T34">literally </text:span>EVERYTHING <text:span text:style-name="T34">to a potential reader.</text:span></text:p>
      <text:p text:style-name="P15"><text:soft-page-break/><draw:frame draw:style-name="fr1" draw:name="Frame21" text:anchor-type="as-char" svg:width="6.6598in" draw:z-index="20"><draw:text-box fo:min-height="0.4618in"><text:p text:style-name="P216"><text:span text:style-name="Source_20_Text"><text:span text:style-name="T914"><text:s/>1 <text:s/></text:span></text:span><text:span text:style-name="Source_20_Text"><text:span text:style-name="T933">// include header stdio for printf</text:span></text:span></text:p><text:p text:style-name="P216"><text:span text:style-name="Source_20_Text"><text:span text:style-name="T914"><text:s/>2 <text:s/></text:span></text:span><text:span text:style-name="Source_20_Text"><text:span text:style-name="T914">#include</text:span></text:span><text:span text:style-name="Source_20_Text"><text:span text:style-name="T845"> </text:span></text:span><text:span text:style-name="Source_20_Text"><text:span text:style-name="T933">&lt;stdio.h&gt;</text:span></text:span></text:p><text:p text:style-name="P216"><text:span text:style-name="Source_20_Text"><text:span text:style-name="T914"><text:s/>3 <text:s/></text:span></text:span></text:p><text:p text:style-name="P216"><text:span text:style-name="Source_20_Text"><text:span text:style-name="T914"><text:s/>4 <text:s/></text:span></text:span><text:span text:style-name="Source_20_Text"><text:span text:style-name="T933">// main function</text:span></text:span></text:p><text:p text:style-name="P216"><text:span text:style-name="Source_20_Text"><text:span text:style-name="T933"><text:s/>5 <text:s/></text:span></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6 <text:s/></text:span></text:span><text:span text:style-name="Source_20_Text">{</text:span></text:p><text:p text:style-name="P216"><text:span text:style-name="Source_20_Text"><text:span text:style-name="T914"><text:s/>7 <text:s/></text:span></text:span><text:span text:style-name="Source_20_Text"><text:span text:style-name="T845"><text:s text:c="4"/></text:span></text:span><text:span text:style-name="Source_20_Text"><text:span text:style-name="T933">// declare variables</text:span></text:span></text:p><text:p text:style-name="P216"><text:span text:style-name="Source_20_Text"><text:span text:style-name="T933"><text:s/>8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i;</text:span></text:p><text:p text:style-name="P216"><text:span text:style-name="Source_20_Text"><text:span text:style-name="T914"><text:s/>9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10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11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12 <text:s/></text:span></text:span></text:p><text:p text:style-name="P216"><text:span text:style-name="Source_20_Text"><text:span text:style-name="T914">13 <text:s/></text:span></text:span><text:span text:style-name="Source_20_Text"><text:span text:style-name="T845"><text:s text:c="4"/></text:span></text:span><text:span text:style-name="Source_20_Text"><text:span text:style-name="T933">// calculate 5th fibonacci number and print</text:span></text:span></text:p><text:p text:style-name="P216"><text:span text:style-name="Source_20_Text"><text:span text:style-name="T914">14 <text:s/></text:span></text:span><text:span text:style-name="Source_20_Text"><text:span text:style-name="T845"><text:s text:c="4"/></text:span></text:span><text:span text:style-name="Source_20_Text"><text:span text:style-name="T888">for</text:span></text:span><text:span text:style-name="Source_20_Text"><text:span text:style-name="T845"> </text:span></text:span><text:span text:style-name="Source_20_Text">(i</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text:span text:style-name="Source_20_Text"><text:span text:style-name="T845"> </text:span></text:span><text:span text:style-name="Source_20_Text">i</text:span><text:span text:style-name="Source_20_Text"><text:span text:style-name="T845"> </text:span></text:span><text:span text:style-name="Source_20_Text"><text:span text:style-name="T887">&lt;</text:span></text:span><text:span text:style-name="Source_20_Text"><text:span text:style-name="T845"> </text:span></text:span><text:span text:style-name="Source_20_Text"><text:span text:style-name="T828">5</text:span></text:span><text:span text:style-name="Source_20_Text">;</text:span><text:span text:style-name="Source_20_Text"><text:span text:style-name="T845"> </text:span></text:span><text:span text:style-name="Source_20_Text">i</text:span><text:span text:style-name="Source_20_Text"><text:span text:style-name="T887">++</text:span></text:span><text:span text:style-name="Source_20_Text">)</text:span></text:p><text:p text:style-name="P216"><text:span text:style-name="Source_20_Text"><text:span text:style-name="T914">15 <text:s/></text:span></text:span><text:span text:style-name="Source_20_Text"><text:span text:style-name="T845"><text:s text:c="4"/></text:span></text:span><text:span text:style-name="Source_20_Text">{</text:span></text:p><text:p text:style-name="P216"><text:span text:style-name="Source_20_Text"><text:span text:style-name="T914">16 <text:s/></text:span></text:span><text:span text:style-name="Source_20_Text"><text:span text:style-name="T845"><text:s text:c="8"/></text:span></text:span><text:span text:style-name="Source_20_Text"><text:span text:style-name="T933">// save old b</text:span></text:span></text:p><text:p text:style-name="P216"><text:span text:style-name="Source_20_Text"><text:span text:style-name="T933">17 <text:s/></text:span></text:span><text:span text:style-name="Source_20_Text"><text:span text:style-name="T845"><text:s text:c="8"/></text:span></text:span><text:span text:style-name="Source_20_Text">c</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p><text:p text:style-name="P216"><text:span text:style-name="Source_20_Text"><text:span text:style-name="T914">18 <text:s/></text:span></text:span><text:span text:style-name="Source_20_Text"><text:span text:style-name="T845"><text:s text:c="8"/></text:span></text:span></text:p><text:p text:style-name="P216"><text:span text:style-name="Source_20_Text"><text:span text:style-name="T914">19 <text:s/></text:span></text:span><text:span text:style-name="Source_20_Text"><text:span text:style-name="T845"><text:s text:c="8"/></text:span></text:span><text:span text:style-name="Source_20_Text"><text:span text:style-name="T933">// save old a</text:span></text:span></text:p><text:p text:style-name="P216"><text:span text:style-name="Source_20_Text"><text:span text:style-name="T933">20 <text:s/></text:span></text:span><text:span text:style-name="Source_20_Text"><text:span text:style-name="T845"><text:s text:c="8"/></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a;</text:span></text:p><text:p text:style-name="P216"><text:span text:style-name="Source_20_Text"><text:span text:style-name="T914">21 <text:s/></text:span></text:span><text:span text:style-name="Source_20_Text"><text:span text:style-name="T845"><text:s text:c="8"/></text:span></text:span></text:p><text:p text:style-name="P216"><text:span text:style-name="Source_20_Text"><text:span text:style-name="T914">22 <text:s/></text:span></text:span><text:span text:style-name="Source_20_Text"><text:span text:style-name="T845"><text:s text:c="8"/></text:span></text:span><text:span text:style-name="Source_20_Text"><text:span text:style-name="T933">// calculate new a</text:span></text:span></text:p><text:p text:style-name="P216"><text:span text:style-name="Source_20_Text"><text:span text:style-name="T933">23 <text:s/></text:span></text:span><text:span text:style-name="Source_20_Text"><text:span text:style-name="T845"><text:s text:c="8"/></text:span></text:span><text:span text:style-name="Source_20_Text">a</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b</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c;</text:span></text:p><text:p text:style-name="P216"><text:span text:style-name="Source_20_Text"><text:span text:style-name="T914">24 <text:s/></text:span></text:span><text:span text:style-name="Source_20_Text"><text:span text:style-name="T845"><text:s text:c="4"/></text:span></text:span><text:span text:style-name="Source_20_Text">}</text:span></text:p><text:p text:style-name="P216"><text:span text:style-name="Source_20_Text"><text:span text:style-name="T914">25 <text:s/></text:span></text:span><text:span text:style-name="Source_20_Text"><text:span text:style-name="T845"><text:s text:c="4"/></text:span></text:span></text:p><text:p text:style-name="P216"><text:span text:style-name="Source_20_Text"><text:span text:style-name="T914">26 <text:s/></text:span></text:span><text:span text:style-name="Source_20_Text"><text:span text:style-name="T845"><text:s text:c="4"/></text:span></text:span><text:span text:style-name="Source_20_Text"><text:span text:style-name="T933">// print result</text:span></text:span></text:p><text:p text:style-name="P216"><text:span text:style-name="Source_20_Text"><text:span text:style-name="T914">27 <text:s/></text:span></text:span><text:span text:style-name="Source_20_Text"><text:span text:style-name="T845"><text:s text:c="4"/></text:span></text:span><text:span text:style-name="Source_20_Text">printf(</text:span><text:span text:style-name="Source_20_Text"><text:span text:style-name="T963">"fib num: %i</text:span></text:span><text:span text:style-name="Source_20_Text"><text:span text:style-name="T965">\n</text:span></text:span><text:span text:style-name="Source_20_Text"><text:span text:style-name="T963">"</text:span></text:span><text:span text:style-name="Source_20_Text">,</text:span><text:span text:style-name="Source_20_Text"><text:span text:style-name="T845"> </text:span></text:span><text:span text:style-name="Source_20_Text">a);</text:span></text:p><text:p text:style-name="P216"><text:span text:style-name="Source_20_Text"><text:span text:style-name="T914">28 <text:s/></text:span></text:span><text:span text:style-name="Source_20_Text">}</text:span></text:p></draw:text-box></draw:frame></text:p>
      <text:p text:style-name="P14">No one needs <text:span text:style-name="T133">a </text:span><text:span text:style-name="T135">refresher</text:span><text:span text:style-name="T133"> lesson in </text:span><text:span text:style-name="T134">C</text:span><text:span text:style-name="T133"> every time the</text:span><text:span text:style-name="T136">y</text:span><text:span text:style-name="T133"> work with it. Everyone knows</text:span> that + is used for adding two numbers<text:span text:style-name="T117"> or that the print function </text:span><text:span text:style-name="T118">actually</text:span><text:span text:style-name="T117"> prints text</text:span><text:span text:style-name="T137"> and where it comes from</text:span><text:span text:style-name="T117">.</text:span></text:p>
      <text:p text:style-name="P16">As with many things in life<text:span text:style-name="T138">,</text:span> balance is the key.<text:span text:style-name="T737"> In this case to keep your mind free and sane and by extent the minds of your fellow team</text:span><text:span text:style-name="T738"> </text:span><text:span text:style-name="T737">members.</text:span></text:p>
      <text:h text:style-name="P220" text:outline-level="1"><text:bookmark-start text:name="__RefHeading___Toc669_1590455357"/>Formatting<text:bookmark-end text:name="__RefHeading___Toc669_1590455357"/></text:h>
      <text:p text:style-name="P58">The<text:span text:style-name="T739"> little</text:span><text:span text:style-name="T139"> brother</text:span> of comments, here to help new programmers or the <text:span text:style-name="T111">author</text:span> <text:span text:style-name="T111">of the code </text:span>himself read<text:span text:style-name="T112">ing </text:span><text:span text:style-name="T331">said code</text:span>.</text:p>
      <text:p text:style-name="P59">The format and comments are the most important things in the realm of programming. If nobody is able to read your code, no one will want to work with you.<text:span text:style-name="T970"> Given enough time, not even you yourself.</text:span></text:p>
      <text:p text:style-name="P59">I hope i can make my point clear<text:span text:style-name="T332"> when quickly demo</text:span><text:span text:style-name="T333">n</text:span><text:span text:style-name="T332">strating that.</text:span></text:p>
      <text:p text:style-name="P59"><text:soft-page-break/><draw:frame draw:style-name="fr1" draw:name="Frame22" text:anchor-type="as-char" svg:width="6.6598in" draw:z-index="21"><draw:text-box fo:min-height="0.4618in"><text:p text:style-name="P216"><text:span text:style-name="Source_20_Text"><text:span text:style-name="T914"><text:s/>1 <text:s/>#include</text:span></text:span><text:span text:style-name="Source_20_Text"><text:span text:style-name="T845"> </text:span></text:span><text:span text:style-name="Source_20_Text"><text:span text:style-name="T933">&lt;stdbool.h&gt;</text:span></text:span></text:p><text:p text:style-name="P216"><text:span text:style-name="Source_20_Text"><text:span text:style-name="T914"><text:s/>2 <text:s/></text:span></text:span></text:p><text:p text:style-name="P216"><text:span text:style-name="Source_20_Text"><text:s/>3 <text:s/></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span text:style-name="Source_20_Text"><text:span text:style-name="T845"> </text:span></text:span><text:span text:style-name="Source_20_Text">)</text:span></text:p><text:p text:style-name="P216"><text:span text:style-name="Source_20_Text"><text:span text:style-name="T914"><text:s/>4 <text:s/></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my_number</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22</text:span></text:span><text:span text:style-name="Source_20_Text">;</text:span></text:p><text:p text:style-name="P216"><text:span text:style-name="Source_20_Text"><text:span text:style-name="T914"><text:s/>6 <text:s/></text:span></text:span><text:span text:style-name="Source_20_Text"><text:span text:style-name="T845"><text:s text:c="4"/></text:span></text:span><text:span text:style-name="Source_20_Text"><text:span text:style-name="T828">bool</text:span></text:span><text:span text:style-name="Source_20_Text"><text:span text:style-name="T845"> </text:span></text:span><text:span text:style-name="Source_20_Text">num_even</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false</text:span></text:span><text:span text:style-name="Source_20_Text">;</text:span></text:p><text:p text:style-name="P216"><text:span text:style-name="Source_20_Text"><text:span text:style-name="T914"><text:s/>7 <text:s/></text:span></text:span><text:span text:style-name="Source_20_Text"><text:span text:style-name="T845"><text:s text:c="4"/></text:span></text:span><text:span text:style-name="Source_20_Text"><text:span text:style-name="T828">bool</text:span></text:span><text:span text:style-name="Source_20_Text"><text:span text:style-name="T845"> </text:span></text:span><text:span text:style-name="Source_20_Text">num_err</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false</text:span></text:span><text:span text:style-name="Source_20_Text">;</text:span></text:p><text:p text:style-name="P216"><text:span text:style-name="Source_20_Text"><text:span text:style-name="T914"><text:s/>8 <text:s/></text:span></text:span><text:span text:style-name="Source_20_Text"><text:span text:style-name="T845"><text:s text:c="4"/></text:span></text:span></text:p><text:p text:style-name="P216"><text:span text:style-name="Source_20_Text"><text:span text:style-name="T914"><text:s/>9 <text:s/></text:span></text:span><text:span text:style-name="Source_20_Text"><text:span text:style-name="T845"><text:s text:c="4"/></text:span></text:span><text:span text:style-name="Source_20_Text"><text:span text:style-name="T933">// if num even, flag</text:span></text:span></text:p><text:p text:style-name="P216"><text:span text:style-name="Source_20_Text"><text:span text:style-name="T914">10 <text:s/></text:span></text:span><text:span text:style-name="Source_20_Text"><text:span text:style-name="T845"><text:s text:c="4"/></text:span></text:span><text:span text:style-name="Source_20_Text"><text:span text:style-name="T888">if</text:span></text:span><text:span text:style-name="Source_20_Text"><text:span text:style-name="T845"> </text:span></text:span><text:span text:style-name="Source_20_Text">((my_number</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2</text:span></text:span><text:span text:style-name="Source_20_Tex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text:p><text:p text:style-name="P216"><text:span text:style-name="Source_20_Text"><text:span text:style-name="T914">11 <text:s/></text:span></text:span><text:span text:style-name="Source_20_Text"><text:span text:style-name="T845"><text:s text:c="8"/></text:span></text:span><text:span text:style-name="Source_20_Text">num_even</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true</text:span></text:span><text:span text:style-name="Source_20_Text">;</text:span></text:p><text:p text:style-name="P216"><text:span text:style-name="Source_20_Text"><text:span text:style-name="T914">12 <text:s/></text:span></text:span><text:span text:style-name="Source_20_Text"><text:span text:style-name="T845"><text:s text:c="4"/></text:span></text:span></text:p><text:p text:style-name="P216"><text:span text:style-name="Source_20_Text"><text:span text:style-name="T914">13 <text:s/></text:span></text:span><text:span text:style-name="Source_20_Text"><text:span text:style-name="T845"><text:s text:c="4"/></text:span></text:span><text:span text:style-name="Source_20_Text"><text:span text:style-name="T888">switch</text:span></text:span><text:span text:style-name="Source_20_Text"><text:span text:style-name="T845"> </text:span></text:span><text:span text:style-name="Source_20_Text">(my_number)</text:span></text:p><text:p text:style-name="P216"><text:span text:style-name="Source_20_Text"><text:span text:style-name="T914">14 <text:s/></text:span></text:span><text:span text:style-name="Source_20_Text"><text:span text:style-name="T845"><text:s text:c="4"/></text:span></text:span><text:span text:style-name="Source_20_Text">{</text:span></text:p><text:p text:style-name="P216"><text:span text:style-name="Source_20_Text"><text:span text:style-name="T914">15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0</text:span></text:span><text:span text:style-name="Source_20_Text">:</text:span></text:p><text:p text:style-name="P216"><text:span text:style-name="Source_20_Text"><text:span text:style-name="T914">16 <text:s/></text:span></text:span><text:span text:style-name="Source_20_Text"><text:span text:style-name="T845"><text:s text:c="12"/></text:span></text:span><text:span text:style-name="Source_20_Text">my_number</text:span><text:span text:style-name="Source_20_Text"><text:span text:style-name="T887">=</text:span></text:span><text:span text:style-name="Source_20_Text"><text:span text:style-name="T828">1</text:span></text:span><text:span text:style-name="Source_20_Text">;</text:span></text:p><text:p text:style-name="P216"><text:span text:style-name="Source_20_Text"><text:span text:style-name="T914">17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18 <text:s/></text:span></text:span><text:span text:style-name="Source_20_Text"><text:span text:style-name="T845"><text:s text:c="12"/></text:span></text:span></text:p><text:p text:style-name="P216"><text:span text:style-name="Source_20_Text"><text:span text:style-name="T914">19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20 <text:s/></text:span></text:span><text:span text:style-name="Source_20_Text"><text:span text:style-name="T845"><text:s text:c="12"/></text:span></text:span><text:span text:style-name="Source_20_Text">my_number</text:span><text:span text:style-name="Source_20_Text"><text:span text:style-name="T887">=</text:span></text:span><text:span text:style-name="Source_20_Text"><text:span text:style-name="T828">0</text:span></text:span><text:span text:style-name="Source_20_Text">;</text:span></text:p><text:p text:style-name="P216"><text:span text:style-name="Source_20_Text"><text:span text:style-name="T914">21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22 <text:s/></text:span></text:span><text:span text:style-name="Source_20_Text"><text:span text:style-name="T845"><text:s text:c="12"/></text:span></text:span></text:p><text:p text:style-name="P216"><text:span text:style-name="Source_20_Text"><text:span text:style-name="T914">23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7</text:span></text:span><text:span text:style-name="Source_20_Text">:</text:span></text:p><text:p text:style-name="P216"><text:span text:style-name="Source_20_Text"><text:span text:style-name="T914">24 <text:s/></text:span></text:span><text:span text:style-name="Source_20_Text"><text:span text:style-name="T845"><text:s text:c="12"/></text:span></text:span><text:span text:style-name="Source_20_Text">my_number</text:span><text:span text:style-name="Source_20_Text"><text:span text:style-name="T887">*=</text:span></text:span><text:span text:style-name="Source_20_Text"><text:span text:style-name="T828">3</text:span></text:span><text:span text:style-name="Source_20_Text">;</text:span></text:p><text:p text:style-name="P216"><text:span text:style-name="Source_20_Text"><text:span text:style-name="T914">25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26 <text:s/></text:span></text:span><text:span text:style-name="Source_20_Text"><text:span text:style-name="T845"><text:s text:c="12"/></text:span></text:span></text:p><text:p text:style-name="P216"><text:span text:style-name="Source_20_Text"><text:span text:style-name="T914">27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23</text:span></text:span><text:span text:style-name="Source_20_Text">:</text:span></text:p><text:p text:style-name="P216"><text:span text:style-name="Source_20_Text"><text:span text:style-name="T914">28 <text:s/></text:span></text:span><text:span text:style-name="Source_20_Text"><text:span text:style-name="T845"><text:s text:c="12"/></text:span></text:span><text:span text:style-name="Source_20_Text"><text:span text:style-name="T933">// explicit check needed</text:span></text:span></text:p><text:p text:style-name="P216"><text:span text:style-name="Source_20_Text"><text:span text:style-name="T914">29 <text:s/></text:span></text:span><text:span text:style-name="Source_20_Text"><text:span text:style-name="T845"><text:s text:c="12"/></text:span></text:span><text:span text:style-name="Source_20_Text"><text:span text:style-name="T888">if</text:span></text:span><text:span text:style-name="Source_20_Text"><text:span text:style-name="T845"> </text:span></text:span><text:span text:style-name="Source_20_Text">(num_even)</text:span></text:p><text:p text:style-name="P216"><text:span text:style-name="Source_20_Text"><text:span text:style-name="T914">30 <text:s/></text:span></text:span><text:span text:style-name="Source_20_Text"><text:span text:style-name="T845"><text:s text:c="16"/></text:span></text:span><text:span text:style-name="Source_20_Text">num_err</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true</text:span></text:span><text:span text:style-name="Source_20_Text">;</text:span></text:p><text:p text:style-name="P216"><text:span text:style-name="Source_20_Text"><text:span text:style-name="T914">31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32 <text:s/></text:span></text:span><text:span text:style-name="Source_20_Text"><text:span text:style-name="T845"><text:s text:c="12"/></text:span></text:span></text:p><text:p text:style-name="P216"><text:span text:style-name="Source_20_Text"><text:span text:style-name="T914">33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43</text:span></text:span><text:span text:style-name="Source_20_Text">:</text:span></text:p><text:p text:style-name="P216"><text:span text:style-name="Source_20_Text"><text:span text:style-name="T914">34 <text:s/></text:span></text:span><text:span text:style-name="Source_20_Text"><text:span text:style-name="T845"><text:s text:c="12"/></text:span></text:span><text:span text:style-name="Source_20_Text">my_number</text:span><text:span text:style-name="Source_20_Text"><text:span text:style-name="T887">=</text:span></text:span><text:span text:style-name="Source_20_Text"><text:span text:style-name="T828">-1</text:span></text:span><text:span text:style-name="Source_20_Text">;</text:span></text:p><text:p text:style-name="P216"><text:span text:style-name="Source_20_Text"><text:span text:style-name="T914">35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36 <text:s/></text:span></text:span><text:span text:style-name="Source_20_Text"><text:span text:style-name="T845"><text:s text:c="12"/></text:span></text:span></text:p><text:p text:style-name="P216"><text:span text:style-name="Source_20_Text"><text:span text:style-name="T914">37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68</text:span></text:span><text:span text:style-name="Source_20_Text">:</text:span></text:p><text:p text:style-name="P216"><text:span text:style-name="Source_20_Text"><text:span text:style-name="T914">38 <text:s/></text:span></text:span><text:span text:style-name="Source_20_Text"><text:span text:style-name="T845"><text:s text:c="12"/></text:span></text:span><text:span text:style-name="Source_20_Text">my_number</text:span><text:span text:style-name="Source_20_Text"><text:span text:style-name="T887">++</text:span></text:span><text:span text:style-name="Source_20_Text">;</text:span></text:p><text:p text:style-name="P216"><text:span text:style-name="Source_20_Text"><text:span text:style-name="T914">39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40 <text:s/></text:span></text:span><text:span text:style-name="Source_20_Text"><text:span text:style-name="T845"><text:s text:c="12"/></text:span></text:span></text:p><text:p text:style-name="P216"><text:span text:style-name="Source_20_Text"><text:span text:style-name="T914">41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101</text:span></text:span><text:span text:style-name="Source_20_Text">:</text:span></text:p><text:p text:style-name="P216"><text:span text:style-name="Source_20_Text"><text:span text:style-name="T914">42 <text:s/></text:span></text:span><text:span text:style-name="Source_20_Text"><text:span text:style-name="T845"><text:s text:c="12"/></text:span></text:span><text:span text:style-name="Source_20_Text">my_number</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2</text:span></text:span><text:span text:style-name="Source_20_Text">;</text:span></text:p><text:p text:style-name="P216"><text:span text:style-name="Source_20_Text"><text:span text:style-name="T914">43 <text:s/></text:span></text:span><text:span text:style-name="Source_20_Text"><text:span text:style-name="T845"><text:s text:c="12"/></text:span></text:span><text:span text:style-name="Source_20_Text"><text:span text:style-name="T888">break</text:span></text:span><text:span text:style-name="Source_20_Text">;</text:span></text:p><text:p text:style-name="P216"><text:span text:style-name="Source_20_Text"><text:span text:style-name="T914">44 <text:s/></text:span></text:span><text:span text:style-name="Source_20_Text"><text:span text:style-name="T845"><text:s text:c="4"/></text:span></text:span><text:span text:style-name="Source_20_Text">}</text:span></text:p><text:p text:style-name="P216"><text:span text:style-name="Source_20_Text"><text:span text:style-name="T914">45 <text:s/></text:span></text:span><text:span text:style-name="Source_20_Text">}</text:span></text:p></draw:text-box></draw:frame></text:p>
      <text:p text:style-name="P61"><text:soft-page-break/><text:span text:style-name="T334">This is normal code</text:span><text:span text:style-name="T971">,</text:span><text:span text:style-name="T334"> aside from being obviously fictitious.</text:span><text:span text:style-name="T335"> It has consistent, sane formatting and comments where needed.<text:line-break/></text:span><text:span text:style-name="T336">So let's look at </text:span><text:span text:style-name="T417">the same </text:span><text:span text:style-name="T336">code</text:span><text:span text:style-name="T417"> </text:span><text:span text:style-name="T418">but </text:span><text:span text:style-name="T336">obfuscated.</text:span></text:p>
      <text:p text:style-name="P61"><draw:frame draw:style-name="fr1" draw:name="Frame23" text:anchor-type="as-char" svg:width="6.6598in" draw:z-index="22"><draw:text-box fo:min-height="0.4618in"><text:p text:style-name="P216"><text:span text:style-name="Source_20_Text"><text:span text:style-name="T914"><text:s/>1 <text:s/>#include</text:span></text:span><text:span text:style-name="Source_20_Text"><text:span text:style-name="T845"> </text:span></text:span><text:span text:style-name="Source_20_Text"><text:span text:style-name="T933">&lt;stdbool.h&gt;</text:span></text:span></text:p><text:p text:style-name="P216"><text:span text:style-name="Source_20_Text"><text:span text:style-name="T914"><text:s/>2 <text:s/></text:span></text:span></text:p><text:p text:style-name="P216"><text:span text:style-name="Source_20_Text"><text:s/>3 <text:s/></text:span><text:span text:style-name="Source_20_Text"><text:span text:style-name="T828">int</text:span></text:span><text:span text:style-name="Source_20_Text"><text:span text:style-name="T845"> </text:span></text:span><text:span text:style-name="Source_20_Text"><text:span text:style-name="T872">main</text:span></text:span><text:span text:style-name="Source_20_Text">(){</text:span></text:p><text:p text:style-name="P216"><text:span text:style-name="Source_20_Text"><text:span text:style-name="T914"><text:s/>4 <text:s/></text:span></text:span><text:span text:style-name="Source_20_Text"><text:span text:style-name="T845"><text:s text:c="4"/></text:span></text:span><text:span text:style-name="Source_20_Text"><text:span text:style-name="T828">int</text:span></text:span><text:span text:style-name="Source_20_Text"><text:span text:style-name="T845"> </text:span></text:span><text:span text:style-name="Source_20_Text">my_number</text:span><text:span text:style-name="Source_20_Text"><text:span text:style-name="T887">=</text:span></text:span><text:span text:style-name="Source_20_Text"><text:span text:style-name="T828">22</text:span></text:span><text:span text:style-name="Source_20_Text">;</text:span></text:p><text:p text:style-name="P216"><text:span text:style-name="Source_20_Text"><text:span text:style-name="T914"><text:s/>5 <text:s/></text:span></text:span><text:span text:style-name="Source_20_Text"><text:span text:style-name="T845"><text:s text:c="4"/></text:span></text:span><text:span text:style-name="Source_20_Text"><text:span text:style-name="T828">bool</text:span></text:span><text:span text:style-name="Source_20_Text"><text:span text:style-name="T845"> </text:span></text:span><text:span text:style-name="Source_20_Text">num_even_or_not</text:span><text:span text:style-name="Source_20_Text"><text:span text:style-name="T887">=</text:span></text:span><text:span text:style-name="Source_20_Text"><text:span text:style-name="T828">false</text:span></text:span><text:span text:style-name="Source_20_Text">;</text:span></text:p><text:p text:style-name="P216"><text:span text:style-name="Source_20_Text"><text:span text:style-name="T914"><text:s/>6 <text:s/></text:span></text:span><text:span text:style-name="Source_20_Text"><text:span text:style-name="T845"><text:s text:c="4"/></text:span></text:span><text:span text:style-name="Source_20_Text"><text:span text:style-name="T828">bool</text:span></text:span><text:span text:style-name="Source_20_Text"><text:span text:style-name="T845"> </text:span></text:span><text:span text:style-name="Source_20_Text">i_have_a_bad_feeling_about_this</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false</text:span></text:span><text:span text:style-name="Source_20_Text">;</text:span></text:p><text:p text:style-name="P216"><text:span text:style-name="Source_20_Text"><text:span text:style-name="T914"><text:s/>7 <text:s/></text:span></text:span><text:span text:style-name="Source_20_Text"><text:span text:style-name="T845"><text:s text:c="4"/></text:span></text:span><text:span text:style-name="Source_20_Text"><text:span text:style-name="T888">if</text:span></text:span><text:span text:style-name="Source_20_Text">((my_number</text:span><text:span text:style-name="Source_20_Text"><text:span text:style-name="T887">%</text:span></text:span><text:span text:style-name="Source_20_Text"><text:span text:style-name="T828">2</text:span></text:span><text:span text:style-name="Source_20_Text">)</text:span><text:span text:style-name="Source_20_Text"><text:span text:style-name="T887">==</text:span></text:span><text:span text:style-name="Source_20_Text"><text:span text:style-name="T828">0</text:span></text:span><text:span text:style-name="Source_20_Text">){num_even_or_not</text:span><text:span text:style-name="Source_20_Text"><text:span text:style-name="T887">=</text:span></text:span><text:span text:style-name="Source_20_Text"><text:span text:style-name="T828">true</text:span></text:span><text:span text:style-name="Source_20_Text">;}</text:span></text:p><text:p text:style-name="P216"><text:span text:style-name="Source_20_Text"><text:span text:style-name="T914"><text:s/>8 <text:s/></text:span></text:span><text:span text:style-name="Source_20_Text"><text:span text:style-name="T845"><text:s text:c="4"/></text:span></text:span><text:span text:style-name="Source_20_Text"><text:span text:style-name="T888">switch</text:span></text:span><text:span text:style-name="Source_20_Text">(my_number){</text:span></text:p><text:p text:style-name="P216"><text:span text:style-name="Source_20_Text"><text:span text:style-name="T914"><text:s/>9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0</text:span></text:span><text:span text:style-name="Source_20_Text">:</text:span></text:p><text:p text:style-name="P216"><text:span text:style-name="Source_20_Text"><text:span text:style-name="T914">10 <text:s/></text:span></text:span><text:span text:style-name="Source_20_Text"><text:span text:style-name="T845"><text:s text:c="8"/></text:span></text:span><text:span text:style-name="Source_20_Text">my_number</text:span><text:span text:style-name="Source_20_Text"><text:span text:style-name="T887">=</text:span></text:span><text:span text:style-name="Source_20_Text"><text:span text:style-name="T828">1</text:span></text:span><text:span text:style-name="Source_20_Text">;</text:span></text:p><text:p text:style-name="P216"><text:span text:style-name="Source_20_Text"><text:span text:style-name="T914">11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12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1</text:span></text:span><text:span text:style-name="Source_20_Text">:</text:span></text:p><text:p text:style-name="P216"><text:span text:style-name="Source_20_Text"><text:span text:style-name="T914">13 <text:s/></text:span></text:span><text:span text:style-name="Source_20_Text"><text:span text:style-name="T845"><text:s text:c="8"/></text:span></text:span><text:span text:style-name="Source_20_Text">my_number</text:span><text:span text:style-name="Source_20_Text"><text:span text:style-name="T887">=</text:span></text:span><text:span text:style-name="Source_20_Text"><text:span text:style-name="T828">0</text:span></text:span><text:span text:style-name="Source_20_Text">;</text:span></text:p><text:p text:style-name="P216"><text:span text:style-name="Source_20_Text"><text:span text:style-name="T914">14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15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7</text:span></text:span><text:span text:style-name="Source_20_Text">:</text:span></text:p><text:p text:style-name="P216"><text:span text:style-name="Source_20_Text"><text:span text:style-name="T914">16 <text:s/></text:span></text:span><text:span text:style-name="Source_20_Text"><text:span text:style-name="T845"><text:s text:c="8"/></text:span></text:span><text:span text:style-name="Source_20_Text">my_number</text:span><text:span text:style-name="Source_20_Text"><text:span text:style-name="T887">*=</text:span></text:span><text:span text:style-name="Source_20_Text"><text:span text:style-name="T828">3</text:span></text:span><text:span text:style-name="Source_20_Text">;</text:span></text:p><text:p text:style-name="P216"><text:span text:style-name="Source_20_Text"><text:span text:style-name="T914">17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18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23</text:span></text:span><text:span text:style-name="Source_20_Text">:</text:span></text:p><text:p text:style-name="P216"><text:span text:style-name="Source_20_Text"><text:span text:style-name="T914">19 <text:s/></text:span></text:span><text:span text:style-name="Source_20_Text"><text:span text:style-name="T845"><text:s text:c="8"/></text:span></text:span><text:span text:style-name="Source_20_Text"><text:span text:style-name="T888">if</text:span></text:span><text:span text:style-name="Source_20_Text">(num_even_or_not)</text:span></text:p><text:p text:style-name="P216"><text:span text:style-name="Source_20_Text"><text:span text:style-name="T914">20 <text:s/></text:span></text:span><text:span text:style-name="Source_20_Text"><text:span text:style-name="T845"><text:s text:c="8"/></text:span></text:span><text:span text:style-name="Source_20_Text">{i_have_a_bad_feeling_about_this</text:span><text:span text:style-name="Source_20_Text"><text:span text:style-name="T887">=</text:span></text:span><text:span text:style-name="Source_20_Text"><text:span text:style-name="T828">true</text:span></text:span><text:span text:style-name="Source_20_Text">;}</text:span></text:p><text:p text:style-name="P216"><text:span text:style-name="Source_20_Text"><text:span text:style-name="T914">21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22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43</text:span></text:span><text:span text:style-name="Source_20_Text">:</text:span></text:p><text:p text:style-name="P216"><text:span text:style-name="Source_20_Text"><text:span text:style-name="T914">23 <text:s/></text:span></text:span><text:span text:style-name="Source_20_Text"><text:span text:style-name="T845"><text:s text:c="8"/></text:span></text:span><text:span text:style-name="Source_20_Text">my_number</text:span><text:span text:style-name="Source_20_Text"><text:span text:style-name="T887">=</text:span></text:span><text:span text:style-name="Source_20_Text"><text:span text:style-name="T828">-1</text:span></text:span><text:span text:style-name="Source_20_Text">;</text:span></text:p><text:p text:style-name="P216"><text:span text:style-name="Source_20_Text"><text:span text:style-name="T914">24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25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68</text:span></text:span><text:span text:style-name="Source_20_Text">:</text:span></text:p><text:p text:style-name="P216"><text:span text:style-name="Source_20_Text"><text:span text:style-name="T914">26 <text:s/></text:span></text:span><text:span text:style-name="Source_20_Text"><text:span text:style-name="T845"><text:s text:c="8"/></text:span></text:span><text:span text:style-name="Source_20_Text">my_number</text:span><text:span text:style-name="Source_20_Text"><text:span text:style-name="T887">++</text:span></text:span><text:span text:style-name="Source_20_Text">;</text:span></text:p><text:p text:style-name="P216"><text:span text:style-name="Source_20_Text"><text:span text:style-name="T914">27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28 <text:s/></text:span></text:span><text:span text:style-name="Source_20_Text"><text:span text:style-name="T845"><text:s text:c="8"/></text:span></text:span><text:span text:style-name="Source_20_Text"><text:span text:style-name="T888">case</text:span></text:span><text:span text:style-name="Source_20_Text"><text:span text:style-name="T845"> </text:span></text:span><text:span text:style-name="Source_20_Text"><text:span text:style-name="T828">101</text:span></text:span><text:span text:style-name="Source_20_Text">:</text:span></text:p><text:p text:style-name="P216"><text:span text:style-name="Source_20_Text"><text:span text:style-name="T914">29 <text:s/></text:span></text:span><text:span text:style-name="Source_20_Text"><text:span text:style-name="T845"><text:s text:c="8"/></text:span></text:span><text:span text:style-name="Source_20_Text">my_number</text:span><text:span text:style-name="Source_20_Text"><text:span text:style-name="T887">/=</text:span></text:span><text:span text:style-name="Source_20_Text"><text:span text:style-name="T828">2</text:span></text:span><text:span text:style-name="Source_20_Text">;</text:span></text:p><text:p text:style-name="P216"><text:span text:style-name="Source_20_Text"><text:span text:style-name="T914">30 <text:s/></text:span></text:span><text:span text:style-name="Source_20_Text"><text:span text:style-name="T845"><text:s text:c="8"/></text:span></text:span><text:span text:style-name="Source_20_Text"><text:span text:style-name="T888">break</text:span></text:span><text:span text:style-name="Source_20_Text">;}</text:span></text:p><text:p text:style-name="P216"><text:span text:style-name="Source_20_Text"><text:span text:style-name="T914">31 <text:s/></text:span></text:span><text:span text:style-name="Source_20_Text">}</text:span></text:p></draw:text-box></draw:frame></text:p>
      <text:p text:style-name="P60"><text:span text:style-name="T337">That the readability</text:span><text:span text:style-name="T342"> is</text:span><text:span text:style-name="T337"> mak</text:span><text:span text:style-name="T342">ing</text:span><text:span text:style-name="T337"> a nosedive here is hopefully not up to debate.</text:span><text:span text:style-name="T338"> The formatting is a violation against the geneva-convention, variable names </text:span><text:span text:style-name="T339">are... there</text:span><text:span text:style-name="T419">,</text:span><text:span text:style-name="T340"> unlike comments.</text:span><text:span text:style-name="T341"> Well at least it decreased the line-count, too bad this </text:span><text:span text:style-name="T421">is </text:span><text:span text:style-name="T420">worthless</text:span><text:span text:style-name="T341">.</text:span></text:p>
      <text:p text:style-name="P62">Of course there is no one right way to do it<text:span text:style-name="T344">.</text:span><text:span text:style-name="T343"> </text:span><text:span text:style-name="T344">F</text:span><text:span text:style-name="T343">or example</text:span><text:span text:style-name="T344"> this</text:span><text:span text:style-name="T972">:</text:span></text:p>
      <text:p text:style-name="P62"><draw:frame draw:style-name="fr1" draw:name="Frame24" text:anchor-type="as-char" svg:width="6.6598in" draw:z-index="23"><draw:text-box fo:min-height="0.4618in"><text:p text:style-name="P216"><text:span text:style-name="Source_20_Text"><text:span text:style-name="T914">1 <text:s/></text:span></text:span><text:span text:style-name="Source_20_Text"><text:span text:style-name="T888">if</text:span></text:span><text:span text:style-name="Source_20_Text"><text:span text:style-name="T845"> </text:span></text:span><text:span text:style-name="Source_20_Text">(num</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2</text:span></text:span><text:span text:style-name="Source_20_Text">)</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0</text:span></text:span><text:span text:style-name="Source_20_Text"><text:span text:style-name="T845"> </text:span></text:span><text:span text:style-name="Source_20_Text">{</text:span></text:p><text:p text:style-name="P216"><text:span text:style-name="Source_20_Text"><text:span text:style-name="T914">2 <text:s/></text:span></text:span><text:span text:style-name="Source_20_Text"><text:span text:style-name="T845"><text:s text:c="4"/></text:span></text:span><text:span text:style-name="Source_20_Text">num_even</text:span><text:span text:style-name="Source_20_Text"><text:span text:style-name="T845"> </text:span></text:span><text:span text:style-name="Source_20_Text"><text:span text:style-name="T887">=</text:span></text:span><text:span text:style-name="Source_20_Text"><text:span text:style-name="T845"> </text:span></text:span><text:span text:style-name="Source_20_Text"><text:span text:style-name="T828">true</text:span></text:span><text:span text:style-name="Source_20_Text">;</text:span></text:p><text:p text:style-name="P216"><text:span text:style-name="Source_20_Text"><text:span text:style-name="T914">3 <text:s/></text:span></text:span><text:span text:style-name="Source_20_Text">}</text:span></text:p></draw:text-box></draw:frame></text:p>
      <text:p text:style-name="P63"><text:soft-page-break/>is also<text:span text:style-name="T422"> a</text:span> very common way to put <text:span text:style-name="T740">curly brackets</text:span>.<text:line-break/><text:span text:style-name="T345">It is up to </text:span><text:span text:style-name="T423">your </text:span><text:span text:style-name="T345">preference or the preference of your team leader. Please don't ignore him when he is giving you formatting </text:span><text:span text:style-name="T741">rules</text:span><text:span text:style-name="T345"> for your project.</text:span><text:span text:style-name="T742"> The most beautiful formatting doesn't do anything if it is inconsistent with the rest of the project.</text:span></text:p>
      <text:h text:style-name="P225" text:outline-level="1"><text:bookmark-start text:name="__RefHeading___Toc2751_55192689"/>Include<text:bookmark-end text:name="__RefHeading___Toc2751_55192689"/></text:h>
      <text:p text:style-name="P100">...someone else<text:span text:style-name="T113">'s</text:span> work, so we can <text:span text:style-name="T424">have a drink</text:span><text:span text:style-name="T425"> for once</text:span><text:span text:style-name="T114">.</text:span><text:span text:style-name="T379"> </text:span><text:span text:style-name="T426">Inclusions allow us to </text:span><text:span text:style-name="T379">split our project into multiple files when needed.</text:span><text:span text:style-name="T380"> </text:span><text:span text:style-name="T377">The way include works in the compiler is really simple.</text:span><text:span text:style-name="T378"> It basically just copies the entire content of the included file into our file.</text:span><text:span text:style-name="T383"> The part of the compiler that takes care of that is called the preprocessor.</text:span><text:span text:style-name="T386"> Files that</text:span><text:span text:style-name="T427"> are</text:span><text:span text:style-name="T386"> written to be included are header files with the ending ".h"</text:span><text:span text:style-name="T387">.</text:span></text:p>
      <text:p text:style-name="P102">Includes <text:span text:style-name="T973">can </text:span>look like this:</text:p>
      <text:p text:style-name="P102"><draw:frame draw:style-name="fr1" draw:name="Frame25" text:anchor-type="as-char" svg:width="6.6598in" draw:z-index="24"><draw:text-box fo:min-height="0.4618in"><text:p text:style-name="P217"><text:span text:style-name="Source_20_Text"><text:span text:style-name="T974">1 <text:s/>#include</text:span></text:span><text:span text:style-name="Source_20_Text"><text:span text:style-name="T868"> </text:span></text:span><text:span text:style-name="Source_20_Text"><text:span text:style-name="T483">&lt;stdio.h&gt;</text:span></text:span></text:p><text:p text:style-name="P217"><text:span text:style-name="Source_20_Text"><text:span text:style-name="T974">2 <text:s/>#include</text:span></text:span><text:span text:style-name="Source_20_Text"><text:span text:style-name="T868"> </text:span></text:span><text:span text:style-name="Source_20_Text"><text:span text:style-name="T483">"my_file.h"</text:span></text:span></text:p></draw:text-box></draw:frame></text:p>
      <text:p text:style-name="P103">The difference between &lt; and " is where the preprocessor first look<text:span text:style-name="T975">s</text:span> for the file<text:span text:style-name="T543">.</text:span></text:p>
      <text:list xml:id="list150244313635307" text:continue-numbering="true" text:style-name="List_20_1">
        <text:list-item>
          <text:p text:style-name="P242">&lt;&gt; first looks in system files<text:span text:style-name="T544"> (such as "stdio.h")</text:span></text:p>
        </text:list-item>
        <text:list-item>
          <text:p text:style-name="P242">"" first looks in your local directory<text:span text:style-name="T545"> (for example "my_file.h"</text:span><text:span text:style-name="T743">, which sits next "main.c"</text:span><text:span text:style-name="T545">)</text:span></text:p>
        </text:list-item>
      </text:list>
      <text:p text:style-name="P101"><text:span text:style-name="T381">Unfortunately th</text:span><text:span text:style-name="T388">e</text:span><text:span text:style-name="T381"> simpli</text:span><text:span text:style-name="T384">stic include</text:span><text:span text:style-name="T381"> </text:span><text:span text:style-name="T389">implementation </text:span><text:span text:style-name="T381">for the </text:span><text:span text:style-name="T382">preprocessor</text:span><text:span text:style-name="T381"> came with a rather interesting necessity for the programmer.</text:span></text:p>
      <text:h text:style-name="Heading_20_2" text:outline-level="2"><text:bookmark-start text:name="__RefHeading___Toc2753_55192689"/>Header madness<text:bookmark-end text:name="__RefHeading___Toc2753_55192689"/></text:h>
      <text:p text:style-name="P75"><text:span text:style-name="T385">Let's just imagine</text:span><text:span text:style-name="T390"> having a project</text:span><text:span text:style-name="T391"> with the following files</text:span><text:span text:style-name="T392">:</text:span></text:p>
      <text:list xml:id="list150243919458798" text:continue-numbering="true" text:style-name="List_20_1">
        <text:list-item>
          <text:p text:style-name="P243">main.c</text:p>
        </text:list-item>
        <text:list-item>
          <text:p text:style-name="P243">intstuff.h</text:p>
        </text:list-item>
        <text:list-item>
          <text:p text:style-name="P243">floatstuff.h</text:p>
        </text:list-item>
      </text:list>
      <text:p text:style-name="P76">Now within <text:span text:style-name="T394">"</text:span>main.c<text:span text:style-name="T394">"</text:span> we include the two headers<text:span text:style-name="T393"> but "intstuff.h" also includes "floatstuff.h".</text:span><text:span text:style-name="T394"> So we </text:span><text:span text:style-name="T395">end </text:span><text:span text:style-name="T394">up with the content of "floatstuff.h" being in "main.c"</text:span><text:span text:style-name="T396"> twice.<text:line-break/></text:span><text:span text:style-name="T397">This is not good and will not be accepted by the compiler</text:span><text:span text:style-name="T398"> because </text:span><text:span text:style-name="T428">the </text:span><text:span text:style-name="T398">content will be redefined</text:span><text:span text:style-name="T397">.</text:span><text:span text:style-name="T399"> If </text:span><text:span text:style-name="T400">"floatstuff.h" also had to include "intstuff.h", so the headers include each other, then the compiler would end up in an inclusion loop.</text:span></text:p>
      <text:p text:style-name="P77">To <text:span text:style-name="T403">bypass</text:span> all of the madness you practic<text:span text:style-name="T402">al</text:span>ly must <text:span text:style-name="T401">obey</text:span> a certain way to write header files.<text:line-break/><text:span text:style-name="T404">The following technique is called header guards.</text:span></text:p>
      <text:p text:style-name="P77"><draw:frame draw:style-name="fr1" draw:name="Frame26" text:anchor-type="as-char" svg:width="6.6598in" draw:z-index="25"><draw:text-box fo:min-height="0.4618in"><text:p text:style-name="P217"><text:span text:style-name="Source_20_Text"><text:span text:style-name="T974">1 <text:s/>#ifndef FLOATSTUFF_H</text:span></text:span></text:p><text:p text:style-name="P217"><text:span text:style-name="Source_20_Text"><text:span text:style-name="T974">2 <text:s/>#define FLOATSTUFF_H</text:span></text:span></text:p><text:p text:style-name="P217"><text:span text:style-name="Source_20_Text"><text:span text:style-name="T974">3 <text:s/></text:span></text:span></text:p><text:p text:style-name="P217"><text:span text:style-name="Source_20_Text"><text:span text:style-name="T974">4 <text:s/></text:span></text:span><text:span text:style-name="Source_20_Text"><text:span text:style-name="T974">#include</text:span></text:span><text:span text:style-name="Source_20_Text"><text:span text:style-name="T868"> </text:span></text:span><text:span text:style-name="Source_20_Text"><text:span text:style-name="T483">"intstuff.h"</text:span></text:span></text:p><text:p text:style-name="P217"><text:span text:style-name="Source_20_Text"><text:span text:style-name="T974">5 <text:s/></text:span></text:span></text:p><text:p text:style-name="P217"><text:span text:style-name="Source_20_Text"><text:span text:style-name="T974">6</text:span></text:span><text:span text:style-name="Source_20_Text"><text:span text:style-name="T868"> <text:s/></text:span></text:span><text:span text:style-name="Source_20_Text"><text:span text:style-name="T898">static</text:span></text:span><text:span text:style-name="Source_20_Text"><text:span text:style-name="T868"> </text:span></text:span><text:span text:style-name="Source_20_Text"><text:span text:style-name="T898">const</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F1</text:span></text:span><text:span text:style-name="Source_20_Text"><text:span text:style-name="T868"> </text:span></text:span><text:span text:style-name="Source_20_Text"><text:span text:style-name="T912">=</text:span></text:span><text:span text:style-name="Source_20_Text"><text:span text:style-name="T868"> </text:span></text:span><text:span text:style-name="Source_20_Text"><text:span text:style-name="T841">0.1</text:span></text:span><text:span text:style-name="Source_20_Text"><text:span text:style-name="T882">;</text:span></text:span></text:p><text:p text:style-name="P217"><text:span text:style-name="Source_20_Text"><text:span text:style-name="T974">7 <text:s/></text:span></text:span></text:p><text:p text:style-name="P217"><text:span text:style-name="Source_20_Text"><text:span text:style-name="T974">8 <text:s/></text:span></text:span><text:span text:style-name="Source_20_Text"><text:span text:style-name="T974">#endif </text:span></text:span><text:span text:style-name="Source_20_Text"><text:span text:style-name="T483">/* FLOATSTUFF_H */</text:span></text:span></text:p></draw:text-box></draw:frame></text:p>
      <text:p text:style-name="P78"><text:soft-page-break/><text:span text:style-name="T429">I</text:span><text:span text:style-name="T405">n line 01, 02 and 08 we have instructions for the preprocessor.</text:span><text:span text:style-name="T406"> Every preprocessor instruction begins with a '#'</text:span><text:span text:style-name="T407"> character</text:span><text:span text:style-name="T408">.</text:span><text:span text:style-name="T409"> In line 01 we check if the symbol "FLOATSTUFF_H" exists, if </text:span><text:span text:style-name="T410">it doesn't exist </text:span><text:span text:style-name="T411">the preprocessor is free to actually include the next lines until line 08</text:span><text:span text:style-name="T409">. Th</text:span><text:span text:style-name="T412">e</text:span><text:span text:style-name="T409"> symbol </text:span><text:span text:style-name="T412">"FLOATSTUFF_H" </text:span><text:span text:style-name="T409">represents the filename.</text:span><text:span text:style-name="T413"> That means the next time we include this file and the content is already defined, the preprocessor just ignores it.</text:span></text:p>
      <text:h text:style-name="P231" text:outline-level="2"><text:bookmark-start text:name="__RefHeading___Toc5484_1474682834"/>Definition vs Declaration<text:bookmark-end text:name="__RefHeading___Toc5484_1474682834"/></text:h>
      <text:p text:style-name="P82">Imagine having a header file: "<text:span text:style-name="T430">float</text:span>stuff.h"<text:span text:style-name="T431">:</text:span></text:p>
      <text:p text:style-name="P82"><draw:frame draw:style-name="fr1" draw:name="Frame27" text:anchor-type="as-char" svg:width="6.6598in" draw:z-index="26"><draw:text-box fo:min-height="0.4618in"><text:p text:style-name="P217"><text:span text:style-name="Source_20_Text"><text:span text:style-name="T974"><text:s/>1 <text:s/>#ifndef FLOATSTUFF_H</text:span></text:span></text:p><text:p text:style-name="P217"><text:span text:style-name="Source_20_Text"><text:span text:style-name="T974"><text:s/>2 <text:s/>#define FLOATSTUFF_H</text:span></text:span></text:p><text:p text:style-name="P217"><text:span text:style-name="Source_20_Text"><text:span text:style-name="T974"><text:s/>3 <text:s/></text:span></text:span></text:p><text:p text:style-name="P217"><text:span text:style-name="Source_20_Text"><text:span text:style-name="T868"><text:s/></text:span></text:span><text:span text:style-name="Source_20_Text"><text:span text:style-name="T974">4</text:span></text:span><text:span text:style-name="Source_20_Text"><text:span text:style-name="T868"> <text:s/></text:span></text:span><text:span text:style-name="Source_20_Text"><text:span text:style-name="T974">#include</text:span></text:span><text:span text:style-name="Source_20_Text"><text:span text:style-name="T868"> </text:span></text:span><text:span text:style-name="Source_20_Text"><text:span text:style-name="T483">"intstuff.h"</text:span></text:span></text:p><text:p text:style-name="P217"><text:span text:style-name="Source_20_Text"><text:span text:style-name="T974"><text:s/>5 <text:s/></text:span></text:span></text:p><text:p text:style-name="P217"><text:span text:style-name="Source_20_Text"><text:span text:style-name="T898"><text:s/></text:span></text:span><text:span text:style-name="Source_20_Text"><text:span text:style-name="T955">6</text:span></text:span><text:span text:style-name="Source_20_Text"><text:span text:style-name="T898"> <text:s/></text:span></text:span><text:span text:style-name="Source_20_Text"><text:span text:style-name="T898">static</text:span></text:span><text:span text:style-name="Source_20_Text"><text:span text:style-name="T868"> </text:span></text:span><text:span text:style-name="Source_20_Text"><text:span text:style-name="T898">const</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F1</text:span></text:span><text:span text:style-name="Source_20_Text"><text:span text:style-name="T868"> </text:span></text:span><text:span text:style-name="Source_20_Text"><text:span text:style-name="T912">=</text:span></text:span><text:span text:style-name="Source_20_Text"><text:span text:style-name="T868"> </text:span></text:span><text:span text:style-name="Source_20_Text"><text:span text:style-name="T841">0.1</text:span></text:span><text:span text:style-name="Source_20_Text"><text:span text:style-name="T882">;</text:span></text:span></text:p><text:p text:style-name="P217"><text:span text:style-name="Source_20_Text"><text:span text:style-name="T974"><text:s/>7 <text:s/></text:span></text:span></text:p><text:p text:style-name="P217"><text:span text:style-name="Source_20_Text"><text:span text:style-name="T868"><text:s/></text:span></text:span><text:span text:style-name="Source_20_Text"><text:span text:style-name="T974">8</text:span></text:span><text:span text:style-name="Source_20_Text"><text:span text:style-name="T868"> <text:s/></text:span></text:span><text:span text:style-name="Source_20_Text"><text:span text:style-name="T841">float</text:span></text:span><text:span text:style-name="Source_20_Text"><text:span text:style-name="T868"> </text:span></text:span><text:span text:style-name="Source_20_Text"><text:span text:style-name="T877">floatadd</text:span></text:span><text:span text:style-name="Source_20_Text"><text:span text:style-name="T882">(</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a,</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b</text:span></text:span><text:span text:style-name="Source_20_Text"><text:span text:style-name="T868"> </text:span></text:span><text:span text:style-name="Source_20_Text"><text:span text:style-name="T882">)</text:span></text:span></text:p><text:p text:style-name="P217"><text:span text:style-name="Source_20_Text"><text:span text:style-name="T974"><text:s/>9 <text:s/></text:span></text:span><text:span text:style-name="Source_20_Text"><text:span text:style-name="T882">{</text:span></text:span></text:p><text:p text:style-name="P217"><text:span text:style-name="Source_20_Text"><text:span text:style-name="T974">10 <text:s/></text:span></text:span><text:span text:style-name="Source_20_Text"><text:span text:style-name="T868"><text:s text:c="4"/></text:span></text:span><text:span text:style-name="Source_20_Text"><text:span text:style-name="T898">return</text:span></text:span><text:span text:style-name="Source_20_Text"><text:span text:style-name="T868"> </text:span></text:span><text:span text:style-name="Source_20_Text"><text:span text:style-name="T882">a</text:span></text:span><text:span text:style-name="Source_20_Text"><text:span text:style-name="T868"> </text:span></text:span><text:span text:style-name="Source_20_Text"><text:span text:style-name="T912">+</text:span></text:span><text:span text:style-name="Source_20_Text"><text:span text:style-name="T868"> </text:span></text:span><text:span text:style-name="Source_20_Text"><text:span text:style-name="T882">b;</text:span></text:span></text:p><text:p text:style-name="P217"><text:span text:style-name="Source_20_Text"><text:span text:style-name="T974">11 <text:s/></text:span></text:span><text:span text:style-name="Source_20_Text"><text:span text:style-name="T882">}</text:span></text:span></text:p><text:p text:style-name="P217"><text:span text:style-name="Source_20_Text"><text:span text:style-name="T974">12 <text:s/></text:span></text:span></text:p><text:p text:style-name="P217"><text:span text:style-name="Source_20_Text"><text:span text:style-name="T868">13 <text:s/></text:span></text:span><text:span text:style-name="Source_20_Text"><text:span text:style-name="T974">#endif </text:span></text:span><text:span text:style-name="Source_20_Text"><text:span text:style-name="T483">/* FLOATSTUFF_H */</text:span></text:span></text:p></draw:text-box></draw:frame></text:p>
      <text:p text:style-name="P83">Here we have the function "floatadd"<text:span text:style-name="T432">, which is declared and defined.</text:span><text:span text:style-name="T434"> This can cause some problems because the compiler doesn't like it when a function is defined multiple times.</text:span><text:span text:style-name="T435"> It can be declared as often as you like but not defined.</text:span><text:span text:style-name="T433"> </text:span><text:span text:style-name="T436">So we need a</text:span><text:span text:style-name="T433">nother way to do this</text:span><text:span text:style-name="T437">.<text:line-break/></text:span><text:span text:style-name="T438">By m</text:span><text:span text:style-name="T433">ov</text:span><text:span text:style-name="T438">ing </text:span><text:span text:style-name="T433">the implementation of the function into a respective "</text:span><text:span text:style-name="T440">floatstuff</text:span><text:span text:style-name="T433">.c" file</text:span><text:span text:style-name="T439">:</text:span></text:p>
      <text:p text:style-name="P83"><draw:frame draw:style-name="fr1" draw:name="Frame28" text:anchor-type="as-char" svg:width="6.6598in" draw:z-index="27"><draw:text-box fo:min-height="0.4618in"><text:p text:style-name="P217"><text:span text:style-name="Source_20_Text"><text:span text:style-name="T974">1 <text:s/>#include</text:span></text:span><text:span text:style-name="Source_20_Text"><text:span text:style-name="T868"> </text:span></text:span><text:span text:style-name="Source_20_Text"><text:span text:style-name="T483">"floatstuff.h"</text:span></text:span></text:p><text:p text:style-name="P217"><text:span text:style-name="Source_20_Text"><text:span text:style-name="T974">2 <text:s/></text:span></text:span></text:p><text:p text:style-name="P217"><text:span text:style-name="Source_20_Text"><text:span text:style-name="T841">3 <text:s/></text:span></text:span><text:span text:style-name="Source_20_Text"><text:span text:style-name="T841">float</text:span></text:span><text:span text:style-name="Source_20_Text"><text:span text:style-name="T868"> </text:span></text:span><text:span text:style-name="Source_20_Text"><text:span text:style-name="T877">floatadd</text:span></text:span><text:span text:style-name="Source_20_Text"><text:span text:style-name="T882">(</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a,</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b</text:span></text:span><text:span text:style-name="Source_20_Text"><text:span text:style-name="T868"> </text:span></text:span><text:span text:style-name="Source_20_Text"><text:span text:style-name="T882">)</text:span></text:span></text:p><text:p text:style-name="P217"><text:span text:style-name="Source_20_Text"><text:span text:style-name="T974">4 <text:s/></text:span></text:span><text:span text:style-name="Source_20_Text"><text:span text:style-name="T882">{</text:span></text:span></text:p><text:p text:style-name="P217"><text:span text:style-name="Source_20_Text"><text:span text:style-name="T974">5 <text:s/></text:span></text:span><text:span text:style-name="Source_20_Text"><text:span text:style-name="T978"><text:s/></text:span></text:span><text:span text:style-name="Source_20_Text"><text:span text:style-name="T871"><text:s text:c="3"/></text:span></text:span><text:span text:style-name="Source_20_Text"><text:span text:style-name="T898">return</text:span></text:span><text:span text:style-name="Source_20_Text"><text:span text:style-name="T868"> </text:span></text:span><text:span text:style-name="Source_20_Text"><text:span text:style-name="T882">a</text:span></text:span><text:span text:style-name="Source_20_Text"><text:span text:style-name="T868"> </text:span></text:span><text:span text:style-name="Source_20_Text"><text:span text:style-name="T912">+</text:span></text:span><text:span text:style-name="Source_20_Text"><text:span text:style-name="T868"> </text:span></text:span><text:span text:style-name="Source_20_Text"><text:span text:style-name="T882">b;</text:span></text:span></text:p><text:p text:style-name="P217"><text:span text:style-name="Source_20_Text"><text:span text:style-name="T974">6 <text:s/></text:span></text:span><text:span text:style-name="Source_20_Text"><text:span text:style-name="T882">}</text:span></text:span></text:p></draw:text-box></draw:frame></text:p>
      <text:p text:style-name="P99">After that the header looks like so:</text:p>
      <text:p text:style-name="P99"><text:soft-page-break/><draw:frame draw:style-name="fr1" draw:name="Frame29" text:anchor-type="as-char" svg:width="6.6598in" draw:z-index="28"><draw:text-box fo:min-height="0.4618in"><text:p text:style-name="P217"><text:span text:style-name="Source_20_Text"><text:span text:style-name="T974"><text:s/>1 <text:s/>#ifndef FLOATSTUFF_H</text:span></text:span></text:p><text:p text:style-name="P217"><text:span text:style-name="Source_20_Text"><text:span text:style-name="T974"><text:s/>2 <text:s/>#define FLOATSTUFF_H</text:span></text:span></text:p><text:p text:style-name="P217"><text:span text:style-name="Source_20_Text"><text:span text:style-name="T974"><text:s/>3 <text:s/></text:span></text:span></text:p><text:p text:style-name="P217"><text:span text:style-name="Source_20_Text"><text:span text:style-name="T868"><text:s/></text:span></text:span><text:span text:style-name="Source_20_Text"><text:span text:style-name="T974">4</text:span></text:span><text:span text:style-name="Source_20_Text"><text:span text:style-name="T868"> <text:s/></text:span></text:span><text:span text:style-name="Source_20_Text"><text:span text:style-name="T974">#include</text:span></text:span><text:span text:style-name="Source_20_Text"><text:span text:style-name="T868"> </text:span></text:span><text:span text:style-name="Source_20_Text"><text:span text:style-name="T483">"intstuff.h"</text:span></text:span></text:p><text:p text:style-name="P217"><text:span text:style-name="Source_20_Text"><text:span text:style-name="T974"><text:s/>5 <text:s/></text:span></text:span></text:p><text:p text:style-name="P217"><text:span text:style-name="Source_20_Text"><text:span text:style-name="T898"><text:s/>6 <text:s/></text:span></text:span><text:span text:style-name="Source_20_Text"><text:span text:style-name="T898">static</text:span></text:span><text:span text:style-name="Source_20_Text"><text:span text:style-name="T868"> </text:span></text:span><text:span text:style-name="Source_20_Text"><text:span text:style-name="T898">const</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F1</text:span></text:span><text:span text:style-name="Source_20_Text"><text:span text:style-name="T868"> </text:span></text:span><text:span text:style-name="Source_20_Text"><text:span text:style-name="T912">=</text:span></text:span><text:span text:style-name="Source_20_Text"><text:span text:style-name="T868"> </text:span></text:span><text:span text:style-name="Source_20_Text"><text:span text:style-name="T841">0.1</text:span></text:span><text:span text:style-name="Source_20_Text"><text:span text:style-name="T882">;</text:span></text:span></text:p><text:p text:style-name="P217"><text:span text:style-name="Source_20_Text"><text:span text:style-name="T974"><text:s/>7 <text:s/></text:span></text:span></text:p><text:p text:style-name="P217"><text:span text:style-name="Source_20_Text"><text:span text:style-name="T841"><text:s/>8 <text:s/></text:span></text:span><text:span text:style-name="Source_20_Text"><text:span text:style-name="T841">float</text:span></text:span><text:span text:style-name="Source_20_Text"><text:span text:style-name="T868"> </text:span></text:span><text:span text:style-name="Source_20_Text"><text:span text:style-name="T877">floatadd</text:span></text:span><text:span text:style-name="Source_20_Text"><text:span text:style-name="T882">(</text:span></text:span><text:span text:style-name="Source_20_Text"><text:span text:style-name="T868"> </text:span></text:span><text:span text:style-name="Source_20_Text"><text:span text:style-name="T841">float</text:span></text:span><text:span text:style-name="Source_20_Text"><text:span text:style-name="T882">,</text:span></text:span><text:span text:style-name="Source_20_Text"><text:span text:style-name="T868"> </text:span></text:span><text:span text:style-name="Source_20_Text"><text:span text:style-name="T841">float</text:span></text:span><text:span text:style-name="Source_20_Text"><text:span text:style-name="T868"> </text:span></text:span><text:span text:style-name="Source_20_Text"><text:span text:style-name="T882">);</text:span></text:span></text:p><text:p text:style-name="P217"><text:span text:style-name="Source_20_Text"><text:span text:style-name="T974"><text:s/>9 <text:s/></text:span></text:span></text:p><text:p text:style-name="P217"><text:span text:style-name="Source_20_Text"><text:span text:style-name="T868">10 <text:s/></text:span></text:span><text:span text:style-name="Source_20_Text"><text:span text:style-name="T974">#endif </text:span></text:span><text:span text:style-name="Source_20_Text"><text:span text:style-name="T483">/* FLOATSTUFF_H */</text:span></text:span></text:p></draw:text-box></draw:frame></text:p>
      <text:p text:style-name="P86">We don't need the function body anymore (the implementation)<text:span text:style-name="T449"> and we don't even need the parameters names anymore</text:span><text:span text:style-name="T450">.</text:span></text:p>
      <text:p text:style-name="P84">Now<text:span text:style-name="T441"> to make use of this in "main.c" we have to include "floatstuff.h" and then compile both "main.c" and "floatstuff.c"</text:span><text:span text:style-name="T442">.</text:span><text:span text:style-name="T443"> In gcc this </text:span><text:span text:style-name="T445">is how we do it</text:span><text:span text:style-name="T443">:</text:span></text:p>
      <text:p text:style-name="P84"><text:span text:style-name="Source_20_Text"><text:span text:style-name="T444">gcc main.c floatstuff.c -o my_app</text:span></text:span></text:p>
      <text:p text:style-name="P85">"What is going on?<text:span text:style-name="T446"> Why is this so complicated?</text:span>"<text:line-break/><text:span text:style-name="T447">Well we basically have to do some work for the compiler.</text:span><text:span text:style-name="T448"> So first</text:span><text:span text:style-name="T451">, the function is declared in the header-file. This way every file that includes this header can now "see" the function and use it.</text:span><text:span text:style-name="T452"> Since multiple files might include our header and function declarations can be done as often as you like, this </text:span><text:span text:style-name="T744">is </text:span><text:span text:style-name="T452">not an issue.</text:span><text:span text:style-name="T453"> So now that other files can access the function, we need to actually make something available under this functions name.</text:span><text:span text:style-name="T454"> So we compile the "floatstuff.c" in which the function is defined.</text:span></text:p>
      <text:p text:style-name="P87">We also include the<text:span text:style-name="T745"> header</text:span> itself in that "floatstuff.c" file, because very often the c-file needs something from it's own header. In this case we could have stripped it out but it's <text:span text:style-name="T746">not </text:span>bad to have it there.</text:p>
      <text:p text:style-name="P88">So practically a template for thos<text:span text:style-name="T455">e</text:span> two files could look like this<text:span text:style-name="T456">:<text:line-break/>header:</text:span></text:p>
      <text:p text:style-name="P88"><draw:frame draw:style-name="fr1" draw:name="Frame30" text:anchor-type="as-char" svg:width="6.6598in" draw:z-index="29"><draw:text-box fo:min-height="0.4618in"><text:p text:style-name="P218"><text:span text:style-name="Source_20_Text">1 <text:s/>#ifndef _H</text:span></text:p><text:p text:style-name="P218"><text:span text:style-name="Source_20_Text">2 <text:s/>#define _H</text:span></text:p><text:p text:style-name="P218"><text:span text:style-name="Source_20_Text">3 <text:s/></text:span></text:p><text:p text:style-name="P218"><text:span text:style-name="Source_20_Text">4 <text:s/></text:span></text:p><text:p text:style-name="P218"><text:span text:style-name="Source_20_Text">5 <text:s/></text:span></text:p><text:p text:style-name="P218"><text:span text:style-name="Source_20_Text"><text:span text:style-name="T869">6 <text:s/></text:span></text:span><text:span text:style-name="Source_20_Text"><text:span text:style-name="T976">#endif </text:span></text:span><text:span text:style-name="Source_20_Text"><text:span text:style-name="T484">/* _H */</text:span></text:span></text:p></draw:text-box></draw:frame></text:p>
      <text:p text:style-name="P89">c-file:</text:p>
      <text:p text:style-name="P89"><draw:frame draw:style-name="fr1" draw:name="Frame31" text:anchor-type="as-char" svg:width="6.6598in" draw:z-index="30"><draw:text-box fo:min-height="0.4618in"><text:p text:style-name="P219"><text:span text:style-name="Source_20_Text"><text:span text:style-name="T977">1 <text:s/>#include</text:span></text:span><text:span text:style-name="Source_20_Text"><text:span text:style-name="T870"> </text:span></text:span><text:span text:style-name="Source_20_Text"><text:span text:style-name="T485">".h"</text:span></text:span></text:p><text:p text:style-name="P219"><text:span text:style-name="Source_20_Text">2 <text:s/></text:span></text:p><text:p text:style-name="P219"><text:span text:style-name="Source_20_Text">3 <text:s/></text:span></text:p></draw:text-box></draw:frame></text:p>
      <text:h text:style-name="P226"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682">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dio.h&gt;</text:span></text:span></text:p><text:p text:style-name="P219"><text:span text:style-name="Source_20_Text"><text:s/>2 <text:s/></text:span></text:p><text:p text:style-name="P219"><text:span text:style-name="Source_20_Text"><text:span text:style-name="T842"><text:s/>3 <text:s/></text:span></text:span><text:span text:style-name="Source_20_Text"><text:span text:style-name="T842">int</text:span></text:span><text:span text:style-name="Source_20_Text"><text:span text:style-name="T870"> </text:span></text:span><text:span text:style-name="Source_20_Text"><text:span text:style-name="T878">triple</text:span></text:span><text:span text:style-name="Source_20_Text"><text:span text:style-name="T885">(</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b</text:span></text:span><text:span text:style-name="Source_20_Text"><text:span text:style-name="T870"> </text:span></text:span><text:span text:style-name="Source_20_Text"><text:span text:style-name="T885">)</text:span></text:span></text:p><text:p text:style-name="P219"><text:span text:style-name="Source_20_Text"><text:span text:style-name="T977"><text:s/>4 <text:s/></text:span></text:span><text:span text:style-name="Source_20_Text"><text:span text:style-name="T885">{</text:span></text:span></text:p><text:p text:style-name="P219"><text:span text:style-name="Source_20_Text"><text:span text:style-name="T977"><text:s/>5 <text:s/></text:span></text:span><text:span text:style-name="Source_20_Text"><text:span text:style-name="T870"><text:s text:c="4"/></text:span></text:span><text:span text:style-name="Source_20_Text"><text:span text:style-name="T885">a</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3</text:span></text:span><text:span text:style-name="Source_20_Text"><text:span text:style-name="T885">;</text:span></text:span></text:p><text:p text:style-name="P219"><text:span text:style-name="Source_20_Text"><text:span text:style-name="T977"><text:s/>6 <text:s/></text:span></text:span><text:span text:style-name="Source_20_Text"><text:span text:style-name="T870"><text:s text:c="4"/></text:span></text:span><text:span text:style-name="Source_20_Text"><text:span text:style-name="T899">return</text:span></text:span><text:span text:style-name="Source_20_Text"><text:span text:style-name="T870"> </text:span></text:span><text:span text:style-name="Source_20_Text"><text:span text:style-name="T885">a;</text:span></text:span></text:p><text:p text:style-name="P219"><text:span text:style-name="Source_20_Text"><text:span text:style-name="T977"><text:s/>7 <text:s/></text:span></text:span><text:span text:style-name="Source_20_Text"><text:span text:style-name="T885">}</text:span></text:span></text:p><text:p text:style-name="P219"><text:span text:style-name="Source_20_Text"><text:s/>8 <text:s/></text:span></text:p><text:p text:style-name="P219"><text:span text:style-name="Source_20_Text"><text:span text:style-name="T842"><text:s/>9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span text:style-name="Source_20_Text"><text:span text:style-name="T870"> </text:span></text:span><text:span text:style-name="Source_20_Text"><text:span text:style-name="T842">void</text:span></text:span><text:span text:style-name="Source_20_Text"><text:span text:style-name="T870"> </text:span></text:span><text:span text:style-name="Source_20_Text"><text:span text:style-name="T885">)</text:span></text:span></text:p><text:p text:style-name="P219"><text:span text:style-name="Source_20_Text"><text:span text:style-name="T977">10 <text:s/></text:span></text:span><text:span text:style-name="Source_20_Text"><text:span text:style-name="T885">{</text:span></text:span></text:p><text:p text:style-name="P219"><text:span text:style-name="Source_20_Text"><text:span text:style-name="T977">11 <text:s/></text:span></text:span><text:span text:style-name="Source_20_Text"><text:span text:style-name="T870"><text:s text:c="4"/></text:span></text:span><text:span text:style-name="Source_20_Text"><text:span text:style-name="T842">int</text:span></text:span><text:span text:style-name="Source_20_Text"><text:span text:style-name="T870"> </text:span></text:span><text:span text:style-name="Source_20_Text"><text:span text:style-name="T885">a</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2</text:span></text:span><text:span text:style-name="Source_20_Text"><text:span text:style-name="T885">,</text:span></text:span><text:span text:style-name="Source_20_Text"><text:span text:style-name="T870"> </text:span></text:span><text:span text:style-name="Source_20_Text"><text:span text:style-name="T885">c</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0</text:span></text:span><text:span text:style-name="Source_20_Text"><text:span text:style-name="T885">;</text:span></text:span></text:p><text:p text:style-name="P219"><text:span text:style-name="Source_20_Text"><text:span text:style-name="T977">12 <text:s/></text:span></text:span><text:span text:style-name="Source_20_Text"><text:span text:style-name="T870"><text:s text:c="4"/></text:span></text:span><text:span text:style-name="Source_20_Text"><text:span text:style-name="T885">c</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triple(a);</text:span></text:span></text:p><text:p text:style-name="P219"><text:span text:style-name="Source_20_Text">13 <text:s/></text:span></text:p><text:p text:style-name="P219"><text:span text:style-name="Source_20_Text"><text:span text:style-name="T977">14 <text:s/></text:span></text:span><text:span text:style-name="Source_20_Text"><text:span text:style-name="T870"><text:s text:c="4"/></text:span></text:span><text:span text:style-name="Source_20_Text"><text:span text:style-name="T885">printf(</text:span></text:span><text:span text:style-name="Source_20_Text"><text:span text:style-name="T964">"a: %i c: %i</text:span></text:span><text:span text:style-name="Source_20_Text"><text:span text:style-name="T966">\n</text:span></text:span><text:span text:style-name="Source_20_Text"><text:span text:style-name="T964">"</text:span></text:span><text:span text:style-name="Source_20_Text"><text:span text:style-name="T885">,</text:span></text:span><text:span text:style-name="Source_20_Text"><text:span text:style-name="T870"> </text:span></text:span><text:span text:style-name="Source_20_Text"><text:span text:style-name="T885">a,</text:span></text:span><text:span text:style-name="Source_20_Text"><text:span text:style-name="T870"> </text:span></text:span><text:span text:style-name="Source_20_Text"><text:span text:style-name="T885">c);</text:span></text:span></text:p><text:p text:style-name="P219"><text:span text:style-name="Source_20_Text"><text:span text:style-name="T977">15 <text:s/></text:span></text:span><text:span text:style-name="Source_20_Text"><text:span text:style-name="T885">}</text:span></text:span></text:p></draw:text-box></draw:frame></text:p>
      <text:p text:style-name="Text_20_body"><text:bookmark-start text:name="__RefHeading___Toc14110_230769630"/>In this erroneous code<text:span text:style-name="T747">,</text:span><text:span text:style-name="T683"> namespaces prevented us from doing a terrible mistake.</text:span><text:span text:style-name="T684"> Within</text:span><text:span text:style-name="T685">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688">all </text:span>global variables go to hell<text:span text:style-name="T748">, no exceptions</text:span><text:bookmark-end text:name="__RefHeading___Toc14112_230769630"/></text:h>
      <text:p text:style-name="P135">So namespaces are a nice way to make sure, that a function only ever accesses data it's supposed to<text:span text:style-name="T979">...</text:span> and global variables kick that concept <text:span text:style-name="T681">to the curb</text:span>.<text:line-break/><text:span text:style-name="T689">If we would have used global variables in the previous example, this would be the result</text:span><text:span text:style-name="T690">:</text:span></text:p>
      <text:p text:style-name="P135"><text:soft-page-break/><draw:frame draw:style-name="fr1" draw:name="Frame33" text:anchor-type="as-char" svg:width="6.6598in" draw:z-index="32"><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dio.h&gt;</text:span></text:span></text:p><text:p text:style-name="P219"><text:span text:style-name="Source_20_Text"><text:span text:style-name="T977"><text:s/>2 <text:s/></text:span></text:span></text:p><text:p text:style-name="P219"><text:span text:style-name="Source_20_Text"><text:span text:style-name="T870"><text:s/>3 <text:s/></text:span></text:span><text:span text:style-name="Source_20_Text"><text:span text:style-name="T842">int</text:span></text:span><text:span text:style-name="Source_20_Text"><text:span text:style-name="T870"> </text:span></text:span><text:span text:style-name="Source_20_Text"><text:span text:style-name="T885">a</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2</text:span></text:span><text:span text:style-name="Source_20_Text"><text:span text:style-name="T885">,</text:span></text:span><text:span text:style-name="Source_20_Text"><text:span text:style-name="T870"> </text:span></text:span><text:span text:style-name="Source_20_Text"><text:span text:style-name="T885">c</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0</text:span></text:span><text:span text:style-name="Source_20_Text"><text:span text:style-name="T885">;</text:span></text:span></text:p><text:p text:style-name="P219"><text:span text:style-name="Source_20_Text"><text:span text:style-name="T977"><text:s/>4 <text:s/></text:span></text:span></text:p><text:p text:style-name="P219"><text:span text:style-name="Source_20_Text"><text:span text:style-name="T842"><text:s/>5 <text:s/></text:span></text:span><text:span text:style-name="Source_20_Text"><text:span text:style-name="T842">int</text:span></text:span><text:span text:style-name="Source_20_Text"><text:span text:style-name="T870"> </text:span></text:span><text:span text:style-name="Source_20_Text"><text:span text:style-name="T878">triple</text:span></text:span><text:span text:style-name="Source_20_Text"><text:span text:style-name="T885">(</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b</text:span></text:span><text:span text:style-name="Source_20_Text"><text:span text:style-name="T870"> </text:span></text:span><text:span text:style-name="Source_20_Text"><text:span text:style-name="T885">)</text:span></text:span></text:p><text:p text:style-name="P219"><text:span text:style-name="Source_20_Text"><text:span text:style-name="T977"><text:s/>6 <text:s/></text:span></text:span><text:span text:style-name="Source_20_Text"><text:span text:style-name="T885">{</text:span></text:span></text:p><text:p text:style-name="P219"><text:span text:style-name="Source_20_Text"><text:span text:style-name="T977"><text:s/>7 <text:s/></text:span></text:span><text:span text:style-name="Source_20_Text"><text:span text:style-name="T870"><text:s text:c="4"/></text:span></text:span><text:span text:style-name="Source_20_Text"><text:span text:style-name="T885">a</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3</text:span></text:span><text:span text:style-name="Source_20_Text"><text:span text:style-name="T885">;</text:span></text:span></text:p><text:p text:style-name="P219"><text:span text:style-name="Source_20_Text"><text:span text:style-name="T977"><text:s/>8 <text:s/></text:span></text:span><text:span text:style-name="Source_20_Text"><text:span text:style-name="T870"><text:s text:c="4"/></text:span></text:span><text:span text:style-name="Source_20_Text"><text:span text:style-name="T899">return</text:span></text:span><text:span text:style-name="Source_20_Text"><text:span text:style-name="T870"> </text:span></text:span><text:span text:style-name="Source_20_Text"><text:span text:style-name="T885">a;</text:span></text:span></text:p><text:p text:style-name="P219"><text:span text:style-name="Source_20_Text"><text:span text:style-name="T977"><text:s/>9 <text:s/></text:span></text:span><text:span text:style-name="Source_20_Text"><text:span text:style-name="T885">}</text:span></text:span></text:p><text:p text:style-name="P219"><text:span text:style-name="Source_20_Text"><text:span text:style-name="T977">10 <text:s/></text:span></text:span></text:p><text:p text:style-name="P219"><text:span text:style-name="Source_20_Text"><text:span text:style-name="T842">11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span text:style-name="Source_20_Text"><text:span text:style-name="T870"> </text:span></text:span><text:span text:style-name="Source_20_Text"><text:span text:style-name="T842">void</text:span></text:span><text:span text:style-name="Source_20_Text"><text:span text:style-name="T870"> </text:span></text:span><text:span text:style-name="Source_20_Text"><text:span text:style-name="T885">)</text:span></text:span></text:p><text:p text:style-name="P219"><text:span text:style-name="Source_20_Text"><text:span text:style-name="T977">12 <text:s/></text:span></text:span><text:span text:style-name="Source_20_Text"><text:span text:style-name="T885">{</text:span></text:span></text:p><text:p text:style-name="P219"><text:span text:style-name="Source_20_Text"><text:span text:style-name="T977">13 <text:s/></text:span></text:span><text:span text:style-name="Source_20_Text"><text:span text:style-name="T870"><text:s text:c="4"/></text:span></text:span><text:span text:style-name="Source_20_Text"><text:span text:style-name="T885">c</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triple(a);</text:span></text:span></text:p><text:p text:style-name="P219"><text:span text:style-name="Source_20_Text"><text:span text:style-name="T977">14 <text:s/></text:span></text:span></text:p><text:p text:style-name="P219"><text:span text:style-name="Source_20_Text"><text:span text:style-name="T977">15 <text:s/></text:span></text:span><text:span text:style-name="Source_20_Text"><text:span text:style-name="T870"><text:s text:c="4"/></text:span></text:span><text:span text:style-name="Source_20_Text"><text:span text:style-name="T885">printf(</text:span></text:span><text:span text:style-name="Source_20_Text"><text:span text:style-name="T964">"a: %i c: %i</text:span></text:span><text:span text:style-name="Source_20_Text"><text:span text:style-name="T966">\n</text:span></text:span><text:span text:style-name="Source_20_Text"><text:span text:style-name="T964">"</text:span></text:span><text:span text:style-name="Source_20_Text"><text:span text:style-name="T885">,</text:span></text:span><text:span text:style-name="Source_20_Text"><text:span text:style-name="T870"> </text:span></text:span><text:span text:style-name="Source_20_Text"><text:span text:style-name="T885">a,</text:span></text:span><text:span text:style-name="Source_20_Text"><text:span text:style-name="T870"> </text:span></text:span><text:span text:style-name="Source_20_Text"><text:span text:style-name="T885">c);</text:span></text:span></text:p><text:p text:style-name="P219"><text:span text:style-name="Source_20_Text"><text:span text:style-name="T977">16 <text:s/></text:span></text:span><text:span text:style-name="Source_20_Text"><text:span text:style-name="T885">}</text:span></text:span></text:p></draw:text-box></draw:frame></text:p>
      <text:p text:style-name="P136">In this code we do have access to "a" and destroy it's original value. The print statement was supposed to print "<text:span text:style-name="Source_20_Text">a: 2 c: 6</text:span>"<text:span text:style-name="T691"> but now it's both 6.</text:span><text:span text:style-name="T692"> Don't do globals kids.</text:span></text:p>
      <text:h text:style-name="P220" text:outline-level="1"><text:bookmark-start text:name="__RefHeading___Toc124_3572798900"/>Pointers<text:bookmark-end text:name="__RefHeading___Toc124_3572798900"/></text:h>
      <text:p text:style-name="P93">This is where the real game begins.<text:span text:style-name="T463"> Pointers are the most feared feature of all programming except maybe polymorphic inheritance</text:span><text:span text:style-name="T464"> but that's not a topic for today</text:span><text:span text:style-name="T463">.</text:span><text:span text:style-name="T465"> Seriously though don't search for that on the internet, you won't sleep that night.<text:line-break/></text:span><text:span text:style-name="T466">Anyways, Pointers are a way to make variables more accessible </text:span><text:span text:style-name="T467">for the entire program</text:span><text:span text:style-name="T750"> but u</text:span><text:span text:style-name="T749">nlike global variables in a controlled way. </text:span><text:span text:style-name="T468">For example we can change a variable via </text:span><text:span text:style-name="T751">a </text:span><text:span text:style-name="T468">function without using a return value.</text:span></text:p>
      <text:p text:style-name="P93"><draw:frame draw:style-name="fr1" draw:name="Frame34" text:anchor-type="as-char" svg:width="6.6598in" draw:z-index="33"><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dio.h&gt;</text:span></text:span></text:p><text:p text:style-name="P219"><text:span text:style-name="Source_20_Text"><text:span text:style-name="T977"><text:s/>2 <text:s/></text:span></text:span></text:p><text:p text:style-name="P219"><text:span text:style-name="Source_20_Text"><text:span text:style-name="T842"><text:s/>3 <text:s/></text:span></text:span><text:span text:style-name="Source_20_Text"><text:span text:style-name="T842">void</text:span></text:span><text:span text:style-name="Source_20_Text"><text:span text:style-name="T870"> </text:span></text:span><text:span text:style-name="Source_20_Text"><text:span text:style-name="T878">intptr</text:span></text:span><text:span text:style-name="Source_20_Text"><text:span text:style-name="T885">(</text:span></text:span><text:span text:style-name="Source_20_Text"><text:span text:style-name="T870"> </text:span></text:span><text:span text:style-name="Source_20_Text"><text:span text:style-name="T842">int</text:span></text:span><text:span text:style-name="Source_20_Text"><text:span text:style-name="T913">*</text:span></text:span><text:span text:style-name="Source_20_Text"><text:span text:style-name="T870"> </text:span></text:span><text:span text:style-name="Source_20_Text"><text:span text:style-name="T885">ptr</text:span></text:span><text:span text:style-name="Source_20_Text"><text:span text:style-name="T870"> </text:span></text:span><text:span text:style-name="Source_20_Text"><text:span text:style-name="T885">)</text:span></text:span></text:p><text:p text:style-name="P219"><text:span text:style-name="Source_20_Text"><text:span text:style-name="T977"><text:s/>4 <text:s/></text:span></text:span><text:span text:style-name="Source_20_Text"><text:span text:style-name="T885">{</text:span></text:span></text:p><text:p text:style-name="P219"><text:span text:style-name="Source_20_Text"><text:span text:style-name="T977"><text:s/>5 <text:s/></text:span></text:span><text:span text:style-name="Source_20_Text"><text:span text:style-name="T870"><text:s text:c="4"/></text:span></text:span><text:span text:style-name="Source_20_Text"><text:span text:style-name="T913">*</text:span></text:span><text:span text:style-name="Source_20_Text"><text:span text:style-name="T885">ptr</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6</text:span></text:span><text:span text:style-name="Source_20_Text"><text:span text:style-name="T885">;</text:span></text:span></text:p><text:p text:style-name="P219"><text:span text:style-name="Source_20_Text"><text:span text:style-name="T977"><text:s/>6 <text:s/></text:span></text:span><text:span text:style-name="Source_20_Text"><text:span text:style-name="T885">}</text:span></text:span></text:p><text:p text:style-name="P219"><text:span text:style-name="Source_20_Text"><text:span text:style-name="T977"><text:s/>7 <text:s/></text:span></text:span></text:p><text:p text:style-name="P219"><text:span text:style-name="Source_20_Text"><text:span text:style-name="T842"><text:s/>8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span text:style-name="Source_20_Text"><text:span text:style-name="T870"> </text:span></text:span><text:span text:style-name="Source_20_Text"><text:span text:style-name="T885">)</text:span></text:span></text:p><text:p text:style-name="P219"><text:span text:style-name="Source_20_Text"><text:span text:style-name="T977"><text:s/>9 <text:s/></text:span></text:span><text:span text:style-name="Source_20_Text"><text:span text:style-name="T885">{</text:span></text:span></text:p><text:p text:style-name="P219"><text:span text:style-name="Source_20_Text"><text:span text:style-name="T977">10 <text:s/></text:span></text:span><text:span text:style-name="Source_20_Text"><text:span text:style-name="T870"><text:s text:c="4"/></text:span></text:span><text:span text:style-name="Source_20_Text"><text:span text:style-name="T842">int</text:span></text:span><text:span text:style-name="Source_20_Text"><text:span text:style-name="T870"> </text:span></text:span><text:span text:style-name="Source_20_Text"><text:span text:style-name="T885">myint</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1</text:span></text:span><text:span text:style-name="Source_20_Text"><text:span text:style-name="T885">;</text:span></text:span></text:p><text:p text:style-name="P219"><text:span text:style-name="Source_20_Text"><text:span text:style-name="T977">11 <text:s/></text:span></text:span></text:p><text:p text:style-name="P219"><text:span text:style-name="Source_20_Text"><text:span text:style-name="T977">12 <text:s/></text:span></text:span><text:span text:style-name="Source_20_Text"><text:span text:style-name="T870"><text:s text:c="4"/></text:span></text:span><text:span text:style-name="Source_20_Text"><text:span text:style-name="T885">printf(</text:span></text:span><text:span text:style-name="Source_20_Text"><text:span text:style-name="T964">"%i</text:span></text:span><text:span text:style-name="Source_20_Text"><text:span text:style-name="T966">\n</text:span></text:span><text:span text:style-name="Source_20_Text"><text:span text:style-name="T964">"</text:span></text:span><text:span text:style-name="Source_20_Text"><text:span text:style-name="T885">,</text:span></text:span><text:span text:style-name="Source_20_Text"><text:span text:style-name="T870"> </text:span></text:span><text:span text:style-name="Source_20_Text"><text:span text:style-name="T885">myint);</text:span></text:span></text:p><text:p text:style-name="P219"><text:span text:style-name="Source_20_Text"><text:span text:style-name="T977">13 <text:s/></text:span></text:span></text:p><text:p text:style-name="P219"><text:span text:style-name="Source_20_Text"><text:span text:style-name="T977">14 <text:s/></text:span></text:span><text:span text:style-name="Source_20_Text"><text:span text:style-name="T870"><text:s text:c="4"/></text:span></text:span><text:span text:style-name="Source_20_Text"><text:span text:style-name="T885">intptr(</text:span></text:span><text:span text:style-name="Source_20_Text"><text:span text:style-name="T913">&amp;</text:span></text:span><text:span text:style-name="Source_20_Text"><text:span text:style-name="T885">myint);</text:span></text:span></text:p><text:p text:style-name="P219"><text:span text:style-name="Source_20_Text"><text:span text:style-name="T977">15 <text:s/></text:span></text:span></text:p><text:p text:style-name="P219"><text:span text:style-name="Source_20_Text"><text:span text:style-name="T977">16 <text:s/></text:span></text:span><text:span text:style-name="Source_20_Text"><text:span text:style-name="T870"><text:s text:c="4"/></text:span></text:span><text:span text:style-name="Source_20_Text"><text:span text:style-name="T885">printf(</text:span></text:span><text:span text:style-name="Source_20_Text"><text:span text:style-name="T964">"%i</text:span></text:span><text:span text:style-name="Source_20_Text"><text:span text:style-name="T966">\n</text:span></text:span><text:span text:style-name="Source_20_Text"><text:span text:style-name="T964">"</text:span></text:span><text:span text:style-name="Source_20_Text"><text:span text:style-name="T885">,</text:span></text:span><text:span text:style-name="Source_20_Text"><text:span text:style-name="T870"> </text:span></text:span><text:span text:style-name="Source_20_Text"><text:span text:style-name="T885">myint);</text:span></text:span></text:p><text:p text:style-name="P219"><text:span text:style-name="Source_20_Text"><text:span text:style-name="T977">17 <text:s/></text:span></text:span><text:span text:style-name="Source_20_Text"><text:span text:style-name="T885">}</text:span></text:span></text:p></draw:text-box></draw:frame></text:p>
      <text:p text:style-name="P94">A pointer is just <text:span text:style-name="T469">a</text:span> variable<text:span text:style-name="T470">. It is a number that is </text:span><text:span text:style-name="T471">pointing </text:span><text:span text:style-name="T489">towards a location in memory.</text:span><text:span text:style-name="T490"> </text:span><text:span text:style-name="T491">That is why the function can change your variable</text:span><text:span text:style-name="T492"> that it normally wouldn't have access to</text:span><text:span text:style-name="T491">.</text:span><text:span text:style-name="T493"> To declare a pointer is similar to a normal variable, just append a star next to it, like i did in line 01 </text:span><text:span text:style-name="T494">with</text:span><text:span text:style-name="T493"> </text:span><text:span text:style-name="T494">th</text:span><text:span text:style-name="T493">a</text:span><text:span text:style-name="T494">t</text:span><text:span text:style-name="T493"> param</text:span><text:span text:style-name="T495">e</text:span><text:span text:style-name="T493">ter.</text:span><text:span text:style-name="T496"><text:line-break/></text:span><text:span text:style-name="T497">"</text:span><text:span text:style-name="T496">In line 12 we call that function, so it can change that variable but what is that ampersand for?</text:span><text:span text:style-name="T498">"<text:line-break/></text:span><text:span text:style-name="T499">An ampersand before a variable means that you don't give something the value of that variable but instead it's location</text:span><text:span text:style-name="T500"> in </text:span><text:span text:style-name="T499">memory.</text:span><text:span text:style-name="T501"> This is called referencing the variable and the opposite happens in line 03 where it is dereferenced. To dereference means to access the memory location given in that pointer.</text:span><text:span text:style-name="T502"> After that we can actually write to or read </text:span><text:span text:style-name="T512">the value </text:span><text:span text:style-name="T502">from that pointer.</text:span></text:p>
      <text:p text:style-name="P95"><text:span text:style-name="T507">"</text:span><text:span text:style-name="T502">S</text:span><text:span text:style-name="T507">o who needs return values, right?"<text:line-break/>You lad.</text:span><text:span text:style-name="T503"> </text:span><text:span text:style-name="T504">Just because something is possible doesn't mean you have to use it.</text:span><text:span text:style-name="T505"> If you </text:span><text:span text:style-name="T506">heavily </text:span><text:span text:style-name="T505">d</text:span><text:span text:style-name="T506">isagree</text:span><text:span text:style-name="T505"> with me</text:span><text:span text:style-name="T513">,</text:span><text:span text:style-name="T505"> feel free to use C++.</text:span></text:p>
      <text:p text:style-name="P96"><text:span text:style-name="T505">A</text:span><text:span text:style-name="T488">nyways remember that pointers don't have the given </text:span><text:span text:style-name="T508">type as a variable </text:span><text:span text:style-name="T488">within themselves, they just are a number pointing to other variables.</text:span><text:span text:style-name="T509"> If you try to dereference a pointer while there is nothing in it, you program crashes</text:span><text:span text:style-name="T510"> and burns</text:span><text:span text:style-name="T511">, leaving you with a "</text:span><text:span text:style-name="Source_20_Text"><text:span text:style-name="T511">Segmentation fault</text:span></text:span><text:span text:style-name="T511">" in console.</text:span></text:p>
      <text:h text:style-name="P220" text:outline-level="1"><text:bookmark-start text:name="__RefHeading___Toc137_3572798900"/>Memory, please<text:bookmark-end text:name="__RefHeading___Toc137_3572798900"/></text:h>
      <text:p text:style-name="P97">Now were gonna make a pointer have it's own variable... kinda.<text:line-break/><text:span text:style-name="T519">So we can kindly ask the </text:span><text:span text:style-name="T520">operating system</text:span><text:span text:style-name="T519"> if it gives us some more memory.</text:span></text:p>
      <text:p text:style-name="P98"><text:span text:style-name="T481">B</text:span><text:span text:style-name="T473">ut</text:span><text:span text:style-name="T474"> with all great things comes a great responsibility<text:line-break/></text:span><text:span text:style-name="T481">T</text:span><text:span text:style-name="T472">hat of the </text:span><text:span text:style-name="T479">developers</text:span><text:span text:style-name="T472"> being </text:span><text:span text:style-name="T479">program </text:span><text:span text:style-name="T476">stability</text:span><text:span text:style-name="T477"><text:line-break/>How you ask </text:span><text:span text:style-name="T475">are they</text:span><text:span text:style-name="T477"> up to the task<text:line-break/></text:span><text:span text:style-name="T481">T</text:span><text:span text:style-name="T477">o which the answer is a simple libra</text:span><text:span text:style-name="T478">r</text:span><text:span text:style-name="T477">y</text:span></text:p>
      <text:p text:style-name="P98"><text:span text:style-name="T477"><draw:frame draw:style-name="fr1" draw:name="Frame35" text:anchor-type="as-char" svg:width="6.6598in" draw:z-index="34"><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dio.h&gt;</text:span></text:span></text:p><text:p text:style-name="P219"><text:span text:style-name="Source_20_Text"><text:span text:style-name="T977"><text:s/>2 <text:s/>#include</text:span></text:span><text:span text:style-name="Source_20_Text"><text:span text:style-name="T870"> </text:span></text:span><text:span text:style-name="Source_20_Text"><text:span text:style-name="T485">&lt;stdlib.h&gt;</text:span></text:span></text:p><text:p text:style-name="P219"><text:span text:style-name="Source_20_Text"><text:span text:style-name="T977"><text:s/>3 <text:s/></text:span></text:span></text:p><text:p text:style-name="P219"><text:span text:style-name="Source_20_Text"><text:span text:style-name="T870"><text:s/>4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p><text:p text:style-name="P219"><text:span text:style-name="Source_20_Text"><text:span text:style-name="T977"><text:s/>5 <text:s/></text:span></text:span><text:span text:style-name="Source_20_Text"><text:span text:style-name="T885">{</text:span></text:span></text:p><text:p text:style-name="P219"><text:span text:style-name="Source_20_Text"><text:span text:style-name="T977"><text:s/>6 <text:s/></text:span></text:span><text:span text:style-name="Source_20_Text"><text:span text:style-name="T870"><text:s text:c="4"/></text:span></text:span><text:span text:style-name="Source_20_Text"><text:span text:style-name="T842">int</text:span></text:span><text:span text:style-name="Source_20_Text"><text:span text:style-name="T913">*</text:span></text:span><text:span text:style-name="Source_20_Text"><text:span text:style-name="T870"> </text:span></text:span><text:span text:style-name="Source_20_Text"><text:span text:style-name="T885">ptr</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malloc(</text:span></text:span><text:span text:style-name="Source_20_Text"><text:span text:style-name="T899">sizeof</text:span></text:span><text:span text:style-name="Source_20_Text"><text:span text:style-name="T885">(</text:span></text:span><text:span text:style-name="Source_20_Text"><text:span text:style-name="T842">int</text:span></text:span><text:span text:style-name="Source_20_Text"><text:span text:style-name="T885">));</text:span></text:span></text:p><text:p text:style-name="P219"><text:span text:style-name="Source_20_Text"><text:span text:style-name="T977"><text:s/>7 <text:s/></text:span></text:span><text:span text:style-name="Source_20_Text"><text:span text:style-name="T870"><text:s text:c="4"/></text:span></text:span></text:p><text:p text:style-name="P219"><text:span text:style-name="Source_20_Text"><text:span text:style-name="T977"><text:s/>8 <text:s/></text:span></text:span><text:span text:style-name="Source_20_Text"><text:span text:style-name="T870"><text:s text:c="4"/></text:span></text:span><text:span text:style-name="Source_20_Text"><text:span text:style-name="T913">*</text:span></text:span><text:span text:style-name="Source_20_Text"><text:span text:style-name="T885">ptr</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7</text:span></text:span><text:span text:style-name="Source_20_Text"><text:span text:style-name="T885">;</text:span></text:span></text:p><text:p text:style-name="P219"><text:span text:style-name="Source_20_Text"><text:span text:style-name="T977"><text:s/>9 <text:s/></text:span></text:span></text:p><text:p text:style-name="P219"><text:span text:style-name="Source_20_Text"><text:span text:style-name="T977">10 <text:s/></text:span></text:span><text:span text:style-name="Source_20_Text"><text:span text:style-name="T870"><text:s text:c="4"/></text:span></text:span><text:span text:style-name="Source_20_Text"><text:span text:style-name="T885">printf(</text:span></text:span><text:span text:style-name="Source_20_Text"><text:span text:style-name="T964">"%li</text:span></text:span><text:span text:style-name="Source_20_Text"><text:span text:style-name="T966">\n</text:span></text:span><text:span text:style-name="Source_20_Text"><text:span text:style-name="T964">"</text:span></text:span><text:span text:style-name="Source_20_Text"><text:span text:style-name="T885">,</text:span></text:span><text:span text:style-name="Source_20_Text"><text:span text:style-name="T870"> </text:span></text:span><text:span text:style-name="Source_20_Text"><text:span text:style-name="T899">sizeof</text:span></text:span><text:span text:style-name="Source_20_Text"><text:span text:style-name="T885">(</text:span></text:span><text:span text:style-name="Source_20_Text"><text:span text:style-name="T913">*</text:span></text:span><text:span text:style-name="Source_20_Text"><text:span text:style-name="T885">ptr));</text:span></text:span></text:p><text:p text:style-name="P219"><text:span text:style-name="Source_20_Text"><text:span text:style-name="T977">11 <text:s/></text:span></text:span></text:p><text:p text:style-name="P219"><text:span text:style-name="Source_20_Text"><text:span text:style-name="T977">12 <text:s/></text:span></text:span><text:span text:style-name="Source_20_Text"><text:span text:style-name="T870"><text:s text:c="4"/></text:span></text:span><text:span text:style-name="Source_20_Text"><text:span text:style-name="T885">free(ptr);</text:span></text:span></text:p><text:p text:style-name="P219"><text:span text:style-name="Source_20_Text"><text:span text:style-name="T977">13 <text:s/></text:span></text:span><text:span text:style-name="Source_20_Text"><text:span text:style-name="T885">}</text:span></text:span></text:p></draw:text-box></draw:frame></text:span></text:p>
      <text:p text:style-name="P104"><text:span text:style-name="T527">N</text:span><text:span text:style-name="T521">ow malloc is short for memory allocate</text:span><text:span text:style-name="T522"> and it's parameter is asking how much </text:span><text:span text:style-name="T752">you</text:span><text:span text:style-name="T522"> want. This introduces us to the new operator "sizeof"</text:span><text:span text:style-name="T523">.</text:span><text:span text:style-name="T524"> "sizeof" returns how many bytes</text:span><text:span text:style-name="T525"> are used for a </text:span><text:span text:style-name="T526">given </text:span><text:span text:style-name="T525">type or variable.</text:span><text:span text:style-name="T528"> After that we assign 7 to the int and print it.</text:span><text:span text:style-name="T529"> As we </text:span><text:span text:style-name="T531">come to</text:span><text:span text:style-name="T529"> the end </text:span><text:span text:style-name="T546">of </text:span><text:span text:style-name="T529">"ptr"s life we have to remember to give it's memory back</text:span><text:span text:style-name="T530"> </text:span><text:span text:style-name="T529">to the operating system like a nice person.</text:span><text:span text:style-name="T547"> Just call free</text:span><text:span text:style-name="T753"> on the pointer</text:span><text:span text:style-name="T547">.</text:span></text:p>
      <text:p text:style-name="P111">This allocation also work for arrays but a bit more awareness is needed for that.</text:p>
      <text:p text:style-name="P111"><text:soft-page-break/><draw:frame draw:style-name="fr1" draw:name="Frame36" text:anchor-type="as-char" svg:width="6.6598in" draw:z-index="35"><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dio.h&gt;</text:span></text:span></text:p><text:p text:style-name="P219"><text:span text:style-name="Source_20_Text"><text:span text:style-name="T977"><text:s/>2 <text:s/>#include</text:span></text:span><text:span text:style-name="Source_20_Text"><text:span text:style-name="T870"> </text:span></text:span><text:span text:style-name="Source_20_Text"><text:span text:style-name="T485">&lt;stdlib.h&gt;</text:span></text:span></text:p><text:p text:style-name="P219"><text:span text:style-name="Source_20_Text"><text:span text:style-name="T977"><text:s/>3 <text:s/></text:span></text:span></text:p><text:p text:style-name="P219"><text:span text:style-name="Source_20_Text"><text:span text:style-name="T842"><text:s/>4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p><text:p text:style-name="P219"><text:span text:style-name="Source_20_Text"><text:span text:style-name="T977"><text:s/>5 <text:s/></text:span></text:span><text:span text:style-name="Source_20_Text"><text:span text:style-name="T885">{</text:span></text:span></text:p><text:p text:style-name="P219"><text:span text:style-name="Source_20_Text"><text:span text:style-name="T977"><text:s/>6 <text:s/></text:span></text:span><text:span text:style-name="Source_20_Text"><text:span text:style-name="T870"><text:s text:c="4"/></text:span></text:span><text:span text:style-name="Source_20_Text"><text:span text:style-name="T899">const</text:span></text:span><text:span text:style-name="Source_20_Text"><text:span text:style-name="T870"> </text:span></text:span><text:span text:style-name="Source_20_Text"><text:span text:style-name="T842">unsigned</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ARR_LEN</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20</text:span></text:span><text:span text:style-name="Source_20_Text"><text:span text:style-name="T885">;</text:span></text:span></text:p><text:p text:style-name="P219"><text:span text:style-name="Source_20_Text"><text:span text:style-name="T977"><text:s/>7 <text:s/></text:span></text:span><text:span text:style-name="Source_20_Text"><text:span text:style-name="T870"><text:s text:c="4"/></text:span></text:span><text:span text:style-name="Source_20_Text"><text:span text:style-name="T842">int</text:span></text:span><text:span text:style-name="Source_20_Text"><text:span text:style-name="T870"> </text:span></text:span><text:span text:style-name="Source_20_Text"><text:span text:style-name="T913">*</text:span></text:span><text:span text:style-name="Source_20_Text"><text:span text:style-name="T885">array</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malloc(ARR_LEN</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99">sizeof</text:span></text:span><text:span text:style-name="Source_20_Text"><text:span text:style-name="T885">(</text:span></text:span><text:span text:style-name="Source_20_Text"><text:span text:style-name="T842">int</text:span></text:span><text:span text:style-name="Source_20_Text"><text:span text:style-name="T885">));</text:span></text:span></text:p><text:p text:style-name="P219"><text:span text:style-name="Source_20_Text"><text:span text:style-name="T977"><text:s/>8 <text:s/></text:span></text:span></text:p><text:p text:style-name="P219"><text:span text:style-name="Source_20_Text"><text:span text:style-name="T977"><text:s/>9 <text:s/></text:span></text:span><text:span text:style-name="Source_20_Text"><text:span text:style-name="T870"><text:s text:c="4"/></text:span></text:span><text:span text:style-name="Source_20_Text"><text:span text:style-name="T899">for</text:span></text:span><text:span text:style-name="Source_20_Text"><text:span text:style-name="T870"> </text:span></text:span><text:span text:style-name="Source_20_Text"><text:span text:style-name="T885">(</text:span></text:span><text:span text:style-name="Source_20_Text"><text:span text:style-name="T842">unsigned</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i</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0</text:span></text:span><text:span text:style-name="Source_20_Text"><text:span text:style-name="T885">;</text:span></text:span><text:span text:style-name="Source_20_Text"><text:span text:style-name="T870"> </text:span></text:span><text:span text:style-name="Source_20_Text"><text:span text:style-name="T885">i</text:span></text:span><text:span text:style-name="Source_20_Text"><text:span text:style-name="T870"> </text:span></text:span><text:span text:style-name="Source_20_Text"><text:span text:style-name="T913">&lt;</text:span></text:span><text:span text:style-name="Source_20_Text"><text:span text:style-name="T870"> </text:span></text:span><text:span text:style-name="Source_20_Text"><text:span text:style-name="T885">ARR_LEN;</text:span></text:span><text:span text:style-name="Source_20_Text"><text:span text:style-name="T870"> </text:span></text:span><text:span text:style-name="Source_20_Text"><text:span text:style-name="T885">i</text:span></text:span><text:span text:style-name="Source_20_Text"><text:span text:style-name="T913">++</text:span></text:span><text:span text:style-name="Source_20_Text"><text:span text:style-name="T885">)</text:span></text:span></text:p><text:p text:style-name="P219"><text:span text:style-name="Source_20_Text"><text:span text:style-name="T977">10 <text:s/></text:span></text:span><text:span text:style-name="Source_20_Text"><text:span text:style-name="T870"><text:s text:c="4"/></text:span></text:span><text:span text:style-name="Source_20_Text"><text:span text:style-name="T885">{</text:span></text:span></text:p><text:p text:style-name="P219"><text:span text:style-name="Source_20_Text"><text:span text:style-name="T977">11 <text:s/></text:span></text:span><text:span text:style-name="Source_20_Text"><text:span text:style-name="T870"><text:s text:c="8"/></text:span></text:span><text:span text:style-name="Source_20_Text"><text:span text:style-name="T885">printf(</text:span></text:span><text:span text:style-name="Source_20_Text"><text:span text:style-name="T964">"i: %i, val: %i;</text:span></text:span><text:span text:style-name="Source_20_Text"><text:span text:style-name="T966">\n</text:span></text:span><text:span text:style-name="Source_20_Text"><text:span text:style-name="T964">"</text:span></text:span><text:span text:style-name="Source_20_Text"><text:span text:style-name="T885">,</text:span></text:span><text:span text:style-name="Source_20_Text"><text:span text:style-name="T870"> </text:span></text:span><text:span text:style-name="Source_20_Text"><text:span text:style-name="T885">i,</text:span></text:span><text:span text:style-name="Source_20_Text"><text:span text:style-name="T870"> </text:span></text:span><text:span text:style-name="Source_20_Text"><text:span text:style-name="T885">array[i]);</text:span></text:span></text:p><text:p text:style-name="P219"><text:span text:style-name="Source_20_Text"><text:span text:style-name="T977">12 <text:s/></text:span></text:span><text:span text:style-name="Source_20_Text"><text:span text:style-name="T870"><text:s text:c="4"/></text:span></text:span><text:span text:style-name="Source_20_Text"><text:span text:style-name="T885">}</text:span></text:span></text:p><text:p text:style-name="P219"><text:span text:style-name="Source_20_Text"><text:span text:style-name="T977">13 <text:s/></text:span></text:span></text:p><text:p text:style-name="P219"><text:span text:style-name="Source_20_Text"><text:span text:style-name="T977">14 <text:s/></text:span></text:span><text:span text:style-name="Source_20_Text"><text:span text:style-name="T870"><text:s text:c="4"/></text:span></text:span><text:span text:style-name="Source_20_Text"><text:span text:style-name="T885">free(array);</text:span></text:span></text:p><text:p text:style-name="P219"><text:span text:style-name="Source_20_Text"><text:span text:style-name="T977">15 <text:s/></text:span></text:span><text:span text:style-name="Source_20_Text"><text:span text:style-name="T885">}</text:span></text:span></text:p></draw:text-box></draw:frame></text:p>
      <text:p text:style-name="P106">In the malloc-call we now need to multiplicate the size of an integer with the amount of elements we want to have. Also with that constant we keep track of how many elements we have.</text:p>
      <text:h text:style-name="P227" text:outline-level="1"><text:bookmark-start text:name="__RefHeading___Toc139_3572798900"/>Struct<text:span text:style-name="T5">ures</text:span><text:bookmark-end text:name="__RefHeading___Toc139_3572798900"/></text:h>
      <text:p text:style-name="P107">...to build a strong foundation.<text:span text:style-name="T551"> Structures help us organizing data that belongs together.</text:span><text:span text:style-name="T552"> This also allows us to technically receive more from </text:span><text:span text:style-name="T553">a </text:span><text:span text:style-name="T552">function via </text:span><text:span text:style-name="T554">it's</text:span><text:span text:style-name="T552"> return value.</text:span><text:span text:style-name="T555"> </text:span><text:span text:style-name="T556">The following example shows a very simplified simulated messaging app.</text:span></text:p>
      <text:p text:style-name="P107"><draw:frame draw:style-name="fr1" draw:name="Frame37" text:anchor-type="as-char" svg:width="6.6598in" draw:z-index="36"><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ring.h&gt;</text:span></text:span></text:p><text:p text:style-name="P219"><text:span text:style-name="Source_20_Text"><text:span text:style-name="T977"><text:s/>2 <text:s/>#include</text:span></text:span><text:span text:style-name="Source_20_Text"><text:span text:style-name="T870"> </text:span></text:span><text:span text:style-name="Source_20_Text"><text:span text:style-name="T485">&lt;stdio.h&gt;</text:span></text:span></text:p><text:p text:style-name="P219"><text:span text:style-name="Source_20_Text"><text:span text:style-name="T977"><text:s/>3 <text:s/></text:span></text:span></text:p><text:p text:style-name="P219"><text:span text:style-name="Source_20_Text"><text:span text:style-name="T899"><text:s/>4 <text:s/></text:span></text:span><text:span text:style-name="Source_20_Text"><text:span text:style-name="T899">struct</text:span></text:span><text:span text:style-name="Source_20_Text"><text:span text:style-name="T870"> </text:span></text:span><text:span text:style-name="Source_20_Text"><text:span text:style-name="T886">Message</text:span></text:span></text:p><text:p text:style-name="P219"><text:span text:style-name="Source_20_Text"><text:span text:style-name="T977"><text:s/>5 <text:s/></text:span></text:span><text:span text:style-name="Source_20_Text"><text:span text:style-name="T885">{</text:span></text:span></text:p><text:p text:style-name="P219"><text:span text:style-name="Source_20_Text"><text:span text:style-name="T977"><text:s/>6 <text:s/></text:span></text:span><text:span text:style-name="Source_20_Text"><text:span text:style-name="T870"><text:s text:c="4"/></text:span></text:span><text:span text:style-name="Source_20_Text"><text:span text:style-name="T842">int</text:span></text:span><text:span text:style-name="Source_20_Text"><text:span text:style-name="T870"> </text:span></text:span><text:span text:style-name="Source_20_Text"><text:span text:style-name="T885">sender_id;</text:span></text:span></text:p><text:p text:style-name="P219"><text:span text:style-name="Source_20_Text"><text:span text:style-name="T977"><text:s/>7 <text:s/></text:span></text:span><text:span text:style-name="Source_20_Text"><text:span text:style-name="T870"><text:s text:c="4"/></text:span></text:span><text:span text:style-name="Source_20_Text"><text:span text:style-name="T842">int</text:span></text:span><text:span text:style-name="Source_20_Text"><text:span text:style-name="T870"> </text:span></text:span><text:span text:style-name="Source_20_Text"><text:span text:style-name="T885">receiver_id;</text:span></text:span></text:p><text:p text:style-name="P219"><text:span text:style-name="Source_20_Text"><text:span text:style-name="T977"><text:s/>8 <text:s/></text:span></text:span><text:span text:style-name="Source_20_Text"><text:span text:style-name="T870"><text:s text:c="4"/></text:span></text:span><text:span text:style-name="Source_20_Text"><text:span text:style-name="T842">char</text:span></text:span><text:span text:style-name="Source_20_Text"><text:span text:style-name="T870"> </text:span></text:span><text:span text:style-name="Source_20_Text"><text:span text:style-name="T885">content[</text:span></text:span><text:span text:style-name="Source_20_Text"><text:span text:style-name="T842">256</text:span></text:span><text:span text:style-name="Source_20_Text"><text:span text:style-name="T885">];</text:span></text:span></text:p><text:p text:style-name="P219"><text:span text:style-name="Source_20_Text"><text:span text:style-name="T977"><text:s/>9 <text:s/></text:span></text:span><text:span text:style-name="Source_20_Text"><text:span text:style-name="T885">};</text:span></text:span></text:p><text:p text:style-name="P219"><text:span text:style-name="Source_20_Text"><text:span text:style-name="T977">10 <text:s/></text:span></text:span></text:p><text:p text:style-name="P219"><text:span text:style-name="Source_20_Text"><text:span text:style-name="T870">11 <text:s/></text:span></text:span><text:span text:style-name="Source_20_Text"><text:span text:style-name="T899">struct</text:span></text:span><text:span text:style-name="Source_20_Text"><text:span text:style-name="T870"> </text:span></text:span><text:span text:style-name="Source_20_Text"><text:span text:style-name="T886">Message</text:span></text:span><text:span text:style-name="Source_20_Text"><text:span text:style-name="T870"> </text:span></text:span><text:span text:style-name="Source_20_Text"><text:span text:style-name="T885">receive_message(</text:span></text:span><text:span text:style-name="Source_20_Text"><text:span text:style-name="T842">int</text:span></text:span><text:span text:style-name="Source_20_Text"><text:span text:style-name="T870"> </text:span></text:span><text:span text:style-name="Source_20_Text"><text:span text:style-name="T885">my_id)</text:span></text:span></text:p><text:p text:style-name="P219"><text:span text:style-name="Source_20_Text"><text:span text:style-name="T977">12 <text:s/></text:span></text:span><text:span text:style-name="Source_20_Text"><text:span text:style-name="T885">{</text:span></text:span></text:p><text:p text:style-name="P219"><text:span text:style-name="Source_20_Text"><text:span text:style-name="T977">13 <text:s/></text:span></text:span><text:span text:style-name="Source_20_Text"><text:span text:style-name="T870"><text:s text:c="4"/></text:span></text:span><text:span text:style-name="Source_20_Text"><text:span text:style-name="T899">struct</text:span></text:span><text:span text:style-name="Source_20_Text"><text:span text:style-name="T870"> </text:span></text:span><text:span text:style-name="Source_20_Text"><text:span text:style-name="T886">Message</text:span></text:span><text:span text:style-name="Source_20_Text"><text:span text:style-name="T870"> </text:span></text:span><text:span text:style-name="Source_20_Text"><text:span text:style-name="T885">result;</text:span></text:span></text:p><text:p text:style-name="P219"><text:span text:style-name="Source_20_Text"><text:span text:style-name="T977">14 <text:s/></text:span></text:span></text:p><text:p text:style-name="P219"><text:span text:style-name="Source_20_Text"><text:span text:style-name="T977">15 <text:s/></text:span></text:span><text:span text:style-name="Source_20_Text"><text:span text:style-name="T870"><text:s text:c="4"/></text:span></text:span><text:span text:style-name="Source_20_Text"><text:span text:style-name="T885">result.sender_id</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32</text:span></text:span><text:span text:style-name="Source_20_Text"><text:span text:style-name="T885">;</text:span></text:span></text:p><text:p text:style-name="P219"><text:span text:style-name="Source_20_Text"><text:span text:style-name="T977">16 <text:s/></text:span></text:span><text:span text:style-name="Source_20_Text"><text:span text:style-name="T870"><text:s text:c="4"/></text:span></text:span><text:span text:style-name="Source_20_Text"><text:span text:style-name="T885">result.receiver_id</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my_id;</text:span></text:span></text:p><text:p text:style-name="P219"><text:span text:style-name="Source_20_Text"><text:span text:style-name="T977">17 <text:s/></text:span></text:span><text:span text:style-name="Source_20_Text"><text:span text:style-name="T870"><text:s text:c="4"/></text:span></text:span><text:span text:style-name="Source_20_Text"><text:span text:style-name="T885">strcpy(result.content,</text:span></text:span><text:span text:style-name="Source_20_Text"><text:span text:style-name="T870"> </text:span></text:span><text:span text:style-name="Source_20_Text"><text:span text:style-name="T964">"1 message from your pal"</text:span></text:span><text:span text:style-name="Source_20_Text"><text:span text:style-name="T885">);</text:span></text:span></text:p><text:p text:style-name="P219"><text:span text:style-name="Source_20_Text"><text:span text:style-name="T977">18 <text:s/></text:span></text:span></text:p><text:p text:style-name="P219"><text:span text:style-name="Source_20_Text"><text:span text:style-name="T977">19 <text:s/></text:span></text:span><text:span text:style-name="Source_20_Text"><text:span text:style-name="T870"><text:s text:c="4"/></text:span></text:span><text:span text:style-name="Source_20_Text"><text:span text:style-name="T899">return</text:span></text:span><text:span text:style-name="Source_20_Text"><text:span text:style-name="T870"> </text:span></text:span><text:span text:style-name="Source_20_Text"><text:span text:style-name="T885">result;</text:span></text:span></text:p><text:p text:style-name="P219"><text:span text:style-name="Source_20_Text"><text:span text:style-name="T977">20 <text:s/></text:span></text:span><text:span text:style-name="Source_20_Text"><text:span text:style-name="T885">}</text:span></text:span></text:p><text:p text:style-name="P219"><text:span text:style-name="Source_20_Text"><text:span text:style-name="T977">21 <text:s/></text:span></text:span></text:p><text:p text:style-name="P219"><text:span text:style-name="Source_20_Text"><text:span text:style-name="T870">22 <text:s/></text:span></text:span><text:span text:style-name="Source_20_Text"><text:span text:style-name="T842">int</text:span></text:span><text:span text:style-name="Source_20_Text"><text:span text:style-name="T870"> </text:span></text:span><text:span text:style-name="Source_20_Text"><text:span text:style-name="T885">main()</text:span></text:span></text:p><text:p text:style-name="P219"><text:span text:style-name="Source_20_Text"><text:span text:style-name="T977">23 <text:s/></text:span></text:span><text:span text:style-name="Source_20_Text"><text:span text:style-name="T885">{</text:span></text:span></text:p><text:p text:style-name="P219"><text:span text:style-name="Source_20_Text"><text:span text:style-name="T977">24 <text:s/></text:span></text:span><text:span text:style-name="Source_20_Text"><text:span text:style-name="T870"><text:s text:c="4"/></text:span></text:span><text:span text:style-name="Source_20_Text"><text:span text:style-name="T899">struct</text:span></text:span><text:span text:style-name="Source_20_Text"><text:span text:style-name="T870"> </text:span></text:span><text:span text:style-name="Source_20_Text"><text:span text:style-name="T886">Message</text:span></text:span><text:span text:style-name="Source_20_Text"><text:span text:style-name="T870"> </text:span></text:span><text:span text:style-name="Source_20_Text"><text:span text:style-name="T885">simulated_msg</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receive_message(</text:span></text:span><text:span text:style-name="Source_20_Text"><text:span text:style-name="T842">10</text:span></text:span><text:span text:style-name="Source_20_Text"><text:span text:style-name="T885">);</text:span></text:span></text:p><text:p text:style-name="P219"><text:span text:style-name="Source_20_Text"><text:span text:style-name="T977">25 <text:s/></text:span></text:span></text:p><text:p text:style-name="P219"><text:span text:style-name="Source_20_Text"><text:span text:style-name="T977">26 <text:s/></text:span></text:span><text:span text:style-name="Source_20_Text"><text:span text:style-name="T870"><text:s text:c="4"/></text:span></text:span><text:span text:style-name="Source_20_Text"><text:span text:style-name="T885">printf(</text:span></text:span></text:p><text:p text:style-name="P219"><text:span text:style-name="Source_20_Text"><text:span text:style-name="T977">27 <text:s/></text:span></text:span><text:span text:style-name="Source_20_Text"><text:span text:style-name="T870"><text:s text:c="8"/></text:span></text:span><text:span text:style-name="Source_20_Text"><text:span text:style-name="T964">"from: %i</text:span></text:span><text:span text:style-name="Source_20_Text"><text:span text:style-name="T966">\n</text:span></text:span><text:span text:style-name="Source_20_Text"><text:span text:style-name="T964">to: %i</text:span></text:span><text:span text:style-name="Source_20_Text"><text:span text:style-name="T966">\n\n</text:span></text:span><text:span text:style-name="Source_20_Text"><text:span text:style-name="T964">%s</text:span></text:span><text:span text:style-name="Source_20_Text"><text:span text:style-name="T966">\n</text:span></text:span><text:span text:style-name="Source_20_Text"><text:span text:style-name="T964">"</text:span></text:span><text:span text:style-name="Source_20_Text"><text:span text:style-name="T885">,</text:span></text:span></text:p><text:p text:style-name="P219"><text:span text:style-name="Source_20_Text"><text:span text:style-name="T977">28 <text:s/></text:span></text:span><text:span text:style-name="Source_20_Text"><text:span text:style-name="T870"><text:s text:c="8"/></text:span></text:span><text:span text:style-name="Source_20_Text"><text:span text:style-name="T885">simulated_msg.sender_id,</text:span></text:span></text:p><text:p text:style-name="P219"><text:span text:style-name="Source_20_Text"><text:span text:style-name="T977">29 <text:s/></text:span></text:span><text:span text:style-name="Source_20_Text"><text:span text:style-name="T870"><text:s text:c="8"/></text:span></text:span><text:span text:style-name="Source_20_Text"><text:span text:style-name="T885">simulated_msg.receiver_id,</text:span></text:span></text:p><text:p text:style-name="P219"><text:span text:style-name="Source_20_Text"><text:span text:style-name="T977">30 <text:s/></text:span></text:span><text:span text:style-name="Source_20_Text"><text:span text:style-name="T870"><text:s text:c="8"/></text:span></text:span><text:span text:style-name="Source_20_Text"><text:span text:style-name="T885">simulated_msg.content);</text:span></text:span></text:p><text:p text:style-name="P219"><text:span text:style-name="Source_20_Text"><text:span text:style-name="T977">31 <text:s/></text:span></text:span><text:span text:style-name="Source_20_Text"><text:span text:style-name="T885">}</text:span></text:span></text:p></draw:text-box></draw:frame></text:p>
      <text:p text:style-name="P275"><text:span text:style-name="T557">So we </text:span><text:span text:style-name="T980">define </text:span><text:span text:style-name="T557">the struct "Message" with three variables </text:span><text:span text:style-name="T980">in it </text:span><text:span text:style-name="T557">and then use it with "</text:span><text:span text:style-name="Source_20_Text"><text:span text:style-name="T557">struct Message</text:span></text:span><text:span text:style-name="T557">"</text:span><text:span text:style-name="T980">.</text:span><text:span text:style-name="T558"> That's tedious.</text:span><text:span text:style-name="T559"> Using the keyword "typedef" in </text:span><text:span text:style-name="T981">the </text:span><text:span text:style-name="T559">struct</text:span><text:span text:style-name="T981">'s</text:span><text:span text:style-name="T559"> </text:span><text:span text:style-name="T754">definition</text:span><text:span text:style-name="T559">, we can </text:span><text:span text:style-name="T561">eliminate</text:span><text:span text:style-name="T559"> the need for </text:span><text:span text:style-name="T987">"</text:span><text:span text:style-name="T559">struct</text:span><text:span text:style-name="T987">"</text:span><text:span text:style-name="T559"> everywhere</text:span><text:span text:style-name="T982">.<text:line-break/></text:span><text:span text:style-name="T562">With </text:span><text:span text:style-name="Source_20_Text"><text:span text:style-name="T562">typedef</text:span></text:span><text:span text:style-name="T562"> you can basically create an alias for a type.</text:span></text:p>
      <text:p text:style-name="P275"><text:span text:style-name="T988">Applying those improvements changes our code </text:span><text:span text:style-name="T989">to look like this</text:span><text:span text:style-name="T988">:</text:span></text:p>
      <text:p text:style-name="P284"><text:soft-page-break/><text:span text:style-name="T986"><draw:frame draw:style-name="fr1" draw:name="Frame38" text:anchor-type="as-char" svg:width="6.6598in" draw:z-index="45"><draw:text-box fo:min-height="0.4618in"><text:p text:style-name="P219"><text:span text:style-name="Source_20_Text"><text:span text:style-name="T977"><text:s/>1 <text:s/>#include</text:span></text:span><text:span text:style-name="Source_20_Text"><text:span text:style-name="T870"> </text:span></text:span><text:span text:style-name="Source_20_Text"><text:span text:style-name="T485">&lt;string.h&gt;</text:span></text:span></text:p><text:p text:style-name="P219"><text:span text:style-name="Source_20_Text"><text:span text:style-name="T977"><text:s/>2 <text:s/>#include</text:span></text:span><text:span text:style-name="Source_20_Text"><text:span text:style-name="T870"> </text:span></text:span><text:span text:style-name="Source_20_Text"><text:span text:style-name="T485">&lt;stdio.h&gt;</text:span></text:span></text:p><text:p text:style-name="P219"><text:span text:style-name="Source_20_Text"><text:span text:style-name="T977"><text:s/>3 <text:s/></text:span></text:span></text:p><text:p text:style-name="P219"><text:span text:style-name="Source_20_Text"><text:span text:style-name="T870"><text:s/>4 <text:s/></text:span></text:span><text:span text:style-name="Source_20_Text"><text:span text:style-name="T899">typedef</text:span></text:span><text:span text:style-name="Source_20_Text"><text:span text:style-name="T870"> </text:span></text:span><text:span text:style-name="Source_20_Text"><text:span text:style-name="T842">unsigned</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user_id;</text:span></text:span></text:p><text:p text:style-name="P219"><text:span text:style-name="Source_20_Text"><text:span text:style-name="T977"><text:s/>5 <text:s/></text:span></text:span></text:p><text:p text:style-name="P219"><text:span text:style-name="Source_20_Text"><text:span text:style-name="T870"><text:s/>6 <text:s/></text:span></text:span><text:span text:style-name="Source_20_Text"><text:span text:style-name="T899">typedef</text:span></text:span><text:span text:style-name="Source_20_Text"><text:span text:style-name="T870"> </text:span></text:span><text:span text:style-name="Source_20_Text"><text:span text:style-name="T899">struct</text:span></text:span><text:span text:style-name="Source_20_Text"><text:span text:style-name="T870"> </text:span></text:span><text:span text:style-name="Source_20_Text"><text:span text:style-name="T886">Message</text:span></text:span></text:p><text:p text:style-name="P219"><text:span text:style-name="Source_20_Text"><text:span text:style-name="T977"><text:s/>7 <text:s/></text:span></text:span><text:span text:style-name="Source_20_Text"><text:span text:style-name="T885">{</text:span></text:span></text:p><text:p text:style-name="P219"><text:span text:style-name="Source_20_Text"><text:span text:style-name="T977"><text:s/>8 <text:s/></text:span></text:span><text:span text:style-name="Source_20_Text"><text:span text:style-name="T870"><text:s text:c="4"/></text:span></text:span><text:span text:style-name="Source_20_Text"><text:span text:style-name="T885">user_id</text:span></text:span><text:span text:style-name="Source_20_Text"><text:span text:style-name="T870"> </text:span></text:span><text:span text:style-name="Source_20_Text"><text:span text:style-name="T885">sender_id;</text:span></text:span></text:p><text:p text:style-name="P219"><text:span text:style-name="Source_20_Text"><text:span text:style-name="T977"><text:s/>9 <text:s/></text:span></text:span><text:span text:style-name="Source_20_Text"><text:span text:style-name="T870"><text:s text:c="4"/></text:span></text:span><text:span text:style-name="Source_20_Text"><text:span text:style-name="T885">user_id</text:span></text:span><text:span text:style-name="Source_20_Text"><text:span text:style-name="T870"> </text:span></text:span><text:span text:style-name="Source_20_Text"><text:span text:style-name="T885">receiver_id;</text:span></text:span></text:p><text:p text:style-name="P219"><text:span text:style-name="Source_20_Text"><text:span text:style-name="T977">10 <text:s/></text:span></text:span><text:span text:style-name="Source_20_Text"><text:span text:style-name="T870"><text:s text:c="4"/></text:span></text:span><text:span text:style-name="Source_20_Text"><text:span text:style-name="T842">char</text:span></text:span><text:span text:style-name="Source_20_Text"><text:span text:style-name="T870"> </text:span></text:span><text:span text:style-name="Source_20_Text"><text:span text:style-name="T885">content[</text:span></text:span><text:span text:style-name="Source_20_Text"><text:span text:style-name="T842">256</text:span></text:span><text:span text:style-name="Source_20_Text"><text:span text:style-name="T885">];</text:span></text:span></text:p><text:p text:style-name="P219"><text:span text:style-name="Source_20_Text"><text:span text:style-name="T885">11 <text:s/></text:span></text:span><text:span text:style-name="Source_20_Text"><text:span text:style-name="T885">}</text:span></text:span><text:span text:style-name="Source_20_Text"><text:span text:style-name="T870"> </text:span></text:span><text:span text:style-name="Source_20_Text"><text:span text:style-name="T885">Message</text:span></text:span><text:span text:style-name="Source_20_Text"><text:span text:style-name="T870"> </text:span></text:span><text:span text:style-name="Source_20_Text"><text:span text:style-name="T885">;</text:span></text:span></text:p><text:p text:style-name="P219"><text:span text:style-name="Source_20_Text"><text:span text:style-name="T977">12 <text:s/></text:span></text:span></text:p><text:p text:style-name="P219"><text:span text:style-name="Source_20_Text"><text:span text:style-name="T885">13 <text:s/></text:span></text:span><text:span text:style-name="Source_20_Text"><text:span text:style-name="T885">Message</text:span></text:span><text:span text:style-name="Source_20_Text"><text:span text:style-name="T870"> </text:span></text:span><text:span text:style-name="Source_20_Text"><text:span text:style-name="T878">receive_message</text:span></text:span><text:span text:style-name="Source_20_Text"><text:span text:style-name="T885">(</text:span></text:span><text:span text:style-name="Source_20_Text"><text:span text:style-name="T842">int</text:span></text:span><text:span text:style-name="Source_20_Text"><text:span text:style-name="T870"> </text:span></text:span><text:span text:style-name="Source_20_Text"><text:span text:style-name="T885">my_id)</text:span></text:span></text:p><text:p text:style-name="P219"><text:span text:style-name="Source_20_Text"><text:span text:style-name="T977">14 <text:s/></text:span></text:span><text:span text:style-name="Source_20_Text"><text:span text:style-name="T885">{</text:span></text:span></text:p><text:p text:style-name="P219"><text:span text:style-name="Source_20_Text"><text:span text:style-name="T977">15 <text:s/></text:span></text:span><text:span text:style-name="Source_20_Text"><text:span text:style-name="T870"><text:s text:c="4"/></text:span></text:span><text:span text:style-name="Source_20_Text"><text:span text:style-name="T885">Message</text:span></text:span><text:span text:style-name="Source_20_Text"><text:span text:style-name="T870"> </text:span></text:span><text:span text:style-name="Source_20_Text"><text:span text:style-name="T885">result;</text:span></text:span></text:p><text:p text:style-name="P219"><text:span text:style-name="Source_20_Text"><text:span text:style-name="T977">16 <text:s/></text:span></text:span></text:p><text:p text:style-name="P219"><text:span text:style-name="Source_20_Text"><text:span text:style-name="T977">17 <text:s/></text:span></text:span><text:span text:style-name="Source_20_Text"><text:span text:style-name="T870"><text:s text:c="4"/></text:span></text:span><text:span text:style-name="Source_20_Text"><text:span text:style-name="T885">result.sender_id</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42">32</text:span></text:span><text:span text:style-name="Source_20_Text"><text:span text:style-name="T885">;</text:span></text:span></text:p><text:p text:style-name="P219"><text:span text:style-name="Source_20_Text"><text:span text:style-name="T977">18 <text:s/></text:span></text:span><text:span text:style-name="Source_20_Text"><text:span text:style-name="T870"><text:s text:c="4"/></text:span></text:span><text:span text:style-name="Source_20_Text"><text:span text:style-name="T885">result.receiver_id</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my_id;</text:span></text:span></text:p><text:p text:style-name="P219"><text:span text:style-name="Source_20_Text"><text:span text:style-name="T977">19 <text:s/></text:span></text:span><text:span text:style-name="Source_20_Text"><text:span text:style-name="T870"><text:s text:c="4"/></text:span></text:span><text:span text:style-name="Source_20_Text"><text:span text:style-name="T885">strcpy(result.content,</text:span></text:span><text:span text:style-name="Source_20_Text"><text:span text:style-name="T870"> </text:span></text:span><text:span text:style-name="Source_20_Text"><text:span text:style-name="T964">"1 message from your pal"</text:span></text:span><text:span text:style-name="Source_20_Text"><text:span text:style-name="T885">);</text:span></text:span></text:p><text:p text:style-name="P219"><text:span text:style-name="Source_20_Text"><text:span text:style-name="T977">20 <text:s/></text:span></text:span></text:p><text:p text:style-name="P219"><text:span text:style-name="Source_20_Text"><text:span text:style-name="T977">21 <text:s/></text:span></text:span><text:span text:style-name="Source_20_Text"><text:span text:style-name="T870"><text:s text:c="4"/></text:span></text:span><text:span text:style-name="Source_20_Text"><text:span text:style-name="T899">return</text:span></text:span><text:span text:style-name="Source_20_Text"><text:span text:style-name="T870"> </text:span></text:span><text:span text:style-name="Source_20_Text"><text:span text:style-name="T885">result;</text:span></text:span></text:p><text:p text:style-name="P219"><text:span text:style-name="Source_20_Text"><text:span text:style-name="T977">22 <text:s/></text:span></text:span><text:span text:style-name="Source_20_Text"><text:span text:style-name="T885">}</text:span></text:span></text:p><text:p text:style-name="P219"><text:span text:style-name="Source_20_Text"><text:span text:style-name="T977">23 <text:s/></text:span></text:span></text:p><text:p text:style-name="P219"><text:span text:style-name="Source_20_Text"><text:span text:style-name="T870">24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p><text:p text:style-name="P219"><text:span text:style-name="Source_20_Text"><text:span text:style-name="T977">25 <text:s/></text:span></text:span><text:span text:style-name="Source_20_Text"><text:span text:style-name="T885">{</text:span></text:span></text:p><text:p text:style-name="P219"><text:span text:style-name="Source_20_Text"><text:span text:style-name="T977">26 <text:s/></text:span></text:span><text:span text:style-name="Source_20_Text"><text:span text:style-name="T870"><text:s text:c="4"/></text:span></text:span><text:span text:style-name="Source_20_Text"><text:span text:style-name="T885">Message</text:span></text:span><text:span text:style-name="Source_20_Text"><text:span text:style-name="T870"> </text:span></text:span><text:span text:style-name="Source_20_Text"><text:span text:style-name="T885">simulated_msg</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receive_message(</text:span></text:span><text:span text:style-name="Source_20_Text"><text:span text:style-name="T842">10</text:span></text:span><text:span text:style-name="Source_20_Text"><text:span text:style-name="T885">);</text:span></text:span></text:p><text:p text:style-name="P219"><text:span text:style-name="Source_20_Text"><text:span text:style-name="T977">27 <text:s/></text:span></text:span></text:p><text:p text:style-name="P219"><text:span text:style-name="Source_20_Text"><text:span text:style-name="T977">28 <text:s/></text:span></text:span><text:span text:style-name="Source_20_Text"><text:span text:style-name="T870"><text:s text:c="4"/></text:span></text:span><text:span text:style-name="Source_20_Text"><text:span text:style-name="T885">printf(</text:span></text:span></text:p><text:p text:style-name="P219"><text:span text:style-name="Source_20_Text"><text:span text:style-name="T977">29 <text:s/></text:span></text:span><text:span text:style-name="Source_20_Text"><text:span text:style-name="T870"><text:s text:c="8"/></text:span></text:span><text:span text:style-name="Source_20_Text"><text:span text:style-name="T964">"from: %i</text:span></text:span><text:span text:style-name="Source_20_Text"><text:span text:style-name="T966">\n</text:span></text:span><text:span text:style-name="Source_20_Text"><text:span text:style-name="T964">to: %i</text:span></text:span><text:span text:style-name="Source_20_Text"><text:span text:style-name="T966">\n\n</text:span></text:span><text:span text:style-name="Source_20_Text"><text:span text:style-name="T964">%s</text:span></text:span><text:span text:style-name="Source_20_Text"><text:span text:style-name="T966">\n</text:span></text:span><text:span text:style-name="Source_20_Text"><text:span text:style-name="T964">"</text:span></text:span><text:span text:style-name="Source_20_Text"><text:span text:style-name="T885">,</text:span></text:span></text:p><text:p text:style-name="P219"><text:span text:style-name="Source_20_Text"><text:span text:style-name="T977">30 <text:s/></text:span></text:span><text:span text:style-name="Source_20_Text"><text:span text:style-name="T870"><text:s text:c="8"/></text:span></text:span><text:span text:style-name="Source_20_Text"><text:span text:style-name="T885">simulated_msg.sender_id,</text:span></text:span></text:p><text:p text:style-name="P219"><text:span text:style-name="Source_20_Text"><text:span text:style-name="T977">31 <text:s/></text:span></text:span><text:span text:style-name="Source_20_Text"><text:span text:style-name="T870"><text:s text:c="8"/></text:span></text:span><text:span text:style-name="Source_20_Text"><text:span text:style-name="T885">simulated_msg.receiver_id,</text:span></text:span></text:p><text:p text:style-name="P219"><text:span text:style-name="Source_20_Text"><text:span text:style-name="T977">32 <text:s/></text:span></text:span><text:span text:style-name="Source_20_Text"><text:span text:style-name="T870"><text:s text:c="8"/></text:span></text:span><text:span text:style-name="Source_20_Text"><text:span text:style-name="T885">simulated_msg.content);</text:span></text:span></text:p><text:p text:style-name="P219"><text:span text:style-name="Source_20_Text"><text:span text:style-name="T977">33 <text:s/></text:span></text:span><text:span text:style-name="Source_20_Text"><text:span text:style-name="T885">}</text:span></text:span></text:p></draw:text-box></draw:frame></text:span></text:p>
      <text:h text:style-name="P220" text:outline-level="1"><text:bookmark-start text:name="__RefHeading___Toc8382_1255930186"/>Enum<text:span text:style-name="T569">erator</text:span><text:span text:style-name="T570">s</text:span><text:bookmark-end text:name="__RefHeading___Toc8382_1255930186"/></text:h>
      <text:p text:style-name="P108">...allow for a neat organization of names that represent values from the same type.</text:p>
      <text:p text:style-name="P108"><draw:frame draw:style-name="fr1" draw:name="Frame40" text:anchor-type="as-char" svg:width="6.6598in" draw:z-index="37"><draw:text-box fo:min-height="0.4618in"><text:p text:style-name="P219"><text:span text:style-name="Source_20_Text"><text:span text:style-name="T977"><text:s/>1 <text:s/></text:span></text:span><text:span text:style-name="Source_20_Text"><text:span text:style-name="T842">void</text:span></text:span><text:span text:style-name="Source_20_Text"><text:span text:style-name="T870"> </text:span></text:span><text:span text:style-name="Source_20_Text"><text:span text:style-name="T878">draw</text:span></text:span><text:span text:style-name="Source_20_Text"><text:span text:style-name="T885">(</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red,</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green,</text:span></text:span><text:span text:style-name="Source_20_Text"><text:span text:style-name="T870"> </text:span></text:span><text:span text:style-name="Source_20_Text"><text:span text:style-name="T842">int</text:span></text:span><text:span text:style-name="Source_20_Text"><text:span text:style-name="T870"> </text:span></text:span><text:span text:style-name="Source_20_Text"><text:span text:style-name="T885">blue</text:span></text:span><text:span text:style-name="Source_20_Text"><text:span text:style-name="T870"> </text:span></text:span><text:span text:style-name="Source_20_Text"><text:span text:style-name="T885">)</text:span></text:span></text:p><text:p text:style-name="P219"><text:span text:style-name="Source_20_Text"><text:span text:style-name="T977"><text:s/>2 <text:s/></text:span></text:span><text:span text:style-name="Source_20_Text"><text:span text:style-name="T885">{</text:span></text:span></text:p><text:p text:style-name="P219"><text:span text:style-name="Source_20_Text"><text:span text:style-name="T977"><text:s/>3 <text:s/></text:span></text:span><text:span text:style-name="Source_20_Text"><text:span text:style-name="T870"><text:s text:c="4"/></text:span></text:span><text:span text:style-name="Source_20_Text"><text:span text:style-name="T485">// draw somehow</text:span></text:span></text:p><text:p text:style-name="P219"><text:span text:style-name="Source_20_Text"><text:span text:style-name="T977"><text:s/>4 <text:s/></text:span></text:span><text:span text:style-name="Source_20_Text"><text:span text:style-name="T885">}</text:span></text:span></text:p><text:p text:style-name="P219"><text:span text:style-name="Source_20_Text"><text:span text:style-name="T977"><text:s/>5 <text:s/></text:span></text:span></text:p><text:p text:style-name="P219"><text:span text:style-name="Source_20_Text"><text:span text:style-name="T899"><text:s/>6 <text:s/></text:span></text:span><text:span text:style-name="Source_20_Text"><text:span text:style-name="T899">typedef</text:span></text:span><text:span text:style-name="Source_20_Text"><text:span text:style-name="T870"> </text:span></text:span><text:span text:style-name="Source_20_Text"><text:span text:style-name="T899">enum</text:span></text:span><text:span text:style-name="Source_20_Text"><text:span text:style-name="T870"> </text:span></text:span><text:span text:style-name="Source_20_Text"><text:span text:style-name="T885">Color</text:span></text:span></text:p><text:p text:style-name="P219"><text:span text:style-name="Source_20_Text"><text:span text:style-name="T977"><text:s/>7 <text:s/></text:span></text:span><text:span text:style-name="Source_20_Text"><text:span text:style-name="T885">{</text:span></text:span></text:p><text:p text:style-name="P219"><text:span text:style-name="Source_20_Text"><text:span text:style-name="T977"><text:s/>8 <text:s/></text:span></text:span><text:span text:style-name="Source_20_Text"><text:span text:style-name="T870"><text:s text:c="4"/></text:span></text:span><text:span text:style-name="Source_20_Text"><text:span text:style-name="T885">C_RED,</text:span></text:span></text:p><text:p text:style-name="P219"><text:span text:style-name="Source_20_Text"><text:span text:style-name="T977"><text:s/>9 <text:s/></text:span></text:span><text:span text:style-name="Source_20_Text"><text:span text:style-name="T870"><text:s text:c="4"/></text:span></text:span><text:span text:style-name="Source_20_Text"><text:span text:style-name="T885">C_GREEN,</text:span></text:span></text:p><text:p text:style-name="P219"><text:span text:style-name="Source_20_Text"><text:span text:style-name="T977">10 <text:s/></text:span></text:span><text:span text:style-name="Source_20_Text"><text:span text:style-name="T870"><text:s text:c="4"/></text:span></text:span><text:span text:style-name="Source_20_Text"><text:span text:style-name="T885">C_BLUE,</text:span></text:span></text:p><text:p text:style-name="P219"><text:span text:style-name="Source_20_Text"><text:span text:style-name="T870">11 <text:s/></text:span></text:span><text:span text:style-name="Source_20_Text"><text:span text:style-name="T885">}</text:span></text:span><text:span text:style-name="Source_20_Text"><text:span text:style-name="T870"> </text:span></text:span><text:span text:style-name="Source_20_Text"><text:span text:style-name="T885">Color</text:span></text:span><text:span text:style-name="Source_20_Text"><text:span text:style-name="T870"> </text:span></text:span><text:span text:style-name="Source_20_Text"><text:span text:style-name="T885">;</text:span></text:span></text:p><text:p text:style-name="P219"><text:span text:style-name="Source_20_Text"><text:span text:style-name="T977">12 <text:s/></text:span></text:span></text:p><text:p text:style-name="P219"><text:span text:style-name="Source_20_Text"><text:span text:style-name="T870">13 <text:s/></text:span></text:span><text:span text:style-name="Source_20_Text"><text:span text:style-name="T842">int</text:span></text:span><text:span text:style-name="Source_20_Text"><text:span text:style-name="T870"> </text:span></text:span><text:span text:style-name="Source_20_Text"><text:span text:style-name="T878">main</text:span></text:span><text:span text:style-name="Source_20_Text"><text:span text:style-name="T885">()</text:span></text:span></text:p><text:p text:style-name="P219"><text:span text:style-name="Source_20_Text"><text:span text:style-name="T977">14 <text:s/></text:span></text:span><text:span text:style-name="Source_20_Text"><text:span text:style-name="T885">{</text:span></text:span></text:p><text:p text:style-name="P219"><text:span text:style-name="Source_20_Text"><text:span text:style-name="T977">15 <text:s/></text:span></text:span><text:span text:style-name="Source_20_Text"><text:span text:style-name="T870"><text:s text:c="4"/></text:span></text:span><text:span text:style-name="Source_20_Text"><text:span text:style-name="T885">Color</text:span></text:span><text:span text:style-name="Source_20_Text"><text:span text:style-name="T870"> </text:span></text:span><text:span text:style-name="Source_20_Text"><text:span text:style-name="T885">bg_color</text:span></text:span><text:span text:style-name="Source_20_Text"><text:span text:style-name="T870"> </text:span></text:span><text:span text:style-name="Source_20_Text"><text:span text:style-name="T913">=</text:span></text:span><text:span text:style-name="Source_20_Text"><text:span text:style-name="T870"> </text:span></text:span><text:span text:style-name="Source_20_Text"><text:span text:style-name="T885">C_GREEN;</text:span></text:span></text:p><text:p text:style-name="P219"><text:span text:style-name="Source_20_Text"><text:span text:style-name="T977">16 <text:s/></text:span></text:span></text:p><text:p text:style-name="P219"><text:span text:style-name="Source_20_Text"><text:span text:style-name="T977">17 <text:s/></text:span></text:span><text:span text:style-name="Source_20_Text"><text:span text:style-name="T870"><text:s text:c="4"/></text:span></text:span><text:span text:style-name="Source_20_Text"><text:span text:style-name="T899">switch</text:span></text:span><text:span text:style-name="Source_20_Text"><text:span text:style-name="T870"> </text:span></text:span><text:span text:style-name="Source_20_Text"><text:span text:style-name="T885">(bg_color)</text:span></text:span></text:p><text:p text:style-name="P219"><text:span text:style-name="Source_20_Text"><text:span text:style-name="T977">18 <text:s/></text:span></text:span><text:span text:style-name="Source_20_Text"><text:span text:style-name="T870"><text:s text:c="4"/></text:span></text:span><text:span text:style-name="Source_20_Text"><text:span text:style-name="T885">{</text:span></text:span></text:p><text:p text:style-name="P219"><text:span text:style-name="Source_20_Text"><text:span text:style-name="T977">19 <text:s/></text:span></text:span><text:span text:style-name="Source_20_Text"><text:span text:style-name="T870"><text:s text:c="8"/></text:span></text:span><text:span text:style-name="Source_20_Text"><text:span text:style-name="T899">case</text:span></text:span><text:span text:style-name="Source_20_Text"><text:span text:style-name="T870"> </text:span></text:span><text:span text:style-name="Source_20_Text"><text:span text:style-name="T990">C_RED</text:span></text:span><text:span text:style-name="Source_20_Text"><text:span text:style-name="T885">:</text:span></text:span></text:p><text:p text:style-name="P219"><text:span text:style-name="Source_20_Text"><text:span text:style-name="T977">20 <text:s/></text:span></text:span><text:span text:style-name="Source_20_Text"><text:span text:style-name="T870"><text:s text:c="12"/></text:span></text:span><text:span text:style-name="Source_20_Text"><text:span text:style-name="T885">draw(</text:span></text:span><text:span text:style-name="Source_20_Text"><text:span text:style-name="T842">255</text:span></text:span><text:span text:style-name="Source_20_Text"><text:span text:style-name="T885">,</text:span></text:span><text:span text:style-name="Source_20_Text"><text:span text:style-name="T870"> </text:span></text:span><text:span text:style-name="Source_20_Text"><text:span text:style-name="T842">0</text:span></text:span><text:span text:style-name="Source_20_Text"><text:span text:style-name="T885">,</text:span></text:span><text:span text:style-name="Source_20_Text"><text:span text:style-name="T870"> </text:span></text:span><text:span text:style-name="Source_20_Text"><text:span text:style-name="T842">0</text:span></text:span><text:span text:style-name="Source_20_Text"><text:span text:style-name="T885">);</text:span></text:span></text:p><text:p text:style-name="P219"><text:span text:style-name="Source_20_Text"><text:span text:style-name="T977">21 <text:s/></text:span></text:span><text:span text:style-name="Source_20_Text"><text:span text:style-name="T870"><text:s text:c="12"/></text:span></text:span><text:span text:style-name="Source_20_Text"><text:span text:style-name="T899">break</text:span></text:span><text:span text:style-name="Source_20_Text"><text:span text:style-name="T885">;</text:span></text:span></text:p><text:p text:style-name="P219"><text:span text:style-name="Source_20_Text"><text:span text:style-name="T977">22 <text:s/></text:span></text:span></text:p><text:p text:style-name="P219"><text:span text:style-name="Source_20_Text"><text:span text:style-name="T977">23 <text:s/></text:span></text:span><text:span text:style-name="Source_20_Text"><text:span text:style-name="T870"><text:s text:c="8"/></text:span></text:span><text:span text:style-name="Source_20_Text"><text:span text:style-name="T899">case</text:span></text:span><text:span text:style-name="Source_20_Text"><text:span text:style-name="T870"> </text:span></text:span><text:span text:style-name="Source_20_Text"><text:span text:style-name="T990">C_GREEN</text:span></text:span><text:span text:style-name="Source_20_Text"><text:span text:style-name="T885">:</text:span></text:span></text:p><text:p text:style-name="P219"><text:span text:style-name="Source_20_Text"><text:span text:style-name="T977">24 <text:s/></text:span></text:span><text:span text:style-name="Source_20_Text"><text:span text:style-name="T870"><text:s text:c="12"/></text:span></text:span><text:span text:style-name="Source_20_Text"><text:span text:style-name="T885">draw(</text:span></text:span><text:span text:style-name="Source_20_Text"><text:span text:style-name="T842">0</text:span></text:span><text:span text:style-name="Source_20_Text"><text:span text:style-name="T885">,</text:span></text:span><text:span text:style-name="Source_20_Text"><text:span text:style-name="T870"> </text:span></text:span><text:span text:style-name="Source_20_Text"><text:span text:style-name="T842">255</text:span></text:span><text:span text:style-name="Source_20_Text"><text:span text:style-name="T885">,</text:span></text:span><text:span text:style-name="Source_20_Text"><text:span text:style-name="T870"> </text:span></text:span><text:span text:style-name="Source_20_Text"><text:span text:style-name="T842">0</text:span></text:span><text:span text:style-name="Source_20_Text"><text:span text:style-name="T885">);</text:span></text:span></text:p><text:p text:style-name="P219"><text:span text:style-name="Source_20_Text"><text:span text:style-name="T977">25 <text:s/></text:span></text:span><text:span text:style-name="Source_20_Text"><text:span text:style-name="T870"><text:s text:c="12"/></text:span></text:span><text:span text:style-name="Source_20_Text"><text:span text:style-name="T899">break</text:span></text:span><text:span text:style-name="Source_20_Text"><text:span text:style-name="T885">;</text:span></text:span></text:p><text:p text:style-name="P219"><text:span text:style-name="Source_20_Text"><text:span text:style-name="T977">26 <text:s/></text:span></text:span></text:p><text:p text:style-name="P219"><text:span text:style-name="Source_20_Text"><text:span text:style-name="T977">27 <text:s/></text:span></text:span><text:span text:style-name="Source_20_Text"><text:span text:style-name="T870"><text:s text:c="8"/></text:span></text:span><text:span text:style-name="Source_20_Text"><text:span text:style-name="T899">case</text:span></text:span><text:span text:style-name="Source_20_Text"><text:span text:style-name="T870"> </text:span></text:span><text:span text:style-name="Source_20_Text"><text:span text:style-name="T990">C_BLUE</text:span></text:span><text:span text:style-name="Source_20_Text"><text:span text:style-name="T885">:</text:span></text:span></text:p><text:p text:style-name="P219"><text:span text:style-name="Source_20_Text"><text:span text:style-name="T977">28 <text:s/></text:span></text:span><text:span text:style-name="Source_20_Text"><text:span text:style-name="T870"><text:s text:c="12"/></text:span></text:span><text:span text:style-name="Source_20_Text"><text:span text:style-name="T885">draw(</text:span></text:span><text:span text:style-name="Source_20_Text"><text:span text:style-name="T842">0</text:span></text:span><text:span text:style-name="Source_20_Text"><text:span text:style-name="T885">,</text:span></text:span><text:span text:style-name="Source_20_Text"><text:span text:style-name="T870"> </text:span></text:span><text:span text:style-name="Source_20_Text"><text:span text:style-name="T842">0</text:span></text:span><text:span text:style-name="Source_20_Text"><text:span text:style-name="T885">,</text:span></text:span><text:span text:style-name="Source_20_Text"><text:span text:style-name="T870"> </text:span></text:span><text:span text:style-name="Source_20_Text"><text:span text:style-name="T842">255</text:span></text:span><text:span text:style-name="Source_20_Text"><text:span text:style-name="T885">);</text:span></text:span></text:p><text:p text:style-name="P219"><text:span text:style-name="Source_20_Text"><text:span text:style-name="T977">29 <text:s/></text:span></text:span><text:span text:style-name="Source_20_Text"><text:span text:style-name="T870"><text:s text:c="12"/></text:span></text:span><text:span text:style-name="Source_20_Text"><text:span text:style-name="T899">break</text:span></text:span><text:span text:style-name="Source_20_Text"><text:span text:style-name="T885">;</text:span></text:span></text:p><text:p text:style-name="P219"><text:span text:style-name="Source_20_Text"><text:span text:style-name="T977">30 <text:s/></text:span></text:span><text:span text:style-name="Source_20_Text"><text:span text:style-name="T870"><text:s text:c="4"/></text:span></text:span><text:span text:style-name="Source_20_Text"><text:span text:style-name="T885">}</text:span></text:span></text:p><text:p text:style-name="P219"><text:span text:style-name="Source_20_Text"><text:span text:style-name="T977">31 <text:s/></text:span></text:span><text:span text:style-name="Source_20_Text"><text:span text:style-name="T885">}</text:span></text:span></text:p></draw:text-box></draw:frame></text:p>
      <text:p text:style-name="P109">An enum at it's core is a numerical type<text:span text:style-name="T578">. You can assign any </text:span><text:span text:style-name="T579">constant </text:span><text:span text:style-name="T578">number to a member of an enum.</text:span></text:p>
      <text:h text:style-name="P220" text:outline-level="1"><text:bookmark-start text:name="__RefHeading___Toc2206_55192689"/>Casting<text:bookmark-end text:name="__RefHeading___Toc2206_55192689"/></text:h>
      <text:p text:style-name="P112">To cast means to change a variables type<text:span text:style-name="T593">. Effectively forcing the program to interpret the </text:span><text:span text:style-name="T595">values</text:span><text:span text:style-name="T593"> bytes differently.</text:span><text:span text:style-name="T594"> Remember that second sentence.</text:span></text:p>
      <text:p text:style-name="P112"><draw:frame draw:style-name="fr1" draw:name="Frame41" text:anchor-type="as-char" svg:width="6.6598in" draw:z-index="38"><draw:text-box fo:min-height="0.4618in"><text:p text:style-name="P219"><text:span text:style-name="Source_20_Text"><text:span text:style-name="T883"/></text:span></text:p></draw:text-box></draw:frame></text:p>
      <text:p text:style-name="P113"><text:span text:style-name="Source_20_Text"><text:span text:style-name="T597">01 | </text:span></text:span><text:span text:style-name="Source_20_Text">#include &lt;stdio.h&gt;<text:line-break/></text:span><text:span text:style-name="Source_20_Text"><text:span text:style-name="T597">02 | </text:span></text:span><text:span text:style-name="Source_20_Text"><text:line-break/></text:span><text:span text:style-name="Source_20_Text"><text:span text:style-name="T597">03 | </text:span></text:span><text:span text:style-name="Source_20_Text">int main( void )<text:line-break/></text:span><text:span text:style-name="Source_20_Text"><text:span text:style-name="T597">04 | </text:span></text:span><text:span text:style-name="Source_20_Text">{<text:line-break/></text:span><text:span text:style-name="Source_20_Text"><text:span text:style-name="T597">05 | </text:span></text:span><text:span text:style-name="Source_20_Text"><text:tab/>unsigned int unflipped = 4000000000;<text:line-break/></text:span><text:span text:style-name="Source_20_Text"><text:span text:style-name="T597">06 | </text:span></text:span><text:span text:style-name="Source_20_Text"><text:tab/>signed int flipped = (signed int) unflipped;<text:line-break/></text:span><text:span text:style-name="Source_20_Text"><text:span text:style-name="T597">07 | </text:span></text:span><text:span text:style-name="Source_20_Text"><text:tab/><text:line-break/></text:span><text:span text:style-name="Source_20_Text"><text:span text:style-name="T597">08 | </text:span></text:span><text:span text:style-name="Source_20_Text"><text:tab/>printf("%u flipped to %i\n", unflipped, flipped);<text:line-break/></text:span><text:span text:style-name="Source_20_Text"><text:span text:style-name="T597">09 | </text:span></text:span><text:span text:style-name="Source_20_Text">}</text:span></text:p>
      <text:p text:style-name="P116">Here we cast to the same sized integer but from unsigned to signed.<text:span text:style-name="T598"> Thanks to that the </text:span><text:span text:style-name="T600">printed</text:span><text:span text:style-name="T598"> number</text:span><text:span text:style-name="T600"> "flipped to"</text:span><text:span text:style-name="T598"> will </text:span><text:span text:style-name="T600">be</text:span><text:span text:style-name="T598"> -294967296</text:span><text:span text:style-name="T599">, at least on my machine</text:span><text:span text:style-name="T598">.</text:span></text:p>
      <text:h text:style-name="Heading_20_2" text:outline-level="2"><text:bookmark-start text:name="__RefHeading___Toc9104_399436805"/>implicit conversion<text:bookmark-end text:name="__RefHeading___Toc9104_399436805"/></text:h>
      <text:p text:style-name="P115"><text:span text:style-name="T601">I am not a fan of it but this language will come with implicit casts as well.</text:span><text:span text:style-name="T602"> You sh</text:span><text:span text:style-name="T603">ould not rely on it though because it can be hard to see sometimes and as such obfuscates your code.</text:span></text:p>
      <text:p text:style-name="P115"><draw:frame draw:style-name="fr1" draw:name="Frame42" text:anchor-type="as-char" svg:width="6.6598in" draw:z-index="39"><draw:text-box fo:min-height="0.4618in"><text:p text:style-name="P219"><text:span text:style-name="Source_20_Text"><text:span text:style-name="T883"/></text:span></text:p></draw:text-box></draw:frame></text:p>
      <text:p text:style-name="P114"><text:span text:style-name="Source_20_Text"><text:span text:style-name="T596">01 | </text:span></text:span><text:span text:style-name="Source_20_Text">#include &lt;stdio.h&gt;<text:line-break/></text:span><text:span text:style-name="Source_20_Text"><text:span text:style-name="T596">02 | </text:span></text:span><text:span text:style-name="Source_20_Text"><text:line-break/></text:span><text:span text:style-name="Source_20_Text"><text:span text:style-name="T596">03 | </text:span></text:span><text:span text:style-name="Source_20_Text">int main( void )<text:line-break/></text:span><text:span text:style-name="Source_20_Text"><text:span text:style-name="T596">04 | </text:span></text:span><text:span text:style-name="Source_20_Text">{<text:line-break/></text:span><text:span text:style-name="Source_20_Text"><text:span text:style-name="T596">05 | </text:span></text:span><text:span text:style-name="Source_20_Text"><text:tab/></text:span><text:span text:style-name="Source_20_Text"><text:span text:style-name="T115">float</text:span></text:span><text:span text:style-name="Source_20_Text"> temp = 10;<text:line-break/></text:span><text:span text:style-name="Source_20_Text"><text:span text:style-name="T596">06 | </text:span></text:span><text:span text:style-name="Source_20_Text"><text:tab/><text:line-break/></text:span><text:span text:style-name="Source_20_Text"><text:span text:style-name="T596">07 | </text:span></text:span><text:span text:style-name="Source_20_Text"><text:tab/>printf("%</text:span><text:span text:style-name="Source_20_Text"><text:span text:style-name="T757">f</text:span></text:span><text:span text:style-name="Source_20_Text">\n", temp);<text:line-break/></text:span><text:span text:style-name="Source_20_Text"><text:span text:style-name="T596">08 | </text:span></text:span><text:span text:style-name="Source_20_Text">}</text:span></text:p>
      <text:p text:style-name="P121">To explicitly present a <text:span text:style-name="T758">float</text:span> do not forget to type the comma<text:span text:style-name="T604">: </text:span><text:span text:style-name="Source_20_Text"><text:span text:style-name="T604">10.0</text:span></text:span><text:span text:style-name="Source_20_Text"><text:span text:style-name="T759"> </text:span></text:span><text:span text:style-name="T759">(and technically a </text:span><text:span text:style-name="T760">'</text:span><text:span text:style-name="T759">f</text:span><text:span text:style-name="T760">'</text:span><text:span text:style-name="T759"> afterwards)</text:span><text:span text:style-name="T761">: </text:span><text:span text:style-name="Source_20_Text"><text:span text:style-name="T761">10.0f</text:span></text:span></text:p>
      <text:p text:style-name="P131">Implicit casts can also come with data loss:</text:p>
      <text:p text:style-name="P131"><text:soft-page-break/><draw:frame draw:style-name="fr1" draw:name="Frame43" text:anchor-type="as-char" svg:width="6.6598in" draw:z-index="40"><draw:text-box fo:min-height="0.4618in"><text:p text:style-name="P219"><text:span text:style-name="Source_20_Text"><text:span text:style-name="T883"/></text:span></text:p></draw:text-box></draw:frame></text:p>
      <text:p text:style-name="P122"><text:span text:style-name="Source_20_Text"><text:span text:style-name="T622">05 |</text:span></text:span><text:span text:style-name="Source_20_Text"><text:span text:style-name="T623"> </text:span></text:span><text:span text:style-name="Source_20_Text"><text:span text:style-name="T624"><text:tab/></text:span></text:span><text:span text:style-name="Source_20_Text">long int li = 10000000000;<text:line-break/></text:span><text:span text:style-name="Source_20_Text"><text:span text:style-name="T622">06 | </text:span></text:span><text:span text:style-name="Source_20_Text"><text:span text:style-name="T624"><text:tab/></text:span></text:span><text:span text:style-name="Source_20_Text">int i = li;<text:line-break/></text:span><text:span text:style-name="Source_20_Text"><text:span text:style-name="T622">07 | </text:span></text:span><text:span text:style-name="Source_20_Text"><text:line-break/></text:span><text:span text:style-name="Source_20_Text"><text:span text:style-name="T622">08 | </text:span></text:span><text:span text:style-name="Source_20_Text"><text:span text:style-name="T624"><text:tab/></text:span></text:span><text:span text:style-name="Source_20_Text">printf("%li to %i\n", li, i);</text:span></text:p>
      <text:h text:style-name="P220" text:outline-level="1"><text:bookmark-start text:name="__RefHeading___Toc126_3572798900"/>Errors are friends, not food<text:bookmark-end text:name="__RefHeading___Toc126_3572798900"/></text:h>
      <text:p text:style-name="P123">The compiler will <text:span text:style-name="T580">provide you with mostly helpful information.</text:span><text:span text:style-name="T581"> The more the compiler tells you what is wrong</text:span><text:span text:style-name="T584">,</text:span><text:span text:style-name="T581"> the better.</text:span><text:span text:style-name="T582"> If you disagree</text:span><text:span text:style-name="T625"> with me on that,</text:span><text:span text:style-name="T582"> talk to a Rustacean</text:span><text:span text:style-name="T583"> (Rust programmer)</text:span><text:span text:style-name="T582">.</text:span><text:span text:style-name="T585"> The Rust programming language has a very good compiler that will provide the user with not just tons of errors but warnings alike.</text:span><text:span text:style-name="T626"> Enabling you to catch a lot of unexpected runtime behavior.</text:span><text:span text:style-name="T585"> </text:span><text:span text:style-name="T588">If you still not agree with me</text:span><text:span text:style-name="T591"> and the Rustaceans</text:span><text:span text:style-name="T589">,</text:span><text:span text:style-name="T588"> then feel free to try vanilla Python with a standard text editor. </text:span><text:span text:style-name="T590">The Python parser will basically accept anything that it can process. It never gives you any warnings letting your program run into all kinds of runtime issues.</text:span></text:p>
      <text:p text:style-name="P123"><text:span text:style-name="T585">If you </text:span><text:span text:style-name="T586">do </text:span><text:span text:style-name="T585">agree</text:span><text:span text:style-name="T586"> then i recommend you to activate the compilers options to print more warnings.<text:line-break/></text:span><text:span text:style-name="T587">In gcc these options are </text:span><text:span text:style-name="Source_20_Text"><text:span text:style-name="T587">-Wall -Wextra</text:span></text:span><text:span text:style-name="T587">.</text:span></text:p>
      <text:p text:style-name="P110">By the way the difference between an error and a warning is:</text:p>
      <text:list xml:id="list150244108143080" text:continue-numbering="true" text:style-name="List_20_1">
        <text:list-item>
          <text:p text:style-name="P244">error = the source code cannot be compiled into a working binary filename</text:p>
        </text:list-item>
        <text:list-item>
          <text:p text:style-name="P245">warning = the code can be compiled but unintended behavior might arise at runtime</text:p>
        </text:list-item>
      </text:list>
      <text:h text:style-name="P220" text:outline-level="1"><text:bookmark-start text:name="__RefHeading___Toc108_3572798900"/>Standards<text:bookmark-end text:name="__RefHeading___Toc108_3572798900"/></text:h>
      <text:p text:style-name="P126">Now the C programming language was created in the 1970's<text:span text:style-name="T627"> and it didn't just sit there rusting away.</text:span><text:span text:style-name="T628"> The language exists within standards, that have been released over the years.</text:span></text:p>
      <text:p text:style-name="P124"><text:span text:style-name="T629">The changes can </text:span><text:span text:style-name="T630">affect the standard library and the language design itself.<text:line-break/></text:span><text:span text:style-name="T631">For example:</text:span></text:p>
      <text:p text:style-name="P124"><text:span text:style-name="Source_20_Text">// one-line comment</text:span></text:p>
      <text:p text:style-name="P124"><text:span text:style-name="Source_20_Text">/* original comment */</text:span></text:p>
      <text:p text:style-name="P125"><text:span text:style-name="T632">The one-line comment didn't exist</text:span><text:span text:style-name="T633"> </text:span><text:span text:style-name="T762">officially </text:span><text:span text:style-name="T633">until </text:span><text:span text:style-name="T634">the </text:span><text:span text:style-name="T635">C</text:span><text:span text:style-name="T634">99 standard.</text:span></text:p>
      <text:p text:style-name="P128">A more radical and useful change would be in C11 the support for generics:</text:p>
      <text:p text:style-name="P128"><draw:frame draw:style-name="fr1" draw:name="Frame44" text:anchor-type="as-char" svg:width="6.6598in" draw:z-index="41"><draw:text-box fo:min-height="0.4618in"><text:p text:style-name="P219"><text:span text:style-name="Source_20_Text"><text:span text:style-name="T883"/></text:span></text:p></draw:text-box></draw:frame></text:p>
      <text:p text:style-name="P129"><text:span text:style-name="Source_20_Text"><text:span text:style-name="T638">01 | </text:span></text:span><text:span text:style-name="Source_20_Text">#include &lt;stdio.h&gt;<text:line-break/></text:span><text:span text:style-name="Source_20_Text"><text:span text:style-name="T638">02 | </text:span></text:span><text:span text:style-name="Source_20_Text"><text:line-break/></text:span><text:span text:style-name="Source_20_Text"><text:span text:style-name="T638">03 | </text:span></text:span><text:span text:style-name="Source_20_Text">int addi( int a, int b )<text:line-break/></text:span><text:span text:style-name="Source_20_Text"><text:span text:style-name="T638">04 | </text:span></text:span><text:span text:style-name="Source_20_Text">{<text:line-break/></text:span><text:span text:style-name="Source_20_Text"><text:span text:style-name="T638">05 | </text:span></text:span><text:span text:style-name="Source_20_Text"><text:tab/>return a + b;<text:line-break/></text:span><text:span text:style-name="Source_20_Text"><text:span text:style-name="T638">06 | </text:span></text:span><text:span text:style-name="Source_20_Text">}<text:line-break/></text:span><text:span text:style-name="Source_20_Text"><text:span text:style-name="T638">07 | </text:span></text:span><text:span text:style-name="Source_20_Text"><text:line-break/></text:span><text:span text:style-name="Source_20_Text"><text:span text:style-name="T638">08 | </text:span></text:span><text:span text:style-name="Source_20_Text">float addf( float a, float b )<text:line-break/></text:span><text:span text:style-name="Source_20_Text"><text:span text:style-name="T638">09 | </text:span></text:span><text:span text:style-name="Source_20_Text">{<text:line-break/></text:span><text:span text:style-name="Source_20_Text"><text:span text:style-name="T638">10 | </text:span></text:span><text:span text:style-name="Source_20_Text"><text:tab/>return a + b;<text:line-break/></text:span><text:span text:style-name="Source_20_Text"><text:span text:style-name="T638">11 | </text:span></text:span><text:span text:style-name="Source_20_Text">}<text:line-break/></text:span><text:span text:style-name="Source_20_Text"><text:span text:style-name="T638">12 | </text:span></text:span><text:span text:style-name="Source_20_Text"><text:line-break/></text:span><text:span text:style-name="Source_20_Text"><text:span text:style-name="T638">13 | </text:span></text:span><text:span text:style-name="Source_20_Text">#define add(A, B) _Generic((A), \<text:line-break/></text:span><text:span text:style-name="Source_20_Text"><text:span text:style-name="T638">14 | </text:span></text:span><text:span text:style-name="Source_20_Text"><text:tab/>int: addi, \<text:line-break/></text:span><text:span text:style-name="Source_20_Text"><text:span text:style-name="T638">15 | </text:span></text:span><text:span text:style-name="Source_20_Text"><text:tab/>float: addf)(A, B)<text:line-break/></text:span><text:span text:style-name="Source_20_Text"><text:span text:style-name="T638">16 | </text:span></text:span><text:span text:style-name="Source_20_Text"><text:line-break/></text:span><text:span text:style-name="Source_20_Text"><text:span text:style-name="T638">17 | </text:span></text:span><text:span text:style-name="Source_20_Text">int main( void )<text:line-break/></text:span><text:span text:style-name="Source_20_Text"><text:span text:style-name="T638">18 | </text:span></text:span><text:span text:style-name="Source_20_Text">{<text:line-break/></text:span><text:span text:style-name="Source_20_Text"><text:span text:style-name="T638">19 | </text:span></text:span><text:span text:style-name="Source_20_Text"><text:tab/>int a1 = 1, b1 = 2, c1;<text:line-break/></text:span><text:span text:style-name="Source_20_Text"><text:span text:style-name="T638">20 | </text:span></text:span><text:span text:style-name="Source_20_Text"><text:tab/>float a2 = 1.1, b2 = 1.5, c2;<text:line-break/></text:span><text:span text:style-name="Source_20_Text"><text:span text:style-name="T638">21 | </text:span></text:span><text:span text:style-name="Source_20_Text"><text:line-break/></text:span><text:span text:style-name="Source_20_Text"><text:span text:style-name="T638">22 | </text:span></text:span><text:span text:style-name="Source_20_Text"><text:tab/>c1 = add(a1, b1);<text:line-break/></text:span><text:span text:style-name="Source_20_Text"><text:span text:style-name="T638">23 | </text:span></text:span><text:span text:style-name="Source_20_Text"><text:tab/>c2 = add(a2, b2);<text:line-break/></text:span><text:span text:style-name="Source_20_Text"><text:span text:style-name="T638">24 | </text:span></text:span><text:span text:style-name="Source_20_Text"><text:line-break/></text:span><text:span text:style-name="Source_20_Text"><text:span text:style-name="T638">25 | </text:span></text:span><text:span text:style-name="Source_20_Text"><text:tab/>printf("%i %f\n", c1, c2);<text:line-break/></text:span><text:span text:style-name="Source_20_Text"><text:span text:style-name="T638">26 | </text:span></text:span><text:span text:style-name="Source_20_Text">}</text:span></text:p>
      <text:p text:style-name="P130"><text:soft-page-break/>This macro basically reroutes your "add" call to the according "addi" and "addf" functions based on the type of your first param<text:span text:style-name="T646">e</text:span>ter.</text:p>
      <text:p text:style-name="P127"><text:span text:style-name="T808">When compiling with gcc </text:span><text:span text:style-name="T639">you pick a standard</text:span><text:span text:style-name="T640"> with the "-std=c</text:span><text:span text:style-name="T641">XX</text:span><text:span text:style-name="T640">" compiler option.</text:span><text:span text:style-name="T642"> XX being the standard</text:span><text:span text:style-name="T645">'</text:span><text:span text:style-name="T642">s version.</text:span><text:span text:style-name="T640"><text:line-break/></text:span><text:span text:style-name="T643">U</text:span>se the "-pedantic"<text:span text:style-name="T637"> compiler</text:span> option<text:span text:style-name="T644"> too</text:span><text:span text:style-name="T639">, t</text:span>o be notified by the compiler when you don't conform the standard<text:span text:style-name="T636">.</text:span><text:span text:style-name="T763"> Why this needs to explicitly added</text:span><text:span text:style-name="T764"> for gcc to actually take action</text:span><text:span text:style-name="T763">, i don't know.</text:span></text:p>
      <text:h text:style-name="P220" text:outline-level="1"><text:bookmark-start text:name="__RefHeading___Toc1533_630985852"/>Roads to Rome<text:bookmark-end text:name="__RefHeading___Toc1533_630985852"/></text:h>
      <text:p text:style-name="P132"><text:span text:style-name="T649">In programming there is rarely one correct way to do it. </text:span><text:span text:style-name="T650">Different people think d</text:span>ivergent <text:span text:style-name="T650">and can come up with different and valid solutions.</text:span><text:span text:style-name="T651"> In the following snippet are two functions that reverse a string. The interface and implementation of those functions differs.</text:span></text:p>
      <text:p text:style-name="P132"><draw:frame draw:style-name="fr1" draw:name="Frame45" text:anchor-type="as-char" svg:width="6.6598in" draw:z-index="42"><draw:text-box fo:min-height="0.4618in"><text:p text:style-name="P219"><text:span text:style-name="Source_20_Text"><text:span text:style-name="T883"/></text:span></text:p></draw:text-box></draw:frame></text:p>
      <text:p text:style-name="P132"><text:span text:style-name="Source_20_Text"><text:span text:style-name="T647">0</text:span></text:span><text:span text:style-name="Source_20_Text"><text:span text:style-name="T648">1</text:span></text:span><text:span text:style-name="Source_20_Text"><text:span text:style-name="T647"> | </text:span></text:span><text:span text:style-name="Source_20_Text">#include &lt;stdio.h&gt;<text:line-break/></text:span><text:span text:style-name="Source_20_Text"><text:span text:style-name="T647">0</text:span></text:span><text:span text:style-name="Source_20_Text"><text:span text:style-name="T648">2</text:span></text:span><text:span text:style-name="Source_20_Text"><text:span text:style-name="T647"> | </text:span></text:span><text:span text:style-name="Source_20_Text">#include &lt;string.h&gt;<text:line-break/></text:span><text:span text:style-name="Source_20_Text"><text:span text:style-name="T647">0</text:span></text:span><text:span text:style-name="Source_20_Text"><text:span text:style-name="T648">3</text:span></text:span><text:span text:style-name="Source_20_Text"><text:span text:style-name="T647"> | </text:span></text:span><text:span text:style-name="Source_20_Text"><text:line-break/></text:span><text:span text:style-name="Source_20_Text"><text:span text:style-name="T647">0</text:span></text:span><text:span text:style-name="Source_20_Text"><text:span text:style-name="T648">4</text:span></text:span><text:span text:style-name="Source_20_Text"><text:span text:style-name="T647"> | </text:span></text:span><text:span text:style-name="Source_20_Text">void reverse1(const char *src, char* dest, unsigned int len)<text:line-break/></text:span><text:span text:style-name="Source_20_Text"><text:span text:style-name="T647">0</text:span></text:span><text:span text:style-name="Source_20_Text"><text:span text:style-name="T648">5</text:span></text:span><text:span text:style-name="Source_20_Text"><text:span text:style-name="T647"> | </text:span></text:span><text:span text:style-name="Source_20_Text">{<text:line-break/></text:span><text:span text:style-name="Source_20_Text"><text:span text:style-name="T647">0</text:span></text:span><text:span text:style-name="Source_20_Text"><text:span text:style-name="T648">6</text:span></text:span><text:span text:style-name="Source_20_Text"><text:span text:style-name="T647"> | </text:span></text:span><text:span text:style-name="Source_20_Text"><text:tab/>for (unsigned int i = 0; i &lt; len; i++)<text:line-break/></text:span><text:span text:style-name="Source_20_Text"><text:span text:style-name="T647">0</text:span></text:span><text:span text:style-name="Source_20_Text"><text:span text:style-name="T648">7</text:span></text:span><text:span text:style-name="Source_20_Text"><text:span text:style-name="T647"> | </text:span></text:span><text:span text:style-name="Source_20_Text"><text:tab/>{<text:line-break/></text:span><text:span text:style-name="Source_20_Text"><text:span text:style-name="T647">0</text:span></text:span><text:span text:style-name="Source_20_Text"><text:span text:style-name="T648">8</text:span></text:span><text:span text:style-name="Source_20_Text"><text:span text:style-name="T647"> | </text:span></text:span><text:span text:style-name="Source_20_Text"><text:tab/><text:tab/>dest[i] = src[len - i – 1];<text:line-break/></text:span><text:span text:style-name="Source_20_Text"><text:span text:style-name="T647">0</text:span></text:span><text:span text:style-name="Source_20_Text"><text:span text:style-name="T648">9</text:span></text:span><text:span text:style-name="Source_20_Text"><text:span text:style-name="T647"> | </text:span></text:span><text:span text:style-name="Source_20_Text"><text:tab/>}<text:line-break/></text:span><text:span text:style-name="Source_20_Text"><text:span text:style-name="T648">1</text:span></text:span><text:span text:style-name="Source_20_Text"><text:span text:style-name="T647">0 | </text:span></text:span><text:span text:style-name="Source_20_Text"><text:line-break/></text:span><text:span text:style-name="Source_20_Text"><text:span text:style-name="T648">11</text:span></text:span><text:span text:style-name="Source_20_Text"><text:span text:style-name="T647"> | </text:span></text:span><text:span text:style-name="Source_20_Text"><text:tab/>dest[len] = '\0';<text:line-break/></text:span><text:span text:style-name="Source_20_Text"><text:span text:style-name="T648">12</text:span></text:span><text:span text:style-name="Source_20_Text"><text:span text:style-name="T647"> | </text:span></text:span><text:span text:style-name="Source_20_Text">}<text:line-break/></text:span><text:span text:style-name="Source_20_Text"><text:span text:style-name="T648">13</text:span></text:span><text:span text:style-name="Source_20_Text"><text:span text:style-name="T647"> | </text:span></text:span><text:span text:style-name="Source_20_Text"><text:line-break/></text:span><text:span text:style-name="Source_20_Text"><text:span text:style-name="T648">14</text:span></text:span><text:span text:style-name="Source_20_Text"><text:span text:style-name="T647"> | </text:span></text:span><text:span text:style-name="Source_20_Text">void reverse2(char *str)<text:line-break/></text:span><text:span text:style-name="Source_20_Text"><text:span text:style-name="T648">15</text:span></text:span><text:span text:style-name="Source_20_Text"><text:span text:style-name="T647"> | </text:span></text:span><text:span text:style-name="Source_20_Text">{<text:line-break/></text:span><text:span text:style-name="Source_20_Text"><text:span text:style-name="T648">16</text:span></text:span><text:span text:style-name="Source_20_Text"><text:span text:style-name="T647"> | </text:span></text:span><text:span text:style-name="Source_20_Text"><text:tab/>unsigned int len = strlen(str);<text:line-break/></text:span><text:span text:style-name="Source_20_Text"><text:span text:style-name="T648">17</text:span></text:span><text:span text:style-name="Source_20_Text"><text:span text:style-name="T647"> | </text:span></text:span><text:span text:style-name="Source_20_Text"><text:tab/><text:line-break/></text:span><text:span text:style-name="Source_20_Text"><text:span text:style-name="T648">18</text:span></text:span><text:span text:style-name="Source_20_Text"><text:span text:style-name="T647"> | </text:span></text:span><text:span text:style-name="Source_20_Text"><text:tab/>for (unsigned int i = 0; i &lt; len / 2; i++)<text:line-break/></text:span><text:span text:style-name="Source_20_Text"><text:span text:style-name="T648">19</text:span></text:span><text:span text:style-name="Source_20_Text"><text:span text:style-name="T647"> | </text:span></text:span><text:span text:style-name="Source_20_Text"><text:tab/>{<text:line-break/></text:span><text:span text:style-name="Source_20_Text"><text:span text:style-name="T648">20</text:span></text:span><text:span text:style-name="Source_20_Text"><text:span text:style-name="T647"> | </text:span></text:span><text:span text:style-name="Source_20_Text"><text:tab/><text:tab/>char temp = str[i];<text:line-break/></text:span><text:span text:style-name="Source_20_Text"><text:span text:style-name="T648">21</text:span></text:span><text:span text:style-name="Source_20_Text"><text:span text:style-name="T647"> | </text:span></text:span><text:span text:style-name="Source_20_Text"><text:tab/><text:tab/>str[i] = str[len - i – 1];<text:line-break/></text:span><text:span text:style-name="Source_20_Text"><text:span text:style-name="T648">22</text:span></text:span><text:span text:style-name="Source_20_Text"><text:span text:style-name="T647"> | </text:span></text:span><text:span text:style-name="Source_20_Text"><text:tab/><text:tab/>str[len - i - 1] = temp;<text:line-break/></text:span><text:span text:style-name="Source_20_Text"><text:span text:style-name="T648">23</text:span></text:span><text:span text:style-name="Source_20_Text"><text:span text:style-name="T647"> | </text:span></text:span><text:span text:style-name="Source_20_Text"><text:tab/>}<text:line-break/></text:span><text:span text:style-name="Source_20_Text"><text:span text:style-name="T648">24</text:span></text:span><text:span text:style-name="Source_20_Text"><text:span text:style-name="T647"> | </text:span></text:span><text:span text:style-name="Source_20_Text">}<text:line-break/></text:span><text:span text:style-name="Source_20_Text"><text:span text:style-name="T648">25</text:span></text:span><text:span text:style-name="Source_20_Text"><text:span text:style-name="T647"> | </text:span></text:span><text:span text:style-name="Source_20_Text"><text:line-break/></text:span><text:span text:style-name="Source_20_Text"><text:span text:style-name="T648">26</text:span></text:span><text:span text:style-name="Source_20_Text"><text:span text:style-name="T647"> | </text:span></text:span><text:span text:style-name="Source_20_Text">int main( void )<text:line-break/></text:span><text:span text:style-name="Source_20_Text"><text:span text:style-name="T648">27</text:span></text:span><text:span text:style-name="Source_20_Text"><text:span text:style-name="T647"> | </text:span></text:span><text:span text:style-name="Source_20_Text">{<text:line-break/></text:span><text:span text:style-name="Source_20_Text"><text:span text:style-name="T648">28</text:span></text:span><text:span text:style-name="Source_20_Text"><text:span text:style-name="T647"> | </text:span></text:span><text:span text:style-name="Source_20_Text"><text:tab/>char str1[16] = "Hello World";<text:line-break/></text:span><text:span text:style-name="Source_20_Text"><text:span text:style-name="T648">29</text:span></text:span><text:span text:style-name="Source_20_Text"><text:span text:style-name="T647"> | </text:span></text:span><text:span text:style-name="Source_20_Text"><text:tab/>char str2[16];<text:line-break/></text:span><text:span text:style-name="Source_20_Text"><text:span text:style-name="T648">30</text:span></text:span><text:span text:style-name="Source_20_Text"><text:span text:style-name="T647"> | </text:span></text:span><text:span text:style-name="Source_20_Text"><text:line-break/></text:span><text:span text:style-name="Source_20_Text"><text:span text:style-name="T648">31</text:span></text:span><text:span text:style-name="Source_20_Text"><text:span text:style-name="T647"> | </text:span></text:span><text:span text:style-name="Source_20_Text"><text:tab/>reverse1(str1, str2, strlen(str1));<text:line-break/></text:span><text:span text:style-name="Source_20_Text"><text:span text:style-name="T648">32</text:span></text:span><text:span text:style-name="Source_20_Text"><text:span text:style-name="T647"> | </text:span></text:span><text:span text:style-name="Source_20_Text"><text:line-break/></text:span><text:span text:style-name="Source_20_Text"><text:span text:style-name="T648">33</text:span></text:span><text:span text:style-name="Source_20_Text"><text:span text:style-name="T647"> | </text:span></text:span><text:span text:style-name="Source_20_Text"><text:tab/>printf("method 1: \"%s\" copy to \"%s\"\n", str1, str2);<text:line-break/></text:span><text:span text:style-name="Source_20_Text"><text:span text:style-name="T648">34</text:span></text:span><text:span text:style-name="Source_20_Text"><text:span text:style-name="T647"> | </text:span></text:span><text:span text:style-name="Source_20_Text"><text:line-break/></text:span><text:soft-page-break/><text:span text:style-name="Source_20_Text"><text:span text:style-name="T648">35</text:span></text:span><text:span text:style-name="Source_20_Text"><text:span text:style-name="T647"> | </text:span></text:span><text:span text:style-name="Source_20_Text"><text:tab/>reverse2(str1);<text:line-break/></text:span><text:span text:style-name="Source_20_Text"><text:span text:style-name="T648">36</text:span></text:span><text:span text:style-name="Source_20_Text"><text:span text:style-name="T647"> | </text:span></text:span><text:span text:style-name="Source_20_Text"><text:line-break/></text:span><text:span text:style-name="Source_20_Text"><text:span text:style-name="T648">37</text:span></text:span><text:span text:style-name="Source_20_Text"><text:span text:style-name="T647"> | </text:span></text:span><text:span text:style-name="Source_20_Text"><text:tab/>printf("method 2: \"%s\"\n", str1);<text:line-break/></text:span><text:span text:style-name="Source_20_Text"><text:span text:style-name="T648">38</text:span></text:span><text:span text:style-name="Source_20_Text"><text:span text:style-name="T647"> | </text:span></text:span><text:span text:style-name="Source_20_Text">}</text:span></text:p>
      <text:p text:style-name="P145">Both are valid solutions to the problem.</text:p>
      <text:p text:style-name="P146">Though you should make sure to use the most simplistic solution whenever possible. Sure comments help with complex situations but maintaining a simple function is easier to do than with the complex function.</text:p>
      <text:p text:style-name="P147"><text:span text:style-name="T765">Never </text:span><text:span text:style-name="T202">feel smug because </text:span><text:span text:style-name="T765">you got a </text:span><text:span text:style-name="T202">flashy solution</text:span><text:span text:style-name="T765">.<text:line-break/>As a wise man once said</text:span><text:span text:style-name="T203">: "An idiot admires complexity, a genius admires simplicity."</text:span><text:span text:style-name="T765"> -</text:span><text:span text:style-name="T203">Terry Davis</text:span></text:p>
      <text:h text:style-name="P228" text:outline-level="1"><text:bookmark-start text:name="__RefHeading___Toc1531_630985852"/>Optional end t<text:span text:style-name="T201">opics</text:span><text:bookmark-end text:name="__RefHeading___Toc1531_630985852"/></text:h>
      <text:h text:style-name="Heading_20_2" text:outline-level="2"><text:bookmark-start text:name="__RefHeading___Toc1548_630985852"/>Undefined behavior<text:span text:style-name="T234"> and co</text:span><text:bookmark-end text:name="__RefHeading___Toc1548_630985852"/></text:h>
      <text:p text:style-name="P20">Can you remember the part in the chapter about types<text:span text:style-name="T205">, in which </text:span><text:span text:style-name="T766">i was talking about a "SpecialMachine"</text:span><text:span text:style-name="T206">?<text:line-break/></text:span><text:span text:style-name="T207">This </text:span><text:span text:style-name="T767">part</text:span><text:span text:style-name="T207"> exists because of undefined behavior within the C language.<text:line-break/></text:span><text:span text:style-name="T208">Undefined behavior means that the C standard itself does not define what happens in every case.</text:span><text:span text:style-name="T209"> One such case is the exact size of an "int".<text:line-break/></text:span><text:span text:style-name="T210">The C standard defines an "int" being at least 16 bits long and at maximum 32 bits.<text:line-break/></text:span><text:span text:style-name="T211">"Then who is defining the exact size at the end</text:span><text:span text:style-name="T230"> of the day</text:span><text:span text:style-name="T211">?"</text:span></text:p>
      <text:p text:style-name="P25">The compiler<text:span text:style-name="T231">,</text:span> even if it results in demons flying out of your nose.<text:span text:style-name="T768">.. don't ask.<text:line-break/></text:span><text:span text:style-name="T232">Now before you ask why the C standard allows such horrific images to be rendered in your head, </text:span><text:span text:style-name="T233">remember that C is old. In it's early versions the primary advantage of this was to allow the creation of performant compilers</text:span><text:span text:style-name="T235"> for all kinds of machines</text:span><text:span text:style-name="T233">.</text:span><text:span text:style-name="T236"> This way code can be compiled differently to be much more fitting for a specific machine, without a heavy workaround.</text:span><text:span text:style-name="T237"> So knowing the compiler and the targeted machine was a lot more important back then.</text:span></text:p>
      <text:p text:style-name="P26">In current year however<text:span text:style-name="T238"> standardization of the platforms turned this into less of an advantage</text:span><text:span text:style-name="T239"> and more of a... nasal demon</text:span><text:span text:style-name="T240"> spawn-hole.</text:span></text:p>
      <text:h text:style-name="P232" text:outline-level="2"><text:bookmark-start text:name="__RefHeading___Toc9106_399436805"/>goto<text:span text:style-name="T517">:</text:span><text:span text:style-name="T516"> chaos</text:span> <text:span text:style-name="T518">&gt;</text:span>:D<text:bookmark-end text:name="__RefHeading___Toc9106_399436805"/></text:h>
      <text:p text:style-name="P148">One technique to control the flow i haven't mentioned yet is <text:span text:style-name="Source_20_Text">goto</text:span>. This is because<text:span text:style-name="T769"> it's usage is very discouraged by most developers. The ones that do use it will recommend you to tread lightly.</text:span></text:p>
      <text:p text:style-name="P148"><text:span text:style-name="T770">It allows you to directly jump to certain line in you program</text:span><text:span text:style-name="T772">, like so:</text:span></text:p>
      <text:p text:style-name="P148"><draw:frame draw:style-name="fr1" draw:name="Frame46" text:anchor-type="as-char" svg:width="6.6598in" draw:z-index="43"><draw:text-box fo:min-height="0.4618in"><text:p text:style-name="P219"><text:span text:style-name="Source_20_Text"><text:span text:style-name="T883"/></text:span></text:p></draw:text-box></draw:frame></text:p>
      <text:p text:style-name="P149"><text:span text:style-name="Source_20_Text"><text:span text:style-name="T771">01 | </text:span></text:span><text:span text:style-name="Source_20_Text">int main()<text:line-break/></text:span><text:span text:style-name="Source_20_Text"><text:span text:style-name="T771">02 | </text:span></text:span><text:span text:style-name="Source_20_Text">{<text:line-break/></text:span><text:span text:style-name="Source_20_Text"><text:span text:style-name="T771">03 | </text:span></text:span><text:span text:style-name="Source_20_Text"><text:tab/>int a = 10, b = 2;<text:line-break/></text:span><text:span text:style-name="Source_20_Text"><text:span text:style-name="T771">04 | </text:span></text:span><text:span text:style-name="Source_20_Text"><text:tab/><text:line-break/></text:span><text:span text:style-name="Source_20_Text"><text:span text:style-name="T771">05 | </text:span></text:span><text:span text:style-name="Source_20_Text"><text:tab/>start:<text:line-break/></text:span><text:span text:style-name="Source_20_Text"><text:span text:style-name="T771">06 | </text:span></text:span><text:span text:style-name="Source_20_Text"><text:tab/><text:line-break/></text:span><text:span text:style-name="Source_20_Text"><text:span text:style-name="T771">07 | </text:span></text:span><text:span text:style-name="Source_20_Text"><text:tab/>if (a == 10)<text:line-break/></text:span><text:span text:style-name="Source_20_Text"><text:span text:style-name="T771">08 | </text:span></text:span><text:span text:style-name="Source_20_Text"><text:tab/><text:tab/>a = 0;<text:line-break/></text:span><text:span text:style-name="Source_20_Text"><text:span text:style-name="T771">09 | </text:span></text:span><text:span text:style-name="Source_20_Text"><text:tab/><text:line-break/></text:span><text:span text:style-name="Source_20_Text"><text:span text:style-name="T771">10 | </text:span></text:span><text:span text:style-name="Source_20_Text"><text:tab/>if (b == 2)<text:line-break/></text:span><text:span text:style-name="Source_20_Text"><text:span text:style-name="T771">11 | </text:span></text:span><text:span text:style-name="Source_20_Text"><text:tab/>{<text:line-break/></text:span><text:span text:style-name="Source_20_Text"><text:span text:style-name="T771">12 | </text:span></text:span><text:span text:style-name="Source_20_Text"><text:tab/><text:tab/>b++;<text:line-break/></text:span><text:soft-page-break/><text:span text:style-name="Source_20_Text"><text:span text:style-name="T771">13 | </text:span></text:span><text:span text:style-name="Source_20_Text"><text:tab/><text:tab/>goto start;<text:line-break/></text:span><text:span text:style-name="Source_20_Text"><text:span text:style-name="T771">14 | </text:span></text:span><text:span text:style-name="Source_20_Text"><text:tab/>}<text:line-break/></text:span><text:span text:style-name="Source_20_Text"><text:span text:style-name="T771">15 | </text:span></text:span><text:span text:style-name="Source_20_Text"><text:tab/><text:line-break/></text:span><text:span text:style-name="Source_20_Text"><text:span text:style-name="T771">16 | </text:span></text:span><text:span text:style-name="Source_20_Text"><text:tab/>return 0;<text:line-break/></text:span><text:span text:style-name="Source_20_Text"><text:span text:style-name="T771">17 | </text:span></text:span><text:span text:style-name="Source_20_Text">}</text:span></text:p>
      <text:p text:style-name="P150"><text:span text:style-name="T773">With larger projects </text:span><text:span text:style-name="T774">and extensive usage, </text:span><text:span text:style-name="T773">this will become very hard to read very quickly.<text:line-break/></text:span><text:span text:style-name="T775">General rule is: never use this if it is avoidable somehow.</text:span></text:p>
      <text:h text:style-name="P233" text:outline-level="2"><text:bookmark-start text:name="__RefHeading___Toc9361_1622695651"/><text:span text:style-name="T652">C and s</text:span><text:span text:style-name="T35">trings</text:span><text:bookmark-end text:name="__RefHeading___Toc9361_1622695651"/></text:h>
      <text:p text:style-name="P151"><text:span text:style-name="T605">Originally </text:span><text:span text:style-name="T606">text output as a topic was supposed to be at the end of this book.</text:span><text:span text:style-name="T607"> As the book grew i noticed that it becomes very hard to demonstrate things without it</text:span><text:span text:style-name="T608">, so i decided against it.<text:line-break/>"Now </text:span><text:span text:style-name="T653">why </text:span><text:span text:style-name="T608">were you so afraid of this</text:span><text:span text:style-name="T609">, it's not like...</text:span><text:span text:style-name="T608">"</text:span><text:span text:style-name="T609"> it sucks, that</text:span><text:span text:style-name="T776">'</text:span><text:span text:style-name="T609">s why.<text:line-break/></text:span><text:span text:style-name="T610">Not text output by itself but the way it worked all the way back then when C was made.</text:span></text:p>
      <text:p text:style-name="P151"><text:span text:style-name="T611">"</text:span>I am quite anxious about strings in C<text:span text:style-name="T612">.</text:span><text:span text:style-name="T611">" -</text:span><text:span text:style-name="T778">some</text:span><text:span text:style-name="T777"> user</text:span><text:span text:style-name="T611"> on StackOverflow<text:line-break/></text:span><text:span text:style-name="T779">...</text:span><text:span text:style-name="T655">rightfully so, i think.</text:span></text:p>
      <text:p text:style-name="P117"><text:span text:style-name="T654">S</text:span>trings are not exactly as straight forward as you might<text:span text:style-name="T662"> have</text:span> <text:span text:style-name="T658">assume</text:span><text:span text:style-name="T659">d</text:span>.<text:line-break/><text:span text:style-name="T36">How</text:span><text:span text:style-name="T660"> does</text:span><text:span text:style-name="T36"> </text:span><text:span text:style-name="T42">C </text:span><text:span text:style-name="T36">store some text like “Hello World”?<text:line-break/></text:span><text:span text:style-name="T43">There is no built-in string type in C, so how?</text:span></text:p>
      <text:p text:style-name="P117"><text:span text:style-name="T656">It depends on how it got declared / defined.</text:span><text:span text:style-name="T664"> In the following code we print out a table with 4 columns. In the first</text:span><text:span text:style-name="T780"> column</text:span><text:span text:style-name="T664"> we see characters that are the same for each string. Those are also the characters that we would see from a normal printf call with these strings.</text:span><text:span text:style-name="T665"> Every column after that </text:span><text:span text:style-name="T781">is</text:span><text:span text:style-name="T665"> dedicated to one string. For every character we print the actual value in memory.</text:span><text:span text:style-name="T666"> You don't need to run this, because i have included the results below.</text:span></text:p>
      <text:p text:style-name="P117"><draw:frame draw:style-name="fr1" draw:name="Frame47" text:anchor-type="as-char" svg:width="6.6598in" draw:z-index="44"><draw:text-box fo:min-height="0.4618in"><text:p text:style-name="P219"><text:span text:style-name="Source_20_Text"><text:span text:style-name="T883"/></text:span></text:p></draw:text-box></draw:frame></text:p>
      <text:p text:style-name="P118"><text:span text:style-name="Source_20_Text"><text:span text:style-name="T661">01 | </text:span></text:span><text:span text:style-name="Source_20_Text">#include &lt;stdio.h&gt;<text:line-break/></text:span><text:span text:style-name="Source_20_Text"><text:span text:style-name="T661">02 | </text:span></text:span><text:span text:style-name="Source_20_Text"><text:line-break/></text:span><text:span text:style-name="Source_20_Text"><text:span text:style-name="T661">03 | </text:span></text:span><text:span text:style-name="Source_20_Text">#define HELLOWORLD_LEN 11<text:line-break/></text:span><text:span text:style-name="Source_20_Text"><text:span text:style-name="T661">04 | </text:span></text:span><text:span text:style-name="Source_20_Text">#define PRINT_LEN (HELLOWORLD_LEN + 4)<text:line-break/></text:span><text:span text:style-name="Source_20_Text"><text:span text:style-name="T661">05 | </text:span></text:span><text:span text:style-name="Source_20_Text"><text:line-break/></text:span><text:span text:style-name="Source_20_Text"><text:span text:style-name="T661">06 | </text:span></text:span><text:span text:style-name="Source_20_Text">int main( void )<text:line-break/></text:span><text:span text:style-name="Source_20_Text"><text:span text:style-name="T661">07 | </text:span></text:span><text:span text:style-name="Source_20_Text">{<text:line-break/></text:span><text:span text:style-name="Source_20_Text"><text:span text:style-name="T661">08 | </text:span></text:span><text:span text:style-name="Source_20_Text"><text:tab/>char temp[4] = {'\0'};<text:line-break/></text:span><text:span text:style-name="Source_20_Text"><text:span text:style-name="T661">09 | </text:span></text:span><text:span text:style-name="Source_20_Text"><text:line-break/></text:span><text:span text:style-name="Source_20_Text"><text:span text:style-name="T661">10 | </text:span></text:span><text:span text:style-name="Source_20_Text"><text:tab/>char arrfit[HELLOWORLD_LEN] = "Hello World";<text:line-break/></text:span><text:span text:style-name="Source_20_Text"><text:span text:style-name="T661">11 | </text:span></text:span><text:span text:style-name="Source_20_Text"><text:tab/>char arrmore[HELLOWORLD_LEN + 2] = "Hello World";<text:line-break/></text:span><text:span text:style-name="Source_20_Text"><text:span text:style-name="T661">12 | </text:span></text:span><text:span text:style-name="Source_20_Text"><text:tab/>const char *ptr = "Hello World";<text:line-break/></text:span><text:span text:style-name="Source_20_Text"><text:span text:style-name="T661">13 | </text:span></text:span><text:span text:style-name="Source_20_Text"><text:line-break/></text:span><text:span text:style-name="Source_20_Text"><text:span text:style-name="T661">14 | </text:span></text:span><text:span text:style-name="Source_20_Text"><text:tab/>//print all string values<text:line-break/></text:span><text:span text:style-name="Source_20_Text"><text:span text:style-name="T661">15 | </text:span></text:span><text:span text:style-name="Source_20_Text"><text:tab/>printf("char | arrfit | arrmore | ptr\n");<text:line-break/></text:span><text:span text:style-name="Source_20_Text"><text:span text:style-name="T661">16 | </text:span></text:span><text:span text:style-name="Source_20_Text"><text:tab/><text:line-break/></text:span><text:span text:style-name="Source_20_Text"><text:span text:style-name="T661">17 | </text:span></text:span><text:span text:style-name="Source_20_Text"><text:tab/>for (unsigned int i = 0; i &lt; PRINT_LEN; i++)<text:line-break/></text:span><text:span text:style-name="Source_20_Text"><text:span text:style-name="T661">18 | </text:span></text:span><text:span text:style-name="Source_20_Text"><text:tab/>{<text:line-break/></text:span><text:span text:style-name="Source_20_Text"><text:span text:style-name="T661">19 | </text:span></text:span><text:span text:style-name="Source_20_Text"><text:tab/><text:tab/>if (arrfit[i] == arrmore[i] &amp;&amp;<text:line-break/></text:span><text:span text:style-name="Source_20_Text"><text:span text:style-name="T661">20 |</text:span></text:span><text:span text:style-name="Source_20_Text"><text:span text:style-name="T663"> </text:span></text:span><text:span text:style-name="Source_20_Text"><text:tab/><text:tab/><text:tab/>arrmore[i] == ptr[i])<text:line-break/></text:span><text:span text:style-name="Source_20_Text"><text:span text:style-name="T661">21 | </text:span></text:span><text:span text:style-name="Source_20_Text"><text:tab/><text:tab/>{<text:line-break/></text:span><text:soft-page-break/><text:span text:style-name="Source_20_Text"><text:span text:style-name="T661">22 | </text:span></text:span><text:span text:style-name="Source_20_Text"><text:tab/><text:tab/><text:tab/>temp[0] = '\'';<text:line-break/></text:span><text:span text:style-name="Source_20_Text"><text:span text:style-name="T661">23 | </text:span></text:span><text:span text:style-name="Source_20_Text"><text:tab/><text:tab/><text:tab/>temp[1] = arrfit[i];<text:line-break/></text:span><text:span text:style-name="Source_20_Text"><text:span text:style-name="T661">24 | </text:span></text:span><text:span text:style-name="Source_20_Text"><text:tab/><text:tab/><text:tab/>temp[2] = '\'';<text:line-break/></text:span><text:span text:style-name="Source_20_Text"><text:span text:style-name="T661">25 | </text:span></text:span><text:span text:style-name="Source_20_Text"><text:tab/><text:tab/><text:tab/>temp[3] = '\0';<text:line-break/></text:span><text:span text:style-name="Source_20_Text"><text:span text:style-name="T661">26 | </text:span></text:span><text:span text:style-name="Source_20_Text"><text:tab/><text:tab/>}<text:line-break/></text:span><text:span text:style-name="Source_20_Text"><text:span text:style-name="T661">27 | </text:span></text:span><text:span text:style-name="Source_20_Text"><text:tab/><text:tab/>else<text:line-break/></text:span><text:span text:style-name="Source_20_Text"><text:span text:style-name="T661">28 | </text:span></text:span><text:span text:style-name="Source_20_Text"><text:tab/><text:tab/>{<text:line-break/></text:span><text:span text:style-name="Source_20_Text"><text:span text:style-name="T661">29 | </text:span></text:span><text:span text:style-name="Source_20_Text"><text:tab/><text:tab/><text:tab/>temp[0] = 'N';<text:line-break/></text:span><text:span text:style-name="Source_20_Text"><text:span text:style-name="T661">30 | </text:span></text:span><text:span text:style-name="Source_20_Text"><text:tab/><text:tab/><text:tab/>temp[1] = 'A';<text:line-break/></text:span><text:span text:style-name="Source_20_Text"><text:span text:style-name="T661">31 | </text:span></text:span><text:span text:style-name="Source_20_Text"><text:tab/><text:tab/><text:tab/>temp[2] = '\0';<text:line-break/></text:span><text:span text:style-name="Source_20_Text"><text:span text:style-name="T661">32 | </text:span></text:span><text:span text:style-name="Source_20_Text"><text:tab/><text:tab/>}<text:line-break/></text:span><text:span text:style-name="Source_20_Text"><text:span text:style-name="T661">33 | </text:span></text:span><text:span text:style-name="Source_20_Text"><text:line-break/></text:span><text:span text:style-name="Source_20_Text"><text:span text:style-name="T661">34 | </text:span></text:span><text:span text:style-name="Source_20_Text"><text:tab/><text:tab/>printf("%4s | %6i | %7i | %4i\n",<text:line-break/></text:span><text:span text:style-name="Source_20_Text"><text:span text:style-name="T661">35 | </text:span></text:span><text:span text:style-name="Source_20_Text"><text:tab/><text:tab/><text:tab/>temp, arrfit[i], arrmore[i], ptr[i]);<text:line-break/></text:span><text:span text:style-name="Source_20_Text"><text:span text:style-name="T661">36 | </text:span></text:span><text:span text:style-name="Source_20_Text"><text:tab/>}<text:line-break/></text:span><text:span text:style-name="Source_20_Text"><text:span text:style-name="T661">37 | </text:span></text:span><text:span text:style-name="Source_20_Text">}</text:span></text:p>
      <text:p text:style-name="P137">Here are the results:</text:p>
      <text:p text:style-name="P118"><text:span text:style-name="Source_20_Text">char | arrfit | arrmore | ptr<text:line-break/> 'H' | <text:s text:c="4"/>72 | <text:s text:c="5"/>72 | <text:s text:c="2"/>72<text:line-break/> 'e' | <text:s text:c="3"/>101 | <text:s text:c="4"/>101 | <text:s/>101<text:line-break/>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33">See how in the first position in which there is no readable character anymore "arrmore" and "ptr" both have a zero while "arrfit" has a random number<text:span text:style-name="T667">?</text:span><text:span text:style-name="T668"> "arrmore" and "ptr" have null-bytes there signaling that the strings ends. "arrfit" doesn't have that because we could barely fit the string itself into the array.</text:span><text:span text:style-name="T669"> C sneakily just throws the responsibility onto you</text:span><text:span text:style-name="T670">. You now have to remember how long this string is</text:span><text:span text:style-name="T671">, for as long as it exists</text:span><text:span text:style-name="T670">.</text:span></text:p>
      <text:p text:style-name="P119"><text:span text:style-name="T672">Also there is a difference in where this data is saved.</text:span><text:span text:style-name="T673"> The actual string of "ptr" has been baked into the binary file.</text:span><text:span text:style-name="T674"> While the array-based strings are in the stack.</text:span><text:span text:style-name="T675"> This also comes with funny side-effect that </text:span><text:soft-page-break/><text:span text:style-name="T675">you cannot change anything within "ptr".</text:span><text:span text:style-name="T676"> If you try to change a character within you will be granted a segfault.</text:span></text:p>
      <text:p text:style-name="P152"><text:span text:style-name="T677">So r</text:span><text:span text:style-name="T38">emember C had it’s 50</text:span><text:span text:style-name="T39">th</text:span><text:span text:style-name="T38"> anniversary this year, </text:span><text:span text:style-name="T40">some </text:span><text:span text:style-name="T480">rust</text:span><text:span text:style-name="T40"> is gonna occur.<text:line-break/></text:span><text:span text:style-name="T657">N</text:span><text:span text:style-name="T41">ull-bytes </text:span><text:span text:style-name="T657">are</text:span><text:span text:style-name="T37"> horribly out of date </text:span><text:span text:style-name="T44">and no one should use th</text:span><text:span text:style-name="T678">em</text:span><text:span text:style-name="T44"> anymore.</text:span><text:span text:style-name="T45"><text:line-break/></text:span><text:span text:style-name="T46">The reason why you should </text:span><text:span text:style-name="T679">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20" text:outline-level="1"><text:bookmark-start text:name="__RefHeading___Toc17470_1215096393"/>What happens now?<text:bookmark-end text:name="__RefHeading___Toc17470_1215096393"/></text:h>
      <text:p text:style-name="P160">Now? Let's go practice development.<text:line-break/><text:span text:style-name="T782">I recommend you to just write a simple silly application in C and play around. Whatever you do wrong now, won't hurt anyone, so go nuts.<text:line-break/></text:span><text:span text:style-name="T783">A simple guessing game, a program to read a file and replace every '.' with an '!'</text:span><text:span text:style-name="T802">. </text:span><text:span text:style-name="T807">Write a library that provides support for string handling or p</text:span><text:span text:style-name="T783">erhaps </text:span><text:span text:style-name="T784">create something with a database using the sqlite3 library</text:span><text:span text:style-name="T785">,</text:span><text:span text:style-name="T784"> if you want a challenge.</text:span></text:p>
      <text:p text:style-name="P159"><text:span text:style-name="T786">Don't get discouraged by the compiler telling you what is wrong or by people, in case you ask</text:span><text:span text:style-name="T798"> for help</text:span><text:span text:style-name="T786"> via </text:span><text:span text:style-name="T787">the </text:span><text:span text:style-name="T786">internet.<text:line-break/></text:span><text:span text:style-name="T788">Stay humble and remember that you are</text:span><text:span text:style-name="T789"> probably</text:span><text:span text:style-name="T788"> not the best software-developer around but you can always improve</text:span><text:span text:style-name="T790"> and you can always enjoy your journey</text:span><text:span text:style-name="T788">.</text:span></text:p>
      <text:p text:style-name="P161">Also don't be afraid to ask people for help, it can save a lot of stress.<text:span text:style-name="T803"> </text:span><text:span text:style-name="T806">H</text:span><text:span text:style-name="T803">ow complicated a program can get once it uses heap-memory </text:span><text:span text:style-name="T804">or </text:span><text:span text:style-name="T803">threads</text:span><text:span text:style-name="T806"> is well known by a lot of people</text:span><text:span text:style-name="T803">.</text:span><text:span text:style-name="T805"> </text:span><text:span text:style-name="T803">Especially</text:span><text:span text:style-name="T805"> with the C programming language.</text:span></text:p>
      <text:p text:style-name="P153">Speaking of journey i want to remind that C was featured here only for the sake of teaching. In case you grew attached to this language remember that you can like flawed things such as this language<text:span text:style-name="T791"> but don't let your preference cloud your vision on reality.<text:line-break/>The C programming language is in most cases not a good choice for actual production.</text:span></text:p>
      <text:p text:style-name="P154">If you want a more stable low-level language consider using Rust.<text:line-break/><text:a xlink:type="simple" xlink:href="https://www.rust-lang.org/" text:style-name="Internet_20_link" text:visited-style-name="Visited_20_Internet_20_Link">https://www.rust-lang.org/</text:a></text:p>
      <text:p text:style-name="P155">If you want a more modern C like language check Zig out.<text:line-break/><text:span text:style-name="T792">At the time of writing this, it is not yet production ready but i am </text:span><text:span text:style-name="T799">pretty sure they will get there.</text:span><text:span text:style-name="T792"><text:line-break/></text:span><text:a xlink:type="simple" xlink:href="https://ziglang.org/" text:style-name="Internet_20_link" text:visited-style-name="Visited_20_Internet_20_Link"><text:span text:style-name="T793">https://ziglang.org/</text:span></text:a></text:p>
      <text:p text:style-name="P156">If the above didn't hook you, then maybe one of the many good languages out there will do<text:span text:style-name="T794">. Just try some out and do research for what your application needs before choosing a language.</text:span><text:span text:style-name="T795"> </text:span><text:span text:style-name="T801">Y</text:span><text:span text:style-name="T795">ou </text:span><text:span text:style-name="T482">could</text:span><text:span text:style-name="T795"> make a game in Python or a </text:span><text:span text:style-name="T800">w</text:span><text:span text:style-name="T795">ebsite in C++ but that doesn't mean it makes sense to do so.</text:span></text:p>
      <text:p text:style-name="P157">Programming languages are tools like a shovel or a pickax and<text:span text:style-name="T796"> you wouldn't try to dig into dirt with a pickax, right?</text:span><text:span text:style-name="T797"> Different languages can work together and compliment each other.</text:span></text:p>
      <text:h text:style-name="P229" text:outline-level="1"><text:bookmark-start text:name="__RefHeading___Toc9363_1622695651"/>GNU Free Documentation License<text:bookmark-end text:name="__RefHeading___Toc9363_1622695651"/></text:h>
      <text:p text:style-name="P19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96">to permit their use in free software.</text:p>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1T15:02:28.510235046</dc:date>
    <meta:editing-duration>P1DT9H13M52S</meta:editing-duration>
    <meta:editing-cycles>1960</meta:editing-cycles>
    <meta:generator>LibreOffice/7.0.4.2$Linux_X86_64 LibreOffice_project/00$Build-2</meta:generator>
    <meta:document-statistic meta:table-count="5" meta:image-count="0" meta:object-count="0" meta:page-count="60" meta:paragraph-count="1386" meta:word-count="13408" meta:character-count="74548" meta:non-whitespace-character-count="59428"/>
  </office:meta>
</office:document-meta>
</file>